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va2">
      <style:table-properties table:display="true" style:writing-mode="lr-tb"/>
    </style:style>
    <style:style style:name="ta2" style:family="table" style:master-page-name="PageStyle_5f_Copy_20_of_20_prova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13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va2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3" office:value-type="string" calcext:value-type="string">
            <text:p>Temperatura exterior (K)</text:p>
          </table:table-cell>
          <table:table-cell table:style-name="ce3"/>
          <table:table-cell table:style-name="ce3" office:value-type="string" calcext:value-type="string">
            <text:p>Temperatura interior (K)</text:p>
          </table:table-cell>
          <table:table-cell table:style-name="ce3"/>
          <table:table-cell table:style-name="ce3" office:value-type="string" calcext:value-type="string">
            <text:p>Voltatge (V)</text:p>
          </table:table-cell>
          <table:table-cell table:style-name="ce3"/>
          <table:table-cell table:style-name="ce3" office:value-type="string" calcext:value-type="string">
            <text:p>Quantitat de llum (lx)</text:p>
          </table:table-cell>
          <table:table-cell table:style-name="ce3"/>
          <table:table-cell table:style-name="ce3" office:value-type="string" calcext:value-type="string">
            <text:p>Intensitat (A)</text:p>
          </table:table-cell>
          <table:table-cell/>
          <table:table-cell table:style-name="ce3" office:value-type="string" calcext:value-type="string">
            <text:p>Potència (W)</text:p>
          </table:table-cell>
          <table:table-cell/>
          <table:table-cell>
            <draw:frame table:end-cell-address="prova2.T18" table:end-x="33.17pt" table:end-y="10.49pt" draw:z-index="3" draw:name="Chart 4" draw:style-name="gr1" draw:text-style-name="P1" svg:width="449.97pt" svg:height="278.22pt" svg:x="4.08pt" svg:y="0pt">
              <draw:object draw:notify-on-update-of-ranges="prova2.A2:prova2.A94 prova2.B1:prova2.B1 prova2.B2:prova2.B94 prova2.D1:prova2.D1 prova2.D2:prova2.D9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>
            <draw:frame table:end-cell-address="prova2.Z18" table:end-x="28.69pt" table:end-y="10.49pt" draw:z-index="1" draw:name="Chart 2" draw:style-name="gr1" draw:text-style-name="P1" svg:width="449.97pt" svg:height="278.22pt" svg:x="69.76pt" svg:y="0pt">
              <draw:object draw:notify-on-update-of-ranges="prova2.A2:prova2.A94 prova2.H1:prova2.H1 prova2.H2:prova2.H9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0M00S" calcext:value-type="time">
            <text:p>11:40:00</text:p>
          </table:table-cell>
          <table:table-cell table:style-name="ce4" office:value-type="float" office:value="284.84" calcext:value-type="float">
            <text:p>284.8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8.66" calcext:value-type="float">
            <text:p>298.6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5" calcext:value-type="float">
            <text:p>0.50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5159" calcext:value-type="float">
            <text:p>3515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]/2*(-1.83632+[.D2]*0.0128)" office:value-type="float" office:value="0.496632" calcext:value-type="float">
            <text:p>0.4966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]*[.J2]" office:value-type="float" office:value="0.248316" calcext:value-type="float">
            <text:p>0.2483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0M20S" calcext:value-type="time">
            <text:p>11:40:20</text:p>
          </table:table-cell>
          <table:table-cell table:style-name="ce4" office:value-type="float" office:value="285.4" calcext:value-type="float">
            <text:p>285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8.84" calcext:value-type="float">
            <text:p>298.8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48" calcext:value-type="float">
            <text:p>0.48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5113" calcext:value-type="float">
            <text:p>3511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]/2*(-1.83632+[.D3]*0.0128)" office:value-type="float" office:value="0.47731968" calcext:value-type="float">
            <text:p>0.477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]*[.J3]" office:value-type="float" office:value="0.2291134464" calcext:value-type="float">
            <text:p>0.229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0M40S" calcext:value-type="time">
            <text:p>11:40:40</text:p>
          </table:table-cell>
          <table:table-cell table:style-name="ce4" office:value-type="float" office:value="285.96" calcext:value-type="float">
            <text:p>285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9.09" calcext:value-type="float">
            <text:p>299.0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47" calcext:value-type="float">
            <text:p>0.47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5459" calcext:value-type="float">
            <text:p>3545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]/2*(-1.83632+[.D4]*0.0128)" office:value-type="float" office:value="0.46812752" calcext:value-type="float">
            <text:p>0.4681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]*[.J4]" office:value-type="float" office:value="0.2200199344" calcext:value-type="float">
            <text:p>0.2200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1M00S" calcext:value-type="time">
            <text:p>11:41:00</text:p>
          </table:table-cell>
          <table:table-cell table:style-name="ce4" office:value-type="float" office:value="286.09" calcext:value-type="float">
            <text:p>286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9.34" calcext:value-type="float">
            <text:p>299.3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48" calcext:value-type="float">
            <text:p>0.48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5613" calcext:value-type="float">
            <text:p>3561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]/2*(-1.83632+[.D5]*0.0128)" office:value-type="float" office:value="0.47885568" calcext:value-type="float">
            <text:p>0.478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]*[.J5]" office:value-type="float" office:value="0.2298507264" calcext:value-type="float">
            <text:p>0.2299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1M20S" calcext:value-type="time">
            <text:p>11:41:20</text:p>
          </table:table-cell>
          <table:table-cell table:style-name="ce4" office:value-type="float" office:value="285.9" calcext:value-type="float">
            <text:p>285.9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9.59" calcext:value-type="float">
            <text:p>299.5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49" calcext:value-type="float">
            <text:p>0.4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5606" calcext:value-type="float">
            <text:p>35606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]/2*(-1.83632+[.D6]*0.0128)" office:value-type="float" office:value="0.48961584" calcext:value-type="float">
            <text:p>0.4896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]*[.J6]" office:value-type="float" office:value="0.2399117616" calcext:value-type="float">
            <text:p>0.2399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1M40S" calcext:value-type="time">
            <text:p>11:41:40</text:p>
          </table:table-cell>
          <table:table-cell table:style-name="ce4" office:value-type="float" office:value="286.21" calcext:value-type="float">
            <text:p>286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9.77" calcext:value-type="float">
            <text:p>299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49" calcext:value-type="float">
            <text:p>0.4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5743" calcext:value-type="float">
            <text:p>3574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]/2*(-1.83632+[.D7]*0.0128)" office:value-type="float" office:value="0.49018032" calcext:value-type="float">
            <text:p>0.490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]*[.J7]" office:value-type="float" office:value="0.2401883568" calcext:value-type="float">
            <text:p>0.240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2M00S" calcext:value-type="time">
            <text:p>11:42:00</text:p>
          </table:table-cell>
          <table:table-cell table:style-name="ce4" office:value-type="float" office:value="286.27" calcext:value-type="float">
            <text:p>286.2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9.96" calcext:value-type="float">
            <text:p>299.9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49" calcext:value-type="float">
            <text:p>0.4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5582" calcext:value-type="float">
            <text:p>35582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]/2*(-1.83632+[.D8]*0.0128)" office:value-type="float" office:value="0.49077616" calcext:value-type="float">
            <text:p>0.4908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]*[.J8]" office:value-type="float" office:value="0.2404803184" calcext:value-type="float">
            <text:p>0.2405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2M20S" calcext:value-type="time">
            <text:p>11:42:20</text:p>
          </table:table-cell>
          <table:table-cell table:style-name="ce4" office:value-type="float" office:value="286.4" calcext:value-type="float">
            <text:p>286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0.4" calcext:value-type="float">
            <text:p>300.40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5" calcext:value-type="float">
            <text:p>0.50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1599" calcext:value-type="float">
            <text:p>3159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9]/2*(-1.83632+[.D9]*0.0128)" office:value-type="float" office:value="0.5022" calcext:value-type="float">
            <text:p>0.502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9]*[.J9]" office:value-type="float" office:value="0.2511" calcext:value-type="float">
            <text:p>0.251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2M40S" calcext:value-type="time">
            <text:p>11:42:40</text:p>
          </table:table-cell>
          <table:table-cell table:style-name="ce4" office:value-type="float" office:value="285.52" calcext:value-type="float">
            <text:p>285.5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0.9" calcext:value-type="float">
            <text:p>300.90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55" calcext:value-type="float">
            <text:p>0.55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1638" calcext:value-type="float">
            <text:p>3163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0]/2*(-1.83632+[.D10]*0.0128)" office:value-type="float" office:value="0.55418" calcext:value-type="float">
            <text:p>0.554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0]*[.J10]" office:value-type="float" office:value="0.304799" calcext:value-type="float">
            <text:p>0.304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3M00S" calcext:value-type="time">
            <text:p>11:43:00</text:p>
          </table:table-cell>
          <table:table-cell table:style-name="ce4" office:value-type="float" office:value="285.09" calcext:value-type="float">
            <text:p>285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1.27" calcext:value-type="float">
            <text:p>301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58" calcext:value-type="float">
            <text:p>0.58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398" calcext:value-type="float">
            <text:p>3639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1]/2*(-1.83632+[.D11]*0.0128)" office:value-type="float" office:value="0.58578144" calcext:value-type="float">
            <text:p>0.5858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1]*[.J11]" office:value-type="float" office:value="0.3397532352" calcext:value-type="float">
            <text:p>0.339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3M20S" calcext:value-type="time">
            <text:p>11:43:20</text:p>
          </table:table-cell>
          <table:table-cell table:style-name="ce4" office:value-type="float" office:value="284.77" calcext:value-type="float">
            <text:p>284.7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1.52" calcext:value-type="float">
            <text:p>301.52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6" calcext:value-type="float">
            <text:p>0.60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327" calcext:value-type="float">
            <text:p>36327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2]/2*(-1.83632+[.D12]*0.0128)" office:value-type="float" office:value="0.6069408" calcext:value-type="float">
            <text:p>0.606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2]*[.J12]" office:value-type="float" office:value="0.36416448" calcext:value-type="float">
            <text:p>0.364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3M40S" calcext:value-type="time">
            <text:p>11:43:40</text:p>
          </table:table-cell>
          <table:table-cell table:style-name="ce4" office:value-type="float" office:value="284.46" calcext:value-type="float">
            <text:p>284.4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1.77" calcext:value-type="float">
            <text:p>301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62" calcext:value-type="float">
            <text:p>0.6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550" calcext:value-type="float">
            <text:p>36550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3]/2*(-1.83632+[.D13]*0.0128)" office:value-type="float" office:value="0.62816416" calcext:value-type="float">
            <text:p>0.628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3]*[.J13]" office:value-type="float" office:value="0.3894617792" calcext:value-type="float">
            <text:p>0.3895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4M00S" calcext:value-type="time">
            <text:p>11:44:00</text:p>
          </table:table-cell>
          <table:table-cell table:style-name="ce4" office:value-type="float" office:value="284.4" calcext:value-type="float">
            <text:p>284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2.02" calcext:value-type="float">
            <text:p>302.02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63" calcext:value-type="float">
            <text:p>0.63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548" calcext:value-type="float">
            <text:p>3654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4]/2*(-1.83632+[.D14]*0.0128)" office:value-type="float" office:value="0.63930384" calcext:value-type="float">
            <text:p>0.639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4]*[.J14]" office:value-type="float" office:value="0.4027614192" calcext:value-type="float">
            <text:p>0.402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4M20S" calcext:value-type="time">
            <text:p>11:44:20</text:p>
          </table:table-cell>
          <table:table-cell table:style-name="ce4" office:value-type="float" office:value="284.34" calcext:value-type="float">
            <text:p>284.3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2.21" calcext:value-type="float">
            <text:p>302.2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64" calcext:value-type="float">
            <text:p>0.64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5733" calcext:value-type="float">
            <text:p>3573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5]/2*(-1.83632+[.D15]*0.0128)" office:value-type="float" office:value="0.65022976" calcext:value-type="float">
            <text:p>0.650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5]*[.J15]" office:value-type="float" office:value="0.4161470464" calcext:value-type="float">
            <text:p>0.416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4M40S" calcext:value-type="time">
            <text:p>11:44:40</text:p>
          </table:table-cell>
          <table:table-cell table:style-name="ce4" office:value-type="float" office:value="284.4" calcext:value-type="float">
            <text:p>284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2.4" calcext:value-type="float">
            <text:p>302.40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65" calcext:value-type="float">
            <text:p>0.65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086" calcext:value-type="float">
            <text:p>36086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6]/2*(-1.83632+[.D16]*0.0128)" office:value-type="float" office:value="0.66118" calcext:value-type="float">
            <text:p>0.661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6]*[.J16]" office:value-type="float" office:value="0.429767" calcext:value-type="float">
            <text:p>0.429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5M00S" calcext:value-type="time">
            <text:p>11:45:00</text:p>
          </table:table-cell>
          <table:table-cell table:style-name="ce4" office:value-type="float" office:value="284.15" calcext:value-type="float">
            <text:p>284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2.59" calcext:value-type="float">
            <text:p>302.5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66" calcext:value-type="float">
            <text:p>0.66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748" calcext:value-type="float">
            <text:p>3674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7]/2*(-1.83632+[.D17]*0.0128)" office:value-type="float" office:value="0.67215456" calcext:value-type="float">
            <text:p>0.672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7]*[.J17]" office:value-type="float" office:value="0.4436220096" calcext:value-type="float">
            <text:p>0.4436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5M20S" calcext:value-type="time">
            <text:p>11:45:20</text:p>
          </table:table-cell>
          <table:table-cell table:style-name="ce4" office:value-type="float" office:value="284.02" calcext:value-type="float">
            <text:p>284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2.77" calcext:value-type="float">
            <text:p>302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68" calcext:value-type="float">
            <text:p>0.68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975" calcext:value-type="float">
            <text:p>3697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8]/2*(-1.83632+[.D18]*0.0128)" office:value-type="float" office:value="0.69330624" calcext:value-type="float">
            <text:p>0.693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8]*[.J18]" office:value-type="float" office:value="0.4714482432" calcext:value-type="float">
            <text:p>0.4714</text:p>
          </table:table-cell>
          <table:table-cell table:style-name="ce3" office:value-type="string" calcext:value-type="string">
            <text:p>W</text:p>
          </table:table-cell>
          <table:table-cell>
            <draw:frame table:end-cell-address="prova2.T36" table:end-x="33.17pt" table:end-y="5.22pt" draw:z-index="0" draw:name="Chart 1" draw:style-name="gr1" draw:text-style-name="P1" svg:width="449.97pt" svg:height="278.22pt" svg:x="4.08pt" svg:y="10.49pt">
              <draw:object draw:notify-on-update-of-ranges="prova2.A2:prova2.A94 prova2.F1:prova2.F1 prova2.F2:prova2.F9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prova2.Z36" table:end-x="28.69pt" table:end-y="5.22pt" draw:z-index="2" draw:name="Chart 3" draw:style-name="gr1" draw:text-style-name="P1" svg:width="449.97pt" svg:height="278.22pt" svg:x="69.76pt" svg:y="10.49pt">
              <draw:object draw:notify-on-update-of-ranges="prova2.A2:prova2.A94 prova2.L2:prova2.L9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5M40S" calcext:value-type="time">
            <text:p>11:45:40</text:p>
          </table:table-cell>
          <table:table-cell table:style-name="ce4" office:value-type="float" office:value="284.09" calcext:value-type="float">
            <text:p>284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2.96" calcext:value-type="float">
            <text:p>302.9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68" calcext:value-type="float">
            <text:p>0.68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7022" calcext:value-type="float">
            <text:p>37022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9]/2*(-1.83632+[.D19]*0.0128)" office:value-type="float" office:value="0.69413312" calcext:value-type="float">
            <text:p>0.6941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9]*[.J19]" office:value-type="float" office:value="0.4720105216" calcext:value-type="float">
            <text:p>0.4720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6M00S" calcext:value-type="time">
            <text:p>11:46:00</text:p>
          </table:table-cell>
          <table:table-cell table:style-name="ce4" office:value-type="float" office:value="284.21" calcext:value-type="float">
            <text:p>284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3.09" calcext:value-type="float">
            <text:p>303.0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68" calcext:value-type="float">
            <text:p>0.68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7331" calcext:value-type="float">
            <text:p>37331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0]/2*(-1.83632+[.D20]*0.0128)" office:value-type="float" office:value="0.69469888" calcext:value-type="float">
            <text:p>0.6947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0]*[.J20]" office:value-type="float" office:value="0.4723952384" calcext:value-type="float">
            <text:p>0.4724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6M20S" calcext:value-type="time">
            <text:p>11:46:20</text:p>
          </table:table-cell>
          <table:table-cell table:style-name="ce4" office:value-type="float" office:value="284.27" calcext:value-type="float">
            <text:p>284.2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3.27" calcext:value-type="float">
            <text:p>303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68" calcext:value-type="float">
            <text:p>0.68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7552" calcext:value-type="float">
            <text:p>37552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1]/2*(-1.83632+[.D21]*0.0128)" office:value-type="float" office:value="0.69548224" calcext:value-type="float">
            <text:p>0.6955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1]*[.J21]" office:value-type="float" office:value="0.4729279232" calcext:value-type="float">
            <text:p>0.4729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6M40S" calcext:value-type="time">
            <text:p>11:46:40</text:p>
          </table:table-cell>
          <table:table-cell table:style-name="ce4" office:value-type="float" office:value="284.46" calcext:value-type="float">
            <text:p>284.4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3.46" calcext:value-type="float">
            <text:p>303.4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68" calcext:value-type="float">
            <text:p>0.68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7593" calcext:value-type="float">
            <text:p>3759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2]/2*(-1.83632+[.D22]*0.0128)" office:value-type="float" office:value="0.69630912" calcext:value-type="float">
            <text:p>0.696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2]*[.J22]" office:value-type="float" office:value="0.4734902016" calcext:value-type="float">
            <text:p>0.4735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7M00S" calcext:value-type="time">
            <text:p>11:47:00</text:p>
          </table:table-cell>
          <table:table-cell table:style-name="ce4" office:value-type="float" office:value="284.65" calcext:value-type="float">
            <text:p>284.6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3.59" calcext:value-type="float">
            <text:p>303.5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68" calcext:value-type="float">
            <text:p>0.68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7528" calcext:value-type="float">
            <text:p>3752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3]/2*(-1.83632+[.D23]*0.0128)" office:value-type="float" office:value="0.69687488" calcext:value-type="float">
            <text:p>0.696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3]*[.J23]" office:value-type="float" office:value="0.4738749184" calcext:value-type="float">
            <text:p>0.4739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7M20S" calcext:value-type="time">
            <text:p>11:47:20</text:p>
          </table:table-cell>
          <table:table-cell table:style-name="ce4" office:value-type="float" office:value="284.52" calcext:value-type="float">
            <text:p>284.5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3.77" calcext:value-type="float">
            <text:p>303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69" calcext:value-type="float">
            <text:p>0.6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665" calcext:value-type="float">
            <text:p>3666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4]/2*(-1.83632+[.D24]*0.0128)" office:value-type="float" office:value="0.70791792" calcext:value-type="float">
            <text:p>0.707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4]*[.J24]" office:value-type="float" office:value="0.4884633648" calcext:value-type="float">
            <text:p>0.4885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7M40S" calcext:value-type="time">
            <text:p>11:47:40</text:p>
          </table:table-cell>
          <table:table-cell table:style-name="ce4" office:value-type="float" office:value="284.59" calcext:value-type="float">
            <text:p>284.5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3.96" calcext:value-type="float">
            <text:p>303.9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" calcext:value-type="float">
            <text:p>0.70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914" calcext:value-type="float">
            <text:p>36914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5]/2*(-1.83632+[.D25]*0.0128)" office:value-type="float" office:value="0.7190288" calcext:value-type="float">
            <text:p>0.719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5]*[.J25]" office:value-type="float" office:value="0.50332016" calcext:value-type="float">
            <text:p>0.5033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8M00S" calcext:value-type="time">
            <text:p>11:48:00</text:p>
          </table:table-cell>
          <table:table-cell table:style-name="ce4" office:value-type="float" office:value="284.9" calcext:value-type="float">
            <text:p>284.9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4.09" calcext:value-type="float">
            <text:p>304.0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69" calcext:value-type="float">
            <text:p>0.6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7437" calcext:value-type="float">
            <text:p>37437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6]/2*(-1.83632+[.D26]*0.0128)" office:value-type="float" office:value="0.70933104" calcext:value-type="float">
            <text:p>0.709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6]*[.J26]" office:value-type="float" office:value="0.4894384176" calcext:value-type="float">
            <text:p>0.4894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8M20S" calcext:value-type="time">
            <text:p>11:48:20</text:p>
          </table:table-cell>
          <table:table-cell table:style-name="ce4" office:value-type="float" office:value="285.21" calcext:value-type="float">
            <text:p>285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4.27" calcext:value-type="float">
            <text:p>304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69" calcext:value-type="float">
            <text:p>0.6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7696" calcext:value-type="float">
            <text:p>37696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7]/2*(-1.83632+[.D27]*0.0128)" office:value-type="float" office:value="0.71012592" calcext:value-type="float">
            <text:p>0.7101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7]*[.J27]" office:value-type="float" office:value="0.4899868848" calcext:value-type="float">
            <text:p>0.4900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8M40S" calcext:value-type="time">
            <text:p>11:48:40</text:p>
          </table:table-cell>
          <table:table-cell table:style-name="ce4" office:value-type="float" office:value="285.27" calcext:value-type="float">
            <text:p>285.2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4.46" calcext:value-type="float">
            <text:p>304.4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69" calcext:value-type="float">
            <text:p>0.6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7825" calcext:value-type="float">
            <text:p>3782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8]/2*(-1.83632+[.D28]*0.0128)" office:value-type="float" office:value="0.71096496" calcext:value-type="float">
            <text:p>0.711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8]*[.J28]" office:value-type="float" office:value="0.4905658224" calcext:value-type="float">
            <text:p>0.4906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9M00S" calcext:value-type="time">
            <text:p>11:49:00</text:p>
          </table:table-cell>
          <table:table-cell table:style-name="ce4" office:value-type="float" office:value="285.4" calcext:value-type="float">
            <text:p>285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4.65" calcext:value-type="float">
            <text:p>304.65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69" calcext:value-type="float">
            <text:p>0.6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7950" calcext:value-type="float">
            <text:p>37950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9]/2*(-1.83632+[.D29]*0.0128)" office:value-type="float" office:value="0.711804" calcext:value-type="float">
            <text:p>0.7118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9]*[.J29]" office:value-type="float" office:value="0.49114476" calcext:value-type="float">
            <text:p>0.491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9M20S" calcext:value-type="time">
            <text:p>11:49:20</text:p>
          </table:table-cell>
          <table:table-cell table:style-name="ce4" office:value-type="float" office:value="284.84" calcext:value-type="float">
            <text:p>284.8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4.77" calcext:value-type="float">
            <text:p>304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2" calcext:value-type="float">
            <text:p>0.7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8494" calcext:value-type="float">
            <text:p>38494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0]/2*(-1.83632+[.D30]*0.0128)" office:value-type="float" office:value="0.74330496" calcext:value-type="float">
            <text:p>0.743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0]*[.J30]" office:value-type="float" office:value="0.5351795712" calcext:value-type="float">
            <text:p>0.535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9M40S" calcext:value-type="time">
            <text:p>11:49:40</text:p>
          </table:table-cell>
          <table:table-cell table:style-name="ce4" office:value-type="float" office:value="284.71" calcext:value-type="float">
            <text:p>284.7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4.9" calcext:value-type="float">
            <text:p>304.90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3" calcext:value-type="float">
            <text:p>0.73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7891" calcext:value-type="float">
            <text:p>37891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1]/2*(-1.83632+[.D31]*0.0128)" office:value-type="float" office:value="0.754236" calcext:value-type="float">
            <text:p>0.754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1]*[.J31]" office:value-type="float" office:value="0.55059228" calcext:value-type="float">
            <text:p>0.5506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0M00S" calcext:value-type="time">
            <text:p>11:50:00</text:p>
          </table:table-cell>
          <table:table-cell table:style-name="ce4" office:value-type="float" office:value="284.96" calcext:value-type="float">
            <text:p>284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4.96" calcext:value-type="float">
            <text:p>304.9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2" calcext:value-type="float">
            <text:p>0.7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8464" calcext:value-type="float">
            <text:p>38464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2]/2*(-1.83632+[.D32]*0.0128)" office:value-type="float" office:value="0.74418048" calcext:value-type="float">
            <text:p>0.744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2]*[.J32]" office:value-type="float" office:value="0.5358099456" calcext:value-type="float">
            <text:p>0.535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0M20S" calcext:value-type="time">
            <text:p>11:50:20</text:p>
          </table:table-cell>
          <table:table-cell table:style-name="ce4" office:value-type="float" office:value="284.96" calcext:value-type="float">
            <text:p>284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5.09" calcext:value-type="float">
            <text:p>305.0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2" calcext:value-type="float">
            <text:p>0.7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8868" calcext:value-type="float">
            <text:p>3886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3]/2*(-1.83632+[.D33]*0.0128)" office:value-type="float" office:value="0.74477952" calcext:value-type="float">
            <text:p>0.7448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3]*[.J33]" office:value-type="float" office:value="0.5362412544" calcext:value-type="float">
            <text:p>0.536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0M40S" calcext:value-type="time">
            <text:p>11:50:40</text:p>
          </table:table-cell>
          <table:table-cell table:style-name="ce4" office:value-type="float" office:value="285.09" calcext:value-type="float">
            <text:p>285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5.21" calcext:value-type="float">
            <text:p>305.2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2" calcext:value-type="float">
            <text:p>0.7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9057" calcext:value-type="float">
            <text:p>39057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4]/2*(-1.83632+[.D34]*0.0128)" office:value-type="float" office:value="0.74533248" calcext:value-type="float">
            <text:p>0.745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4]*[.J34]" office:value-type="float" office:value="0.5366393856" calcext:value-type="float">
            <text:p>0.5366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1M00S" calcext:value-type="time">
            <text:p>11:51:00</text:p>
          </table:table-cell>
          <table:table-cell table:style-name="ce4" office:value-type="float" office:value="285.09" calcext:value-type="float">
            <text:p>285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5.34" calcext:value-type="float">
            <text:p>305.3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3" calcext:value-type="float">
            <text:p>0.73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8918" calcext:value-type="float">
            <text:p>3891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5]/2*(-1.83632+[.D35]*0.0128)" office:value-type="float" office:value="0.75629168" calcext:value-type="float">
            <text:p>0.756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5]*[.J35]" office:value-type="float" office:value="0.5520929264" calcext:value-type="float">
            <text:p>0.552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1M20S" calcext:value-type="time">
            <text:p>11:51:20</text:p>
          </table:table-cell>
          <table:table-cell table:style-name="ce4" office:value-type="float" office:value="285.27" calcext:value-type="float">
            <text:p>285.2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5.4" calcext:value-type="float">
            <text:p>305.40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2" calcext:value-type="float">
            <text:p>0.7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8428" calcext:value-type="float">
            <text:p>3842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6]/2*(-1.83632+[.D36]*0.0128)" office:value-type="float" office:value="0.746208" calcext:value-type="float">
            <text:p>0.746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6]*[.J36]" office:value-type="float" office:value="0.53726976" calcext:value-type="float">
            <text:p>0.5373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1M40S" calcext:value-type="time">
            <text:p>11:51:40</text:p>
          </table:table-cell>
          <table:table-cell table:style-name="ce4" office:value-type="float" office:value="285.34" calcext:value-type="float">
            <text:p>285.3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5.59" calcext:value-type="float">
            <text:p>305.5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3" calcext:value-type="float">
            <text:p>0.73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8577" calcext:value-type="float">
            <text:p>38577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7]/2*(-1.83632+[.D37]*0.0128)" office:value-type="float" office:value="0.75745968" calcext:value-type="float">
            <text:p>0.7575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7]*[.J37]" office:value-type="float" office:value="0.5529455664" calcext:value-type="float">
            <text:p>0.5529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2M00S" calcext:value-type="time">
            <text:p>11:52:00</text:p>
          </table:table-cell>
          <table:table-cell table:style-name="ce4" office:value-type="float" office:value="285.65" calcext:value-type="float">
            <text:p>285.6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5.71" calcext:value-type="float">
            <text:p>305.7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2" calcext:value-type="float">
            <text:p>0.7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8037" calcext:value-type="float">
            <text:p>38037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8]/2*(-1.83632+[.D38]*0.0128)" office:value-type="float" office:value="0.74763648" calcext:value-type="float">
            <text:p>0.7476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8]*[.J38]" office:value-type="float" office:value="0.5382982656" calcext:value-type="float">
            <text:p>0.5383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2M20S" calcext:value-type="time">
            <text:p>11:52:20</text:p>
          </table:table-cell>
          <table:table-cell table:style-name="ce4" office:value-type="float" office:value="285.96" calcext:value-type="float">
            <text:p>285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5.84" calcext:value-type="float">
            <text:p>305.8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2" calcext:value-type="float">
            <text:p>0.7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899" calcext:value-type="float">
            <text:p>3689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9]/2*(-1.83632+[.D39]*0.0128)" office:value-type="float" office:value="0.74823552" calcext:value-type="float">
            <text:p>0.748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9]*[.J39]" office:value-type="float" office:value="0.5387295744" calcext:value-type="float">
            <text:p>0.5387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2M40S" calcext:value-type="time">
            <text:p>11:52:40</text:p>
          </table:table-cell>
          <table:table-cell table:style-name="ce4" office:value-type="float" office:value="286.21" calcext:value-type="float">
            <text:p>286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5.96" calcext:value-type="float">
            <text:p>305.9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1" calcext:value-type="float">
            <text:p>0.71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7552" calcext:value-type="float">
            <text:p>37552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0]/2*(-1.83632+[.D40]*0.0128)" office:value-type="float" office:value="0.73838864" calcext:value-type="float">
            <text:p>0.7384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0]*[.J40]" office:value-type="float" office:value="0.5242559344" calcext:value-type="float">
            <text:p>0.5243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3M00S" calcext:value-type="time">
            <text:p>11:53:00</text:p>
          </table:table-cell>
          <table:table-cell table:style-name="ce4" office:value-type="float" office:value="286.15" calcext:value-type="float">
            <text:p>286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09" calcext:value-type="float">
            <text:p>306.0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2" calcext:value-type="float">
            <text:p>0.7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7155" calcext:value-type="float">
            <text:p>3715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1]/2*(-1.83632+[.D41]*0.0128)" office:value-type="float" office:value="0.74938752" calcext:value-type="float">
            <text:p>0.7494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1]*[.J41]" office:value-type="float" office:value="0.5395590144" calcext:value-type="float">
            <text:p>0.5396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3M20S" calcext:value-type="time">
            <text:p>11:53:20</text:p>
          </table:table-cell>
          <table:table-cell table:style-name="ce4" office:value-type="float" office:value="286.21" calcext:value-type="float">
            <text:p>286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15" calcext:value-type="float">
            <text:p>306.15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2" calcext:value-type="float">
            <text:p>0.7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7512" calcext:value-type="float">
            <text:p>37512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2]/2*(-1.83632+[.D42]*0.0128)" office:value-type="float" office:value="0.749664" calcext:value-type="float">
            <text:p>0.7497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2]*[.J42]" office:value-type="float" office:value="0.53975808" calcext:value-type="float">
            <text:p>0.539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3M40S" calcext:value-type="time">
            <text:p>11:53:40</text:p>
          </table:table-cell>
          <table:table-cell table:style-name="ce4" office:value-type="float" office:value="286.27" calcext:value-type="float">
            <text:p>286.2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27" calcext:value-type="float">
            <text:p>306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2" calcext:value-type="float">
            <text:p>0.7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7441" calcext:value-type="float">
            <text:p>37441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3]/2*(-1.83632+[.D43]*0.0128)" office:value-type="float" office:value="0.75021696" calcext:value-type="float">
            <text:p>0.750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3]*[.J43]" office:value-type="float" office:value="0.5401562112" calcext:value-type="float">
            <text:p>0.540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4M00S" calcext:value-type="time">
            <text:p>11:54:00</text:p>
          </table:table-cell>
          <table:table-cell table:style-name="ce4" office:value-type="float" office:value="286.4" calcext:value-type="float">
            <text:p>286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4" calcext:value-type="float">
            <text:p>306.40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2" calcext:value-type="float">
            <text:p>0.7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7410" calcext:value-type="float">
            <text:p>37410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4]/2*(-1.83632+[.D44]*0.0128)" office:value-type="float" office:value="0.750816" calcext:value-type="float">
            <text:p>0.7508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4]*[.J44]" office:value-type="float" office:value="0.54058752" calcext:value-type="float">
            <text:p>0.5406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4M20S" calcext:value-type="time">
            <text:p>11:54:20</text:p>
          </table:table-cell>
          <table:table-cell table:style-name="ce4" office:value-type="float" office:value="286.09" calcext:value-type="float">
            <text:p>286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46" calcext:value-type="float">
            <text:p>306.4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3" calcext:value-type="float">
            <text:p>0.73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7054" calcext:value-type="float">
            <text:p>37054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5]/2*(-1.83632+[.D45]*0.0128)" office:value-type="float" office:value="0.76152432" calcext:value-type="float">
            <text:p>0.7615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5]*[.J45]" office:value-type="float" office:value="0.5559127536" calcext:value-type="float">
            <text:p>0.5559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4M40S" calcext:value-type="time">
            <text:p>11:54:40</text:p>
          </table:table-cell>
          <table:table-cell table:style-name="ce4" office:value-type="float" office:value="286.27" calcext:value-type="float">
            <text:p>286.2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59" calcext:value-type="float">
            <text:p>306.5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3" calcext:value-type="float">
            <text:p>0.73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866" calcext:value-type="float">
            <text:p>36866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6]/2*(-1.83632+[.D46]*0.0128)" office:value-type="float" office:value="0.76213168" calcext:value-type="float">
            <text:p>0.7621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6]*[.J46]" office:value-type="float" office:value="0.5563561264" calcext:value-type="float">
            <text:p>0.5564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5M00S" calcext:value-type="time">
            <text:p>11:55:00</text:p>
          </table:table-cell>
          <table:table-cell table:style-name="ce4" office:value-type="float" office:value="286.4" calcext:value-type="float">
            <text:p>286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71" calcext:value-type="float">
            <text:p>306.7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3" calcext:value-type="float">
            <text:p>0.73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530" calcext:value-type="float">
            <text:p>36530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7]/2*(-1.83632+[.D47]*0.0128)" office:value-type="float" office:value="0.76269232" calcext:value-type="float">
            <text:p>0.7627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7]*[.J47]" office:value-type="float" office:value="0.5567653936" calcext:value-type="float">
            <text:p>0.556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5M20S" calcext:value-type="time">
            <text:p>11:55:20</text:p>
          </table:table-cell>
          <table:table-cell table:style-name="ce4" office:value-type="float" office:value="286.4" calcext:value-type="float">
            <text:p>286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77" calcext:value-type="float">
            <text:p>306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3" calcext:value-type="float">
            <text:p>0.73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234" calcext:value-type="float">
            <text:p>36234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8]/2*(-1.83632+[.D48]*0.0128)" office:value-type="float" office:value="0.76297264" calcext:value-type="float">
            <text:p>0.763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8]*[.J48]" office:value-type="float" office:value="0.5569700272" calcext:value-type="float">
            <text:p>0.5570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5M40S" calcext:value-type="time">
            <text:p>11:55:40</text:p>
          </table:table-cell>
          <table:table-cell table:style-name="ce4" office:value-type="float" office:value="286.34" calcext:value-type="float">
            <text:p>286.3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84" calcext:value-type="float">
            <text:p>306.8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4" calcext:value-type="float">
            <text:p>0.74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047" calcext:value-type="float">
            <text:p>36047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9]/2*(-1.83632+[.D49]*0.0128)" office:value-type="float" office:value="0.77375584" calcext:value-type="float">
            <text:p>0.7738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9]*[.J49]" office:value-type="float" office:value="0.5725793216" calcext:value-type="float">
            <text:p>0.5726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6M00S" calcext:value-type="time">
            <text:p>11:56:00</text:p>
          </table:table-cell>
          <table:table-cell table:style-name="ce4" office:value-type="float" office:value="286.15" calcext:value-type="float">
            <text:p>286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9" calcext:value-type="float">
            <text:p>306.90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5" calcext:value-type="float">
            <text:p>0.75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446" calcext:value-type="float">
            <text:p>36446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0]/2*(-1.83632+[.D50]*0.0128)" office:value-type="float" office:value="0.7845" calcext:value-type="float">
            <text:p>0.7845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0]*[.J50]" office:value-type="float" office:value="0.588375" calcext:value-type="float">
            <text:p>0.5884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6M20S" calcext:value-type="time">
            <text:p>11:56:20</text:p>
          </table:table-cell>
          <table:table-cell table:style-name="ce4" office:value-type="float" office:value="285.46" calcext:value-type="float">
            <text:p>285.4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96" calcext:value-type="float">
            <text:p>306.9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7" calcext:value-type="float">
            <text:p>0.77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500" calcext:value-type="float">
            <text:p>36500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1]/2*(-1.83632+[.D51]*0.0128)" office:value-type="float" office:value="0.80571568" calcext:value-type="float">
            <text:p>0.8057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1]*[.J51]" office:value-type="float" office:value="0.6204010736" calcext:value-type="float">
            <text:p>0.6204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6M40S" calcext:value-type="time">
            <text:p>11:56:40</text:p>
          </table:table-cell>
          <table:table-cell table:style-name="ce4" office:value-type="float" office:value="285.15" calcext:value-type="float">
            <text:p>285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02" calcext:value-type="float">
            <text:p>307.02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9" calcext:value-type="float">
            <text:p>0.7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462" calcext:value-type="float">
            <text:p>36462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2]/2*(-1.83632+[.D52]*0.0128)" office:value-type="float" office:value="0.82694672" calcext:value-type="float">
            <text:p>0.826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2]*[.J52]" office:value-type="float" office:value="0.6532879088" calcext:value-type="float">
            <text:p>0.6533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7M00S" calcext:value-type="time">
            <text:p>11:57:00</text:p>
          </table:table-cell>
          <table:table-cell table:style-name="ce4" office:value-type="float" office:value="285.52" calcext:value-type="float">
            <text:p>285.5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02" calcext:value-type="float">
            <text:p>307.02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7" calcext:value-type="float">
            <text:p>0.77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210" calcext:value-type="float">
            <text:p>36210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3]/2*(-1.83632+[.D53]*0.0128)" office:value-type="float" office:value="0.80601136" calcext:value-type="float">
            <text:p>0.806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3]*[.J53]" office:value-type="float" office:value="0.6206287472" calcext:value-type="float">
            <text:p>0.6206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7M20S" calcext:value-type="time">
            <text:p>11:57:20</text:p>
          </table:table-cell>
          <table:table-cell table:style-name="ce4" office:value-type="float" office:value="285.59" calcext:value-type="float">
            <text:p>285.5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09" calcext:value-type="float">
            <text:p>307.0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7" calcext:value-type="float">
            <text:p>0.77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013" calcext:value-type="float">
            <text:p>3601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4]/2*(-1.83632+[.D54]*0.0128)" office:value-type="float" office:value="0.80635632" calcext:value-type="float">
            <text:p>0.8064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4]*[.J54]" office:value-type="float" office:value="0.6208943664" calcext:value-type="float">
            <text:p>0.6209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7M40S" calcext:value-type="time">
            <text:p>11:57:40</text:p>
          </table:table-cell>
          <table:table-cell table:style-name="ce4" office:value-type="float" office:value="285.52" calcext:value-type="float">
            <text:p>285.5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09" calcext:value-type="float">
            <text:p>307.0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8" calcext:value-type="float">
            <text:p>0.78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683" calcext:value-type="float">
            <text:p>3668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5]/2*(-1.83632+[.D55]*0.0128)" office:value-type="float" office:value="0.81682848" calcext:value-type="float">
            <text:p>0.8168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5]*[.J55]" office:value-type="float" office:value="0.6371262144" calcext:value-type="float">
            <text:p>0.637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8M00S" calcext:value-type="time">
            <text:p>11:58:00</text:p>
          </table:table-cell>
          <table:table-cell table:style-name="ce4" office:value-type="float" office:value="285.34" calcext:value-type="float">
            <text:p>285.3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15" calcext:value-type="float">
            <text:p>307.15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9" calcext:value-type="float">
            <text:p>0.7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829" calcext:value-type="float">
            <text:p>3682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6]/2*(-1.83632+[.D56]*0.0128)" office:value-type="float" office:value="0.827604" calcext:value-type="float">
            <text:p>0.8276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6]*[.J56]" office:value-type="float" office:value="0.65380716" calcext:value-type="float">
            <text:p>0.653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8M20S" calcext:value-type="time">
            <text:p>11:58:20</text:p>
          </table:table-cell>
          <table:table-cell table:style-name="ce4" office:value-type="float" office:value="285.15" calcext:value-type="float">
            <text:p>285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15" calcext:value-type="float">
            <text:p>307.15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9" calcext:value-type="float">
            <text:p>0.7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385" calcext:value-type="float">
            <text:p>3638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7]/2*(-1.83632+[.D57]*0.0128)" office:value-type="float" office:value="0.827604" calcext:value-type="float">
            <text:p>0.8276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7]*[.J57]" office:value-type="float" office:value="0.65380716" calcext:value-type="float">
            <text:p>0.653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8M40S" calcext:value-type="time">
            <text:p>11:58:40</text:p>
          </table:table-cell>
          <table:table-cell table:style-name="ce4" office:value-type="float" office:value="285.02" calcext:value-type="float">
            <text:p>285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1" calcext:value-type="float">
            <text:p>307.2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" calcext:value-type="float">
            <text:p>0.80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576" calcext:value-type="float">
            <text:p>36576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8]/2*(-1.83632+[.D58]*0.0128)" office:value-type="float" office:value="0.8383872" calcext:value-type="float">
            <text:p>0.8384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8]*[.J58]" office:value-type="float" office:value="0.67070976" calcext:value-type="float">
            <text:p>0.6707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9M00S" calcext:value-type="time">
            <text:p>11:59:00</text:p>
          </table:table-cell>
          <table:table-cell table:style-name="ce4" office:value-type="float" office:value="284.52" calcext:value-type="float">
            <text:p>284.5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1" calcext:value-type="float">
            <text:p>307.2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2" calcext:value-type="float">
            <text:p>0.8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409" calcext:value-type="float">
            <text:p>3640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9]/2*(-1.83632+[.D59]*0.0128)" office:value-type="float" office:value="0.85934688" calcext:value-type="float">
            <text:p>0.859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9]*[.J59]" office:value-type="float" office:value="0.7046644416" calcext:value-type="float">
            <text:p>0.7047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9M20S" calcext:value-type="time">
            <text:p>11:59:20</text:p>
          </table:table-cell>
          <table:table-cell table:style-name="ce4" office:value-type="float" office:value="284.34" calcext:value-type="float">
            <text:p>284.3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1" calcext:value-type="float">
            <text:p>307.2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2" calcext:value-type="float">
            <text:p>0.8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546" calcext:value-type="float">
            <text:p>36546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0]/2*(-1.83632+[.D60]*0.0128)" office:value-type="float" office:value="0.85934688" calcext:value-type="float">
            <text:p>0.859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0]*[.J60]" office:value-type="float" office:value="0.7046644416" calcext:value-type="float">
            <text:p>0.7047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9M40S" calcext:value-type="time">
            <text:p>11:59:40</text:p>
          </table:table-cell>
          <table:table-cell table:style-name="ce4" office:value-type="float" office:value="284.52" calcext:value-type="float">
            <text:p>284.5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1" calcext:value-type="float">
            <text:p>307.2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2" calcext:value-type="float">
            <text:p>0.8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069" calcext:value-type="float">
            <text:p>3606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1]/2*(-1.83632+[.D61]*0.0128)" office:value-type="float" office:value="0.85934688" calcext:value-type="float">
            <text:p>0.859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1]*[.J61]" office:value-type="float" office:value="0.7046644416" calcext:value-type="float">
            <text:p>0.7047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0M00S" calcext:value-type="time">
            <text:p>12:00:00</text:p>
          </table:table-cell>
          <table:table-cell table:style-name="ce4" office:value-type="float" office:value="284.4" calcext:value-type="float">
            <text:p>284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1" calcext:value-type="float">
            <text:p>307.2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2" calcext:value-type="float">
            <text:p>0.8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021" calcext:value-type="float">
            <text:p>36021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2]/2*(-1.83632+[.D62]*0.0128)" office:value-type="float" office:value="0.85934688" calcext:value-type="float">
            <text:p>0.859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2]*[.J62]" office:value-type="float" office:value="0.7046644416" calcext:value-type="float">
            <text:p>0.7047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0M20S" calcext:value-type="time">
            <text:p>12:00:20</text:p>
          </table:table-cell>
          <table:table-cell table:style-name="ce4" office:value-type="float" office:value="284.71" calcext:value-type="float">
            <text:p>284.7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1" calcext:value-type="float">
            <text:p>307.2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1" calcext:value-type="float">
            <text:p>0.81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208" calcext:value-type="float">
            <text:p>3620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3]/2*(-1.83632+[.D63]*0.0128)" office:value-type="float" office:value="0.84886704" calcext:value-type="float">
            <text:p>0.848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3]*[.J63]" office:value-type="float" office:value="0.6875823024" calcext:value-type="float">
            <text:p>0.6876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0M40S" calcext:value-type="time">
            <text:p>12:00:40</text:p>
          </table:table-cell>
          <table:table-cell table:style-name="ce4" office:value-type="float" office:value="284.9" calcext:value-type="float">
            <text:p>284.9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7" calcext:value-type="float">
            <text:p>307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1" calcext:value-type="float">
            <text:p>0.81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263" calcext:value-type="float">
            <text:p>3626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4]/2*(-1.83632+[.D64]*0.0128)" office:value-type="float" office:value="0.84917808" calcext:value-type="float">
            <text:p>0.849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4]*[.J64]" office:value-type="float" office:value="0.6878342448" calcext:value-type="float">
            <text:p>0.687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1M00S" calcext:value-type="time">
            <text:p>12:01:00</text:p>
          </table:table-cell>
          <table:table-cell table:style-name="ce4" office:value-type="float" office:value="284.65" calcext:value-type="float">
            <text:p>284.6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7" calcext:value-type="float">
            <text:p>307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1" calcext:value-type="float">
            <text:p>0.81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360" calcext:value-type="float">
            <text:p>36360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5]/2*(-1.83632+[.D65]*0.0128)" office:value-type="float" office:value="0.84917808" calcext:value-type="float">
            <text:p>0.849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5]*[.J65]" office:value-type="float" office:value="0.6878342448" calcext:value-type="float">
            <text:p>0.687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1M20S" calcext:value-type="time">
            <text:p>12:01:20</text:p>
          </table:table-cell>
          <table:table-cell table:style-name="ce4" office:value-type="float" office:value="284.46" calcext:value-type="float">
            <text:p>284.4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7" calcext:value-type="float">
            <text:p>307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2" calcext:value-type="float">
            <text:p>0.8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427" calcext:value-type="float">
            <text:p>36427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6]/2*(-1.83632+[.D66]*0.0128)" office:value-type="float" office:value="0.85966176" calcext:value-type="float">
            <text:p>0.8597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6]*[.J66]" office:value-type="float" office:value="0.7049226432" calcext:value-type="float">
            <text:p>0.7049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1M40S" calcext:value-type="time">
            <text:p>12:01:40</text:p>
          </table:table-cell>
          <table:table-cell table:style-name="ce4" office:value-type="float" office:value="284.71" calcext:value-type="float">
            <text:p>284.7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7" calcext:value-type="float">
            <text:p>307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1" calcext:value-type="float">
            <text:p>0.81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231" calcext:value-type="float">
            <text:p>36231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7]/2*(-1.83632+[.D67]*0.0128)" office:value-type="float" office:value="0.84917808" calcext:value-type="float">
            <text:p>0.849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7]*[.J67]" office:value-type="float" office:value="0.6878342448" calcext:value-type="float">
            <text:p>0.687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2M00S" calcext:value-type="time">
            <text:p>12:02:00</text:p>
          </table:table-cell>
          <table:table-cell table:style-name="ce4" office:value-type="float" office:value="284.9" calcext:value-type="float">
            <text:p>284.9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7" calcext:value-type="float">
            <text:p>307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1" calcext:value-type="float">
            <text:p>0.81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552" calcext:value-type="float">
            <text:p>36552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8]/2*(-1.83632+[.D68]*0.0128)" office:value-type="float" office:value="0.84917808" calcext:value-type="float">
            <text:p>0.849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8]*[.J68]" office:value-type="float" office:value="0.6878342448" calcext:value-type="float">
            <text:p>0.687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2M20S" calcext:value-type="time">
            <text:p>12:02:20</text:p>
          </table:table-cell>
          <table:table-cell table:style-name="ce4" office:value-type="float" office:value="284.96" calcext:value-type="float">
            <text:p>284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34" calcext:value-type="float">
            <text:p>307.3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1" calcext:value-type="float">
            <text:p>0.81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705" calcext:value-type="float">
            <text:p>3670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9]/2*(-1.83632+[.D69]*0.0128)" office:value-type="float" office:value="0.84954096" calcext:value-type="float">
            <text:p>0.8495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9]*[.J69]" office:value-type="float" office:value="0.6881281776" calcext:value-type="float">
            <text:p>0.688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2M40S" calcext:value-type="time">
            <text:p>12:02:40</text:p>
          </table:table-cell>
          <table:table-cell table:style-name="ce4" office:value-type="float" office:value="285.02" calcext:value-type="float">
            <text:p>285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34" calcext:value-type="float">
            <text:p>307.3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" calcext:value-type="float">
            <text:p>0.80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421" calcext:value-type="float">
            <text:p>36421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0]/2*(-1.83632+[.D70]*0.0128)" office:value-type="float" office:value="0.8390528" calcext:value-type="float">
            <text:p>0.8391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0]*[.J70]" office:value-type="float" office:value="0.67124224" calcext:value-type="float">
            <text:p>0.671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3M00S" calcext:value-type="time">
            <text:p>12:03:00</text:p>
          </table:table-cell>
          <table:table-cell table:style-name="ce4" office:value-type="float" office:value="285.02" calcext:value-type="float">
            <text:p>285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34" calcext:value-type="float">
            <text:p>307.3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" calcext:value-type="float">
            <text:p>0.80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754" calcext:value-type="float">
            <text:p>36754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1]/2*(-1.83632+[.D71]*0.0128)" office:value-type="float" office:value="0.8390528" calcext:value-type="float">
            <text:p>0.8391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1]*[.J71]" office:value-type="float" office:value="0.67124224" calcext:value-type="float">
            <text:p>0.671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3M20S" calcext:value-type="time">
            <text:p>12:03:20</text:p>
          </table:table-cell>
          <table:table-cell table:style-name="ce4" office:value-type="float" office:value="285.34" calcext:value-type="float">
            <text:p>285.3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4" calcext:value-type="float">
            <text:p>307.40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9" calcext:value-type="float">
            <text:p>0.7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465" calcext:value-type="float">
            <text:p>3646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2]/2*(-1.83632+[.D72]*0.0128)" office:value-type="float" office:value="0.828868" calcext:value-type="float">
            <text:p>0.828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2]*[.J72]" office:value-type="float" office:value="0.65480572" calcext:value-type="float">
            <text:p>0.654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3M40S" calcext:value-type="time">
            <text:p>12:03:40</text:p>
          </table:table-cell>
          <table:table-cell table:style-name="ce4" office:value-type="float" office:value="285.4" calcext:value-type="float">
            <text:p>285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46" calcext:value-type="float">
            <text:p>307.4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9" calcext:value-type="float">
            <text:p>0.7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135" calcext:value-type="float">
            <text:p>3613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3]/2*(-1.83632+[.D73]*0.0128)" office:value-type="float" office:value="0.82917136" calcext:value-type="float">
            <text:p>0.829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3]*[.J73]" office:value-type="float" office:value="0.6550453744" calcext:value-type="float">
            <text:p>0.6550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4M00S" calcext:value-type="time">
            <text:p>12:04:00</text:p>
          </table:table-cell>
          <table:table-cell table:style-name="ce4" office:value-type="float" office:value="284.71" calcext:value-type="float">
            <text:p>284.7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46" calcext:value-type="float">
            <text:p>307.4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2" calcext:value-type="float">
            <text:p>0.8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065" calcext:value-type="float">
            <text:p>3606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4]/2*(-1.83632+[.D74]*0.0128)" office:value-type="float" office:value="0.86065888" calcext:value-type="float">
            <text:p>0.8607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4]*[.J74]" office:value-type="float" office:value="0.7057402816" calcext:value-type="float">
            <text:p>0.7057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4M20S" calcext:value-type="time">
            <text:p>12:04:20</text:p>
          </table:table-cell>
          <table:table-cell table:style-name="ce4" office:value-type="float" office:value="284.59" calcext:value-type="float">
            <text:p>284.5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46" calcext:value-type="float">
            <text:p>307.4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2" calcext:value-type="float">
            <text:p>0.8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259" calcext:value-type="float">
            <text:p>3625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5]/2*(-1.83632+[.D75]*0.0128)" office:value-type="float" office:value="0.86065888" calcext:value-type="float">
            <text:p>0.8607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5]*[.J75]" office:value-type="float" office:value="0.7057402816" calcext:value-type="float">
            <text:p>0.7057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4M40S" calcext:value-type="time">
            <text:p>12:04:40</text:p>
          </table:table-cell>
          <table:table-cell table:style-name="ce4" office:value-type="float" office:value="284.59" calcext:value-type="float">
            <text:p>284.5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46" calcext:value-type="float">
            <text:p>307.4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2" calcext:value-type="float">
            <text:p>0.8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372" calcext:value-type="float">
            <text:p>36372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6]/2*(-1.83632+[.D76]*0.0128)" office:value-type="float" office:value="0.86065888" calcext:value-type="float">
            <text:p>0.8607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6]*[.J76]" office:value-type="float" office:value="0.7057402816" calcext:value-type="float">
            <text:p>0.7057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5M00S" calcext:value-type="time">
            <text:p>12:05:00</text:p>
          </table:table-cell>
          <table:table-cell table:style-name="ce4" office:value-type="float" office:value="284.21" calcext:value-type="float">
            <text:p>284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52" calcext:value-type="float">
            <text:p>307.52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4" calcext:value-type="float">
            <text:p>0.84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373" calcext:value-type="float">
            <text:p>3637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7]/2*(-1.83632+[.D77]*0.0128)" office:value-type="float" office:value="0.88197312" calcext:value-type="float">
            <text:p>0.882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7]*[.J77]" office:value-type="float" office:value="0.7408574208" calcext:value-type="float">
            <text:p>0.7409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5M20S" calcext:value-type="time">
            <text:p>12:05:20</text:p>
          </table:table-cell>
          <table:table-cell table:style-name="ce4" office:value-type="float" office:value="284.34" calcext:value-type="float">
            <text:p>284.3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46" calcext:value-type="float">
            <text:p>307.4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3" calcext:value-type="float">
            <text:p>0.83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415" calcext:value-type="float">
            <text:p>3641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8]/2*(-1.83632+[.D78]*0.0128)" office:value-type="float" office:value="0.87115472" calcext:value-type="float">
            <text:p>0.871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8]*[.J78]" office:value-type="float" office:value="0.7230584176" calcext:value-type="float">
            <text:p>0.723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5M40S" calcext:value-type="time">
            <text:p>12:05:40</text:p>
          </table:table-cell>
          <table:table-cell table:style-name="ce4" office:value-type="float" office:value="284.52" calcext:value-type="float">
            <text:p>284.5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46" calcext:value-type="float">
            <text:p>307.4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3" calcext:value-type="float">
            <text:p>0.83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023" calcext:value-type="float">
            <text:p>3602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9]/2*(-1.83632+[.D79]*0.0128)" office:value-type="float" office:value="0.87115472" calcext:value-type="float">
            <text:p>0.871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9]*[.J79]" office:value-type="float" office:value="0.7230584176" calcext:value-type="float">
            <text:p>0.723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6M00S" calcext:value-type="time">
            <text:p>12:06:00</text:p>
          </table:table-cell>
          <table:table-cell table:style-name="ce4" office:value-type="float" office:value="284.59" calcext:value-type="float">
            <text:p>284.5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4" calcext:value-type="float">
            <text:p>307.40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2" calcext:value-type="float">
            <text:p>0.8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6185" calcext:value-type="float">
            <text:p>3618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0]/2*(-1.83632+[.D80]*0.0128)" office:value-type="float" office:value="0.860344" calcext:value-type="float">
            <text:p>0.860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0]*[.J80]" office:value-type="float" office:value="0.70548208" calcext:value-type="float">
            <text:p>0.7055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6M20S" calcext:value-type="time">
            <text:p>12:06:20</text:p>
          </table:table-cell>
          <table:table-cell table:style-name="ce4" office:value-type="float" office:value="284.59" calcext:value-type="float">
            <text:p>284.5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4" calcext:value-type="float">
            <text:p>307.40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2" calcext:value-type="float">
            <text:p>0.82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5938" calcext:value-type="float">
            <text:p>3593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1]/2*(-1.83632+[.D81]*0.0128)" office:value-type="float" office:value="0.860344" calcext:value-type="float">
            <text:p>0.860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1]*[.J81]" office:value-type="float" office:value="0.70548208" calcext:value-type="float">
            <text:p>0.7055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6M40S" calcext:value-type="time">
            <text:p>12:06:40</text:p>
          </table:table-cell>
          <table:table-cell table:style-name="ce4" office:value-type="float" office:value="284.96" calcext:value-type="float">
            <text:p>284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34" calcext:value-type="float">
            <text:p>307.3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1" calcext:value-type="float">
            <text:p>0.81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5294" calcext:value-type="float">
            <text:p>35294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2]/2*(-1.83632+[.D82]*0.0128)" office:value-type="float" office:value="0.84954096" calcext:value-type="float">
            <text:p>0.8495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2]*[.J82]" office:value-type="float" office:value="0.6881281776" calcext:value-type="float">
            <text:p>0.688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7M00S" calcext:value-type="time">
            <text:p>12:07:00</text:p>
          </table:table-cell>
          <table:table-cell table:style-name="ce4" office:value-type="float" office:value="285.02" calcext:value-type="float">
            <text:p>285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34" calcext:value-type="float">
            <text:p>307.3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" calcext:value-type="float">
            <text:p>0.80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5455" calcext:value-type="float">
            <text:p>3545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3]/2*(-1.83632+[.D83]*0.0128)" office:value-type="float" office:value="0.8390528" calcext:value-type="float">
            <text:p>0.8391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3]*[.J83]" office:value-type="float" office:value="0.67124224" calcext:value-type="float">
            <text:p>0.671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7M20S" calcext:value-type="time">
            <text:p>12:07:20</text:p>
          </table:table-cell>
          <table:table-cell table:style-name="ce4" office:value-type="float" office:value="285.15" calcext:value-type="float">
            <text:p>285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7" calcext:value-type="float">
            <text:p>307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" calcext:value-type="float">
            <text:p>0.80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5381" calcext:value-type="float">
            <text:p>35381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4]/2*(-1.83632+[.D84]*0.0128)" office:value-type="float" office:value="0.8386944" calcext:value-type="float">
            <text:p>0.8387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4]*[.J84]" office:value-type="float" office:value="0.67095552" calcext:value-type="float">
            <text:p>0.6710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7M40S" calcext:value-type="time">
            <text:p>12:07:40</text:p>
          </table:table-cell>
          <table:table-cell table:style-name="ce4" office:value-type="float" office:value="285.4" calcext:value-type="float">
            <text:p>285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7" calcext:value-type="float">
            <text:p>307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9" calcext:value-type="float">
            <text:p>0.7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5189" calcext:value-type="float">
            <text:p>3518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5]/2*(-1.83632+[.D85]*0.0128)" office:value-type="float" office:value="0.82821072" calcext:value-type="float">
            <text:p>0.828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5]*[.J85]" office:value-type="float" office:value="0.6542864688" calcext:value-type="float">
            <text:p>0.6543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8M00S" calcext:value-type="time">
            <text:p>12:08:00</text:p>
          </table:table-cell>
          <table:table-cell table:style-name="ce4" office:value-type="float" office:value="285.4" calcext:value-type="float">
            <text:p>285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7" calcext:value-type="float">
            <text:p>307.2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9" calcext:value-type="float">
            <text:p>0.7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4664" calcext:value-type="float">
            <text:p>34664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6]/2*(-1.83632+[.D86]*0.0128)" office:value-type="float" office:value="0.82821072" calcext:value-type="float">
            <text:p>0.828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6]*[.J86]" office:value-type="float" office:value="0.6542864688" calcext:value-type="float">
            <text:p>0.6543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8M20S" calcext:value-type="time">
            <text:p>12:08:20</text:p>
          </table:table-cell>
          <table:table-cell table:style-name="ce4" office:value-type="float" office:value="285.34" calcext:value-type="float">
            <text:p>285.3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1" calcext:value-type="float">
            <text:p>307.2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9" calcext:value-type="float">
            <text:p>0.7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4598" calcext:value-type="float">
            <text:p>3459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7]/2*(-1.83632+[.D87]*0.0128)" office:value-type="float" office:value="0.82790736" calcext:value-type="float">
            <text:p>0.827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7]*[.J87]" office:value-type="float" office:value="0.6540468144" calcext:value-type="float">
            <text:p>0.6540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8M40S" calcext:value-type="time">
            <text:p>12:08:40</text:p>
          </table:table-cell>
          <table:table-cell table:style-name="ce4" office:value-type="float" office:value="285.27" calcext:value-type="float">
            <text:p>285.2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1" calcext:value-type="float">
            <text:p>307.21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9" calcext:value-type="float">
            <text:p>0.7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4572" calcext:value-type="float">
            <text:p>34572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8]/2*(-1.83632+[.D88]*0.0128)" office:value-type="float" office:value="0.82790736" calcext:value-type="float">
            <text:p>0.827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8]*[.J88]" office:value-type="float" office:value="0.6540468144" calcext:value-type="float">
            <text:p>0.6540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9M00S" calcext:value-type="time">
            <text:p>12:09:00</text:p>
          </table:table-cell>
          <table:table-cell table:style-name="ce4" office:value-type="float" office:value="285.27" calcext:value-type="float">
            <text:p>285.2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15" calcext:value-type="float">
            <text:p>307.15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9" calcext:value-type="float">
            <text:p>0.7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4356" calcext:value-type="float">
            <text:p>34356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9]/2*(-1.83632+[.D89]*0.0128)" office:value-type="float" office:value="0.827604" calcext:value-type="float">
            <text:p>0.8276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9]*[.J89]" office:value-type="float" office:value="0.65380716" calcext:value-type="float">
            <text:p>0.653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9M20S" calcext:value-type="time">
            <text:p>12:09:20</text:p>
          </table:table-cell>
          <table:table-cell table:style-name="ce4" office:value-type="float" office:value="285.21" calcext:value-type="float">
            <text:p>285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09" calcext:value-type="float">
            <text:p>307.09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9" calcext:value-type="float">
            <text:p>0.7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3829" calcext:value-type="float">
            <text:p>3382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90]/2*(-1.83632+[.D90]*0.0128)" office:value-type="float" office:value="0.82730064" calcext:value-type="float">
            <text:p>0.827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90]*[.J90]" office:value-type="float" office:value="0.6535675056" calcext:value-type="float">
            <text:p>0.6536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9M40S" calcext:value-type="time">
            <text:p>12:09:40</text:p>
          </table:table-cell>
          <table:table-cell table:style-name="ce4" office:value-type="float" office:value="284.96" calcext:value-type="float">
            <text:p>284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02" calcext:value-type="float">
            <text:p>307.02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9" calcext:value-type="float">
            <text:p>0.7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3501" calcext:value-type="float">
            <text:p>33501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91]/2*(-1.83632+[.D91]*0.0128)" office:value-type="float" office:value="0.82694672" calcext:value-type="float">
            <text:p>0.826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91]*[.J91]" office:value-type="float" office:value="0.6532879088" calcext:value-type="float">
            <text:p>0.6533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10M00S" calcext:value-type="time">
            <text:p>12:10:00</text:p>
          </table:table-cell>
          <table:table-cell table:style-name="ce4" office:value-type="float" office:value="284.84" calcext:value-type="float">
            <text:p>284.8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96" calcext:value-type="float">
            <text:p>306.96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8" calcext:value-type="float">
            <text:p>0.80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3148" calcext:value-type="float">
            <text:p>3314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92]/2*(-1.83632+[.D92]*0.0128)" office:value-type="float" office:value="0.8371072" calcext:value-type="float">
            <text:p>0.8371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92]*[.J92]" office:value-type="float" office:value="0.66968576" calcext:value-type="float">
            <text:p>0.6697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10M20S" calcext:value-type="time">
            <text:p>12:10:20</text:p>
          </table:table-cell>
          <table:table-cell table:style-name="ce4" office:value-type="float" office:value="284.9" calcext:value-type="float">
            <text:p>284.9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84" calcext:value-type="float">
            <text:p>306.84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9" calcext:value-type="float">
            <text:p>0.79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3617" calcext:value-type="float">
            <text:p>33617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93]/2*(-1.83632+[.D93]*0.0128)" office:value-type="float" office:value="0.82603664" calcext:value-type="float">
            <text:p>0.826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93]*[.J93]" office:value-type="float" office:value="0.6525689456" calcext:value-type="float">
            <text:p>0.6526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10M40S" calcext:value-type="time">
            <text:p>12:10:40</text:p>
          </table:table-cell>
          <table:table-cell table:style-name="ce4" office:value-type="float" office:value="285.09" calcext:value-type="float">
            <text:p>285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77" calcext:value-type="float">
            <text:p>306.77</text:p>
          </table:table-cell>
          <table:table-cell table:style-name="ce3" office:value-type="string" calcext:value-type="string">
            <text:p>K</text:p>
          </table:table-cell>
          <table:table-cell table:style-name="ce5" office:value-type="float" office:value="0.78" calcext:value-type="float">
            <text:p>0.78</text:p>
          </table:table-cell>
          <table:table-cell table:style-name="ce3" office:value-type="string" calcext:value-type="string">
            <text:p>V </text:p>
          </table:table-cell>
          <table:table-cell table:style-name="ce3" office:value-type="float" office:value="33828" calcext:value-type="float">
            <text:p>3382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94]/2*(-1.83632+[.D94]*0.0128)" office:value-type="float" office:value="0.81523104" calcext:value-type="float">
            <text:p>0.815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94]*[.J94]" office:value-type="float" office:value="0.6358802112" calcext:value-type="float">
            <text:p>0.6359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y of prova2" table:style-name="ta2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3" office:value-type="string" calcext:value-type="string">
            <text:p>Temperatura exterior (K)</text:p>
          </table:table-cell>
          <table:table-cell table:style-name="ce3"/>
          <table:table-cell table:style-name="ce3" office:value-type="string" calcext:value-type="string">
            <text:p>Temperatura interior (K)</text:p>
          </table:table-cell>
          <table:table-cell table:style-name="ce3"/>
          <table:table-cell table:style-name="ce3" office:value-type="string" calcext:value-type="string">
            <text:p>Voltatge (V)</text:p>
          </table:table-cell>
          <table:table-cell table:style-name="ce3"/>
          <table:table-cell table:style-name="ce3" office:value-type="string" calcext:value-type="string">
            <text:p>Quantitat de llum (lx)</text:p>
          </table:table-cell>
          <table:table-cell table:style-name="ce3"/>
          <table:table-cell table:style-name="ce3" office:value-type="string" calcext:value-type="string">
            <text:p>Intensitat (A)</text:p>
          </table:table-cell>
          <table:table-cell/>
          <table:table-cell table:style-name="ce3" office:value-type="string" calcext:value-type="string">
            <text:p>Potència (W)</text:p>
          </table:table-cell>
          <table:table-cell/>
          <table:table-cell>
            <draw:frame table:end-cell-address="'Copy of prova2'.T18" table:end-x="33.17pt" table:end-y="10.49pt" draw:z-index="3" draw:name="Chart 8" draw:style-name="gr1" draw:text-style-name="P1" svg:width="449.97pt" svg:height="278.22pt" svg:x="4.08pt" svg:y="0pt">
              <draw:object draw:notify-on-update-of-ranges="'Copy of prova2'.A2:'Copy of prova2'.A94 'Copy of prova2'.B1:'Copy of prova2'.B1 'Copy of prova2'.B2:'Copy of prova2'.B94 'Copy of prova2'.D1:'Copy of prova2'.D1 'Copy of prova2'.D2:'Copy of prova2'.D94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4"/>
          <table:table-cell>
            <draw:frame table:end-cell-address="'Copy of prova2'.Z18" table:end-x="28.69pt" table:end-y="10.49pt" draw:z-index="1" draw:name="Chart 6" draw:style-name="gr1" draw:text-style-name="P1" svg:width="449.97pt" svg:height="278.22pt" svg:x="69.76pt" svg:y="0pt">
              <draw:object draw:notify-on-update-of-ranges="'Copy of prova2'.A2:'Copy of prova2'.A94 'Copy of prova2'.H1:'Copy of prova2'.H1 'Copy of prova2'.H2:'Copy of prova2'.H94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6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0M00S" calcext:value-type="time">
            <text:p>11:40:00</text:p>
          </table:table-cell>
          <table:table-cell table:style-name="ce4" office:value-type="float" office:value="284.84" calcext:value-type="float">
            <text:p>284.8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8.66" calcext:value-type="float">
            <text:p>298.66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2]-[.B2])*0.018" office:value-type="float" office:value="0.248760000000001" calcext:value-type="float">
            <text:p>0.25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5159" calcext:value-type="float">
            <text:p>3515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]/((-1.83632+[.D2]*0.0128)/28)" office:value-type="float" office:value="3.50625815493163" calcext:value-type="float">
            <text:p>3.506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]*[.J2]" office:value-type="float" office:value="0.872216778620796" calcext:value-type="float">
            <text:p>0.872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0M20S" calcext:value-type="time">
            <text:p>11:40:20</text:p>
          </table:table-cell>
          <table:table-cell table:style-name="ce4" office:value-type="float" office:value="285.4" calcext:value-type="float">
            <text:p>285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8.84" calcext:value-type="float">
            <text:p>298.84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3]-[.B3])*0.018" office:value-type="float" office:value="0.24192" calcext:value-type="float">
            <text:p>0.24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5113" calcext:value-type="float">
            <text:p>3511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]/((-1.83632+[.D3]*0.0128)/28)" office:value-type="float" office:value="3.40589853743303" calcext:value-type="float">
            <text:p>3.405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]*[.J3]" office:value-type="float" office:value="0.823954974175798" calcext:value-type="float">
            <text:p>0.8240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0M40S" calcext:value-type="time">
            <text:p>11:40:40</text:p>
          </table:table-cell>
          <table:table-cell table:style-name="ce4" office:value-type="float" office:value="285.96" calcext:value-type="float">
            <text:p>285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9.09" calcext:value-type="float">
            <text:p>299.09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4]-[.B4])*0.018" office:value-type="float" office:value="0.23634" calcext:value-type="float">
            <text:p>0.24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5459" calcext:value-type="float">
            <text:p>3545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]/((-1.83632+[.D4]*0.0128)/28)" office:value-type="float" office:value="3.32199482739233" calcext:value-type="float">
            <text:p>3.322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]*[.J4]" office:value-type="float" office:value="0.785120257505903" calcext:value-type="float">
            <text:p>0.785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1M00S" calcext:value-type="time">
            <text:p>11:41:00</text:p>
          </table:table-cell>
          <table:table-cell table:style-name="ce4" office:value-type="float" office:value="286.09" calcext:value-type="float">
            <text:p>286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9.34" calcext:value-type="float">
            <text:p>299.34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5]-[.B5])*0.018" office:value-type="float" office:value="0.2385" calcext:value-type="float">
            <text:p>0.24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5613" calcext:value-type="float">
            <text:p>3561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]/((-1.83632+[.D5]*0.0128)/28)" office:value-type="float" office:value="3.34697919840901" calcext:value-type="float">
            <text:p>3.347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]*[.J5]" office:value-type="float" office:value="0.798254538820548" calcext:value-type="float">
            <text:p>0.7983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1M20S" calcext:value-type="time">
            <text:p>11:41:20</text:p>
          </table:table-cell>
          <table:table-cell table:style-name="ce4" office:value-type="float" office:value="285.9" calcext:value-type="float">
            <text:p>285.9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9.59" calcext:value-type="float">
            <text:p>299.59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6]-[.B6])*0.018" office:value-type="float" office:value="0.24642" calcext:value-type="float">
            <text:p>0.25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5606" calcext:value-type="float">
            <text:p>35606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]/((-1.83632+[.D6]*0.0128)/28)" office:value-type="float" office:value="3.45258682807321" calcext:value-type="float">
            <text:p>3.4526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]*[.J6]" office:value-type="float" office:value="0.8507864461738" calcext:value-type="float">
            <text:p>0.850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1M40S" calcext:value-type="time">
            <text:p>11:41:40</text:p>
          </table:table-cell>
          <table:table-cell table:style-name="ce4" office:value-type="float" office:value="286.21" calcext:value-type="float">
            <text:p>286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9.77" calcext:value-type="float">
            <text:p>299.77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7]-[.B7])*0.018" office:value-type="float" office:value="0.24408" calcext:value-type="float">
            <text:p>0.24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5743" calcext:value-type="float">
            <text:p>3574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]/((-1.83632+[.D7]*0.0128)/28)" office:value-type="float" office:value="3.41586296242983" calcext:value-type="float">
            <text:p>3.415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]*[.J7]" office:value-type="float" office:value="0.833743831869872" calcext:value-type="float">
            <text:p>0.8337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2M00S" calcext:value-type="time">
            <text:p>11:42:00</text:p>
          </table:table-cell>
          <table:table-cell table:style-name="ce4" office:value-type="float" office:value="286.27" calcext:value-type="float">
            <text:p>286.2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299.96" calcext:value-type="float">
            <text:p>299.96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8]-[.B8])*0.018" office:value-type="float" office:value="0.24642" calcext:value-type="float">
            <text:p>0.25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5582" calcext:value-type="float">
            <text:p>35582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]/((-1.83632+[.D8]*0.0128)/28)" office:value-type="float" office:value="3.44442403233278" calcext:value-type="float">
            <text:p>3.4444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]*[.J8]" office:value-type="float" office:value="0.848774970047445" calcext:value-type="float">
            <text:p>0.848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2M20S" calcext:value-type="time">
            <text:p>11:42:20</text:p>
          </table:table-cell>
          <table:table-cell table:style-name="ce4" office:value-type="float" office:value="286.4" calcext:value-type="float">
            <text:p>286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0.4" calcext:value-type="float">
            <text:p>300.40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9]-[.B9])*0.018" office:value-type="float" office:value="0.252" calcext:value-type="float">
            <text:p>0.25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1599" calcext:value-type="float">
            <text:p>3159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9]/((-1.83632+[.D9]*0.0128)/28)" office:value-type="float" office:value="3.51254480286738" calcext:value-type="float">
            <text:p>3.5125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9]*[.J9]" office:value-type="float" office:value="0.885161290322581" calcext:value-type="float">
            <text:p>0.885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2M40S" calcext:value-type="time">
            <text:p>11:42:40</text:p>
          </table:table-cell>
          <table:table-cell table:style-name="ce4" office:value-type="float" office:value="285.52" calcext:value-type="float">
            <text:p>285.5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0.9" calcext:value-type="float">
            <text:p>300.90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10]-[.B10])*0.018" office:value-type="float" office:value="0.27684" calcext:value-type="float">
            <text:p>0.28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1638" calcext:value-type="float">
            <text:p>3163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0]/((-1.83632+[.D10]*0.0128)/28)" office:value-type="float" office:value="3.84652639936483" calcext:value-type="float">
            <text:p>3.8465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0]*[.J10]" office:value-type="float" office:value="1.06487236840016" calcext:value-type="float">
            <text:p>1.0649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3M00S" calcext:value-type="time">
            <text:p>11:43:00</text:p>
          </table:table-cell>
          <table:table-cell table:style-name="ce4" office:value-type="float" office:value="285.09" calcext:value-type="float">
            <text:p>285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1.27" calcext:value-type="float">
            <text:p>301.27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11]-[.B11])*0.018" office:value-type="float" office:value="0.29124" calcext:value-type="float">
            <text:p>0.29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398" calcext:value-type="float">
            <text:p>3639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1]/((-1.83632+[.D11]*0.0128)/28)" office:value-type="float" office:value="4.03711800769926" calcext:value-type="float">
            <text:p>4.0371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1]*[.J11]" office:value-type="float" office:value="1.17577024856233" calcext:value-type="float">
            <text:p>1.175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3M20S" calcext:value-type="time">
            <text:p>11:43:20</text:p>
          </table:table-cell>
          <table:table-cell table:style-name="ce4" office:value-type="float" office:value="284.77" calcext:value-type="float">
            <text:p>284.7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1.52" calcext:value-type="float">
            <text:p>301.52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12]-[.B12])*0.018" office:value-type="float" office:value="0.3015" calcext:value-type="float">
            <text:p>0.30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327" calcext:value-type="float">
            <text:p>36327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2]/((-1.83632+[.D12]*0.0128)/28)" office:value-type="float" office:value="4.17272986096832" calcext:value-type="float">
            <text:p>4.1727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2]*[.J12]" office:value-type="float" office:value="1.25807805308195" calcext:value-type="float">
            <text:p>1.258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3M40S" calcext:value-type="time">
            <text:p>11:43:40</text:p>
          </table:table-cell>
          <table:table-cell table:style-name="ce4" office:value-type="float" office:value="284.46" calcext:value-type="float">
            <text:p>284.4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1.77" calcext:value-type="float">
            <text:p>301.77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13]-[.B13])*0.018" office:value-type="float" office:value="0.31158" calcext:value-type="float">
            <text:p>0.31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550" calcext:value-type="float">
            <text:p>36550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3]/((-1.83632+[.D13]*0.0128)/28)" office:value-type="float" office:value="4.30542614847686" calcext:value-type="float">
            <text:p>4.3054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3]*[.J13]" office:value-type="float" office:value="1.34148467934242" calcext:value-type="float">
            <text:p>1.3415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4M00S" calcext:value-type="time">
            <text:p>11:44:00</text:p>
          </table:table-cell>
          <table:table-cell table:style-name="ce4" office:value-type="float" office:value="284.4" calcext:value-type="float">
            <text:p>284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2.02" calcext:value-type="float">
            <text:p>302.02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14]-[.B14])*0.018" office:value-type="float" office:value="0.31716" calcext:value-type="float">
            <text:p>0.32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548" calcext:value-type="float">
            <text:p>3654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4]/((-1.83632+[.D14]*0.0128)/28)" office:value-type="float" office:value="4.37562083155953" calcext:value-type="float">
            <text:p>4.3756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4]*[.J14]" office:value-type="float" office:value="1.38777190293742" calcext:value-type="float">
            <text:p>1.387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4M20S" calcext:value-type="time">
            <text:p>11:44:20</text:p>
          </table:table-cell>
          <table:table-cell table:style-name="ce4" office:value-type="float" office:value="284.34" calcext:value-type="float">
            <text:p>284.3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2.21" calcext:value-type="float">
            <text:p>302.21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15]-[.B15])*0.018" office:value-type="float" office:value="0.32166" calcext:value-type="float">
            <text:p>0.32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5733" calcext:value-type="float">
            <text:p>3573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5]/((-1.83632+[.D15]*0.0128)/28)" office:value-type="float" office:value="4.43239263610451" calcext:value-type="float">
            <text:p>4.4324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5]*[.J15]" office:value-type="float" office:value="1.42572341532938" calcext:value-type="float">
            <text:p>1.4257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4M40S" calcext:value-type="time">
            <text:p>11:44:40</text:p>
          </table:table-cell>
          <table:table-cell table:style-name="ce4" office:value-type="float" office:value="284.4" calcext:value-type="float">
            <text:p>284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2.4" calcext:value-type="float">
            <text:p>302.40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16]-[.B16])*0.018" office:value-type="float" office:value="0.324" calcext:value-type="float">
            <text:p>0.32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086" calcext:value-type="float">
            <text:p>36086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6]/((-1.83632+[.D16]*0.0128)/28)" office:value-type="float" office:value="4.45930003932364" calcext:value-type="float">
            <text:p>4.459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6]*[.J16]" office:value-type="float" office:value="1.44481321274086" calcext:value-type="float">
            <text:p>1.444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5M00S" calcext:value-type="time">
            <text:p>11:45:00</text:p>
          </table:table-cell>
          <table:table-cell table:style-name="ce4" office:value-type="float" office:value="284.15" calcext:value-type="float">
            <text:p>284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2.59" calcext:value-type="float">
            <text:p>302.59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17]-[.B17])*0.018" office:value-type="float" office:value="0.33192" calcext:value-type="float">
            <text:p>0.33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748" calcext:value-type="float">
            <text:p>3674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7]/((-1.83632+[.D17]*0.0128)/28)" office:value-type="float" office:value="4.56285054437479" calcext:value-type="float">
            <text:p>4.562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7]*[.J17]" office:value-type="float" office:value="1.51450135268888" calcext:value-type="float">
            <text:p>1.5145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5M20S" calcext:value-type="time">
            <text:p>11:45:20</text:p>
          </table:table-cell>
          <table:table-cell table:style-name="ce4" office:value-type="float" office:value="284.02" calcext:value-type="float">
            <text:p>284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2.77" calcext:value-type="float">
            <text:p>302.77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18]-[.B18])*0.018" office:value-type="float" office:value="0.3375" calcext:value-type="float">
            <text:p>0.34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975" calcext:value-type="float">
            <text:p>3697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8]/((-1.83632+[.D18]*0.0128)/28)" office:value-type="float" office:value="4.63431571018314" calcext:value-type="float">
            <text:p>4.634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8]*[.J18]" office:value-type="float" office:value="1.56408155218681" calcext:value-type="float">
            <text:p>1.5641</text:p>
          </table:table-cell>
          <table:table-cell table:style-name="ce3" office:value-type="string" calcext:value-type="string">
            <text:p>W</text:p>
          </table:table-cell>
          <table:table-cell>
            <draw:frame table:end-cell-address="'Copy of prova2'.T36" table:end-x="33.17pt" table:end-y="5.22pt" draw:z-index="0" draw:name="Chart 5" draw:style-name="gr1" draw:text-style-name="P1" svg:width="449.97pt" svg:height="278.22pt" svg:x="4.08pt" svg:y="10.49pt">
              <draw:object draw:notify-on-update-of-ranges="'Copy of prova2'.A2:'Copy of prova2'.A94 'Copy of prova2'.F1:'Copy of prova2'.F1 'Copy of prova2'.F2:'Copy of prova2'.F94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>
            <draw:frame table:end-cell-address="'Copy of prova2'.Z36" table:end-x="28.69pt" table:end-y="5.22pt" draw:z-index="2" draw:name="Chart 7" draw:style-name="gr1" draw:text-style-name="P1" svg:width="449.97pt" svg:height="278.22pt" svg:x="69.76pt" svg:y="10.49pt">
              <draw:object draw:notify-on-update-of-ranges="'Copy of prova2'.A2:'Copy of prova2'.A94 'Copy of prova2'.L2:'Copy of prova2'.L94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6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5M40S" calcext:value-type="time">
            <text:p>11:45:40</text:p>
          </table:table-cell>
          <table:table-cell table:style-name="ce4" office:value-type="float" office:value="284.09" calcext:value-type="float">
            <text:p>284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2.96" calcext:value-type="float">
            <text:p>302.96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19]-[.B19])*0.018" office:value-type="float" office:value="0.33966" calcext:value-type="float">
            <text:p>0.34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7022" calcext:value-type="float">
            <text:p>37022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19]/((-1.83632+[.D19]*0.0128)/28)" office:value-type="float" office:value="4.65841941096256" calcext:value-type="float">
            <text:p>4.6584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19]*[.J19]" office:value-type="float" office:value="1.58227873712754" calcext:value-type="float">
            <text:p>1.5823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6M00S" calcext:value-type="time">
            <text:p>11:46:00</text:p>
          </table:table-cell>
          <table:table-cell table:style-name="ce4" office:value-type="float" office:value="284.21" calcext:value-type="float">
            <text:p>284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3.09" calcext:value-type="float">
            <text:p>303.09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20]-[.B20])*0.018" office:value-type="float" office:value="0.33984" calcext:value-type="float">
            <text:p>0.34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7331" calcext:value-type="float">
            <text:p>37331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0]/((-1.83632+[.D20]*0.0128)/28)" office:value-type="float" office:value="4.65709229299463" calcext:value-type="float">
            <text:p>4.6571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0]*[.J20]" office:value-type="float" office:value="1.58266624485129" calcext:value-type="float">
            <text:p>1.5827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6M20S" calcext:value-type="time">
            <text:p>11:46:20</text:p>
          </table:table-cell>
          <table:table-cell table:style-name="ce4" office:value-type="float" office:value="284.27" calcext:value-type="float">
            <text:p>284.2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3.27" calcext:value-type="float">
            <text:p>303.27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21]-[.B21])*0.018" office:value-type="float" office:value="0.342" calcext:value-type="float">
            <text:p>0.34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7552" calcext:value-type="float">
            <text:p>37552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1]/((-1.83632+[.D21]*0.0128)/28)" office:value-type="float" office:value="4.68141357570828" calcext:value-type="float">
            <text:p>4.6814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1]*[.J21]" office:value-type="float" office:value="1.60104344289223" calcext:value-type="float">
            <text:p>1.6010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6M40S" calcext:value-type="time">
            <text:p>11:46:40</text:p>
          </table:table-cell>
          <table:table-cell table:style-name="ce4" office:value-type="float" office:value="284.46" calcext:value-type="float">
            <text:p>284.4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3.46" calcext:value-type="float">
            <text:p>303.46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22]-[.B22])*0.018" office:value-type="float" office:value="0.342" calcext:value-type="float">
            <text:p>0.34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7593" calcext:value-type="float">
            <text:p>3759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2]/((-1.83632+[.D22]*0.0128)/28)" office:value-type="float" office:value="4.6758543102236" calcext:value-type="float">
            <text:p>4.675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2]*[.J22]" office:value-type="float" office:value="1.59914217409647" calcext:value-type="float">
            <text:p>1.599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7M00S" calcext:value-type="time">
            <text:p>11:47:00</text:p>
          </table:table-cell>
          <table:table-cell table:style-name="ce4" office:value-type="float" office:value="284.65" calcext:value-type="float">
            <text:p>284.6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3.59" calcext:value-type="float">
            <text:p>303.59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23]-[.B23])*0.018" office:value-type="float" office:value="0.34092" calcext:value-type="float">
            <text:p>0.34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7528" calcext:value-type="float">
            <text:p>3752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3]/((-1.83632+[.D23]*0.0128)/28)" office:value-type="float" office:value="4.65730433560756" calcext:value-type="float">
            <text:p>4.657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3]*[.J23]" office:value-type="float" office:value="1.58776819409533" calcext:value-type="float">
            <text:p>1.587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7M20S" calcext:value-type="time">
            <text:p>11:47:20</text:p>
          </table:table-cell>
          <table:table-cell table:style-name="ce4" office:value-type="float" office:value="284.52" calcext:value-type="float">
            <text:p>284.5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3.77" calcext:value-type="float">
            <text:p>303.77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24]-[.B24])*0.018" office:value-type="float" office:value="0.3465" calcext:value-type="float">
            <text:p>0.35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665" calcext:value-type="float">
            <text:p>3666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4]/((-1.83632+[.D24]*0.0128)/28)" office:value-type="float" office:value="4.72821764421503" calcext:value-type="float">
            <text:p>4.728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4]*[.J24]" office:value-type="float" office:value="1.63832741372051" calcext:value-type="float">
            <text:p>1.6383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7M40S" calcext:value-type="time">
            <text:p>11:47:40</text:p>
          </table:table-cell>
          <table:table-cell table:style-name="ce4" office:value-type="float" office:value="284.59" calcext:value-type="float">
            <text:p>284.5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3.96" calcext:value-type="float">
            <text:p>303.96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25]-[.B25])*0.018" office:value-type="float" office:value="0.34866" calcext:value-type="float">
            <text:p>0.35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914" calcext:value-type="float">
            <text:p>36914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5]/((-1.83632+[.D25]*0.0128)/28)" office:value-type="float" office:value="4.7520600009346" calcext:value-type="float">
            <text:p>4.7521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5]*[.J25]" office:value-type="float" office:value="1.65685323992586" calcext:value-type="float">
            <text:p>1.6569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8M00S" calcext:value-type="time">
            <text:p>11:48:00</text:p>
          </table:table-cell>
          <table:table-cell table:style-name="ce4" office:value-type="float" office:value="284.9" calcext:value-type="float">
            <text:p>284.9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4.09" calcext:value-type="float">
            <text:p>304.09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26]-[.B26])*0.018" office:value-type="float" office:value="0.34542" calcext:value-type="float">
            <text:p>0.35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7437" calcext:value-type="float">
            <text:p>37437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6]/((-1.83632+[.D26]*0.0128)/28)" office:value-type="float" office:value="4.70409020871271" calcext:value-type="float">
            <text:p>4.7041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6]*[.J26]" office:value-type="float" office:value="1.62488683989354" calcext:value-type="float">
            <text:p>1.6249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8M20S" calcext:value-type="time">
            <text:p>11:48:20</text:p>
          </table:table-cell>
          <table:table-cell table:style-name="ce4" office:value-type="float" office:value="285.21" calcext:value-type="float">
            <text:p>285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4.27" calcext:value-type="float">
            <text:p>304.27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27]-[.B27])*0.018" office:value-type="float" office:value="0.34308" calcext:value-type="float">
            <text:p>0.34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7696" calcext:value-type="float">
            <text:p>37696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7]/((-1.83632+[.D27]*0.0128)/28)" office:value-type="float" office:value="4.6669931439765" calcext:value-type="float">
            <text:p>4.667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7]*[.J27]" office:value-type="float" office:value="1.60115200783546" calcext:value-type="float">
            <text:p>1.601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8M40S" calcext:value-type="time">
            <text:p>11:48:40</text:p>
          </table:table-cell>
          <table:table-cell table:style-name="ce4" office:value-type="float" office:value="285.27" calcext:value-type="float">
            <text:p>285.2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4.46" calcext:value-type="float">
            <text:p>304.46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28]-[.B28])*0.018" office:value-type="float" office:value="0.34542" calcext:value-type="float">
            <text:p>0.35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7825" calcext:value-type="float">
            <text:p>3782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8]/((-1.83632+[.D28]*0.0128)/28)" office:value-type="float" office:value="4.69327939874843" calcext:value-type="float">
            <text:p>4.693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8]*[.J28]" office:value-type="float" office:value="1.62115256991568" calcext:value-type="float">
            <text:p>1.621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9M00S" calcext:value-type="time">
            <text:p>11:49:00</text:p>
          </table:table-cell>
          <table:table-cell table:style-name="ce4" office:value-type="float" office:value="285.4" calcext:value-type="float">
            <text:p>285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4.65" calcext:value-type="float">
            <text:p>304.65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29]-[.B29])*0.018" office:value-type="float" office:value="0.3465" calcext:value-type="float">
            <text:p>0.35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7950" calcext:value-type="float">
            <text:p>37950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29]/((-1.83632+[.D29]*0.0128)/28)" office:value-type="float" office:value="4.70240403257077" calcext:value-type="float">
            <text:p>4.7024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29]*[.J29]" office:value-type="float" office:value="1.62938299728577" calcext:value-type="float">
            <text:p>1.6294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9M20S" calcext:value-type="time">
            <text:p>11:49:20</text:p>
          </table:table-cell>
          <table:table-cell table:style-name="ce4" office:value-type="float" office:value="284.84" calcext:value-type="float">
            <text:p>284.8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4.77" calcext:value-type="float">
            <text:p>304.77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30]-[.B30])*0.018" office:value-type="float" office:value="0.35874" calcext:value-type="float">
            <text:p>0.36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8494" calcext:value-type="float">
            <text:p>38494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0]/((-1.83632+[.D30]*0.0128)/28)" office:value-type="float" office:value="4.86489313888071" calcext:value-type="float">
            <text:p>4.864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0]*[.J30]" office:value-type="float" office:value="1.74523176464207" calcext:value-type="float">
            <text:p>1.745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49M40S" calcext:value-type="time">
            <text:p>11:49:40</text:p>
          </table:table-cell>
          <table:table-cell table:style-name="ce4" office:value-type="float" office:value="284.71" calcext:value-type="float">
            <text:p>284.7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4.9" calcext:value-type="float">
            <text:p>304.90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31]-[.B31])*0.018" office:value-type="float" office:value="0.36342" calcext:value-type="float">
            <text:p>0.36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7891" calcext:value-type="float">
            <text:p>37891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1]/((-1.83632+[.D31]*0.0128)/28)" office:value-type="float" office:value="4.92439024390244" calcext:value-type="float">
            <text:p>4.9244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1]*[.J31]" office:value-type="float" office:value="1.78962190243903" calcext:value-type="float">
            <text:p>1.7896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0M00S" calcext:value-type="time">
            <text:p>11:50:00</text:p>
          </table:table-cell>
          <table:table-cell table:style-name="ce4" office:value-type="float" office:value="284.96" calcext:value-type="float">
            <text:p>284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4.96" calcext:value-type="float">
            <text:p>304.96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32]-[.B32])*0.018" office:value-type="float" office:value="0.36" calcext:value-type="float">
            <text:p>0.36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8464" calcext:value-type="float">
            <text:p>38464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2]/((-1.83632+[.D32]*0.0128)/28)" office:value-type="float" office:value="4.87623647424883" calcext:value-type="float">
            <text:p>4.876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2]*[.J32]" office:value-type="float" office:value="1.75544513072958" calcext:value-type="float">
            <text:p>1.7554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0M20S" calcext:value-type="time">
            <text:p>11:50:20</text:p>
          </table:table-cell>
          <table:table-cell table:style-name="ce4" office:value-type="float" office:value="284.96" calcext:value-type="float">
            <text:p>284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5.09" calcext:value-type="float">
            <text:p>305.09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33]-[.B33])*0.018" office:value-type="float" office:value="0.36234" calcext:value-type="float">
            <text:p>0.36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8868" calcext:value-type="float">
            <text:p>3886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3]/((-1.83632+[.D33]*0.0128)/28)" office:value-type="float" office:value="4.90398447046449" calcext:value-type="float">
            <text:p>4.904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3]*[.J33]" office:value-type="float" office:value="1.7769097330281" calcext:value-type="float">
            <text:p>1.7769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0M40S" calcext:value-type="time">
            <text:p>11:50:40</text:p>
          </table:table-cell>
          <table:table-cell table:style-name="ce4" office:value-type="float" office:value="285.09" calcext:value-type="float">
            <text:p>285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5.21" calcext:value-type="float">
            <text:p>305.21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34]-[.B34])*0.018" office:value-type="float" office:value="0.36216" calcext:value-type="float">
            <text:p>0.36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9057" calcext:value-type="float">
            <text:p>39057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4]/((-1.83632+[.D34]*0.0128)/28)" office:value-type="float" office:value="4.89791186880787" calcext:value-type="float">
            <text:p>4.897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4]*[.J34]" office:value-type="float" office:value="1.77382776240746" calcext:value-type="float">
            <text:p>1.773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1M00S" calcext:value-type="time">
            <text:p>11:51:00</text:p>
          </table:table-cell>
          <table:table-cell table:style-name="ce4" office:value-type="float" office:value="285.09" calcext:value-type="float">
            <text:p>285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5.34" calcext:value-type="float">
            <text:p>305.34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35]-[.B35])*0.018" office:value-type="float" office:value="0.3645" calcext:value-type="float">
            <text:p>0.36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8918" calcext:value-type="float">
            <text:p>3891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5]/((-1.83632+[.D35]*0.0128)/28)" office:value-type="float" office:value="4.92559960463931" calcext:value-type="float">
            <text:p>4.9256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5]*[.J35]" office:value-type="float" office:value="1.79538105589103" calcext:value-type="float">
            <text:p>1.7954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1M20S" calcext:value-type="time">
            <text:p>11:51:20</text:p>
          </table:table-cell>
          <table:table-cell table:style-name="ce4" office:value-type="float" office:value="285.27" calcext:value-type="float">
            <text:p>285.2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5.4" calcext:value-type="float">
            <text:p>305.40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36]-[.B36])*0.018" office:value-type="float" office:value="0.36234" calcext:value-type="float">
            <text:p>0.36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8428" calcext:value-type="float">
            <text:p>3842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6]/((-1.83632+[.D36]*0.0128)/28)" office:value-type="float" office:value="4.89459668081822" calcext:value-type="float">
            <text:p>4.8946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6]*[.J36]" office:value-type="float" office:value="1.77350816132767" calcext:value-type="float">
            <text:p>1.7735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1M40S" calcext:value-type="time">
            <text:p>11:51:40</text:p>
          </table:table-cell>
          <table:table-cell table:style-name="ce4" office:value-type="float" office:value="285.34" calcext:value-type="float">
            <text:p>285.3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5.59" calcext:value-type="float">
            <text:p>305.59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37]-[.B37])*0.018" office:value-type="float" office:value="0.3645" calcext:value-type="float">
            <text:p>0.36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8577" calcext:value-type="float">
            <text:p>38577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7]/((-1.83632+[.D37]*0.0128)/28)" office:value-type="float" office:value="4.91800434842948" calcext:value-type="float">
            <text:p>4.918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7]*[.J37]" office:value-type="float" office:value="1.79261258500255" calcext:value-type="float">
            <text:p>1.7926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2M00S" calcext:value-type="time">
            <text:p>11:52:00</text:p>
          </table:table-cell>
          <table:table-cell table:style-name="ce4" office:value-type="float" office:value="285.65" calcext:value-type="float">
            <text:p>285.6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5.71" calcext:value-type="float">
            <text:p>305.71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38]-[.B38])*0.018" office:value-type="float" office:value="0.36108" calcext:value-type="float">
            <text:p>0.36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8037" calcext:value-type="float">
            <text:p>38037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8]/((-1.83632+[.D38]*0.0128)/28)" office:value-type="float" office:value="4.8682568298433" calcext:value-type="float">
            <text:p>4.868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8]*[.J38]" office:value-type="float" office:value="1.75783017611982" calcext:value-type="float">
            <text:p>1.757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2M20S" calcext:value-type="time">
            <text:p>11:52:20</text:p>
          </table:table-cell>
          <table:table-cell table:style-name="ce4" office:value-type="float" office:value="285.96" calcext:value-type="float">
            <text:p>285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5.84" calcext:value-type="float">
            <text:p>305.84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39]-[.B39])*0.018" office:value-type="float" office:value="0.35784" calcext:value-type="float">
            <text:p>0.36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899" calcext:value-type="float">
            <text:p>3689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39]/((-1.83632+[.D39]*0.0128)/28)" office:value-type="float" office:value="4.82071099752121" calcext:value-type="float">
            <text:p>4.8207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39]*[.J39]" office:value-type="float" office:value="1.72504322335299" calcext:value-type="float">
            <text:p>1.7250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2M40S" calcext:value-type="time">
            <text:p>11:52:40</text:p>
          </table:table-cell>
          <table:table-cell table:style-name="ce4" office:value-type="float" office:value="286.21" calcext:value-type="float">
            <text:p>286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5.96" calcext:value-type="float">
            <text:p>305.96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40]-[.B40])*0.018" office:value-type="float" office:value="0.3555" calcext:value-type="float">
            <text:p>0.36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7552" calcext:value-type="float">
            <text:p>37552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0]/((-1.83632+[.D40]*0.0128)/28)" office:value-type="float" office:value="4.78565054846998" calcext:value-type="float">
            <text:p>4.7857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0]*[.J40]" office:value-type="float" office:value="1.70129876998108" calcext:value-type="float">
            <text:p>1.7013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3M00S" calcext:value-type="time">
            <text:p>11:53:00</text:p>
          </table:table-cell>
          <table:table-cell table:style-name="ce4" office:value-type="float" office:value="286.15" calcext:value-type="float">
            <text:p>286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09" calcext:value-type="float">
            <text:p>306.09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41]-[.B41])*0.018" office:value-type="float" office:value="0.35892" calcext:value-type="float">
            <text:p>0.36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7155" calcext:value-type="float">
            <text:p>3715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1]/((-1.83632+[.D41]*0.0128)/28)" office:value-type="float" office:value="4.82782739696546" calcext:value-type="float">
            <text:p>4.8278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1]*[.J41]" office:value-type="float" office:value="1.73280380931884" calcext:value-type="float">
            <text:p>1.732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3M20S" calcext:value-type="time">
            <text:p>11:53:20</text:p>
          </table:table-cell>
          <table:table-cell table:style-name="ce4" office:value-type="float" office:value="286.21" calcext:value-type="float">
            <text:p>286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15" calcext:value-type="float">
            <text:p>306.15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42]-[.B42])*0.018" office:value-type="float" office:value="0.35892" calcext:value-type="float">
            <text:p>0.36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7512" calcext:value-type="float">
            <text:p>37512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2]/((-1.83632+[.D42]*0.0128)/28)" office:value-type="float" office:value="4.82604686899731" calcext:value-type="float">
            <text:p>4.826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2]*[.J42]" office:value-type="float" office:value="1.73216474222052" calcext:value-type="float">
            <text:p>1.732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3M40S" calcext:value-type="time">
            <text:p>11:53:40</text:p>
          </table:table-cell>
          <table:table-cell table:style-name="ce4" office:value-type="float" office:value="286.27" calcext:value-type="float">
            <text:p>286.2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27" calcext:value-type="float">
            <text:p>306.27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43]-[.B43])*0.018" office:value-type="float" office:value="0.36" calcext:value-type="float">
            <text:p>0.36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7441" calcext:value-type="float">
            <text:p>37441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3]/((-1.83632+[.D43]*0.0128)/28)" office:value-type="float" office:value="4.83700075242234" calcext:value-type="float">
            <text:p>4.837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3]*[.J43]" office:value-type="float" office:value="1.74132027087204" calcext:value-type="float">
            <text:p>1.7413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4M00S" calcext:value-type="time">
            <text:p>11:54:00</text:p>
          </table:table-cell>
          <table:table-cell table:style-name="ce4" office:value-type="float" office:value="286.4" calcext:value-type="float">
            <text:p>286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4" calcext:value-type="float">
            <text:p>306.40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44]-[.B44])*0.018" office:value-type="float" office:value="0.36" calcext:value-type="float">
            <text:p>0.36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7410" calcext:value-type="float">
            <text:p>37410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4]/((-1.83632+[.D44]*0.0128)/28)" office:value-type="float" office:value="4.8331415420023" calcext:value-type="float">
            <text:p>4.8331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4]*[.J44]" office:value-type="float" office:value="1.73993095512083" calcext:value-type="float">
            <text:p>1.7399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4M20S" calcext:value-type="time">
            <text:p>11:54:20</text:p>
          </table:table-cell>
          <table:table-cell table:style-name="ce4" office:value-type="float" office:value="286.09" calcext:value-type="float">
            <text:p>286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46" calcext:value-type="float">
            <text:p>306.46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45]-[.B45])*0.018" office:value-type="float" office:value="0.36666" calcext:value-type="float">
            <text:p>0.37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7054" calcext:value-type="float">
            <text:p>37054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5]/((-1.83632+[.D45]*0.0128)/28)" office:value-type="float" office:value="4.92074264942714" calcext:value-type="float">
            <text:p>4.9207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5]*[.J45]" office:value-type="float" office:value="1.80423949983896" calcext:value-type="float">
            <text:p>1.804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4M40S" calcext:value-type="time">
            <text:p>11:54:40</text:p>
          </table:table-cell>
          <table:table-cell table:style-name="ce4" office:value-type="float" office:value="286.27" calcext:value-type="float">
            <text:p>286.2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59" calcext:value-type="float">
            <text:p>306.59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46]-[.B46])*0.018" office:value-type="float" office:value="0.36576" calcext:value-type="float">
            <text:p>0.37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866" calcext:value-type="float">
            <text:p>36866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6]/((-1.83632+[.D46]*0.0128)/28)" office:value-type="float" office:value="4.90475241758747" calcext:value-type="float">
            <text:p>4.9048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6]*[.J46]" office:value-type="float" office:value="1.79396224425679" calcext:value-type="float">
            <text:p>1.7940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5M00S" calcext:value-type="time">
            <text:p>11:55:00</text:p>
          </table:table-cell>
          <table:table-cell table:style-name="ce4" office:value-type="float" office:value="286.4" calcext:value-type="float">
            <text:p>286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71" calcext:value-type="float">
            <text:p>306.71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47]-[.B47])*0.018" office:value-type="float" office:value="0.36558" calcext:value-type="float">
            <text:p>0.37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530" calcext:value-type="float">
            <text:p>36530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7]/((-1.83632+[.D47]*0.0128)/28)" office:value-type="float" office:value="4.89873504954134" calcext:value-type="float">
            <text:p>4.8987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7]*[.J47]" office:value-type="float" office:value="1.79087955941132" calcext:value-type="float">
            <text:p>1.7909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5M20S" calcext:value-type="time">
            <text:p>11:55:20</text:p>
          </table:table-cell>
          <table:table-cell table:style-name="ce4" office:value-type="float" office:value="286.4" calcext:value-type="float">
            <text:p>286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77" calcext:value-type="float">
            <text:p>306.77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48]-[.B48])*0.018" office:value-type="float" office:value="0.36666" calcext:value-type="float">
            <text:p>0.37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234" calcext:value-type="float">
            <text:p>36234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8]/((-1.83632+[.D48]*0.0128)/28)" office:value-type="float" office:value="4.91140180334645" calcext:value-type="float">
            <text:p>4.9114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8]*[.J48]" office:value-type="float" office:value="1.80081458521501" calcext:value-type="float">
            <text:p>1.800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5M40S" calcext:value-type="time">
            <text:p>11:55:40</text:p>
          </table:table-cell>
          <table:table-cell table:style-name="ce4" office:value-type="float" office:value="286.34" calcext:value-type="float">
            <text:p>286.3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84" calcext:value-type="float">
            <text:p>306.84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49]-[.B49])*0.018" office:value-type="float" office:value="0.369" calcext:value-type="float">
            <text:p>0.37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047" calcext:value-type="float">
            <text:p>36047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49]/((-1.83632+[.D49]*0.0128)/28)" office:value-type="float" office:value="4.94062829949045" calcext:value-type="float">
            <text:p>4.9406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49]*[.J49]" office:value-type="float" office:value="1.82309184251197" calcext:value-type="float">
            <text:p>1.823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6M00S" calcext:value-type="time">
            <text:p>11:56:00</text:p>
          </table:table-cell>
          <table:table-cell table:style-name="ce4" office:value-type="float" office:value="286.15" calcext:value-type="float">
            <text:p>286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9" calcext:value-type="float">
            <text:p>306.90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50]-[.B50])*0.018" office:value-type="float" office:value="0.3735" calcext:value-type="float">
            <text:p>0.37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446" calcext:value-type="float">
            <text:p>36446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0]/((-1.83632+[.D50]*0.0128)/28)" office:value-type="float" office:value="4.99904397705545" calcext:value-type="float">
            <text:p>4.999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0]*[.J50]" office:value-type="float" office:value="1.86714292543021" calcext:value-type="float">
            <text:p>1.867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6M20S" calcext:value-type="time">
            <text:p>11:56:20</text:p>
          </table:table-cell>
          <table:table-cell table:style-name="ce4" office:value-type="float" office:value="285.46" calcext:value-type="float">
            <text:p>285.4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96" calcext:value-type="float">
            <text:p>306.96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51]-[.B51])*0.018" office:value-type="float" office:value="0.387" calcext:value-type="float">
            <text:p>0.39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500" calcext:value-type="float">
            <text:p>36500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1]/((-1.83632+[.D51]*0.0128)/28)" office:value-type="float" office:value="5.17783146531293" calcext:value-type="float">
            <text:p>5.1778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1]*[.J51]" office:value-type="float" office:value="2.0038207770761" calcext:value-type="float">
            <text:p>2.003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6M40S" calcext:value-type="time">
            <text:p>11:56:40</text:p>
          </table:table-cell>
          <table:table-cell table:style-name="ce4" office:value-type="float" office:value="285.15" calcext:value-type="float">
            <text:p>285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02" calcext:value-type="float">
            <text:p>307.02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52]-[.B52])*0.018" office:value-type="float" office:value="0.39366" calcext:value-type="float">
            <text:p>0.39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462" calcext:value-type="float">
            <text:p>36462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2]/((-1.83632+[.D52]*0.0128)/28)" office:value-type="float" office:value="5.26500619048347" calcext:value-type="float">
            <text:p>5.265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2]*[.J52]" office:value-type="float" office:value="2.07262233694572" calcext:value-type="float">
            <text:p>2.0726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7M00S" calcext:value-type="time">
            <text:p>11:57:00</text:p>
          </table:table-cell>
          <table:table-cell table:style-name="ce4" office:value-type="float" office:value="285.52" calcext:value-type="float">
            <text:p>285.5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02" calcext:value-type="float">
            <text:p>307.02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53]-[.B53])*0.018" office:value-type="float" office:value="0.387" calcext:value-type="float">
            <text:p>0.39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210" calcext:value-type="float">
            <text:p>36210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3]/((-1.83632+[.D53]*0.0128)/28)" office:value-type="float" office:value="5.17593201167785" calcext:value-type="float">
            <text:p>5.175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3]*[.J53]" office:value-type="float" office:value="2.00308568851933" calcext:value-type="float">
            <text:p>2.003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7M20S" calcext:value-type="time">
            <text:p>11:57:20</text:p>
          </table:table-cell>
          <table:table-cell table:style-name="ce4" office:value-type="float" office:value="285.59" calcext:value-type="float">
            <text:p>285.5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09" calcext:value-type="float">
            <text:p>307.09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54]-[.B54])*0.018" office:value-type="float" office:value="0.387" calcext:value-type="float">
            <text:p>0.39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013" calcext:value-type="float">
            <text:p>3601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4]/((-1.83632+[.D54]*0.0128)/28)" office:value-type="float" office:value="5.17371774304442" calcext:value-type="float">
            <text:p>5.1737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4]*[.J54]" office:value-type="float" office:value="2.00222876655819" calcext:value-type="float">
            <text:p>2.002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7M40S" calcext:value-type="time">
            <text:p>11:57:40</text:p>
          </table:table-cell>
          <table:table-cell table:style-name="ce4" office:value-type="float" office:value="285.52" calcext:value-type="float">
            <text:p>285.5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09" calcext:value-type="float">
            <text:p>307.09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55]-[.B55])*0.018" office:value-type="float" office:value="0.38826" calcext:value-type="float">
            <text:p>0.39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683" calcext:value-type="float">
            <text:p>3668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5]/((-1.83632+[.D55]*0.0128)/28)" office:value-type="float" office:value="5.19056240546363" calcext:value-type="float">
            <text:p>5.1906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5]*[.J55]" office:value-type="float" office:value="2.01528775954531" calcext:value-type="float">
            <text:p>2.0153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8M00S" calcext:value-type="time">
            <text:p>11:58:00</text:p>
          </table:table-cell>
          <table:table-cell table:style-name="ce4" office:value-type="float" office:value="285.34" calcext:value-type="float">
            <text:p>285.3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15" calcext:value-type="float">
            <text:p>307.15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56]-[.B56])*0.018" office:value-type="float" office:value="0.39258" calcext:value-type="float">
            <text:p>0.39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829" calcext:value-type="float">
            <text:p>3682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6]/((-1.83632+[.D56]*0.0128)/28)" office:value-type="float" office:value="5.24639175257732" calcext:value-type="float">
            <text:p>5.2464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6]*[.J56]" office:value-type="float" office:value="2.05962847422681" calcext:value-type="float">
            <text:p>2.0596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8M20S" calcext:value-type="time">
            <text:p>11:58:20</text:p>
          </table:table-cell>
          <table:table-cell table:style-name="ce4" office:value-type="float" office:value="285.15" calcext:value-type="float">
            <text:p>285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15" calcext:value-type="float">
            <text:p>307.15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57]-[.B57])*0.018" office:value-type="float" office:value="0.396" calcext:value-type="float">
            <text:p>0.40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385" calcext:value-type="float">
            <text:p>3638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7]/((-1.83632+[.D57]*0.0128)/28)" office:value-type="float" office:value="5.29209621993127" calcext:value-type="float">
            <text:p>5.2921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7]*[.J57]" office:value-type="float" office:value="2.09567010309278" calcext:value-type="float">
            <text:p>2.0957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8M40S" calcext:value-type="time">
            <text:p>11:58:40</text:p>
          </table:table-cell>
          <table:table-cell table:style-name="ce4" office:value-type="float" office:value="285.02" calcext:value-type="float">
            <text:p>285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1" calcext:value-type="float">
            <text:p>307.21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58]-[.B58])*0.018" office:value-type="float" office:value="0.39942" calcext:value-type="float">
            <text:p>0.40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576" calcext:value-type="float">
            <text:p>36576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8]/((-1.83632+[.D58]*0.0128)/28)" office:value-type="float" office:value="5.33584482205835" calcext:value-type="float">
            <text:p>5.3358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8]*[.J58]" office:value-type="float" office:value="2.13124313882655" calcext:value-type="float">
            <text:p>2.131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9M00S" calcext:value-type="time">
            <text:p>11:59:00</text:p>
          </table:table-cell>
          <table:table-cell table:style-name="ce4" office:value-type="float" office:value="284.52" calcext:value-type="float">
            <text:p>284.5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1" calcext:value-type="float">
            <text:p>307.21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59]-[.B59])*0.018" office:value-type="float" office:value="0.40842" calcext:value-type="float">
            <text:p>0.41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409" calcext:value-type="float">
            <text:p>3640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59]/((-1.83632+[.D59]*0.0128)/28)" office:value-type="float" office:value="5.45607566527733" calcext:value-type="float">
            <text:p>5.4561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59]*[.J59]" office:value-type="float" office:value="2.22837042321257" calcext:value-type="float">
            <text:p>2.2284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9M20S" calcext:value-type="time">
            <text:p>11:59:20</text:p>
          </table:table-cell>
          <table:table-cell table:style-name="ce4" office:value-type="float" office:value="284.34" calcext:value-type="float">
            <text:p>284.3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1" calcext:value-type="float">
            <text:p>307.21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60]-[.B60])*0.018" office:value-type="float" office:value="0.41166" calcext:value-type="float">
            <text:p>0.41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546" calcext:value-type="float">
            <text:p>36546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0]/((-1.83632+[.D60]*0.0128)/28)" office:value-type="float" office:value="5.49935876883617" calcext:value-type="float">
            <text:p>5.4994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0]*[.J60]" office:value-type="float" office:value="2.2638660307791" calcext:value-type="float">
            <text:p>2.2639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1H59M40S" calcext:value-type="time">
            <text:p>11:59:40</text:p>
          </table:table-cell>
          <table:table-cell table:style-name="ce4" office:value-type="float" office:value="284.52" calcext:value-type="float">
            <text:p>284.5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1" calcext:value-type="float">
            <text:p>307.21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61]-[.B61])*0.018" office:value-type="float" office:value="0.40842" calcext:value-type="float">
            <text:p>0.41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069" calcext:value-type="float">
            <text:p>3606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1]/((-1.83632+[.D61]*0.0128)/28)" office:value-type="float" office:value="5.45607566527733" calcext:value-type="float">
            <text:p>5.4561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1]*[.J61]" office:value-type="float" office:value="2.22837042321257" calcext:value-type="float">
            <text:p>2.2284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0M00S" calcext:value-type="time">
            <text:p>12:00:00</text:p>
          </table:table-cell>
          <table:table-cell table:style-name="ce4" office:value-type="float" office:value="284.4" calcext:value-type="float">
            <text:p>284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1" calcext:value-type="float">
            <text:p>307.21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62]-[.B62])*0.018" office:value-type="float" office:value="0.41058" calcext:value-type="float">
            <text:p>0.41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021" calcext:value-type="float">
            <text:p>36021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2]/((-1.83632+[.D62]*0.0128)/28)" office:value-type="float" office:value="5.48493106764989" calcext:value-type="float">
            <text:p>5.484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2]*[.J62]" office:value-type="float" office:value="2.25200299775569" calcext:value-type="float">
            <text:p>2.2520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0M20S" calcext:value-type="time">
            <text:p>12:00:20</text:p>
          </table:table-cell>
          <table:table-cell table:style-name="ce4" office:value-type="float" office:value="284.71" calcext:value-type="float">
            <text:p>284.7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1" calcext:value-type="float">
            <text:p>307.21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63]-[.B63])*0.018" office:value-type="float" office:value="0.405" calcext:value-type="float">
            <text:p>0.41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208" calcext:value-type="float">
            <text:p>3620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3]/((-1.83632+[.D63]*0.0128)/28)" office:value-type="float" office:value="5.41038794485412" calcext:value-type="float">
            <text:p>5.4104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3]*[.J63]" office:value-type="float" office:value="2.19120711766592" calcext:value-type="float">
            <text:p>2.191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0M40S" calcext:value-type="time">
            <text:p>12:00:40</text:p>
          </table:table-cell>
          <table:table-cell table:style-name="ce4" office:value-type="float" office:value="284.9" calcext:value-type="float">
            <text:p>284.9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7" calcext:value-type="float">
            <text:p>307.27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64]-[.B64])*0.018" office:value-type="float" office:value="0.40266" calcext:value-type="float">
            <text:p>0.40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263" calcext:value-type="float">
            <text:p>3626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4]/((-1.83632+[.D64]*0.0128)/28)" office:value-type="float" office:value="5.37715763930223" calcext:value-type="float">
            <text:p>5.377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4]*[.J64]" office:value-type="float" office:value="2.16516629504144" calcext:value-type="float">
            <text:p>2.165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1M00S" calcext:value-type="time">
            <text:p>12:01:00</text:p>
          </table:table-cell>
          <table:table-cell table:style-name="ce4" office:value-type="float" office:value="284.65" calcext:value-type="float">
            <text:p>284.6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7" calcext:value-type="float">
            <text:p>307.27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65]-[.B65])*0.018" office:value-type="float" office:value="0.40716" calcext:value-type="float">
            <text:p>0.41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360" calcext:value-type="float">
            <text:p>36360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5]/((-1.83632+[.D65]*0.0128)/28)" office:value-type="float" office:value="5.43725104161898" calcext:value-type="float">
            <text:p>5.437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5]*[.J65]" office:value-type="float" office:value="2.21383113410558" calcext:value-type="float">
            <text:p>2.213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1M20S" calcext:value-type="time">
            <text:p>12:01:20</text:p>
          </table:table-cell>
          <table:table-cell table:style-name="ce4" office:value-type="float" office:value="284.46" calcext:value-type="float">
            <text:p>284.4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7" calcext:value-type="float">
            <text:p>307.27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66]-[.B66])*0.018" office:value-type="float" office:value="0.41058" calcext:value-type="float">
            <text:p>0.41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427" calcext:value-type="float">
            <text:p>36427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6]/((-1.83632+[.D66]*0.0128)/28)" office:value-type="float" office:value="5.4829220273797" calcext:value-type="float">
            <text:p>5.482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6]*[.J66]" office:value-type="float" office:value="2.25117812600156" calcext:value-type="float">
            <text:p>2.251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1M40S" calcext:value-type="time">
            <text:p>12:01:40</text:p>
          </table:table-cell>
          <table:table-cell table:style-name="ce4" office:value-type="float" office:value="284.71" calcext:value-type="float">
            <text:p>284.7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7" calcext:value-type="float">
            <text:p>307.27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67]-[.B67])*0.018" office:value-type="float" office:value="0.40608" calcext:value-type="float">
            <text:p>0.41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231" calcext:value-type="float">
            <text:p>36231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7]/((-1.83632+[.D67]*0.0128)/28)" office:value-type="float" office:value="5.42282862506296" calcext:value-type="float">
            <text:p>5.4228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7]*[.J67]" office:value-type="float" office:value="2.20210224806557" calcext:value-type="float">
            <text:p>2.202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2M00S" calcext:value-type="time">
            <text:p>12:02:00</text:p>
          </table:table-cell>
          <table:table-cell table:style-name="ce4" office:value-type="float" office:value="284.9" calcext:value-type="float">
            <text:p>284.9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7" calcext:value-type="float">
            <text:p>307.27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68]-[.B68])*0.018" office:value-type="float" office:value="0.40266" calcext:value-type="float">
            <text:p>0.40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552" calcext:value-type="float">
            <text:p>36552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8]/((-1.83632+[.D68]*0.0128)/28)" office:value-type="float" office:value="5.37715763930223" calcext:value-type="float">
            <text:p>5.377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8]*[.J68]" office:value-type="float" office:value="2.16516629504144" calcext:value-type="float">
            <text:p>2.165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2M20S" calcext:value-type="time">
            <text:p>12:02:20</text:p>
          </table:table-cell>
          <table:table-cell table:style-name="ce4" office:value-type="float" office:value="284.96" calcext:value-type="float">
            <text:p>284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34" calcext:value-type="float">
            <text:p>307.34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69]-[.B69])*0.018" office:value-type="float" office:value="0.40284" calcext:value-type="float">
            <text:p>0.40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705" calcext:value-type="float">
            <text:p>3670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69]/((-1.83632+[.D69]*0.0128)/28)" office:value-type="float" office:value="5.37726350475203" calcext:value-type="float">
            <text:p>5.377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69]*[.J69]" office:value-type="float" office:value="2.16617683025431" calcext:value-type="float">
            <text:p>2.166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2M40S" calcext:value-type="time">
            <text:p>12:02:40</text:p>
          </table:table-cell>
          <table:table-cell table:style-name="ce4" office:value-type="float" office:value="285.02" calcext:value-type="float">
            <text:p>285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34" calcext:value-type="float">
            <text:p>307.34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70]-[.B70])*0.018" office:value-type="float" office:value="0.40176" calcext:value-type="float">
            <text:p>0.40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421" calcext:value-type="float">
            <text:p>36421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0]/((-1.83632+[.D70]*0.0128)/28)" office:value-type="float" office:value="5.36284724870712" calcext:value-type="float">
            <text:p>5.3628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0]*[.J70]" office:value-type="float" office:value="2.15457751064057" calcext:value-type="float">
            <text:p>2.1546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3M00S" calcext:value-type="time">
            <text:p>12:03:00</text:p>
          </table:table-cell>
          <table:table-cell table:style-name="ce4" office:value-type="float" office:value="285.02" calcext:value-type="float">
            <text:p>285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34" calcext:value-type="float">
            <text:p>307.34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71]-[.B71])*0.018" office:value-type="float" office:value="0.40176" calcext:value-type="float">
            <text:p>0.40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754" calcext:value-type="float">
            <text:p>36754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1]/((-1.83632+[.D71]*0.0128)/28)" office:value-type="float" office:value="5.36284724870712" calcext:value-type="float">
            <text:p>5.3628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1]*[.J71]" office:value-type="float" office:value="2.15457751064057" calcext:value-type="float">
            <text:p>2.1546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3M20S" calcext:value-type="time">
            <text:p>12:03:20</text:p>
          </table:table-cell>
          <table:table-cell table:style-name="ce4" office:value-type="float" office:value="285.34" calcext:value-type="float">
            <text:p>285.3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4" calcext:value-type="float">
            <text:p>307.40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72]-[.B72])*0.018" office:value-type="float" office:value="0.39708" calcext:value-type="float">
            <text:p>0.40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465" calcext:value-type="float">
            <text:p>3646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2]/((-1.83632+[.D72]*0.0128)/28)" office:value-type="float" office:value="5.29843690430805" calcext:value-type="float">
            <text:p>5.2984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2]*[.J72]" office:value-type="float" office:value="2.10390332596264" calcext:value-type="float">
            <text:p>2.1039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3M40S" calcext:value-type="time">
            <text:p>12:03:40</text:p>
          </table:table-cell>
          <table:table-cell table:style-name="ce4" office:value-type="float" office:value="285.4" calcext:value-type="float">
            <text:p>285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46" calcext:value-type="float">
            <text:p>307.46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73]-[.B73])*0.018" office:value-type="float" office:value="0.39708" calcext:value-type="float">
            <text:p>0.40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135" calcext:value-type="float">
            <text:p>3613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3]/((-1.83632+[.D73]*0.0128)/28)" office:value-type="float" office:value="5.29649842223205" calcext:value-type="float">
            <text:p>5.2965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3]*[.J73]" office:value-type="float" office:value="2.1031335934999" calcext:value-type="float">
            <text:p>2.103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4M00S" calcext:value-type="time">
            <text:p>12:04:00</text:p>
          </table:table-cell>
          <table:table-cell table:style-name="ce4" office:value-type="float" office:value="284.71" calcext:value-type="float">
            <text:p>284.7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46" calcext:value-type="float">
            <text:p>307.46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74]-[.B74])*0.018" office:value-type="float" office:value="0.4095" calcext:value-type="float">
            <text:p>0.41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065" calcext:value-type="float">
            <text:p>3606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4]/((-1.83632+[.D74]*0.0128)/28)" office:value-type="float" office:value="5.46216405737893" calcext:value-type="float">
            <text:p>5.462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4]*[.J74]" office:value-type="float" office:value="2.23675618149667" calcext:value-type="float">
            <text:p>2.236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4M20S" calcext:value-type="time">
            <text:p>12:04:20</text:p>
          </table:table-cell>
          <table:table-cell table:style-name="ce4" office:value-type="float" office:value="284.59" calcext:value-type="float">
            <text:p>284.5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46" calcext:value-type="float">
            <text:p>307.46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75]-[.B75])*0.018" office:value-type="float" office:value="0.41166" calcext:value-type="float">
            <text:p>0.41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259" calcext:value-type="float">
            <text:p>3625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5]/((-1.83632+[.D75]*0.0128)/28)" office:value-type="float" office:value="5.49097547218708" calcext:value-type="float">
            <text:p>5.491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5]*[.J75]" office:value-type="float" office:value="2.26041496288053" calcext:value-type="float">
            <text:p>2.2604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4M40S" calcext:value-type="time">
            <text:p>12:04:40</text:p>
          </table:table-cell>
          <table:table-cell table:style-name="ce4" office:value-type="float" office:value="284.59" calcext:value-type="float">
            <text:p>284.5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46" calcext:value-type="float">
            <text:p>307.46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76]-[.B76])*0.018" office:value-type="float" office:value="0.41166" calcext:value-type="float">
            <text:p>0.41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372" calcext:value-type="float">
            <text:p>36372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6]/((-1.83632+[.D76]*0.0128)/28)" office:value-type="float" office:value="5.49097547218708" calcext:value-type="float">
            <text:p>5.491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6]*[.J76]" office:value-type="float" office:value="2.26041496288053" calcext:value-type="float">
            <text:p>2.2604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5M00S" calcext:value-type="time">
            <text:p>12:05:00</text:p>
          </table:table-cell>
          <table:table-cell table:style-name="ce4" office:value-type="float" office:value="284.21" calcext:value-type="float">
            <text:p>284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52" calcext:value-type="float">
            <text:p>307.52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77]-[.B77])*0.018" office:value-type="float" office:value="0.41958" calcext:value-type="float">
            <text:p>0.42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373" calcext:value-type="float">
            <text:p>3637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7]/((-1.83632+[.D77]*0.0128)/28)" office:value-type="float" office:value="5.59457050119623" calcext:value-type="float">
            <text:p>5.5946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7]*[.J77]" office:value-type="float" office:value="2.34736989089191" calcext:value-type="float">
            <text:p>2.3474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5M20S" calcext:value-type="time">
            <text:p>12:05:20</text:p>
          </table:table-cell>
          <table:table-cell table:style-name="ce4" office:value-type="float" office:value="284.34" calcext:value-type="float">
            <text:p>284.3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46" calcext:value-type="float">
            <text:p>307.46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78]-[.B78])*0.018" office:value-type="float" office:value="0.41616" calcext:value-type="float">
            <text:p>0.42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415" calcext:value-type="float">
            <text:p>3641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8]/((-1.83632+[.D78]*0.0128)/28)" office:value-type="float" office:value="5.5509992530374" calcext:value-type="float">
            <text:p>5.551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8]*[.J78]" office:value-type="float" office:value="2.31010384914404" calcext:value-type="float">
            <text:p>2.310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5M40S" calcext:value-type="time">
            <text:p>12:05:40</text:p>
          </table:table-cell>
          <table:table-cell table:style-name="ce4" office:value-type="float" office:value="284.52" calcext:value-type="float">
            <text:p>284.5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46" calcext:value-type="float">
            <text:p>307.46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79]-[.B79])*0.018" office:value-type="float" office:value="0.41292" calcext:value-type="float">
            <text:p>0.41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023" calcext:value-type="float">
            <text:p>36023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79]/((-1.83632+[.D79]*0.0128)/28)" office:value-type="float" office:value="5.50778213082517" calcext:value-type="float">
            <text:p>5.5078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79]*[.J79]" office:value-type="float" office:value="2.27427339746033" calcext:value-type="float">
            <text:p>2.2743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6M00S" calcext:value-type="time">
            <text:p>12:06:00</text:p>
          </table:table-cell>
          <table:table-cell table:style-name="ce4" office:value-type="float" office:value="284.59" calcext:value-type="float">
            <text:p>284.5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4" calcext:value-type="float">
            <text:p>307.40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80]-[.B80])*0.018" office:value-type="float" office:value="0.41058" calcext:value-type="float">
            <text:p>0.41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6185" calcext:value-type="float">
            <text:p>3618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0]/((-1.83632+[.D80]*0.0128)/28)" office:value-type="float" office:value="5.47857415173466" calcext:value-type="float">
            <text:p>5.4786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0]*[.J80]" office:value-type="float" office:value="2.24939297521922" calcext:value-type="float">
            <text:p>2.2494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6M20S" calcext:value-type="time">
            <text:p>12:06:20</text:p>
          </table:table-cell>
          <table:table-cell table:style-name="ce4" office:value-type="float" office:value="284.59" calcext:value-type="float">
            <text:p>284.5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4" calcext:value-type="float">
            <text:p>307.40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81]-[.B81])*0.018" office:value-type="float" office:value="0.41058" calcext:value-type="float">
            <text:p>0.41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5938" calcext:value-type="float">
            <text:p>3593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1]/((-1.83632+[.D81]*0.0128)/28)" office:value-type="float" office:value="5.47857415173466" calcext:value-type="float">
            <text:p>5.4786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1]*[.J81]" office:value-type="float" office:value="2.24939297521922" calcext:value-type="float">
            <text:p>2.2494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6M40S" calcext:value-type="time">
            <text:p>12:06:40</text:p>
          </table:table-cell>
          <table:table-cell table:style-name="ce4" office:value-type="float" office:value="284.96" calcext:value-type="float">
            <text:p>284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34" calcext:value-type="float">
            <text:p>307.34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82]-[.B82])*0.018" office:value-type="float" office:value="0.40284" calcext:value-type="float">
            <text:p>0.40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5294" calcext:value-type="float">
            <text:p>35294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2]/((-1.83632+[.D82]*0.0128)/28)" office:value-type="float" office:value="5.37726350475203" calcext:value-type="float">
            <text:p>5.377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2]*[.J82]" office:value-type="float" office:value="2.16617683025431" calcext:value-type="float">
            <text:p>2.166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7M00S" calcext:value-type="time">
            <text:p>12:07:00</text:p>
          </table:table-cell>
          <table:table-cell table:style-name="ce4" office:value-type="float" office:value="285.02" calcext:value-type="float">
            <text:p>285.02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34" calcext:value-type="float">
            <text:p>307.34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83]-[.B83])*0.018" office:value-type="float" office:value="0.40176" calcext:value-type="float">
            <text:p>0.40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5455" calcext:value-type="float">
            <text:p>35455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3]/((-1.83632+[.D83]*0.0128)/28)" office:value-type="float" office:value="5.36284724870712" calcext:value-type="float">
            <text:p>5.3628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3]*[.J83]" office:value-type="float" office:value="2.15457751064057" calcext:value-type="float">
            <text:p>2.1546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7M20S" calcext:value-type="time">
            <text:p>12:07:20</text:p>
          </table:table-cell>
          <table:table-cell table:style-name="ce4" office:value-type="float" office:value="285.15" calcext:value-type="float">
            <text:p>285.15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7" calcext:value-type="float">
            <text:p>307.27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84]-[.B84])*0.018" office:value-type="float" office:value="0.39816" calcext:value-type="float">
            <text:p>0.40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5381" calcext:value-type="float">
            <text:p>35381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4]/((-1.83632+[.D84]*0.0128)/28)" office:value-type="float" office:value="5.31706423698549" calcext:value-type="float">
            <text:p>5.3171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4]*[.J84]" office:value-type="float" office:value="2.11704229659814" calcext:value-type="float">
            <text:p>2.1170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7M40S" calcext:value-type="time">
            <text:p>12:07:40</text:p>
          </table:table-cell>
          <table:table-cell table:style-name="ce4" office:value-type="float" office:value="285.4" calcext:value-type="float">
            <text:p>285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7" calcext:value-type="float">
            <text:p>307.27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85]-[.B85])*0.018" office:value-type="float" office:value="0.39366" calcext:value-type="float">
            <text:p>0.39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5189" calcext:value-type="float">
            <text:p>3518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5]/((-1.83632+[.D85]*0.0128)/28)" office:value-type="float" office:value="5.25697083466874" calcext:value-type="float">
            <text:p>5.257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5]*[.J85]" office:value-type="float" office:value="2.0694591387757" calcext:value-type="float">
            <text:p>2.0695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8M00S" calcext:value-type="time">
            <text:p>12:08:00</text:p>
          </table:table-cell>
          <table:table-cell table:style-name="ce4" office:value-type="float" office:value="285.4" calcext:value-type="float">
            <text:p>285.4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7" calcext:value-type="float">
            <text:p>307.27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86]-[.B86])*0.018" office:value-type="float" office:value="0.39366" calcext:value-type="float">
            <text:p>0.39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4664" calcext:value-type="float">
            <text:p>34664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6]/((-1.83632+[.D86]*0.0128)/28)" office:value-type="float" office:value="5.25697083466874" calcext:value-type="float">
            <text:p>5.2570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6]*[.J86]" office:value-type="float" office:value="2.0694591387757" calcext:value-type="float">
            <text:p>2.0695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8M20S" calcext:value-type="time">
            <text:p>12:08:20</text:p>
          </table:table-cell>
          <table:table-cell table:style-name="ce4" office:value-type="float" office:value="285.34" calcext:value-type="float">
            <text:p>285.3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1" calcext:value-type="float">
            <text:p>307.21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87]-[.B87])*0.018" office:value-type="float" office:value="0.39366" calcext:value-type="float">
            <text:p>0.39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4598" calcext:value-type="float">
            <text:p>3459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7]/((-1.83632+[.D87]*0.0128)/28)" office:value-type="float" office:value="5.25889708239821" calcext:value-type="float">
            <text:p>5.2589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7]*[.J87]" office:value-type="float" office:value="2.07021742545688" calcext:value-type="float">
            <text:p>2.070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8M40S" calcext:value-type="time">
            <text:p>12:08:40</text:p>
          </table:table-cell>
          <table:table-cell table:style-name="ce4" office:value-type="float" office:value="285.27" calcext:value-type="float">
            <text:p>285.2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21" calcext:value-type="float">
            <text:p>307.21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88]-[.B88])*0.018" office:value-type="float" office:value="0.39492" calcext:value-type="float">
            <text:p>0.39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4572" calcext:value-type="float">
            <text:p>34572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8]/((-1.83632+[.D88]*0.0128)/28)" office:value-type="float" office:value="5.27572940044886" calcext:value-type="float">
            <text:p>5.2757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8]*[.J88]" office:value-type="float" office:value="2.08349105482526" calcext:value-type="float">
            <text:p>2.0835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9M00S" calcext:value-type="time">
            <text:p>12:09:00</text:p>
          </table:table-cell>
          <table:table-cell table:style-name="ce4" office:value-type="float" office:value="285.27" calcext:value-type="float">
            <text:p>285.27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15" calcext:value-type="float">
            <text:p>307.15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89]-[.B89])*0.018" office:value-type="float" office:value="0.39384" calcext:value-type="float">
            <text:p>0.39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4356" calcext:value-type="float">
            <text:p>34356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89]/((-1.83632+[.D89]*0.0128)/28)" office:value-type="float" office:value="5.26323024054983" calcext:value-type="float">
            <text:p>5.263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89]*[.J89]" office:value-type="float" office:value="2.07287059793814" calcext:value-type="float">
            <text:p>2.0729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9M20S" calcext:value-type="time">
            <text:p>12:09:20</text:p>
          </table:table-cell>
          <table:table-cell table:style-name="ce4" office:value-type="float" office:value="285.21" calcext:value-type="float">
            <text:p>285.21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09" calcext:value-type="float">
            <text:p>307.09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90]-[.B90])*0.018" office:value-type="float" office:value="0.39384" calcext:value-type="float">
            <text:p>0.39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3829" calcext:value-type="float">
            <text:p>33829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90]/((-1.83632+[.D90]*0.0128)/28)" office:value-type="float" office:value="5.26516019617729" calcext:value-type="float">
            <text:p>5.2652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90]*[.J90]" office:value-type="float" office:value="2.07363069166246" calcext:value-type="float">
            <text:p>2.0736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09M40S" calcext:value-type="time">
            <text:p>12:09:40</text:p>
          </table:table-cell>
          <table:table-cell table:style-name="ce4" office:value-type="float" office:value="284.96" calcext:value-type="float">
            <text:p>284.96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7.02" calcext:value-type="float">
            <text:p>307.02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91]-[.B91])*0.018" office:value-type="float" office:value="0.39708" calcext:value-type="float">
            <text:p>0.40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3501" calcext:value-type="float">
            <text:p>33501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91]/((-1.83632+[.D91]*0.0128)/28)" office:value-type="float" office:value="5.31074698500527" calcext:value-type="float">
            <text:p>5.3107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91]*[.J91]" office:value-type="float" office:value="2.10879141280589" calcext:value-type="float">
            <text:p>2.1088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10M00S" calcext:value-type="time">
            <text:p>12:10:00</text:p>
          </table:table-cell>
          <table:table-cell table:style-name="ce4" office:value-type="float" office:value="284.84" calcext:value-type="float">
            <text:p>284.84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96" calcext:value-type="float">
            <text:p>306.96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92]-[.B92])*0.018" office:value-type="float" office:value="0.39816" calcext:value-type="float">
            <text:p>0.40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3148" calcext:value-type="float">
            <text:p>3314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92]/((-1.83632+[.D92]*0.0128)/28)" office:value-type="float" office:value="5.32714567501032" calcext:value-type="float">
            <text:p>5.3271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92]*[.J92]" office:value-type="float" office:value="2.12105632196211" calcext:value-type="float">
            <text:p>2.1211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10M20S" calcext:value-type="time">
            <text:p>12:10:20</text:p>
          </table:table-cell>
          <table:table-cell table:style-name="ce4" office:value-type="float" office:value="284.9" calcext:value-type="float">
            <text:p>284.90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84" calcext:value-type="float">
            <text:p>306.84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93]-[.B93])*0.018" office:value-type="float" office:value="0.39492" calcext:value-type="float">
            <text:p>0.39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3617" calcext:value-type="float">
            <text:p>33617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93]/((-1.83632+[.D93]*0.0128)/28)" office:value-type="float" office:value="5.28767731174733" calcext:value-type="float">
            <text:p>5.2877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93]*[.J93]" office:value-type="float" office:value="2.08820952395526" calcext:value-type="float">
            <text:p>2.0882</text:p>
          </table:table-cell>
          <table:table-cell table:style-name="ce3" office:value-type="string" calcext:value-type="string">
            <text:p>W</text:p>
          </table:table-cell>
          <table:table-cell table:number-columns-repeated="12"/>
          <table:table-cell table:style-name="ce3"/>
          <table:table-cell table:number-columns-repeated="998"/>
        </table:table-row>
        <table:table-row table:style-name="ro1">
          <table:table-cell table:style-name="ce2" office:value-type="time" office:time-value="PT12H10M40S" calcext:value-type="time">
            <text:p>12:10:40</text:p>
          </table:table-cell>
          <table:table-cell table:style-name="ce4" office:value-type="float" office:value="285.09" calcext:value-type="float">
            <text:p>285.09</text:p>
          </table:table-cell>
          <table:table-cell table:style-name="ce3" office:value-type="string" calcext:value-type="string">
            <text:p>K</text:p>
          </table:table-cell>
          <table:table-cell table:style-name="ce4" office:value-type="float" office:value="306.77" calcext:value-type="float">
            <text:p>306.77</text:p>
          </table:table-cell>
          <table:table-cell table:style-name="ce3" office:value-type="string" calcext:value-type="string">
            <text:p>K</text:p>
          </table:table-cell>
          <table:table-cell table:style-name="ce5" table:formula="of:=([.D94]-[.B94])*0.018" office:value-type="float" office:value="0.39024" calcext:value-type="float">
            <text:p>0.39</text:p>
          </table:table-cell>
          <table:table-cell table:style-name="ce3" office:value-type="string" calcext:value-type="string">
            <text:p>V</text:p>
          </table:table-cell>
          <table:table-cell table:style-name="ce3" office:value-type="float" office:value="33828" calcext:value-type="float">
            <text:p>33828</text:p>
          </table:table-cell>
          <table:table-cell table:style-name="ce3" office:value-type="string" calcext:value-type="string">
            <text:p>lx</text:p>
          </table:table-cell>
          <table:table-cell table:style-name="ce6" table:formula="of:=[.F94]/((-1.83632+[.D94]*0.0128)/28)" office:value-type="float" office:value="5.22725533120035" calcext:value-type="float">
            <text:p>5.2273</text:p>
          </table:table-cell>
          <table:table-cell table:style-name="ce3" office:value-type="string" calcext:value-type="string">
            <text:p>A</text:p>
          </table:table-cell>
          <table:table-cell table:style-name="ce6" table:formula="of:=[.F94]*[.J94]" office:value-type="float" office:value="2.03988412044762" calcext:value-type="float">
            <text:p>2.0399</text:p>
          </table:table-cell>
          <table:table-cell table:style-name="ce3" office:value-type="string" calcext:value-type="string">
            <text:p>W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>
            <draw:frame table:end-cell-address="'Copy of prova2'.K114" table:end-x="29.06pt" table:end-y="9.72pt" draw:z-index="4" draw:name="Chart 9" draw:style-name="gr1" draw:text-style-name="P1" svg:width="449.97pt" svg:height="278.22pt" svg:x="0pt" svg:y="15pt">
              <draw:object draw:notify-on-update-of-ranges="'Copy of prova2'.A98:'Copy of prova2'.A126 'Copy of prova2'.B97:'Copy of prova2'.B97 'Copy of prova2'.B98:'Copy of prova2'.B126 'Copy of prova2'.C97:'Copy of prova2'.C97 'Copy of prova2'.C98:'Copy of prova2'.C126 'Copy of prova2'.D97:'Copy of prova2'.D97 'Copy of prova2'.D98:'Copy of prova2'.D126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Nº de placas en serie</text:p>
          </table:table-cell>
          <table:table-cell table:style-name="ce3" office:value-type="string" calcext:value-type="string">
            <text:p>Voltatge</text:p>
          </table:table-cell>
          <table:table-cell table:style-name="ce3" office:value-type="string" calcext:value-type="string">
            <text:p>Intensitat</text:p>
          </table:table-cell>
          <table:table-cell table:style-name="ce3" office:value-type="string" calcext:value-type="string">
            <text:p>Potència</text:p>
          </table:table-cell>
          <table:table-cell table:number-columns-repeated="1020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7" table:formula="of:=[.F77]" office:value-type="float" office:value="0.41958" calcext:value-type="float">
            <text:p>0.42</text:p>
          </table:table-cell>
          <table:table-cell table:style-name="ce8" table:formula="of:=[.B98]/(2.099/(28-[.A98])+[.A98]*2.099)" office:value-type="float" office:value="5.5970652691758" calcext:value-type="float">
            <text:p>5.5970652691758</text:p>
          </table:table-cell>
          <table:table-cell table:style-name="ce8" table:formula="of:=[.B98]*[.C98]" office:value-type="float" office:value="2.34841664564078" calcext:value-type="float">
            <text:p>2.34841664564078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8" table:formula="of:=([.A99]+1)*[.B98]" office:value-type="float" office:value="0.83916" calcext:value-type="float">
            <text:p>0.83916</text:p>
          </table:table-cell>
          <table:table-cell table:style-name="ce8" table:formula="of:=[.B99]/(2.099/(28-[.A99])+[.A99]*2.099)" office:value-type="float" office:value="0.385512148642211" calcext:value-type="float">
            <text:p>0.385512148642211</text:p>
          </table:table-cell>
          <table:table-cell table:style-name="ce8" table:formula="of:=[.B99]*[.C99]" office:value-type="float" office:value="0.323506374654597" calcext:value-type="float">
            <text:p>0.323506374654597</text:p>
          </table:table-cell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table:formula="of:=([.A100]+1)*[.B98]" office:value-type="float" office:value="1.25874" calcext:value-type="float">
            <text:p>1.25874</text:p>
          </table:table-cell>
          <table:table-cell table:style-name="ce8" table:formula="of:=[.B100]/(2.099/(28-[.A100])+[.A100]*2.099)" office:value-type="float" office:value="0.294185371290911" calcext:value-type="float">
            <text:p>0.294185371290911</text:p>
          </table:table-cell>
          <table:table-cell table:style-name="ce8" table:formula="of:=[.B100]*[.C100]" office:value-type="float" office:value="0.370302894258722" calcext:value-type="float">
            <text:p>0.370302894258722</text:p>
          </table:table-cell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8" table:formula="of:=([.A101]+1)*[.B98]" office:value-type="float" office:value="1.67832" calcext:value-type="float">
            <text:p>1.67832</text:p>
          </table:table-cell>
          <table:table-cell table:style-name="ce8" table:formula="of:=[.B101]/(2.099/(28-[.A101])+[.A101]*2.099)" office:value-type="float" office:value="0.26301998445375" calcext:value-type="float">
            <text:p>0.26301998445375</text:p>
          </table:table-cell>
          <table:table-cell table:style-name="ce8" table:formula="of:=[.B101]*[.C101]" office:value-type="float" office:value="0.441431700308417" calcext:value-type="float">
            <text:p>0.441431700308417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 table:formula="of:=([.A102]+1)*[.B98]" office:value-type="float" office:value="2.0979" calcext:value-type="float">
            <text:p>2.0979</text:p>
          </table:table-cell>
          <table:table-cell table:style-name="ce8" table:formula="of:=[.B102]/(2.099/(28-[.A102])+[.A102]*2.099)" office:value-type="float" office:value="0.247293016311154" calcext:value-type="float">
            <text:p>0.247293016311154</text:p>
          </table:table-cell>
          <table:table-cell table:style-name="ce8" table:formula="of:=[.B102]*[.C102]" office:value-type="float" office:value="0.518796018919171" calcext:value-type="float">
            <text:p>0.518796018919171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table:formula="of:=([.A103]+1)*[.B98]" office:value-type="float" office:value="2.51748" calcext:value-type="float">
            <text:p>2.51748</text:p>
          </table:table-cell>
          <table:table-cell table:style-name="ce8" table:formula="of:=[.B103]/(2.099/(28-[.A103])+[.A103]*2.099)" office:value-type="float" office:value="0.237806344564735" calcext:value-type="float">
            <text:p>0.237806344564735</text:p>
          </table:table-cell>
          <table:table-cell table:style-name="ce8" table:formula="of:=[.B103]*[.C103]" office:value-type="float" office:value="0.59867271631483" calcext:value-type="float">
            <text:p>0.59867271631483</text:p>
          </table:table-cell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 table:formula="of:=([.A104]+1)*[.B98]" office:value-type="float" office:value="2.93706" calcext:value-type="float">
            <text:p>2.93706</text:p>
          </table:table-cell>
          <table:table-cell table:style-name="ce8" table:formula="of:=[.B104]/(2.099/(28-[.A104])+[.A104]*2.099)" office:value-type="float" office:value="0.2314575863193" calcext:value-type="float">
            <text:p>0.2314575863193</text:p>
          </table:table-cell>
          <table:table-cell table:style-name="ce8" table:formula="of:=[.B104]*[.C104]" office:value-type="float" office:value="0.679804818474963" calcext:value-type="float">
            <text:p>0.679804818474963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 table:formula="of:=([.A105]+1)*[.B98]" office:value-type="float" office:value="3.35664" calcext:value-type="float">
            <text:p>3.35664</text:p>
          </table:table-cell>
          <table:table-cell table:style-name="ce8" table:formula="of:=[.B105]/(2.099/(28-[.A105])+[.A105]*2.099)" office:value-type="float" office:value="0.226908051453073" calcext:value-type="float">
            <text:p>0.226908051453073</text:p>
          </table:table-cell>
          <table:table-cell table:style-name="ce8" table:formula="of:=[.B105]*[.C105]" office:value-type="float" office:value="0.761648641829443" calcext:value-type="float">
            <text:p>0.761648641829443</text:p>
          </table:table-cell>
          <table:table-cell table:number-columns-repeated="1020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 table:formula="of:=([.A106]+1)*[.B98]" office:value-type="float" office:value="3.77622" calcext:value-type="float">
            <text:p>3.77622</text:p>
          </table:table-cell>
          <table:table-cell table:style-name="ce8" table:formula="of:=[.B106]/(2.099/(28-[.A106])+[.A106]*2.099)" office:value-type="float" office:value="0.223485303560702" calcext:value-type="float">
            <text:p>0.223485303560702</text:p>
          </table:table-cell>
          <table:table-cell table:style-name="ce8" table:formula="of:=[.B106]*[.C106]" office:value-type="float" office:value="0.843929673011993" calcext:value-type="float">
            <text:p>0.843929673011993</text:p>
          </table:table-cell>
          <table:table-cell table:number-columns-repeated="1020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 table:formula="of:=([.A107]+1)*[.B98]" office:value-type="float" office:value="4.1958" calcext:value-type="float">
            <text:p>4.1958</text:p>
          </table:table-cell>
          <table:table-cell table:style-name="ce8" table:formula="of:=[.B107]/(2.099/(28-[.A107])+[.A107]*2.099)" office:value-type="float" office:value="0.22081445206466" calcext:value-type="float">
            <text:p>0.22081445206466</text:p>
          </table:table-cell>
          <table:table-cell table:style-name="ce8" table:formula="of:=[.B107]*[.C107]" office:value-type="float" office:value="0.9264932779729" calcext:value-type="float">
            <text:p>0.9264932779729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8" table:formula="of:=([.A108]+1)*[.B98]" office:value-type="float" office:value="4.61538" calcext:value-type="float">
            <text:p>4.61538</text:p>
          </table:table-cell>
          <table:table-cell table:style-name="ce8" table:formula="of:=[.B108]/(2.099/(28-[.A108])+[.A108]*2.099)" office:value-type="float" office:value="0.218669874367957" calcext:value-type="float">
            <text:p>0.218669874367957</text:p>
          </table:table-cell>
          <table:table-cell table:style-name="ce8" table:formula="of:=[.B108]*[.C108]" office:value-type="float" office:value="1.00924456476038" calcext:value-type="float">
            <text:p>1.00924456476038</text:p>
          </table:table-cell>
          <table:table-cell table:number-columns-repeated="1020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table:formula="of:=([.A109]+1)*[.B98]" office:value-type="float" office:value="5.03496" calcext:value-type="float">
            <text:p>5.03496</text:p>
          </table:table-cell>
          <table:table-cell table:style-name="ce8" table:formula="of:=[.B109]/(2.099/(28-[.A109])+[.A109]*2.099)" office:value-type="float" office:value="0.216907544626114" calcext:value-type="float">
            <text:p>0.216907544626114</text:p>
          </table:table-cell>
          <table:table-cell table:style-name="ce8" table:formula="of:=[.B109]*[.C109]" office:value-type="float" office:value="1.0921208108907" calcext:value-type="float">
            <text:p>1.0921208108907</text:p>
          </table:table-cell>
          <table:table-cell table:number-columns-repeated="1020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8" table:formula="of:=([.A110]+1)*[.B98]" office:value-type="float" office:value="5.45454" calcext:value-type="float">
            <text:p>5.45454</text:p>
          </table:table-cell>
          <table:table-cell table:style-name="ce8" table:formula="of:=[.B110]/(2.099/(28-[.A110])+[.A110]*2.099)" office:value-type="float" office:value="0.215431083639631" calcext:value-type="float">
            <text:p>0.215431083639631</text:p>
          </table:table-cell>
          <table:table-cell table:style-name="ce8" table:formula="of:=[.B110]*[.C110]" office:value-type="float" office:value="1.17507746295571" calcext:value-type="float">
            <text:p>1.17507746295571</text:p>
          </table:table-cell>
          <table:table-cell table:number-columns-repeated="1020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8" table:formula="of:=([.A111]+1)*[.B98]" office:value-type="float" office:value="5.87412" calcext:value-type="float">
            <text:p>5.87412</text:p>
          </table:table-cell>
          <table:table-cell table:style-name="ce8" table:formula="of:=[.B111]/(2.099/(28-[.A111])+[.A111]*2.099)" office:value-type="float" office:value="0.214173415912339" calcext:value-type="float">
            <text:p>0.214173415912339</text:p>
          </table:table-cell>
          <table:table-cell table:style-name="ce8" table:formula="of:=[.B111]*[.C111]" office:value-type="float" office:value="1.25808034587899" calcext:value-type="float">
            <text:p>1.25808034587899</text:p>
          </table:table-cell>
          <table:table-cell table:number-columns-repeated="1020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table:formula="of:=([.A112]+1)*[.B98]" office:value-type="float" office:value="6.2937" calcext:value-type="float">
            <text:p>6.2937</text:p>
          </table:table-cell>
          <table:table-cell table:style-name="ce8" table:formula="of:=[.B112]/(2.099/(28-[.A112])+[.A112]*2.099)" office:value-type="float" office:value="0.213086241212277" calcext:value-type="float">
            <text:p>0.213086241212277</text:p>
          </table:table-cell>
          <table:table-cell table:style-name="ce8" table:formula="of:=[.B112]*[.C112]" office:value-type="float" office:value="1.34110087631771" calcext:value-type="float">
            <text:p>1.34110087631771</text:p>
          </table:table-cell>
          <table:table-cell table:number-columns-repeated="1020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8" table:formula="of:=([.A113]+1)*[.B98]" office:value-type="float" office:value="6.71328" calcext:value-type="float">
            <text:p>6.71328</text:p>
          </table:table-cell>
          <table:table-cell table:style-name="ce8" table:formula="of:=[.B113]/(2.099/(28-[.A113])+[.A113]*2.099)" office:value-type="float" office:value="0.212133669094126" calcext:value-type="float">
            <text:p>0.212133669094126</text:p>
          </table:table-cell>
          <table:table-cell table:style-name="ce8" table:formula="of:=[.B113]*[.C113]" office:value-type="float" office:value="1.42411271805622" calcext:value-type="float">
            <text:p>1.42411271805622</text:p>
          </table:table-cell>
          <table:table-cell table:number-columns-repeated="1020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table:formula="of:=([.A114]+1)*[.B98]" office:value-type="float" office:value="7.13286" calcext:value-type="float">
            <text:p>7.13286</text:p>
          </table:table-cell>
          <table:table-cell table:style-name="ce8" table:formula="of:=[.B114]/(2.099/(28-[.A114])+[.A114]*2.099)" office:value-type="float" office:value="0.211288178185023" calcext:value-type="float">
            <text:p>0.211288178185023</text:p>
          </table:table-cell>
          <table:table-cell table:style-name="ce8" table:formula="of:=[.B114]*[.C114]" office:value-type="float" office:value="1.50708899464882" calcext:value-type="float">
            <text:p>1.50708899464882</text:p>
          </table:table-cell>
          <table:table-cell table:number-columns-repeated="1020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table:formula="of:=([.A115]+1)*[.B98]" office:value-type="float" office:value="7.55244" calcext:value-type="float">
            <text:p>7.55244</text:p>
          </table:table-cell>
          <table:table-cell table:style-name="ce8" table:formula="of:=[.B115]/(2.099/(28-[.A115])+[.A115]*2.099)" office:value-type="float" office:value="0.21052791096064" calcext:value-type="float">
            <text:p>0.21052791096064</text:p>
          </table:table-cell>
          <table:table-cell table:style-name="ce8" table:formula="of:=[.B115]*[.C115]" office:value-type="float" office:value="1.58999941585557" calcext:value-type="float">
            <text:p>1.58999941585557</text:p>
          </table:table-cell>
          <table:table-cell table:number-columns-repeated="1020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table:formula="of:=([.A116]+1)*[.B98]" office:value-type="float" office:value="7.97202" calcext:value-type="float">
            <text:p>7.97202</text:p>
          </table:table-cell>
          <table:table-cell table:style-name="ce8" table:formula="of:=[.B116]/(2.099/(28-[.A116])+[.A116]*2.099)" office:value-type="float" office:value="0.209834727928848" calcext:value-type="float">
            <text:p>0.209834727928848</text:p>
          </table:table-cell>
          <table:table-cell table:style-name="ce8" table:formula="of:=[.B116]*[.C116]" office:value-type="float" office:value="1.67280664774334" calcext:value-type="float">
            <text:p>1.67280664774334</text:p>
          </table:table-cell>
          <table:table-cell table:number-columns-repeated="1020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table:formula="of:=([.A117]+1)*[.B98]" office:value-type="float" office:value="8.3916" calcext:value-type="float">
            <text:p>8.3916</text:p>
          </table:table-cell>
          <table:table-cell table:style-name="ce8" table:formula="of:=[.B117]/(2.099/(28-[.A117])+[.A117]*2.099)" office:value-type="float" office:value="0.209192638798099" calcext:value-type="float">
            <text:p>0.209192638798099</text:p>
          </table:table-cell>
          <table:table-cell table:style-name="ce8" table:formula="of:=[.B117]*[.C117]" office:value-type="float" office:value="1.75546094773813" calcext:value-type="float">
            <text:p>1.75546094773813</text:p>
          </table:table-cell>
          <table:table-cell table:number-columns-repeated="1020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8" table:formula="of:=([.A118]+1)*[.B98]" office:value-type="float" office:value="8.81118" calcext:value-type="float">
            <text:p>8.81118</text:p>
          </table:table-cell>
          <table:table-cell table:style-name="ce8" table:formula="of:=[.B118]/(2.099/(28-[.A118])+[.A118]*2.099)" office:value-type="float" office:value="0.208586283323322" calcext:value-type="float">
            <text:p>0.208586283323322</text:p>
          </table:table-cell>
          <table:table-cell table:style-name="ce8" table:formula="of:=[.B118]*[.C118]" office:value-type="float" office:value="1.83789128789279" calcext:value-type="float">
            <text:p>1.83789128789279</text:p>
          </table:table-cell>
          <table:table-cell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table:formula="of:=([.A119]+1)*[.B98]" office:value-type="float" office:value="9.23076" calcext:value-type="float">
            <text:p>9.23076</text:p>
          </table:table-cell>
          <table:table-cell table:style-name="ce8" table:formula="of:=[.B119]/(2.099/(28-[.A119])+[.A119]*2.099)" office:value-type="float" office:value="0.207999047165317" calcext:value-type="float">
            <text:p>0.207999047165317</text:p>
          </table:table-cell>
          <table:table-cell table:style-name="ce8" table:formula="of:=[.B119]*[.C119]" office:value-type="float" office:value="1.91998928461172" calcext:value-type="float">
            <text:p>1.91998928461172</text:p>
          </table:table-cell>
          <table:table-cell table:number-columns-repeated="1020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8" table:formula="of:=([.A120]+1)*[.B98]" office:value-type="float" office:value="9.65034" calcext:value-type="float">
            <text:p>9.65034</text:p>
          </table:table-cell>
          <table:table-cell table:style-name="ce8" table:formula="of:=[.B120]/(2.099/(28-[.A120])+[.A120]*2.099)" office:value-type="float" office:value="0.207410044883528" calcext:value-type="float">
            <text:p>0.207410044883528</text:p>
          </table:table-cell>
          <table:table-cell table:style-name="ce8" table:formula="of:=[.B120]*[.C120]" office:value-type="float" office:value="2.00157745254131" calcext:value-type="float">
            <text:p>2.00157745254131</text:p>
          </table:table-cell>
          <table:table-cell table:number-columns-repeated="1020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table:formula="of:=([.A121]+1)*[.B98]" office:value-type="float" office:value="10.06992" calcext:value-type="float">
            <text:p>10.06992</text:p>
          </table:table-cell>
          <table:table-cell table:style-name="ce8" table:formula="of:=[.B121]/(2.099/(28-[.A121])+[.A121]*2.099)" office:value-type="float" office:value="0.206788125708465" calcext:value-type="float">
            <text:p>0.206788125708465</text:p>
          </table:table-cell>
          <table:table-cell table:style-name="ce8" table:formula="of:=[.B121]*[.C121]" office:value-type="float" office:value="2.08233988283419" calcext:value-type="float">
            <text:p>2.08233988283419</text:p>
          </table:table-cell>
          <table:table-cell table:number-columns-repeated="1020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table:formula="of:=([.A122]+1)*[.B98]" office:value-type="float" office:value="10.4895" calcext:value-type="float">
            <text:p>10.4895</text:p>
          </table:table-cell>
          <table:table-cell table:style-name="ce8" table:formula="of:=[.B122]/(2.099/(28-[.A122])+[.A122]*2.099)" office:value-type="float" office:value="0.206077513592629" calcext:value-type="float">
            <text:p>0.206077513592629</text:p>
          </table:table-cell>
          <table:table-cell table:style-name="ce8" table:formula="of:=[.B122]*[.C122]" office:value-type="float" office:value="2.16165007882988" calcext:value-type="float">
            <text:p>2.16165007882988</text:p>
          </table:table-cell>
          <table:table-cell table:number-columns-repeated="1020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8" table:formula="of:=([.A123]+1)*[.B98]" office:value-type="float" office:value="10.90908" calcext:value-type="float">
            <text:p>10.90908</text:p>
          </table:table-cell>
          <table:table-cell table:style-name="ce8" table:formula="of:=[.B123]/(2.099/(28-[.A123])+[.A123]*2.099)" office:value-type="float" office:value="0.205155587873925" calcext:value-type="float">
            <text:p>0.205155587873925</text:p>
          </table:table-cell>
          <table:table-cell table:style-name="ce8" table:formula="of:=[.B123]*[.C123]" office:value-type="float" office:value="2.23805872056368" calcext:value-type="float">
            <text:p>2.23805872056368</text:p>
          </table:table-cell>
          <table:table-cell table:number-columns-repeated="102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table:formula="of:=([.A124]+1)*[.B98]" office:value-type="float" office:value="11.32866" calcext:value-type="float">
            <text:p>11.32866</text:p>
          </table:table-cell>
          <table:table-cell table:style-name="ce8" table:formula="of:=[.B124]/(2.099/(28-[.A124])+[.A124]*2.099)" office:value-type="float" office:value="0.203666795509092" calcext:value-type="float">
            <text:p>0.203666795509092</text:p>
          </table:table-cell>
          <table:table-cell table:style-name="ce8" table:formula="of:=[.B124]*[.C124]" office:value-type="float" office:value="2.30727187961203" calcext:value-type="float">
            <text:p>2.30727187961203</text:p>
          </table:table-cell>
          <table:table-cell table:number-columns-repeated="1020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table:formula="of:=([.A125]+1)*[.B98]" office:value-type="float" office:value="11.74824" calcext:value-type="float">
            <text:p>11.74824</text:p>
          </table:table-cell>
          <table:table-cell table:style-name="ce8" table:formula="of:=[.B125]/(2.099/(28-[.A125])+[.A125]*2.099)" office:value-type="float" office:value="0.19989518818485" calcext:value-type="float">
            <text:p>0.19989518818485</text:p>
          </table:table-cell>
          <table:table-cell table:style-name="ce8" table:formula="of:=[.B125]*[.C125]" office:value-type="float" office:value="2.34841664564078" calcext:value-type="float">
            <text:p>2.34841664564078</text:p>
          </table:table-cell>
          <table:table-cell table:number-columns-repeated="1020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table:formula="of:=([.A126])*[.B98]" office:value-type="float" office:value="11.74824" calcext:value-type="float">
            <text:p>11.74824</text:p>
          </table:table-cell>
          <table:table-cell table:style-name="ce8" table:formula="of:=[.B126]/([.A126]*2.099)" office:value-type="float" office:value="0.1998951882" calcext:value-type="float">
            <text:p>0.1998951882</text:p>
          </table:table-cell>
          <table:table-cell table:style-name="ce8" table:formula="of:=[.B126]*[.C126]" office:value-type="float" office:value="2.34841664581877" calcext:value-type="float">
            <text:p>2.34841664581877</text:p>
          </table:table-cell>
          <table:table-cell table:number-columns-repeated="1020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26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va2" style:display-name="PageStyle_prov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prova2" style:display-name="PageStyle_Copy of prov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2550" meta:object-count="9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132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705cm" svg:y="4.609cm" style:legend-expansion="high" chart:style-name="ch2"/>
        <chart:plot-area chart:style-name="ch3" table:cell-range-address="prova2.A2:prova2.A94 prova2.F1:prova2.F94" chart:data-source-has-labels="both" svg:x="1.377cm" svg:y="0.196cm" svg:width="11.011cm" svg:height="9.424cm">
          <chartooo:coordinate-region svg:x="2.305cm" svg:y="0.196cm" svg:width="10.083cm" svg:height="8.058cm"/>
          <chart:axis chart:dimension="x" chart:name="primary-x" chart:style-name="ch4" chartooo:axis-type="text">
            <chart:categories table:cell-range-address="prova2.A2:prova2.A94"/>
          </chart:axis>
          <chart:axis chart:dimension="y" chart:name="primary-y" chart:style-name="ch5">
            <chart:title svg:x="0.451cm" svg:y="5.806cm" chart:style-name="ch6">
              <text:p>Voltatge (V)</text:p>
            </chart:title>
            <chart:grid chart:style-name="ch7" chart:class="major"/>
          </chart:axis>
          <chart:series chart:style-name="ch8" chart:values-cell-range-address="prova2.F2:prova2.F94" chart:label-cell-address="prova2.F1:prova2.F1" chart:class="chart:line"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tge (V)</text:p>
                <draw:g>
                  <svg:desc>prova2.F1:prova2.F1</svg:desc>
                </draw:g>
              </table:table-cell>
            </table:table-row>
          </table:table-header-rows>
          <table:table-rows>
            <table:table-row>
              <table:table-cell office:value-type="float" office:value="0.486111111111111">
                <text:p>0.486111111111111</text:p>
                <draw:g>
                  <svg:desc>prova2.A2:prova2.A94</svg:desc>
                </draw:g>
              </table:table-cell>
              <table:table-cell office:value-type="float" office:value="0.5">
                <text:p>0.5</text:p>
                <draw:g>
                  <svg:desc>prova2.F2:prova2.F94</svg:desc>
                </draw:g>
              </table:table-cell>
            </table:table-row>
            <table:table-row>
              <table:table-cell office:value-type="float" office:value="0.486342592592593">
                <text:p>0.48634259259259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486574074074074">
                <text:p>0.486574074074074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0.486805555555556">
                <text:p>0.48680555555555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0.487037037037037">
                <text:p>0.48703703703703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487268518518519">
                <text:p>0.48726851851851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4875">
                <text:p>0.487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0.487731481481482">
                <text:p>0.48773148148148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487962962962963">
                <text:p>0.48796296296296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0.488194444444444">
                <text:p>0.488194444444444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0.488425925925926">
                <text:p>0.48842592592592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0.488657407407407">
                <text:p>0.488657407407407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0.488888888888889">
                <text:p>0.488888888888889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0.48912037037037">
                <text:p>0.4891203703703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489351851851852">
                <text:p>0.48935185185185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0.489583333333333">
                <text:p>0.48958333333333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0.489814814814815">
                <text:p>0.48981481481481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490046296296296">
                <text:p>0.49004629629629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490277777777778">
                <text:p>0.49027777777777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490509259259259">
                <text:p>0.49050925925925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490740740740741">
                <text:p>0.490740740740741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490972222222222">
                <text:p>0.49097222222222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0.491203703703704">
                <text:p>0.491203703703704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0.491435185185185">
                <text:p>0.49143518518518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0.491666666666667">
                <text:p>0.49166666666666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0.491898148148148">
                <text:p>0.491898148148148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0.49212962962963">
                <text:p>0.4921296296296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0.492361111111111">
                <text:p>0.492361111111111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0.492592592592593">
                <text:p>0.49259259259259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0.492824074074074">
                <text:p>0.492824074074074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0.493055555555556">
                <text:p>0.49305555555555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0.493287037037037">
                <text:p>0.49328703703703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0.493518518518518">
                <text:p>0.493518518518518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0.49375">
                <text:p>0.4937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0.493981481481482">
                <text:p>0.49398148148148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0.494212962962963">
                <text:p>0.49421296296296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0.494444444444444">
                <text:p>0.494444444444444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0.494675925925926">
                <text:p>0.494675925925926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0.494907407407407">
                <text:p>0.49490740740740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0.495138888888889">
                <text:p>0.495138888888889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0.49537037037037">
                <text:p>0.4953703703703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0.495601851851852">
                <text:p>0.495601851851852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0.495833333333333">
                <text:p>0.495833333333333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0.496064814814815">
                <text:p>0.496064814814815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0.496296296296296">
                <text:p>0.49629629629629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0.496527777777778">
                <text:p>0.49652777777777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0.496759259259259">
                <text:p>0.496759259259259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0.496990740740741">
                <text:p>0.496990740740741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0.497222222222222">
                <text:p>0.49722222222222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497453703703704">
                <text:p>0.49745370370370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0.497685185185185">
                <text:p>0.49768518518518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497916666666667">
                <text:p>0.49791666666666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0.498148148148148">
                <text:p>0.498148148148148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0.49837962962963">
                <text:p>0.49837962962963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0.498611111111111">
                <text:p>0.498611111111111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498842592592593">
                <text:p>0.49884259259259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499074074074074">
                <text:p>0.49907407407407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499305555555556">
                <text:p>0.49930555555555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0.499537037037037">
                <text:p>0.49953703703703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0.499768518518519">
                <text:p>0.49976851851851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0.500231481481481">
                <text:p>0.50023148148148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0.500462962962963">
                <text:p>0.50046296296296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0.500694444444444">
                <text:p>0.500694444444444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0.500925925925926">
                <text:p>0.500925925925926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0.501157407407407">
                <text:p>0.50115740740740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0.501388888888889">
                <text:p>0.501388888888889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0.50162037037037">
                <text:p>0.50162037037037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0.501851851851852">
                <text:p>0.50185185185185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502083333333333">
                <text:p>0.502083333333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502314814814815">
                <text:p>0.50231481481481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502546296296296">
                <text:p>0.50254629629629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502777777777778">
                <text:p>0.50277777777777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0.503009259259259">
                <text:p>0.50300925925925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0.503240740740741">
                <text:p>0.50324074074074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0.503472222222222">
                <text:p>0.503472222222222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503703703703704">
                <text:p>0.503703703703704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0.503935185185185">
                <text:p>0.50393518518518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0.504166666666667">
                <text:p>0.504166666666667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0.504398148148148">
                <text:p>0.50439814814814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0.50462962962963">
                <text:p>0.50462962962963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0.504861111111111">
                <text:p>0.50486111111111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505092592592593">
                <text:p>0.50509259259259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505324074074074">
                <text:p>0.505324074074074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505555555555556">
                <text:p>0.50555555555555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505787037037037">
                <text:p>0.505787037037037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506018518518519">
                <text:p>0.506018518518519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50625">
                <text:p>0.5062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506481481481482">
                <text:p>0.50648148148148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506712962962963">
                <text:p>0.506712962962963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506944444444444">
                <text:p>0.5069444444444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507175925925926">
                <text:p>0.50717592592592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0.507407407407407">
                <text:p>0.507407407407407</text:p>
              </table:table-cell>
              <table:table-cell office:value-type="float" office:value="0.78">
                <text:p>0.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132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33cm" svg:y="4.609cm" style:legend-expansion="high" chart:style-name="ch2"/>
        <chart:plot-area chart:style-name="ch3" table:cell-range-address="prova2.A2:prova2.A94 prova2.H1:prova2.H94" chart:data-source-has-labels="both" svg:x="1.377cm" svg:y="0.196cm" svg:width="9.636cm" svg:height="9.424cm">
          <chartooo:coordinate-region svg:x="2.325cm" svg:y="0.196cm" svg:width="8.688cm" svg:height="8.059cm"/>
          <chart:axis chart:dimension="x" chart:name="primary-x" chart:style-name="ch4" chartooo:axis-type="text">
            <chart:categories table:cell-range-address="prova2.A2:prova2.A94"/>
          </chart:axis>
          <chart:axis chart:dimension="y" chart:name="primary-y" chart:style-name="ch5">
            <chart:title svg:x="0.451cm" svg:y="6.467cm" chart:style-name="ch6">
              <text:p>Quantitat de llum (lx)</text:p>
            </chart:title>
            <chart:grid chart:style-name="ch7" chart:class="major"/>
          </chart:axis>
          <chart:series chart:style-name="ch8" chart:values-cell-range-address="prova2.H2:prova2.H94" chart:label-cell-address="prova2.H1:prova2.H1" chart:class="chart:line"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tat de llum (lx)</text:p>
                <draw:g>
                  <svg:desc>prova2.H1:prova2.H1</svg:desc>
                </draw:g>
              </table:table-cell>
            </table:table-row>
          </table:table-header-rows>
          <table:table-rows>
            <table:table-row>
              <table:table-cell office:value-type="float" office:value="0.486111111111111">
                <text:p>0.486111111111111</text:p>
                <draw:g>
                  <svg:desc>prova2.A2:prova2.A94</svg:desc>
                </draw:g>
              </table:table-cell>
              <table:table-cell office:value-type="float" office:value="35159">
                <text:p>35159</text:p>
                <draw:g>
                  <svg:desc>prova2.H2:prova2.H94</svg:desc>
                </draw:g>
              </table:table-cell>
            </table:table-row>
            <table:table-row>
              <table:table-cell office:value-type="float" office:value="0.486342592592593">
                <text:p>0.486342592592593</text:p>
              </table:table-cell>
              <table:table-cell office:value-type="float" office:value="35113">
                <text:p>35113</text:p>
              </table:table-cell>
            </table:table-row>
            <table:table-row>
              <table:table-cell office:value-type="float" office:value="0.486574074074074">
                <text:p>0.486574074074074</text:p>
              </table:table-cell>
              <table:table-cell office:value-type="float" office:value="35459">
                <text:p>35459</text:p>
              </table:table-cell>
            </table:table-row>
            <table:table-row>
              <table:table-cell office:value-type="float" office:value="0.486805555555556">
                <text:p>0.486805555555556</text:p>
              </table:table-cell>
              <table:table-cell office:value-type="float" office:value="35613">
                <text:p>35613</text:p>
              </table:table-cell>
            </table:table-row>
            <table:table-row>
              <table:table-cell office:value-type="float" office:value="0.487037037037037">
                <text:p>0.487037037037037</text:p>
              </table:table-cell>
              <table:table-cell office:value-type="float" office:value="35606">
                <text:p>35606</text:p>
              </table:table-cell>
            </table:table-row>
            <table:table-row>
              <table:table-cell office:value-type="float" office:value="0.487268518518519">
                <text:p>0.487268518518519</text:p>
              </table:table-cell>
              <table:table-cell office:value-type="float" office:value="35743">
                <text:p>35743</text:p>
              </table:table-cell>
            </table:table-row>
            <table:table-row>
              <table:table-cell office:value-type="float" office:value="0.4875">
                <text:p>0.4875</text:p>
              </table:table-cell>
              <table:table-cell office:value-type="float" office:value="35582">
                <text:p>35582</text:p>
              </table:table-cell>
            </table:table-row>
            <table:table-row>
              <table:table-cell office:value-type="float" office:value="0.487731481481482">
                <text:p>0.487731481481482</text:p>
              </table:table-cell>
              <table:table-cell office:value-type="float" office:value="31599">
                <text:p>31599</text:p>
              </table:table-cell>
            </table:table-row>
            <table:table-row>
              <table:table-cell office:value-type="float" office:value="0.487962962962963">
                <text:p>0.487962962962963</text:p>
              </table:table-cell>
              <table:table-cell office:value-type="float" office:value="31638">
                <text:p>31638</text:p>
              </table:table-cell>
            </table:table-row>
            <table:table-row>
              <table:table-cell office:value-type="float" office:value="0.488194444444444">
                <text:p>0.488194444444444</text:p>
              </table:table-cell>
              <table:table-cell office:value-type="float" office:value="36398">
                <text:p>36398</text:p>
              </table:table-cell>
            </table:table-row>
            <table:table-row>
              <table:table-cell office:value-type="float" office:value="0.488425925925926">
                <text:p>0.488425925925926</text:p>
              </table:table-cell>
              <table:table-cell office:value-type="float" office:value="36327">
                <text:p>36327</text:p>
              </table:table-cell>
            </table:table-row>
            <table:table-row>
              <table:table-cell office:value-type="float" office:value="0.488657407407407">
                <text:p>0.488657407407407</text:p>
              </table:table-cell>
              <table:table-cell office:value-type="float" office:value="36550">
                <text:p>36550</text:p>
              </table:table-cell>
            </table:table-row>
            <table:table-row>
              <table:table-cell office:value-type="float" office:value="0.488888888888889">
                <text:p>0.488888888888889</text:p>
              </table:table-cell>
              <table:table-cell office:value-type="float" office:value="36548">
                <text:p>36548</text:p>
              </table:table-cell>
            </table:table-row>
            <table:table-row>
              <table:table-cell office:value-type="float" office:value="0.48912037037037">
                <text:p>0.48912037037037</text:p>
              </table:table-cell>
              <table:table-cell office:value-type="float" office:value="35733">
                <text:p>35733</text:p>
              </table:table-cell>
            </table:table-row>
            <table:table-row>
              <table:table-cell office:value-type="float" office:value="0.489351851851852">
                <text:p>0.489351851851852</text:p>
              </table:table-cell>
              <table:table-cell office:value-type="float" office:value="36086">
                <text:p>36086</text:p>
              </table:table-cell>
            </table:table-row>
            <table:table-row>
              <table:table-cell office:value-type="float" office:value="0.489583333333333">
                <text:p>0.489583333333333</text:p>
              </table:table-cell>
              <table:table-cell office:value-type="float" office:value="36748">
                <text:p>36748</text:p>
              </table:table-cell>
            </table:table-row>
            <table:table-row>
              <table:table-cell office:value-type="float" office:value="0.489814814814815">
                <text:p>0.489814814814815</text:p>
              </table:table-cell>
              <table:table-cell office:value-type="float" office:value="36975">
                <text:p>36975</text:p>
              </table:table-cell>
            </table:table-row>
            <table:table-row>
              <table:table-cell office:value-type="float" office:value="0.490046296296296">
                <text:p>0.490046296296296</text:p>
              </table:table-cell>
              <table:table-cell office:value-type="float" office:value="37022">
                <text:p>37022</text:p>
              </table:table-cell>
            </table:table-row>
            <table:table-row>
              <table:table-cell office:value-type="float" office:value="0.490277777777778">
                <text:p>0.490277777777778</text:p>
              </table:table-cell>
              <table:table-cell office:value-type="float" office:value="37331">
                <text:p>37331</text:p>
              </table:table-cell>
            </table:table-row>
            <table:table-row>
              <table:table-cell office:value-type="float" office:value="0.490509259259259">
                <text:p>0.490509259259259</text:p>
              </table:table-cell>
              <table:table-cell office:value-type="float" office:value="37552">
                <text:p>37552</text:p>
              </table:table-cell>
            </table:table-row>
            <table:table-row>
              <table:table-cell office:value-type="float" office:value="0.490740740740741">
                <text:p>0.490740740740741</text:p>
              </table:table-cell>
              <table:table-cell office:value-type="float" office:value="37593">
                <text:p>37593</text:p>
              </table:table-cell>
            </table:table-row>
            <table:table-row>
              <table:table-cell office:value-type="float" office:value="0.490972222222222">
                <text:p>0.490972222222222</text:p>
              </table:table-cell>
              <table:table-cell office:value-type="float" office:value="37528">
                <text:p>37528</text:p>
              </table:table-cell>
            </table:table-row>
            <table:table-row>
              <table:table-cell office:value-type="float" office:value="0.491203703703704">
                <text:p>0.491203703703704</text:p>
              </table:table-cell>
              <table:table-cell office:value-type="float" office:value="36665">
                <text:p>36665</text:p>
              </table:table-cell>
            </table:table-row>
            <table:table-row>
              <table:table-cell office:value-type="float" office:value="0.491435185185185">
                <text:p>0.491435185185185</text:p>
              </table:table-cell>
              <table:table-cell office:value-type="float" office:value="36914">
                <text:p>36914</text:p>
              </table:table-cell>
            </table:table-row>
            <table:table-row>
              <table:table-cell office:value-type="float" office:value="0.491666666666667">
                <text:p>0.491666666666667</text:p>
              </table:table-cell>
              <table:table-cell office:value-type="float" office:value="37437">
                <text:p>37437</text:p>
              </table:table-cell>
            </table:table-row>
            <table:table-row>
              <table:table-cell office:value-type="float" office:value="0.491898148148148">
                <text:p>0.491898148148148</text:p>
              </table:table-cell>
              <table:table-cell office:value-type="float" office:value="37696">
                <text:p>37696</text:p>
              </table:table-cell>
            </table:table-row>
            <table:table-row>
              <table:table-cell office:value-type="float" office:value="0.49212962962963">
                <text:p>0.49212962962963</text:p>
              </table:table-cell>
              <table:table-cell office:value-type="float" office:value="37825">
                <text:p>37825</text:p>
              </table:table-cell>
            </table:table-row>
            <table:table-row>
              <table:table-cell office:value-type="float" office:value="0.492361111111111">
                <text:p>0.492361111111111</text:p>
              </table:table-cell>
              <table:table-cell office:value-type="float" office:value="37950">
                <text:p>37950</text:p>
              </table:table-cell>
            </table:table-row>
            <table:table-row>
              <table:table-cell office:value-type="float" office:value="0.492592592592593">
                <text:p>0.492592592592593</text:p>
              </table:table-cell>
              <table:table-cell office:value-type="float" office:value="38494">
                <text:p>38494</text:p>
              </table:table-cell>
            </table:table-row>
            <table:table-row>
              <table:table-cell office:value-type="float" office:value="0.492824074074074">
                <text:p>0.492824074074074</text:p>
              </table:table-cell>
              <table:table-cell office:value-type="float" office:value="37891">
                <text:p>37891</text:p>
              </table:table-cell>
            </table:table-row>
            <table:table-row>
              <table:table-cell office:value-type="float" office:value="0.493055555555556">
                <text:p>0.493055555555556</text:p>
              </table:table-cell>
              <table:table-cell office:value-type="float" office:value="38464">
                <text:p>38464</text:p>
              </table:table-cell>
            </table:table-row>
            <table:table-row>
              <table:table-cell office:value-type="float" office:value="0.493287037037037">
                <text:p>0.493287037037037</text:p>
              </table:table-cell>
              <table:table-cell office:value-type="float" office:value="38868">
                <text:p>38868</text:p>
              </table:table-cell>
            </table:table-row>
            <table:table-row>
              <table:table-cell office:value-type="float" office:value="0.493518518518518">
                <text:p>0.493518518518518</text:p>
              </table:table-cell>
              <table:table-cell office:value-type="float" office:value="39057">
                <text:p>39057</text:p>
              </table:table-cell>
            </table:table-row>
            <table:table-row>
              <table:table-cell office:value-type="float" office:value="0.49375">
                <text:p>0.49375</text:p>
              </table:table-cell>
              <table:table-cell office:value-type="float" office:value="38918">
                <text:p>38918</text:p>
              </table:table-cell>
            </table:table-row>
            <table:table-row>
              <table:table-cell office:value-type="float" office:value="0.493981481481482">
                <text:p>0.493981481481482</text:p>
              </table:table-cell>
              <table:table-cell office:value-type="float" office:value="38428">
                <text:p>38428</text:p>
              </table:table-cell>
            </table:table-row>
            <table:table-row>
              <table:table-cell office:value-type="float" office:value="0.494212962962963">
                <text:p>0.494212962962963</text:p>
              </table:table-cell>
              <table:table-cell office:value-type="float" office:value="38577">
                <text:p>38577</text:p>
              </table:table-cell>
            </table:table-row>
            <table:table-row>
              <table:table-cell office:value-type="float" office:value="0.494444444444444">
                <text:p>0.494444444444444</text:p>
              </table:table-cell>
              <table:table-cell office:value-type="float" office:value="38037">
                <text:p>38037</text:p>
              </table:table-cell>
            </table:table-row>
            <table:table-row>
              <table:table-cell office:value-type="float" office:value="0.494675925925926">
                <text:p>0.494675925925926</text:p>
              </table:table-cell>
              <table:table-cell office:value-type="float" office:value="36899">
                <text:p>36899</text:p>
              </table:table-cell>
            </table:table-row>
            <table:table-row>
              <table:table-cell office:value-type="float" office:value="0.494907407407407">
                <text:p>0.494907407407407</text:p>
              </table:table-cell>
              <table:table-cell office:value-type="float" office:value="37552">
                <text:p>37552</text:p>
              </table:table-cell>
            </table:table-row>
            <table:table-row>
              <table:table-cell office:value-type="float" office:value="0.495138888888889">
                <text:p>0.495138888888889</text:p>
              </table:table-cell>
              <table:table-cell office:value-type="float" office:value="37155">
                <text:p>37155</text:p>
              </table:table-cell>
            </table:table-row>
            <table:table-row>
              <table:table-cell office:value-type="float" office:value="0.49537037037037">
                <text:p>0.49537037037037</text:p>
              </table:table-cell>
              <table:table-cell office:value-type="float" office:value="37512">
                <text:p>37512</text:p>
              </table:table-cell>
            </table:table-row>
            <table:table-row>
              <table:table-cell office:value-type="float" office:value="0.495601851851852">
                <text:p>0.495601851851852</text:p>
              </table:table-cell>
              <table:table-cell office:value-type="float" office:value="37441">
                <text:p>37441</text:p>
              </table:table-cell>
            </table:table-row>
            <table:table-row>
              <table:table-cell office:value-type="float" office:value="0.495833333333333">
                <text:p>0.495833333333333</text:p>
              </table:table-cell>
              <table:table-cell office:value-type="float" office:value="37410">
                <text:p>37410</text:p>
              </table:table-cell>
            </table:table-row>
            <table:table-row>
              <table:table-cell office:value-type="float" office:value="0.496064814814815">
                <text:p>0.496064814814815</text:p>
              </table:table-cell>
              <table:table-cell office:value-type="float" office:value="37054">
                <text:p>37054</text:p>
              </table:table-cell>
            </table:table-row>
            <table:table-row>
              <table:table-cell office:value-type="float" office:value="0.496296296296296">
                <text:p>0.496296296296296</text:p>
              </table:table-cell>
              <table:table-cell office:value-type="float" office:value="36866">
                <text:p>36866</text:p>
              </table:table-cell>
            </table:table-row>
            <table:table-row>
              <table:table-cell office:value-type="float" office:value="0.496527777777778">
                <text:p>0.496527777777778</text:p>
              </table:table-cell>
              <table:table-cell office:value-type="float" office:value="36530">
                <text:p>36530</text:p>
              </table:table-cell>
            </table:table-row>
            <table:table-row>
              <table:table-cell office:value-type="float" office:value="0.496759259259259">
                <text:p>0.496759259259259</text:p>
              </table:table-cell>
              <table:table-cell office:value-type="float" office:value="36234">
                <text:p>36234</text:p>
              </table:table-cell>
            </table:table-row>
            <table:table-row>
              <table:table-cell office:value-type="float" office:value="0.496990740740741">
                <text:p>0.496990740740741</text:p>
              </table:table-cell>
              <table:table-cell office:value-type="float" office:value="36047">
                <text:p>36047</text:p>
              </table:table-cell>
            </table:table-row>
            <table:table-row>
              <table:table-cell office:value-type="float" office:value="0.497222222222222">
                <text:p>0.497222222222222</text:p>
              </table:table-cell>
              <table:table-cell office:value-type="float" office:value="36446">
                <text:p>36446</text:p>
              </table:table-cell>
            </table:table-row>
            <table:table-row>
              <table:table-cell office:value-type="float" office:value="0.497453703703704">
                <text:p>0.497453703703704</text:p>
              </table:table-cell>
              <table:table-cell office:value-type="float" office:value="36500">
                <text:p>36500</text:p>
              </table:table-cell>
            </table:table-row>
            <table:table-row>
              <table:table-cell office:value-type="float" office:value="0.497685185185185">
                <text:p>0.497685185185185</text:p>
              </table:table-cell>
              <table:table-cell office:value-type="float" office:value="36462">
                <text:p>36462</text:p>
              </table:table-cell>
            </table:table-row>
            <table:table-row>
              <table:table-cell office:value-type="float" office:value="0.497916666666667">
                <text:p>0.497916666666667</text:p>
              </table:table-cell>
              <table:table-cell office:value-type="float" office:value="36210">
                <text:p>36210</text:p>
              </table:table-cell>
            </table:table-row>
            <table:table-row>
              <table:table-cell office:value-type="float" office:value="0.498148148148148">
                <text:p>0.498148148148148</text:p>
              </table:table-cell>
              <table:table-cell office:value-type="float" office:value="36013">
                <text:p>36013</text:p>
              </table:table-cell>
            </table:table-row>
            <table:table-row>
              <table:table-cell office:value-type="float" office:value="0.49837962962963">
                <text:p>0.49837962962963</text:p>
              </table:table-cell>
              <table:table-cell office:value-type="float" office:value="36683">
                <text:p>36683</text:p>
              </table:table-cell>
            </table:table-row>
            <table:table-row>
              <table:table-cell office:value-type="float" office:value="0.498611111111111">
                <text:p>0.498611111111111</text:p>
              </table:table-cell>
              <table:table-cell office:value-type="float" office:value="36829">
                <text:p>36829</text:p>
              </table:table-cell>
            </table:table-row>
            <table:table-row>
              <table:table-cell office:value-type="float" office:value="0.498842592592593">
                <text:p>0.498842592592593</text:p>
              </table:table-cell>
              <table:table-cell office:value-type="float" office:value="36385">
                <text:p>36385</text:p>
              </table:table-cell>
            </table:table-row>
            <table:table-row>
              <table:table-cell office:value-type="float" office:value="0.499074074074074">
                <text:p>0.499074074074074</text:p>
              </table:table-cell>
              <table:table-cell office:value-type="float" office:value="36576">
                <text:p>36576</text:p>
              </table:table-cell>
            </table:table-row>
            <table:table-row>
              <table:table-cell office:value-type="float" office:value="0.499305555555556">
                <text:p>0.499305555555556</text:p>
              </table:table-cell>
              <table:table-cell office:value-type="float" office:value="36409">
                <text:p>36409</text:p>
              </table:table-cell>
            </table:table-row>
            <table:table-row>
              <table:table-cell office:value-type="float" office:value="0.499537037037037">
                <text:p>0.499537037037037</text:p>
              </table:table-cell>
              <table:table-cell office:value-type="float" office:value="36546">
                <text:p>36546</text:p>
              </table:table-cell>
            </table:table-row>
            <table:table-row>
              <table:table-cell office:value-type="float" office:value="0.499768518518519">
                <text:p>0.499768518518519</text:p>
              </table:table-cell>
              <table:table-cell office:value-type="float" office:value="36069">
                <text:p>3606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6021">
                <text:p>36021</text:p>
              </table:table-cell>
            </table:table-row>
            <table:table-row>
              <table:table-cell office:value-type="float" office:value="0.500231481481481">
                <text:p>0.500231481481481</text:p>
              </table:table-cell>
              <table:table-cell office:value-type="float" office:value="36208">
                <text:p>36208</text:p>
              </table:table-cell>
            </table:table-row>
            <table:table-row>
              <table:table-cell office:value-type="float" office:value="0.500462962962963">
                <text:p>0.500462962962963</text:p>
              </table:table-cell>
              <table:table-cell office:value-type="float" office:value="36263">
                <text:p>36263</text:p>
              </table:table-cell>
            </table:table-row>
            <table:table-row>
              <table:table-cell office:value-type="float" office:value="0.500694444444444">
                <text:p>0.500694444444444</text:p>
              </table:table-cell>
              <table:table-cell office:value-type="float" office:value="36360">
                <text:p>36360</text:p>
              </table:table-cell>
            </table:table-row>
            <table:table-row>
              <table:table-cell office:value-type="float" office:value="0.500925925925926">
                <text:p>0.500925925925926</text:p>
              </table:table-cell>
              <table:table-cell office:value-type="float" office:value="36427">
                <text:p>36427</text:p>
              </table:table-cell>
            </table:table-row>
            <table:table-row>
              <table:table-cell office:value-type="float" office:value="0.501157407407407">
                <text:p>0.501157407407407</text:p>
              </table:table-cell>
              <table:table-cell office:value-type="float" office:value="36231">
                <text:p>36231</text:p>
              </table:table-cell>
            </table:table-row>
            <table:table-row>
              <table:table-cell office:value-type="float" office:value="0.501388888888889">
                <text:p>0.501388888888889</text:p>
              </table:table-cell>
              <table:table-cell office:value-type="float" office:value="36552">
                <text:p>36552</text:p>
              </table:table-cell>
            </table:table-row>
            <table:table-row>
              <table:table-cell office:value-type="float" office:value="0.50162037037037">
                <text:p>0.50162037037037</text:p>
              </table:table-cell>
              <table:table-cell office:value-type="float" office:value="36705">
                <text:p>36705</text:p>
              </table:table-cell>
            </table:table-row>
            <table:table-row>
              <table:table-cell office:value-type="float" office:value="0.501851851851852">
                <text:p>0.501851851851852</text:p>
              </table:table-cell>
              <table:table-cell office:value-type="float" office:value="36421">
                <text:p>36421</text:p>
              </table:table-cell>
            </table:table-row>
            <table:table-row>
              <table:table-cell office:value-type="float" office:value="0.502083333333333">
                <text:p>0.502083333333333</text:p>
              </table:table-cell>
              <table:table-cell office:value-type="float" office:value="36754">
                <text:p>36754</text:p>
              </table:table-cell>
            </table:table-row>
            <table:table-row>
              <table:table-cell office:value-type="float" office:value="0.502314814814815">
                <text:p>0.502314814814815</text:p>
              </table:table-cell>
              <table:table-cell office:value-type="float" office:value="36465">
                <text:p>36465</text:p>
              </table:table-cell>
            </table:table-row>
            <table:table-row>
              <table:table-cell office:value-type="float" office:value="0.502546296296296">
                <text:p>0.502546296296296</text:p>
              </table:table-cell>
              <table:table-cell office:value-type="float" office:value="36135">
                <text:p>36135</text:p>
              </table:table-cell>
            </table:table-row>
            <table:table-row>
              <table:table-cell office:value-type="float" office:value="0.502777777777778">
                <text:p>0.502777777777778</text:p>
              </table:table-cell>
              <table:table-cell office:value-type="float" office:value="36065">
                <text:p>36065</text:p>
              </table:table-cell>
            </table:table-row>
            <table:table-row>
              <table:table-cell office:value-type="float" office:value="0.503009259259259">
                <text:p>0.503009259259259</text:p>
              </table:table-cell>
              <table:table-cell office:value-type="float" office:value="36259">
                <text:p>36259</text:p>
              </table:table-cell>
            </table:table-row>
            <table:table-row>
              <table:table-cell office:value-type="float" office:value="0.503240740740741">
                <text:p>0.503240740740741</text:p>
              </table:table-cell>
              <table:table-cell office:value-type="float" office:value="36372">
                <text:p>36372</text:p>
              </table:table-cell>
            </table:table-row>
            <table:table-row>
              <table:table-cell office:value-type="float" office:value="0.503472222222222">
                <text:p>0.503472222222222</text:p>
              </table:table-cell>
              <table:table-cell office:value-type="float" office:value="36373">
                <text:p>36373</text:p>
              </table:table-cell>
            </table:table-row>
            <table:table-row>
              <table:table-cell office:value-type="float" office:value="0.503703703703704">
                <text:p>0.503703703703704</text:p>
              </table:table-cell>
              <table:table-cell office:value-type="float" office:value="36415">
                <text:p>36415</text:p>
              </table:table-cell>
            </table:table-row>
            <table:table-row>
              <table:table-cell office:value-type="float" office:value="0.503935185185185">
                <text:p>0.503935185185185</text:p>
              </table:table-cell>
              <table:table-cell office:value-type="float" office:value="36023">
                <text:p>36023</text:p>
              </table:table-cell>
            </table:table-row>
            <table:table-row>
              <table:table-cell office:value-type="float" office:value="0.504166666666667">
                <text:p>0.504166666666667</text:p>
              </table:table-cell>
              <table:table-cell office:value-type="float" office:value="36185">
                <text:p>36185</text:p>
              </table:table-cell>
            </table:table-row>
            <table:table-row>
              <table:table-cell office:value-type="float" office:value="0.504398148148148">
                <text:p>0.504398148148148</text:p>
              </table:table-cell>
              <table:table-cell office:value-type="float" office:value="35938">
                <text:p>35938</text:p>
              </table:table-cell>
            </table:table-row>
            <table:table-row>
              <table:table-cell office:value-type="float" office:value="0.50462962962963">
                <text:p>0.50462962962963</text:p>
              </table:table-cell>
              <table:table-cell office:value-type="float" office:value="35294">
                <text:p>35294</text:p>
              </table:table-cell>
            </table:table-row>
            <table:table-row>
              <table:table-cell office:value-type="float" office:value="0.504861111111111">
                <text:p>0.504861111111111</text:p>
              </table:table-cell>
              <table:table-cell office:value-type="float" office:value="35455">
                <text:p>35455</text:p>
              </table:table-cell>
            </table:table-row>
            <table:table-row>
              <table:table-cell office:value-type="float" office:value="0.505092592592593">
                <text:p>0.505092592592593</text:p>
              </table:table-cell>
              <table:table-cell office:value-type="float" office:value="35381">
                <text:p>35381</text:p>
              </table:table-cell>
            </table:table-row>
            <table:table-row>
              <table:table-cell office:value-type="float" office:value="0.505324074074074">
                <text:p>0.505324074074074</text:p>
              </table:table-cell>
              <table:table-cell office:value-type="float" office:value="35189">
                <text:p>35189</text:p>
              </table:table-cell>
            </table:table-row>
            <table:table-row>
              <table:table-cell office:value-type="float" office:value="0.505555555555556">
                <text:p>0.505555555555556</text:p>
              </table:table-cell>
              <table:table-cell office:value-type="float" office:value="34664">
                <text:p>34664</text:p>
              </table:table-cell>
            </table:table-row>
            <table:table-row>
              <table:table-cell office:value-type="float" office:value="0.505787037037037">
                <text:p>0.505787037037037</text:p>
              </table:table-cell>
              <table:table-cell office:value-type="float" office:value="34598">
                <text:p>34598</text:p>
              </table:table-cell>
            </table:table-row>
            <table:table-row>
              <table:table-cell office:value-type="float" office:value="0.506018518518519">
                <text:p>0.506018518518519</text:p>
              </table:table-cell>
              <table:table-cell office:value-type="float" office:value="34572">
                <text:p>34572</text:p>
              </table:table-cell>
            </table:table-row>
            <table:table-row>
              <table:table-cell office:value-type="float" office:value="0.50625">
                <text:p>0.50625</text:p>
              </table:table-cell>
              <table:table-cell office:value-type="float" office:value="34356">
                <text:p>34356</text:p>
              </table:table-cell>
            </table:table-row>
            <table:table-row>
              <table:table-cell office:value-type="float" office:value="0.506481481481482">
                <text:p>0.506481481481482</text:p>
              </table:table-cell>
              <table:table-cell office:value-type="float" office:value="33829">
                <text:p>33829</text:p>
              </table:table-cell>
            </table:table-row>
            <table:table-row>
              <table:table-cell office:value-type="float" office:value="0.506712962962963">
                <text:p>0.506712962962963</text:p>
              </table:table-cell>
              <table:table-cell office:value-type="float" office:value="33501">
                <text:p>33501</text:p>
              </table:table-cell>
            </table:table-row>
            <table:table-row>
              <table:table-cell office:value-type="float" office:value="0.506944444444444">
                <text:p>0.506944444444444</text:p>
              </table:table-cell>
              <table:table-cell office:value-type="float" office:value="33148">
                <text:p>33148</text:p>
              </table:table-cell>
            </table:table-row>
            <table:table-row>
              <table:table-cell office:value-type="float" office:value="0.507175925925926">
                <text:p>0.507175925925926</text:p>
              </table:table-cell>
              <table:table-cell office:value-type="float" office:value="33617">
                <text:p>33617</text:p>
              </table:table-cell>
            </table:table-row>
            <table:table-row>
              <table:table-cell office:value-type="float" office:value="0.507407407407407">
                <text:p>0.507407407407407</text:p>
              </table:table-cell>
              <table:table-cell office:value-type="float" office:value="33828">
                <text:p>338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132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76cm" svg:y="4.609cm" style:legend-expansion="high" chart:style-name="ch2"/>
        <chart:plot-area chart:style-name="ch3" table:cell-range-address="prova2.A2:prova2.A94 prova2.L2:prova2.L94" chart:data-source-has-labels="column" svg:x="1.377cm" svg:y="0.196cm" svg:width="11.382cm" svg:height="9.424cm">
          <chartooo:coordinate-region svg:x="2.305cm" svg:y="0.196cm" svg:width="10.454cm" svg:height="8.059cm"/>
          <chart:axis chart:dimension="x" chart:name="primary-x" chart:style-name="ch4" chartooo:axis-type="text">
            <chart:categories table:cell-range-address="prova2.A2:prova2.A94"/>
          </chart:axis>
          <chart:axis chart:dimension="y" chart:name="primary-y" chart:style-name="ch5">
            <chart:title svg:x="0.451cm" svg:y="5.898cm" chart:style-name="ch6">
              <text:p>Potència (W)</text:p>
            </chart:title>
            <chart:grid chart:style-name="ch7" chart:class="major"/>
          </chart:axis>
          <chart:series chart:style-name="ch8" chart:values-cell-range-address="prova2.L2:prova2.L94" chart:class="chart:line"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.486111111111111">
                <text:p>0.486111111111111</text:p>
                <draw:g>
                  <svg:desc>prova2.A2:prova2.A94</svg:desc>
                </draw:g>
              </table:table-cell>
              <table:table-cell office:value-type="float" office:value="0.248316">
                <text:p>0.248316</text:p>
                <draw:g>
                  <svg:desc>prova2.L2:prova2.L94</svg:desc>
                </draw:g>
              </table:table-cell>
            </table:table-row>
            <table:table-row>
              <table:table-cell office:value-type="float" office:value="0.486342592592593">
                <text:p>0.486342592592593</text:p>
              </table:table-cell>
              <table:table-cell office:value-type="float" office:value="0.2291134464">
                <text:p>0.2291134464</text:p>
              </table:table-cell>
            </table:table-row>
            <table:table-row>
              <table:table-cell office:value-type="float" office:value="0.486574074074074">
                <text:p>0.486574074074074</text:p>
              </table:table-cell>
              <table:table-cell office:value-type="float" office:value="0.2200199344">
                <text:p>0.2200199344</text:p>
              </table:table-cell>
            </table:table-row>
            <table:table-row>
              <table:table-cell office:value-type="float" office:value="0.486805555555556">
                <text:p>0.486805555555556</text:p>
              </table:table-cell>
              <table:table-cell office:value-type="float" office:value="0.2298507264">
                <text:p>0.2298507264</text:p>
              </table:table-cell>
            </table:table-row>
            <table:table-row>
              <table:table-cell office:value-type="float" office:value="0.487037037037037">
                <text:p>0.487037037037037</text:p>
              </table:table-cell>
              <table:table-cell office:value-type="float" office:value="0.2399117616">
                <text:p>0.2399117616</text:p>
              </table:table-cell>
            </table:table-row>
            <table:table-row>
              <table:table-cell office:value-type="float" office:value="0.487268518518519">
                <text:p>0.487268518518519</text:p>
              </table:table-cell>
              <table:table-cell office:value-type="float" office:value="0.2401883568">
                <text:p>0.2401883568</text:p>
              </table:table-cell>
            </table:table-row>
            <table:table-row>
              <table:table-cell office:value-type="float" office:value="0.4875">
                <text:p>0.4875</text:p>
              </table:table-cell>
              <table:table-cell office:value-type="float" office:value="0.2404803184">
                <text:p>0.2404803184</text:p>
              </table:table-cell>
            </table:table-row>
            <table:table-row>
              <table:table-cell office:value-type="float" office:value="0.487731481481482">
                <text:p>0.487731481481482</text:p>
              </table:table-cell>
              <table:table-cell office:value-type="float" office:value="0.2511">
                <text:p>0.2511</text:p>
              </table:table-cell>
            </table:table-row>
            <table:table-row>
              <table:table-cell office:value-type="float" office:value="0.487962962962963">
                <text:p>0.487962962962963</text:p>
              </table:table-cell>
              <table:table-cell office:value-type="float" office:value="0.304799">
                <text:p>0.304799</text:p>
              </table:table-cell>
            </table:table-row>
            <table:table-row>
              <table:table-cell office:value-type="float" office:value="0.488194444444444">
                <text:p>0.488194444444444</text:p>
              </table:table-cell>
              <table:table-cell office:value-type="float" office:value="0.3397532352">
                <text:p>0.3397532352</text:p>
              </table:table-cell>
            </table:table-row>
            <table:table-row>
              <table:table-cell office:value-type="float" office:value="0.488425925925926">
                <text:p>0.488425925925926</text:p>
              </table:table-cell>
              <table:table-cell office:value-type="float" office:value="0.36416448">
                <text:p>0.36416448</text:p>
              </table:table-cell>
            </table:table-row>
            <table:table-row>
              <table:table-cell office:value-type="float" office:value="0.488657407407407">
                <text:p>0.488657407407407</text:p>
              </table:table-cell>
              <table:table-cell office:value-type="float" office:value="0.3894617792">
                <text:p>0.3894617792</text:p>
              </table:table-cell>
            </table:table-row>
            <table:table-row>
              <table:table-cell office:value-type="float" office:value="0.488888888888889">
                <text:p>0.488888888888889</text:p>
              </table:table-cell>
              <table:table-cell office:value-type="float" office:value="0.4027614192">
                <text:p>0.4027614192</text:p>
              </table:table-cell>
            </table:table-row>
            <table:table-row>
              <table:table-cell office:value-type="float" office:value="0.48912037037037">
                <text:p>0.48912037037037</text:p>
              </table:table-cell>
              <table:table-cell office:value-type="float" office:value="0.4161470464">
                <text:p>0.4161470464</text:p>
              </table:table-cell>
            </table:table-row>
            <table:table-row>
              <table:table-cell office:value-type="float" office:value="0.489351851851852">
                <text:p>0.489351851851852</text:p>
              </table:table-cell>
              <table:table-cell office:value-type="float" office:value="0.429767">
                <text:p>0.429767</text:p>
              </table:table-cell>
            </table:table-row>
            <table:table-row>
              <table:table-cell office:value-type="float" office:value="0.489583333333333">
                <text:p>0.489583333333333</text:p>
              </table:table-cell>
              <table:table-cell office:value-type="float" office:value="0.4436220096">
                <text:p>0.4436220096</text:p>
              </table:table-cell>
            </table:table-row>
            <table:table-row>
              <table:table-cell office:value-type="float" office:value="0.489814814814815">
                <text:p>0.489814814814815</text:p>
              </table:table-cell>
              <table:table-cell office:value-type="float" office:value="0.4714482432">
                <text:p>0.4714482432</text:p>
              </table:table-cell>
            </table:table-row>
            <table:table-row>
              <table:table-cell office:value-type="float" office:value="0.490046296296296">
                <text:p>0.490046296296296</text:p>
              </table:table-cell>
              <table:table-cell office:value-type="float" office:value="0.4720105216">
                <text:p>0.4720105216</text:p>
              </table:table-cell>
            </table:table-row>
            <table:table-row>
              <table:table-cell office:value-type="float" office:value="0.490277777777778">
                <text:p>0.490277777777778</text:p>
              </table:table-cell>
              <table:table-cell office:value-type="float" office:value="0.4723952384">
                <text:p>0.4723952384</text:p>
              </table:table-cell>
            </table:table-row>
            <table:table-row>
              <table:table-cell office:value-type="float" office:value="0.490509259259259">
                <text:p>0.490509259259259</text:p>
              </table:table-cell>
              <table:table-cell office:value-type="float" office:value="0.4729279232">
                <text:p>0.4729279232</text:p>
              </table:table-cell>
            </table:table-row>
            <table:table-row>
              <table:table-cell office:value-type="float" office:value="0.490740740740741">
                <text:p>0.490740740740741</text:p>
              </table:table-cell>
              <table:table-cell office:value-type="float" office:value="0.4734902016">
                <text:p>0.4734902016</text:p>
              </table:table-cell>
            </table:table-row>
            <table:table-row>
              <table:table-cell office:value-type="float" office:value="0.490972222222222">
                <text:p>0.490972222222222</text:p>
              </table:table-cell>
              <table:table-cell office:value-type="float" office:value="0.4738749184">
                <text:p>0.4738749184</text:p>
              </table:table-cell>
            </table:table-row>
            <table:table-row>
              <table:table-cell office:value-type="float" office:value="0.491203703703704">
                <text:p>0.491203703703704</text:p>
              </table:table-cell>
              <table:table-cell office:value-type="float" office:value="0.4884633648">
                <text:p>0.4884633648</text:p>
              </table:table-cell>
            </table:table-row>
            <table:table-row>
              <table:table-cell office:value-type="float" office:value="0.491435185185185">
                <text:p>0.491435185185185</text:p>
              </table:table-cell>
              <table:table-cell office:value-type="float" office:value="0.50332016">
                <text:p>0.50332016</text:p>
              </table:table-cell>
            </table:table-row>
            <table:table-row>
              <table:table-cell office:value-type="float" office:value="0.491666666666667">
                <text:p>0.491666666666667</text:p>
              </table:table-cell>
              <table:table-cell office:value-type="float" office:value="0.4894384176">
                <text:p>0.4894384176</text:p>
              </table:table-cell>
            </table:table-row>
            <table:table-row>
              <table:table-cell office:value-type="float" office:value="0.491898148148148">
                <text:p>0.491898148148148</text:p>
              </table:table-cell>
              <table:table-cell office:value-type="float" office:value="0.4899868848">
                <text:p>0.4899868848</text:p>
              </table:table-cell>
            </table:table-row>
            <table:table-row>
              <table:table-cell office:value-type="float" office:value="0.49212962962963">
                <text:p>0.49212962962963</text:p>
              </table:table-cell>
              <table:table-cell office:value-type="float" office:value="0.4905658224">
                <text:p>0.4905658224</text:p>
              </table:table-cell>
            </table:table-row>
            <table:table-row>
              <table:table-cell office:value-type="float" office:value="0.492361111111111">
                <text:p>0.492361111111111</text:p>
              </table:table-cell>
              <table:table-cell office:value-type="float" office:value="0.49114476">
                <text:p>0.49114476</text:p>
              </table:table-cell>
            </table:table-row>
            <table:table-row>
              <table:table-cell office:value-type="float" office:value="0.492592592592593">
                <text:p>0.492592592592593</text:p>
              </table:table-cell>
              <table:table-cell office:value-type="float" office:value="0.5351795712">
                <text:p>0.5351795712</text:p>
              </table:table-cell>
            </table:table-row>
            <table:table-row>
              <table:table-cell office:value-type="float" office:value="0.492824074074074">
                <text:p>0.492824074074074</text:p>
              </table:table-cell>
              <table:table-cell office:value-type="float" office:value="0.55059228">
                <text:p>0.55059228</text:p>
              </table:table-cell>
            </table:table-row>
            <table:table-row>
              <table:table-cell office:value-type="float" office:value="0.493055555555556">
                <text:p>0.493055555555556</text:p>
              </table:table-cell>
              <table:table-cell office:value-type="float" office:value="0.5358099456">
                <text:p>0.5358099456</text:p>
              </table:table-cell>
            </table:table-row>
            <table:table-row>
              <table:table-cell office:value-type="float" office:value="0.493287037037037">
                <text:p>0.493287037037037</text:p>
              </table:table-cell>
              <table:table-cell office:value-type="float" office:value="0.5362412544">
                <text:p>0.5362412544</text:p>
              </table:table-cell>
            </table:table-row>
            <table:table-row>
              <table:table-cell office:value-type="float" office:value="0.493518518518518">
                <text:p>0.493518518518518</text:p>
              </table:table-cell>
              <table:table-cell office:value-type="float" office:value="0.5366393856">
                <text:p>0.5366393856</text:p>
              </table:table-cell>
            </table:table-row>
            <table:table-row>
              <table:table-cell office:value-type="float" office:value="0.49375">
                <text:p>0.49375</text:p>
              </table:table-cell>
              <table:table-cell office:value-type="float" office:value="0.5520929264">
                <text:p>0.5520929264</text:p>
              </table:table-cell>
            </table:table-row>
            <table:table-row>
              <table:table-cell office:value-type="float" office:value="0.493981481481482">
                <text:p>0.493981481481482</text:p>
              </table:table-cell>
              <table:table-cell office:value-type="float" office:value="0.53726976">
                <text:p>0.53726976</text:p>
              </table:table-cell>
            </table:table-row>
            <table:table-row>
              <table:table-cell office:value-type="float" office:value="0.494212962962963">
                <text:p>0.494212962962963</text:p>
              </table:table-cell>
              <table:table-cell office:value-type="float" office:value="0.5529455664">
                <text:p>0.5529455664</text:p>
              </table:table-cell>
            </table:table-row>
            <table:table-row>
              <table:table-cell office:value-type="float" office:value="0.494444444444444">
                <text:p>0.494444444444444</text:p>
              </table:table-cell>
              <table:table-cell office:value-type="float" office:value="0.5382982656">
                <text:p>0.5382982656</text:p>
              </table:table-cell>
            </table:table-row>
            <table:table-row>
              <table:table-cell office:value-type="float" office:value="0.494675925925926">
                <text:p>0.494675925925926</text:p>
              </table:table-cell>
              <table:table-cell office:value-type="float" office:value="0.5387295744">
                <text:p>0.5387295744</text:p>
              </table:table-cell>
            </table:table-row>
            <table:table-row>
              <table:table-cell office:value-type="float" office:value="0.494907407407407">
                <text:p>0.494907407407407</text:p>
              </table:table-cell>
              <table:table-cell office:value-type="float" office:value="0.5242559344">
                <text:p>0.5242559344</text:p>
              </table:table-cell>
            </table:table-row>
            <table:table-row>
              <table:table-cell office:value-type="float" office:value="0.495138888888889">
                <text:p>0.495138888888889</text:p>
              </table:table-cell>
              <table:table-cell office:value-type="float" office:value="0.5395590144">
                <text:p>0.5395590144</text:p>
              </table:table-cell>
            </table:table-row>
            <table:table-row>
              <table:table-cell office:value-type="float" office:value="0.49537037037037">
                <text:p>0.49537037037037</text:p>
              </table:table-cell>
              <table:table-cell office:value-type="float" office:value="0.53975808">
                <text:p>0.53975808</text:p>
              </table:table-cell>
            </table:table-row>
            <table:table-row>
              <table:table-cell office:value-type="float" office:value="0.495601851851852">
                <text:p>0.495601851851852</text:p>
              </table:table-cell>
              <table:table-cell office:value-type="float" office:value="0.5401562112">
                <text:p>0.5401562112</text:p>
              </table:table-cell>
            </table:table-row>
            <table:table-row>
              <table:table-cell office:value-type="float" office:value="0.495833333333333">
                <text:p>0.495833333333333</text:p>
              </table:table-cell>
              <table:table-cell office:value-type="float" office:value="0.54058752">
                <text:p>0.54058752</text:p>
              </table:table-cell>
            </table:table-row>
            <table:table-row>
              <table:table-cell office:value-type="float" office:value="0.496064814814815">
                <text:p>0.496064814814815</text:p>
              </table:table-cell>
              <table:table-cell office:value-type="float" office:value="0.5559127536">
                <text:p>0.5559127536</text:p>
              </table:table-cell>
            </table:table-row>
            <table:table-row>
              <table:table-cell office:value-type="float" office:value="0.496296296296296">
                <text:p>0.496296296296296</text:p>
              </table:table-cell>
              <table:table-cell office:value-type="float" office:value="0.5563561264">
                <text:p>0.5563561264</text:p>
              </table:table-cell>
            </table:table-row>
            <table:table-row>
              <table:table-cell office:value-type="float" office:value="0.496527777777778">
                <text:p>0.496527777777778</text:p>
              </table:table-cell>
              <table:table-cell office:value-type="float" office:value="0.5567653936">
                <text:p>0.5567653936</text:p>
              </table:table-cell>
            </table:table-row>
            <table:table-row>
              <table:table-cell office:value-type="float" office:value="0.496759259259259">
                <text:p>0.496759259259259</text:p>
              </table:table-cell>
              <table:table-cell office:value-type="float" office:value="0.5569700272">
                <text:p>0.5569700272</text:p>
              </table:table-cell>
            </table:table-row>
            <table:table-row>
              <table:table-cell office:value-type="float" office:value="0.496990740740741">
                <text:p>0.496990740740741</text:p>
              </table:table-cell>
              <table:table-cell office:value-type="float" office:value="0.5725793216">
                <text:p>0.5725793216</text:p>
              </table:table-cell>
            </table:table-row>
            <table:table-row>
              <table:table-cell office:value-type="float" office:value="0.497222222222222">
                <text:p>0.497222222222222</text:p>
              </table:table-cell>
              <table:table-cell office:value-type="float" office:value="0.588375">
                <text:p>0.588375</text:p>
              </table:table-cell>
            </table:table-row>
            <table:table-row>
              <table:table-cell office:value-type="float" office:value="0.497453703703704">
                <text:p>0.497453703703704</text:p>
              </table:table-cell>
              <table:table-cell office:value-type="float" office:value="0.6204010736">
                <text:p>0.6204010736</text:p>
              </table:table-cell>
            </table:table-row>
            <table:table-row>
              <table:table-cell office:value-type="float" office:value="0.497685185185185">
                <text:p>0.497685185185185</text:p>
              </table:table-cell>
              <table:table-cell office:value-type="float" office:value="0.6532879088">
                <text:p>0.6532879088</text:p>
              </table:table-cell>
            </table:table-row>
            <table:table-row>
              <table:table-cell office:value-type="float" office:value="0.497916666666667">
                <text:p>0.497916666666667</text:p>
              </table:table-cell>
              <table:table-cell office:value-type="float" office:value="0.6206287472">
                <text:p>0.6206287472</text:p>
              </table:table-cell>
            </table:table-row>
            <table:table-row>
              <table:table-cell office:value-type="float" office:value="0.498148148148148">
                <text:p>0.498148148148148</text:p>
              </table:table-cell>
              <table:table-cell office:value-type="float" office:value="0.6208943664">
                <text:p>0.6208943664</text:p>
              </table:table-cell>
            </table:table-row>
            <table:table-row>
              <table:table-cell office:value-type="float" office:value="0.49837962962963">
                <text:p>0.49837962962963</text:p>
              </table:table-cell>
              <table:table-cell office:value-type="float" office:value="0.6371262144">
                <text:p>0.6371262144</text:p>
              </table:table-cell>
            </table:table-row>
            <table:table-row>
              <table:table-cell office:value-type="float" office:value="0.498611111111111">
                <text:p>0.498611111111111</text:p>
              </table:table-cell>
              <table:table-cell office:value-type="float" office:value="0.65380716">
                <text:p>0.65380716</text:p>
              </table:table-cell>
            </table:table-row>
            <table:table-row>
              <table:table-cell office:value-type="float" office:value="0.498842592592593">
                <text:p>0.498842592592593</text:p>
              </table:table-cell>
              <table:table-cell office:value-type="float" office:value="0.65380716">
                <text:p>0.65380716</text:p>
              </table:table-cell>
            </table:table-row>
            <table:table-row>
              <table:table-cell office:value-type="float" office:value="0.499074074074074">
                <text:p>0.499074074074074</text:p>
              </table:table-cell>
              <table:table-cell office:value-type="float" office:value="0.67070976">
                <text:p>0.67070976</text:p>
              </table:table-cell>
            </table:table-row>
            <table:table-row>
              <table:table-cell office:value-type="float" office:value="0.499305555555556">
                <text:p>0.499305555555556</text:p>
              </table:table-cell>
              <table:table-cell office:value-type="float" office:value="0.7046644416">
                <text:p>0.7046644416</text:p>
              </table:table-cell>
            </table:table-row>
            <table:table-row>
              <table:table-cell office:value-type="float" office:value="0.499537037037037">
                <text:p>0.499537037037037</text:p>
              </table:table-cell>
              <table:table-cell office:value-type="float" office:value="0.7046644416">
                <text:p>0.7046644416</text:p>
              </table:table-cell>
            </table:table-row>
            <table:table-row>
              <table:table-cell office:value-type="float" office:value="0.499768518518519">
                <text:p>0.499768518518519</text:p>
              </table:table-cell>
              <table:table-cell office:value-type="float" office:value="0.7046644416">
                <text:p>0.704664441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7046644416">
                <text:p>0.7046644416</text:p>
              </table:table-cell>
            </table:table-row>
            <table:table-row>
              <table:table-cell office:value-type="float" office:value="0.500231481481481">
                <text:p>0.500231481481481</text:p>
              </table:table-cell>
              <table:table-cell office:value-type="float" office:value="0.6875823024">
                <text:p>0.6875823024</text:p>
              </table:table-cell>
            </table:table-row>
            <table:table-row>
              <table:table-cell office:value-type="float" office:value="0.500462962962963">
                <text:p>0.500462962962963</text:p>
              </table:table-cell>
              <table:table-cell office:value-type="float" office:value="0.6878342448">
                <text:p>0.6878342448</text:p>
              </table:table-cell>
            </table:table-row>
            <table:table-row>
              <table:table-cell office:value-type="float" office:value="0.500694444444444">
                <text:p>0.500694444444444</text:p>
              </table:table-cell>
              <table:table-cell office:value-type="float" office:value="0.6878342448">
                <text:p>0.6878342448</text:p>
              </table:table-cell>
            </table:table-row>
            <table:table-row>
              <table:table-cell office:value-type="float" office:value="0.500925925925926">
                <text:p>0.500925925925926</text:p>
              </table:table-cell>
              <table:table-cell office:value-type="float" office:value="0.7049226432">
                <text:p>0.7049226432</text:p>
              </table:table-cell>
            </table:table-row>
            <table:table-row>
              <table:table-cell office:value-type="float" office:value="0.501157407407407">
                <text:p>0.501157407407407</text:p>
              </table:table-cell>
              <table:table-cell office:value-type="float" office:value="0.6878342448">
                <text:p>0.6878342448</text:p>
              </table:table-cell>
            </table:table-row>
            <table:table-row>
              <table:table-cell office:value-type="float" office:value="0.501388888888889">
                <text:p>0.501388888888889</text:p>
              </table:table-cell>
              <table:table-cell office:value-type="float" office:value="0.6878342448">
                <text:p>0.6878342448</text:p>
              </table:table-cell>
            </table:table-row>
            <table:table-row>
              <table:table-cell office:value-type="float" office:value="0.50162037037037">
                <text:p>0.50162037037037</text:p>
              </table:table-cell>
              <table:table-cell office:value-type="float" office:value="0.6881281776">
                <text:p>0.6881281776</text:p>
              </table:table-cell>
            </table:table-row>
            <table:table-row>
              <table:table-cell office:value-type="float" office:value="0.501851851851852">
                <text:p>0.501851851851852</text:p>
              </table:table-cell>
              <table:table-cell office:value-type="float" office:value="0.67124224">
                <text:p>0.67124224</text:p>
              </table:table-cell>
            </table:table-row>
            <table:table-row>
              <table:table-cell office:value-type="float" office:value="0.502083333333333">
                <text:p>0.502083333333333</text:p>
              </table:table-cell>
              <table:table-cell office:value-type="float" office:value="0.67124224">
                <text:p>0.67124224</text:p>
              </table:table-cell>
            </table:table-row>
            <table:table-row>
              <table:table-cell office:value-type="float" office:value="0.502314814814815">
                <text:p>0.502314814814815</text:p>
              </table:table-cell>
              <table:table-cell office:value-type="float" office:value="0.65480572">
                <text:p>0.65480572</text:p>
              </table:table-cell>
            </table:table-row>
            <table:table-row>
              <table:table-cell office:value-type="float" office:value="0.502546296296296">
                <text:p>0.502546296296296</text:p>
              </table:table-cell>
              <table:table-cell office:value-type="float" office:value="0.6550453744">
                <text:p>0.6550453744</text:p>
              </table:table-cell>
            </table:table-row>
            <table:table-row>
              <table:table-cell office:value-type="float" office:value="0.502777777777778">
                <text:p>0.502777777777778</text:p>
              </table:table-cell>
              <table:table-cell office:value-type="float" office:value="0.7057402816">
                <text:p>0.7057402816</text:p>
              </table:table-cell>
            </table:table-row>
            <table:table-row>
              <table:table-cell office:value-type="float" office:value="0.503009259259259">
                <text:p>0.503009259259259</text:p>
              </table:table-cell>
              <table:table-cell office:value-type="float" office:value="0.7057402816">
                <text:p>0.7057402816</text:p>
              </table:table-cell>
            </table:table-row>
            <table:table-row>
              <table:table-cell office:value-type="float" office:value="0.503240740740741">
                <text:p>0.503240740740741</text:p>
              </table:table-cell>
              <table:table-cell office:value-type="float" office:value="0.7057402816">
                <text:p>0.7057402816</text:p>
              </table:table-cell>
            </table:table-row>
            <table:table-row>
              <table:table-cell office:value-type="float" office:value="0.503472222222222">
                <text:p>0.503472222222222</text:p>
              </table:table-cell>
              <table:table-cell office:value-type="float" office:value="0.7408574208">
                <text:p>0.7408574208</text:p>
              </table:table-cell>
            </table:table-row>
            <table:table-row>
              <table:table-cell office:value-type="float" office:value="0.503703703703704">
                <text:p>0.503703703703704</text:p>
              </table:table-cell>
              <table:table-cell office:value-type="float" office:value="0.7230584176">
                <text:p>0.7230584176</text:p>
              </table:table-cell>
            </table:table-row>
            <table:table-row>
              <table:table-cell office:value-type="float" office:value="0.503935185185185">
                <text:p>0.503935185185185</text:p>
              </table:table-cell>
              <table:table-cell office:value-type="float" office:value="0.7230584176">
                <text:p>0.7230584176</text:p>
              </table:table-cell>
            </table:table-row>
            <table:table-row>
              <table:table-cell office:value-type="float" office:value="0.504166666666667">
                <text:p>0.504166666666667</text:p>
              </table:table-cell>
              <table:table-cell office:value-type="float" office:value="0.70548208">
                <text:p>0.70548208</text:p>
              </table:table-cell>
            </table:table-row>
            <table:table-row>
              <table:table-cell office:value-type="float" office:value="0.504398148148148">
                <text:p>0.504398148148148</text:p>
              </table:table-cell>
              <table:table-cell office:value-type="float" office:value="0.70548208">
                <text:p>0.70548208</text:p>
              </table:table-cell>
            </table:table-row>
            <table:table-row>
              <table:table-cell office:value-type="float" office:value="0.50462962962963">
                <text:p>0.50462962962963</text:p>
              </table:table-cell>
              <table:table-cell office:value-type="float" office:value="0.6881281776">
                <text:p>0.6881281776</text:p>
              </table:table-cell>
            </table:table-row>
            <table:table-row>
              <table:table-cell office:value-type="float" office:value="0.504861111111111">
                <text:p>0.504861111111111</text:p>
              </table:table-cell>
              <table:table-cell office:value-type="float" office:value="0.67124224">
                <text:p>0.67124224</text:p>
              </table:table-cell>
            </table:table-row>
            <table:table-row>
              <table:table-cell office:value-type="float" office:value="0.505092592592593">
                <text:p>0.505092592592593</text:p>
              </table:table-cell>
              <table:table-cell office:value-type="float" office:value="0.67095552">
                <text:p>0.67095552</text:p>
              </table:table-cell>
            </table:table-row>
            <table:table-row>
              <table:table-cell office:value-type="float" office:value="0.505324074074074">
                <text:p>0.505324074074074</text:p>
              </table:table-cell>
              <table:table-cell office:value-type="float" office:value="0.6542864688">
                <text:p>0.6542864688</text:p>
              </table:table-cell>
            </table:table-row>
            <table:table-row>
              <table:table-cell office:value-type="float" office:value="0.505555555555556">
                <text:p>0.505555555555556</text:p>
              </table:table-cell>
              <table:table-cell office:value-type="float" office:value="0.6542864688">
                <text:p>0.6542864688</text:p>
              </table:table-cell>
            </table:table-row>
            <table:table-row>
              <table:table-cell office:value-type="float" office:value="0.505787037037037">
                <text:p>0.505787037037037</text:p>
              </table:table-cell>
              <table:table-cell office:value-type="float" office:value="0.6540468144">
                <text:p>0.6540468144</text:p>
              </table:table-cell>
            </table:table-row>
            <table:table-row>
              <table:table-cell office:value-type="float" office:value="0.506018518518519">
                <text:p>0.506018518518519</text:p>
              </table:table-cell>
              <table:table-cell office:value-type="float" office:value="0.6540468144">
                <text:p>0.6540468144</text:p>
              </table:table-cell>
            </table:table-row>
            <table:table-row>
              <table:table-cell office:value-type="float" office:value="0.50625">
                <text:p>0.50625</text:p>
              </table:table-cell>
              <table:table-cell office:value-type="float" office:value="0.65380716">
                <text:p>0.65380716</text:p>
              </table:table-cell>
            </table:table-row>
            <table:table-row>
              <table:table-cell office:value-type="float" office:value="0.506481481481482">
                <text:p>0.506481481481482</text:p>
              </table:table-cell>
              <table:table-cell office:value-type="float" office:value="0.6535675056">
                <text:p>0.6535675056</text:p>
              </table:table-cell>
            </table:table-row>
            <table:table-row>
              <table:table-cell office:value-type="float" office:value="0.506712962962963">
                <text:p>0.506712962962963</text:p>
              </table:table-cell>
              <table:table-cell office:value-type="float" office:value="0.6532879088">
                <text:p>0.6532879088</text:p>
              </table:table-cell>
            </table:table-row>
            <table:table-row>
              <table:table-cell office:value-type="float" office:value="0.506944444444444">
                <text:p>0.506944444444444</text:p>
              </table:table-cell>
              <table:table-cell office:value-type="float" office:value="0.66968576">
                <text:p>0.66968576</text:p>
              </table:table-cell>
            </table:table-row>
            <table:table-row>
              <table:table-cell office:value-type="float" office:value="0.507175925925926">
                <text:p>0.507175925925926</text:p>
              </table:table-cell>
              <table:table-cell office:value-type="float" office:value="0.6525689456">
                <text:p>0.6525689456</text:p>
              </table:table-cell>
            </table:table-row>
            <table:table-row>
              <table:table-cell office:value-type="float" office:value="0.507407407407407">
                <text:p>0.507407407407407</text:p>
              </table:table-cell>
              <table:table-cell office:value-type="float" office:value="0.6358802112">
                <text:p>0.63588021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Georgia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132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308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0.986cm" svg:y="4.36cm" style:legend-expansion="high" chart:style-name="ch2"/>
        <chart:plot-area chart:style-name="ch3" table:cell-range-address="prova2.A2:prova2.B94 prova2.A1:prova2.B1 prova2.D1:prova2.D94" chart:data-source-has-labels="both" svg:x="0.317cm" svg:y="0.196cm" svg:width="10.352cm" svg:height="9.424cm">
          <chartooo:coordinate-region svg:x="1.244cm" svg:y="0.196cm" svg:width="9.425cm" svg:height="8.059cm"/>
          <chart:axis chart:dimension="x" chart:name="primary-x" chart:style-name="ch4" chartooo:axis-type="text">
            <chart:categories table:cell-range-address="prova2.A2:prova2.A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va2.B2:prova2.B94" chart:label-cell-address="prova2.B1:prova2.B1" chart:class="chart:line">
            <chart:data-point chart:repeated="93"/>
          </chart:series>
          <chart:series chart:style-name="ch8" chart:values-cell-range-address="prova2.D2:prova2.D94" chart:label-cell-address="prova2.D1:prova2.D1" chart:class="chart:line"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exterior (K)</text:p>
                <draw:g>
                  <svg:desc>prova2.B1:prova2.B1</svg:desc>
                </draw:g>
              </table:table-cell>
              <table:table-cell office:value-type="string">
                <text:p>Temperatura interior (K)</text:p>
                <draw:g>
                  <svg:desc>prova2.D1:prova2.D1</svg:desc>
                </draw:g>
              </table:table-cell>
            </table:table-row>
          </table:table-header-rows>
          <table:table-rows>
            <table:table-row>
              <table:table-cell office:value-type="float" office:value="0.486111111111111">
                <text:p>0.486111111111111</text:p>
                <draw:g>
                  <svg:desc>prova2.A2:prova2.A94</svg:desc>
                </draw:g>
              </table:table-cell>
              <table:table-cell office:value-type="float" office:value="284.84">
                <text:p>284.84</text:p>
                <draw:g>
                  <svg:desc>prova2.B2:prova2.B94</svg:desc>
                </draw:g>
              </table:table-cell>
              <table:table-cell office:value-type="float" office:value="298.66">
                <text:p>298.66</text:p>
                <draw:g>
                  <svg:desc>prova2.D2:prova2.D94</svg:desc>
                </draw:g>
              </table:table-cell>
            </table:table-row>
            <table:table-row>
              <table:table-cell office:value-type="float" office:value="0.486342592592593">
                <text:p>0.486342592592593</text:p>
              </table:table-cell>
              <table:table-cell office:value-type="float" office:value="285.4">
                <text:p>285.4</text:p>
              </table:table-cell>
              <table:table-cell office:value-type="float" office:value="298.84">
                <text:p>298.84</text:p>
              </table:table-cell>
            </table:table-row>
            <table:table-row>
              <table:table-cell office:value-type="float" office:value="0.486574074074074">
                <text:p>0.486574074074074</text:p>
              </table:table-cell>
              <table:table-cell office:value-type="float" office:value="285.96">
                <text:p>285.96</text:p>
              </table:table-cell>
              <table:table-cell office:value-type="float" office:value="299.09">
                <text:p>299.09</text:p>
              </table:table-cell>
            </table:table-row>
            <table:table-row>
              <table:table-cell office:value-type="float" office:value="0.486805555555556">
                <text:p>0.486805555555556</text:p>
              </table:table-cell>
              <table:table-cell office:value-type="float" office:value="286.09">
                <text:p>286.09</text:p>
              </table:table-cell>
              <table:table-cell office:value-type="float" office:value="299.34">
                <text:p>299.34</text:p>
              </table:table-cell>
            </table:table-row>
            <table:table-row>
              <table:table-cell office:value-type="float" office:value="0.487037037037037">
                <text:p>0.487037037037037</text:p>
              </table:table-cell>
              <table:table-cell office:value-type="float" office:value="285.9">
                <text:p>285.9</text:p>
              </table:table-cell>
              <table:table-cell office:value-type="float" office:value="299.59">
                <text:p>299.59</text:p>
              </table:table-cell>
            </table:table-row>
            <table:table-row>
              <table:table-cell office:value-type="float" office:value="0.487268518518519">
                <text:p>0.487268518518519</text:p>
              </table:table-cell>
              <table:table-cell office:value-type="float" office:value="286.21">
                <text:p>286.21</text:p>
              </table:table-cell>
              <table:table-cell office:value-type="float" office:value="299.77">
                <text:p>299.77</text:p>
              </table:table-cell>
            </table:table-row>
            <table:table-row>
              <table:table-cell office:value-type="float" office:value="0.4875">
                <text:p>0.4875</text:p>
              </table:table-cell>
              <table:table-cell office:value-type="float" office:value="286.27">
                <text:p>286.27</text:p>
              </table:table-cell>
              <table:table-cell office:value-type="float" office:value="299.96">
                <text:p>299.96</text:p>
              </table:table-cell>
            </table:table-row>
            <table:table-row>
              <table:table-cell office:value-type="float" office:value="0.487731481481482">
                <text:p>0.487731481481482</text:p>
              </table:table-cell>
              <table:table-cell office:value-type="float" office:value="286.4">
                <text:p>286.4</text:p>
              </table:table-cell>
              <table:table-cell office:value-type="float" office:value="300.4">
                <text:p>300.4</text:p>
              </table:table-cell>
            </table:table-row>
            <table:table-row>
              <table:table-cell office:value-type="float" office:value="0.487962962962963">
                <text:p>0.487962962962963</text:p>
              </table:table-cell>
              <table:table-cell office:value-type="float" office:value="285.52">
                <text:p>285.52</text:p>
              </table:table-cell>
              <table:table-cell office:value-type="float" office:value="300.9">
                <text:p>300.9</text:p>
              </table:table-cell>
            </table:table-row>
            <table:table-row>
              <table:table-cell office:value-type="float" office:value="0.488194444444444">
                <text:p>0.488194444444444</text:p>
              </table:table-cell>
              <table:table-cell office:value-type="float" office:value="285.09">
                <text:p>285.09</text:p>
              </table:table-cell>
              <table:table-cell office:value-type="float" office:value="301.27">
                <text:p>301.27</text:p>
              </table:table-cell>
            </table:table-row>
            <table:table-row>
              <table:table-cell office:value-type="float" office:value="0.488425925925926">
                <text:p>0.488425925925926</text:p>
              </table:table-cell>
              <table:table-cell office:value-type="float" office:value="284.77">
                <text:p>284.77</text:p>
              </table:table-cell>
              <table:table-cell office:value-type="float" office:value="301.52">
                <text:p>301.52</text:p>
              </table:table-cell>
            </table:table-row>
            <table:table-row>
              <table:table-cell office:value-type="float" office:value="0.488657407407407">
                <text:p>0.488657407407407</text:p>
              </table:table-cell>
              <table:table-cell office:value-type="float" office:value="284.46">
                <text:p>284.46</text:p>
              </table:table-cell>
              <table:table-cell office:value-type="float" office:value="301.77">
                <text:p>301.77</text:p>
              </table:table-cell>
            </table:table-row>
            <table:table-row>
              <table:table-cell office:value-type="float" office:value="0.488888888888889">
                <text:p>0.488888888888889</text:p>
              </table:table-cell>
              <table:table-cell office:value-type="float" office:value="284.4">
                <text:p>284.4</text:p>
              </table:table-cell>
              <table:table-cell office:value-type="float" office:value="302.02">
                <text:p>302.02</text:p>
              </table:table-cell>
            </table:table-row>
            <table:table-row>
              <table:table-cell office:value-type="float" office:value="0.48912037037037">
                <text:p>0.48912037037037</text:p>
              </table:table-cell>
              <table:table-cell office:value-type="float" office:value="284.34">
                <text:p>284.34</text:p>
              </table:table-cell>
              <table:table-cell office:value-type="float" office:value="302.21">
                <text:p>302.21</text:p>
              </table:table-cell>
            </table:table-row>
            <table:table-row>
              <table:table-cell office:value-type="float" office:value="0.489351851851852">
                <text:p>0.489351851851852</text:p>
              </table:table-cell>
              <table:table-cell office:value-type="float" office:value="284.4">
                <text:p>284.4</text:p>
              </table:table-cell>
              <table:table-cell office:value-type="float" office:value="302.4">
                <text:p>302.4</text:p>
              </table:table-cell>
            </table:table-row>
            <table:table-row>
              <table:table-cell office:value-type="float" office:value="0.489583333333333">
                <text:p>0.489583333333333</text:p>
              </table:table-cell>
              <table:table-cell office:value-type="float" office:value="284.15">
                <text:p>284.15</text:p>
              </table:table-cell>
              <table:table-cell office:value-type="float" office:value="302.59">
                <text:p>302.59</text:p>
              </table:table-cell>
            </table:table-row>
            <table:table-row>
              <table:table-cell office:value-type="float" office:value="0.489814814814815">
                <text:p>0.489814814814815</text:p>
              </table:table-cell>
              <table:table-cell office:value-type="float" office:value="284.02">
                <text:p>284.02</text:p>
              </table:table-cell>
              <table:table-cell office:value-type="float" office:value="302.77">
                <text:p>302.77</text:p>
              </table:table-cell>
            </table:table-row>
            <table:table-row>
              <table:table-cell office:value-type="float" office:value="0.490046296296296">
                <text:p>0.490046296296296</text:p>
              </table:table-cell>
              <table:table-cell office:value-type="float" office:value="284.09">
                <text:p>284.09</text:p>
              </table:table-cell>
              <table:table-cell office:value-type="float" office:value="302.96">
                <text:p>302.96</text:p>
              </table:table-cell>
            </table:table-row>
            <table:table-row>
              <table:table-cell office:value-type="float" office:value="0.490277777777778">
                <text:p>0.490277777777778</text:p>
              </table:table-cell>
              <table:table-cell office:value-type="float" office:value="284.21">
                <text:p>284.21</text:p>
              </table:table-cell>
              <table:table-cell office:value-type="float" office:value="303.09">
                <text:p>303.09</text:p>
              </table:table-cell>
            </table:table-row>
            <table:table-row>
              <table:table-cell office:value-type="float" office:value="0.490509259259259">
                <text:p>0.490509259259259</text:p>
              </table:table-cell>
              <table:table-cell office:value-type="float" office:value="284.27">
                <text:p>284.27</text:p>
              </table:table-cell>
              <table:table-cell office:value-type="float" office:value="303.27">
                <text:p>303.27</text:p>
              </table:table-cell>
            </table:table-row>
            <table:table-row>
              <table:table-cell office:value-type="float" office:value="0.490740740740741">
                <text:p>0.490740740740741</text:p>
              </table:table-cell>
              <table:table-cell office:value-type="float" office:value="284.46">
                <text:p>284.46</text:p>
              </table:table-cell>
              <table:table-cell office:value-type="float" office:value="303.46">
                <text:p>303.46</text:p>
              </table:table-cell>
            </table:table-row>
            <table:table-row>
              <table:table-cell office:value-type="float" office:value="0.490972222222222">
                <text:p>0.490972222222222</text:p>
              </table:table-cell>
              <table:table-cell office:value-type="float" office:value="284.65">
                <text:p>284.65</text:p>
              </table:table-cell>
              <table:table-cell office:value-type="float" office:value="303.59">
                <text:p>303.59</text:p>
              </table:table-cell>
            </table:table-row>
            <table:table-row>
              <table:table-cell office:value-type="float" office:value="0.491203703703704">
                <text:p>0.491203703703704</text:p>
              </table:table-cell>
              <table:table-cell office:value-type="float" office:value="284.52">
                <text:p>284.52</text:p>
              </table:table-cell>
              <table:table-cell office:value-type="float" office:value="303.77">
                <text:p>303.77</text:p>
              </table:table-cell>
            </table:table-row>
            <table:table-row>
              <table:table-cell office:value-type="float" office:value="0.491435185185185">
                <text:p>0.491435185185185</text:p>
              </table:table-cell>
              <table:table-cell office:value-type="float" office:value="284.59">
                <text:p>284.59</text:p>
              </table:table-cell>
              <table:table-cell office:value-type="float" office:value="303.96">
                <text:p>303.96</text:p>
              </table:table-cell>
            </table:table-row>
            <table:table-row>
              <table:table-cell office:value-type="float" office:value="0.491666666666667">
                <text:p>0.491666666666667</text:p>
              </table:table-cell>
              <table:table-cell office:value-type="float" office:value="284.9">
                <text:p>284.9</text:p>
              </table:table-cell>
              <table:table-cell office:value-type="float" office:value="304.09">
                <text:p>304.09</text:p>
              </table:table-cell>
            </table:table-row>
            <table:table-row>
              <table:table-cell office:value-type="float" office:value="0.491898148148148">
                <text:p>0.491898148148148</text:p>
              </table:table-cell>
              <table:table-cell office:value-type="float" office:value="285.21">
                <text:p>285.21</text:p>
              </table:table-cell>
              <table:table-cell office:value-type="float" office:value="304.27">
                <text:p>304.27</text:p>
              </table:table-cell>
            </table:table-row>
            <table:table-row>
              <table:table-cell office:value-type="float" office:value="0.49212962962963">
                <text:p>0.49212962962963</text:p>
              </table:table-cell>
              <table:table-cell office:value-type="float" office:value="285.27">
                <text:p>285.27</text:p>
              </table:table-cell>
              <table:table-cell office:value-type="float" office:value="304.46">
                <text:p>304.46</text:p>
              </table:table-cell>
            </table:table-row>
            <table:table-row>
              <table:table-cell office:value-type="float" office:value="0.492361111111111">
                <text:p>0.492361111111111</text:p>
              </table:table-cell>
              <table:table-cell office:value-type="float" office:value="285.4">
                <text:p>285.4</text:p>
              </table:table-cell>
              <table:table-cell office:value-type="float" office:value="304.65">
                <text:p>304.65</text:p>
              </table:table-cell>
            </table:table-row>
            <table:table-row>
              <table:table-cell office:value-type="float" office:value="0.492592592592593">
                <text:p>0.492592592592593</text:p>
              </table:table-cell>
              <table:table-cell office:value-type="float" office:value="284.84">
                <text:p>284.84</text:p>
              </table:table-cell>
              <table:table-cell office:value-type="float" office:value="304.77">
                <text:p>304.77</text:p>
              </table:table-cell>
            </table:table-row>
            <table:table-row>
              <table:table-cell office:value-type="float" office:value="0.492824074074074">
                <text:p>0.492824074074074</text:p>
              </table:table-cell>
              <table:table-cell office:value-type="float" office:value="284.71">
                <text:p>284.71</text:p>
              </table:table-cell>
              <table:table-cell office:value-type="float" office:value="304.9">
                <text:p>304.9</text:p>
              </table:table-cell>
            </table:table-row>
            <table:table-row>
              <table:table-cell office:value-type="float" office:value="0.493055555555556">
                <text:p>0.493055555555556</text:p>
              </table:table-cell>
              <table:table-cell office:value-type="float" office:value="284.96">
                <text:p>284.96</text:p>
              </table:table-cell>
              <table:table-cell office:value-type="float" office:value="304.96">
                <text:p>304.96</text:p>
              </table:table-cell>
            </table:table-row>
            <table:table-row>
              <table:table-cell office:value-type="float" office:value="0.493287037037037">
                <text:p>0.493287037037037</text:p>
              </table:table-cell>
              <table:table-cell office:value-type="float" office:value="284.96">
                <text:p>284.96</text:p>
              </table:table-cell>
              <table:table-cell office:value-type="float" office:value="305.09">
                <text:p>305.09</text:p>
              </table:table-cell>
            </table:table-row>
            <table:table-row>
              <table:table-cell office:value-type="float" office:value="0.493518518518518">
                <text:p>0.493518518518518</text:p>
              </table:table-cell>
              <table:table-cell office:value-type="float" office:value="285.09">
                <text:p>285.09</text:p>
              </table:table-cell>
              <table:table-cell office:value-type="float" office:value="305.21">
                <text:p>305.21</text:p>
              </table:table-cell>
            </table:table-row>
            <table:table-row>
              <table:table-cell office:value-type="float" office:value="0.49375">
                <text:p>0.49375</text:p>
              </table:table-cell>
              <table:table-cell office:value-type="float" office:value="285.09">
                <text:p>285.09</text:p>
              </table:table-cell>
              <table:table-cell office:value-type="float" office:value="305.34">
                <text:p>305.34</text:p>
              </table:table-cell>
            </table:table-row>
            <table:table-row>
              <table:table-cell office:value-type="float" office:value="0.493981481481482">
                <text:p>0.493981481481482</text:p>
              </table:table-cell>
              <table:table-cell office:value-type="float" office:value="285.27">
                <text:p>285.27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0.494212962962963">
                <text:p>0.494212962962963</text:p>
              </table:table-cell>
              <table:table-cell office:value-type="float" office:value="285.34">
                <text:p>285.34</text:p>
              </table:table-cell>
              <table:table-cell office:value-type="float" office:value="305.59">
                <text:p>305.59</text:p>
              </table:table-cell>
            </table:table-row>
            <table:table-row>
              <table:table-cell office:value-type="float" office:value="0.494444444444444">
                <text:p>0.494444444444444</text:p>
              </table:table-cell>
              <table:table-cell office:value-type="float" office:value="285.65">
                <text:p>285.65</text:p>
              </table:table-cell>
              <table:table-cell office:value-type="float" office:value="305.71">
                <text:p>305.71</text:p>
              </table:table-cell>
            </table:table-row>
            <table:table-row>
              <table:table-cell office:value-type="float" office:value="0.494675925925926">
                <text:p>0.494675925925926</text:p>
              </table:table-cell>
              <table:table-cell office:value-type="float" office:value="285.96">
                <text:p>285.96</text:p>
              </table:table-cell>
              <table:table-cell office:value-type="float" office:value="305.84">
                <text:p>305.84</text:p>
              </table:table-cell>
            </table:table-row>
            <table:table-row>
              <table:table-cell office:value-type="float" office:value="0.494907407407407">
                <text:p>0.494907407407407</text:p>
              </table:table-cell>
              <table:table-cell office:value-type="float" office:value="286.21">
                <text:p>286.21</text:p>
              </table:table-cell>
              <table:table-cell office:value-type="float" office:value="305.96">
                <text:p>305.96</text:p>
              </table:table-cell>
            </table:table-row>
            <table:table-row>
              <table:table-cell office:value-type="float" office:value="0.495138888888889">
                <text:p>0.495138888888889</text:p>
              </table:table-cell>
              <table:table-cell office:value-type="float" office:value="286.15">
                <text:p>286.15</text:p>
              </table:table-cell>
              <table:table-cell office:value-type="float" office:value="306.09">
                <text:p>306.09</text:p>
              </table:table-cell>
            </table:table-row>
            <table:table-row>
              <table:table-cell office:value-type="float" office:value="0.49537037037037">
                <text:p>0.49537037037037</text:p>
              </table:table-cell>
              <table:table-cell office:value-type="float" office:value="286.21">
                <text:p>286.21</text:p>
              </table:table-cell>
              <table:table-cell office:value-type="float" office:value="306.15">
                <text:p>306.15</text:p>
              </table:table-cell>
            </table:table-row>
            <table:table-row>
              <table:table-cell office:value-type="float" office:value="0.495601851851852">
                <text:p>0.495601851851852</text:p>
              </table:table-cell>
              <table:table-cell office:value-type="float" office:value="286.27">
                <text:p>286.27</text:p>
              </table:table-cell>
              <table:table-cell office:value-type="float" office:value="306.27">
                <text:p>306.27</text:p>
              </table:table-cell>
            </table:table-row>
            <table:table-row>
              <table:table-cell office:value-type="float" office:value="0.495833333333333">
                <text:p>0.495833333333333</text:p>
              </table:table-cell>
              <table:table-cell office:value-type="float" office:value="286.4">
                <text:p>286.4</text:p>
              </table:table-cell>
              <table:table-cell office:value-type="float" office:value="306.4">
                <text:p>306.4</text:p>
              </table:table-cell>
            </table:table-row>
            <table:table-row>
              <table:table-cell office:value-type="float" office:value="0.496064814814815">
                <text:p>0.496064814814815</text:p>
              </table:table-cell>
              <table:table-cell office:value-type="float" office:value="286.09">
                <text:p>286.09</text:p>
              </table:table-cell>
              <table:table-cell office:value-type="float" office:value="306.46">
                <text:p>306.46</text:p>
              </table:table-cell>
            </table:table-row>
            <table:table-row>
              <table:table-cell office:value-type="float" office:value="0.496296296296296">
                <text:p>0.496296296296296</text:p>
              </table:table-cell>
              <table:table-cell office:value-type="float" office:value="286.27">
                <text:p>286.27</text:p>
              </table:table-cell>
              <table:table-cell office:value-type="float" office:value="306.59">
                <text:p>306.59</text:p>
              </table:table-cell>
            </table:table-row>
            <table:table-row>
              <table:table-cell office:value-type="float" office:value="0.496527777777778">
                <text:p>0.496527777777778</text:p>
              </table:table-cell>
              <table:table-cell office:value-type="float" office:value="286.4">
                <text:p>286.4</text:p>
              </table:table-cell>
              <table:table-cell office:value-type="float" office:value="306.71">
                <text:p>306.71</text:p>
              </table:table-cell>
            </table:table-row>
            <table:table-row>
              <table:table-cell office:value-type="float" office:value="0.496759259259259">
                <text:p>0.496759259259259</text:p>
              </table:table-cell>
              <table:table-cell office:value-type="float" office:value="286.4">
                <text:p>286.4</text:p>
              </table:table-cell>
              <table:table-cell office:value-type="float" office:value="306.77">
                <text:p>306.77</text:p>
              </table:table-cell>
            </table:table-row>
            <table:table-row>
              <table:table-cell office:value-type="float" office:value="0.496990740740741">
                <text:p>0.496990740740741</text:p>
              </table:table-cell>
              <table:table-cell office:value-type="float" office:value="286.34">
                <text:p>286.34</text:p>
              </table:table-cell>
              <table:table-cell office:value-type="float" office:value="306.84">
                <text:p>306.84</text:p>
              </table:table-cell>
            </table:table-row>
            <table:table-row>
              <table:table-cell office:value-type="float" office:value="0.497222222222222">
                <text:p>0.497222222222222</text:p>
              </table:table-cell>
              <table:table-cell office:value-type="float" office:value="286.15">
                <text:p>286.15</text:p>
              </table:table-cell>
              <table:table-cell office:value-type="float" office:value="306.9">
                <text:p>306.9</text:p>
              </table:table-cell>
            </table:table-row>
            <table:table-row>
              <table:table-cell office:value-type="float" office:value="0.497453703703704">
                <text:p>0.497453703703704</text:p>
              </table:table-cell>
              <table:table-cell office:value-type="float" office:value="285.46">
                <text:p>285.46</text:p>
              </table:table-cell>
              <table:table-cell office:value-type="float" office:value="306.96">
                <text:p>306.96</text:p>
              </table:table-cell>
            </table:table-row>
            <table:table-row>
              <table:table-cell office:value-type="float" office:value="0.497685185185185">
                <text:p>0.497685185185185</text:p>
              </table:table-cell>
              <table:table-cell office:value-type="float" office:value="285.15">
                <text:p>285.15</text:p>
              </table:table-cell>
              <table:table-cell office:value-type="float" office:value="307.02">
                <text:p>307.02</text:p>
              </table:table-cell>
            </table:table-row>
            <table:table-row>
              <table:table-cell office:value-type="float" office:value="0.497916666666667">
                <text:p>0.497916666666667</text:p>
              </table:table-cell>
              <table:table-cell office:value-type="float" office:value="285.52">
                <text:p>285.52</text:p>
              </table:table-cell>
              <table:table-cell office:value-type="float" office:value="307.02">
                <text:p>307.02</text:p>
              </table:table-cell>
            </table:table-row>
            <table:table-row>
              <table:table-cell office:value-type="float" office:value="0.498148148148148">
                <text:p>0.498148148148148</text:p>
              </table:table-cell>
              <table:table-cell office:value-type="float" office:value="285.59">
                <text:p>285.59</text:p>
              </table:table-cell>
              <table:table-cell office:value-type="float" office:value="307.09">
                <text:p>307.09</text:p>
              </table:table-cell>
            </table:table-row>
            <table:table-row>
              <table:table-cell office:value-type="float" office:value="0.49837962962963">
                <text:p>0.49837962962963</text:p>
              </table:table-cell>
              <table:table-cell office:value-type="float" office:value="285.52">
                <text:p>285.52</text:p>
              </table:table-cell>
              <table:table-cell office:value-type="float" office:value="307.09">
                <text:p>307.09</text:p>
              </table:table-cell>
            </table:table-row>
            <table:table-row>
              <table:table-cell office:value-type="float" office:value="0.498611111111111">
                <text:p>0.498611111111111</text:p>
              </table:table-cell>
              <table:table-cell office:value-type="float" office:value="285.34">
                <text:p>285.34</text:p>
              </table:table-cell>
              <table:table-cell office:value-type="float" office:value="307.15">
                <text:p>307.15</text:p>
              </table:table-cell>
            </table:table-row>
            <table:table-row>
              <table:table-cell office:value-type="float" office:value="0.498842592592593">
                <text:p>0.498842592592593</text:p>
              </table:table-cell>
              <table:table-cell office:value-type="float" office:value="285.15">
                <text:p>285.15</text:p>
              </table:table-cell>
              <table:table-cell office:value-type="float" office:value="307.15">
                <text:p>307.15</text:p>
              </table:table-cell>
            </table:table-row>
            <table:table-row>
              <table:table-cell office:value-type="float" office:value="0.499074074074074">
                <text:p>0.499074074074074</text:p>
              </table:table-cell>
              <table:table-cell office:value-type="float" office:value="285.02">
                <text:p>285.02</text:p>
              </table:table-cell>
              <table:table-cell office:value-type="float" office:value="307.21">
                <text:p>307.21</text:p>
              </table:table-cell>
            </table:table-row>
            <table:table-row>
              <table:table-cell office:value-type="float" office:value="0.499305555555556">
                <text:p>0.499305555555556</text:p>
              </table:table-cell>
              <table:table-cell office:value-type="float" office:value="284.52">
                <text:p>284.52</text:p>
              </table:table-cell>
              <table:table-cell office:value-type="float" office:value="307.21">
                <text:p>307.21</text:p>
              </table:table-cell>
            </table:table-row>
            <table:table-row>
              <table:table-cell office:value-type="float" office:value="0.499537037037037">
                <text:p>0.499537037037037</text:p>
              </table:table-cell>
              <table:table-cell office:value-type="float" office:value="284.34">
                <text:p>284.34</text:p>
              </table:table-cell>
              <table:table-cell office:value-type="float" office:value="307.21">
                <text:p>307.21</text:p>
              </table:table-cell>
            </table:table-row>
            <table:table-row>
              <table:table-cell office:value-type="float" office:value="0.499768518518519">
                <text:p>0.499768518518519</text:p>
              </table:table-cell>
              <table:table-cell office:value-type="float" office:value="284.52">
                <text:p>284.52</text:p>
              </table:table-cell>
              <table:table-cell office:value-type="float" office:value="307.21">
                <text:p>307.2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84.4">
                <text:p>284.4</text:p>
              </table:table-cell>
              <table:table-cell office:value-type="float" office:value="307.21">
                <text:p>307.21</text:p>
              </table:table-cell>
            </table:table-row>
            <table:table-row>
              <table:table-cell office:value-type="float" office:value="0.500231481481481">
                <text:p>0.500231481481481</text:p>
              </table:table-cell>
              <table:table-cell office:value-type="float" office:value="284.71">
                <text:p>284.71</text:p>
              </table:table-cell>
              <table:table-cell office:value-type="float" office:value="307.21">
                <text:p>307.21</text:p>
              </table:table-cell>
            </table:table-row>
            <table:table-row>
              <table:table-cell office:value-type="float" office:value="0.500462962962963">
                <text:p>0.500462962962963</text:p>
              </table:table-cell>
              <table:table-cell office:value-type="float" office:value="284.9">
                <text:p>284.9</text:p>
              </table:table-cell>
              <table:table-cell office:value-type="float" office:value="307.27">
                <text:p>307.27</text:p>
              </table:table-cell>
            </table:table-row>
            <table:table-row>
              <table:table-cell office:value-type="float" office:value="0.500694444444444">
                <text:p>0.500694444444444</text:p>
              </table:table-cell>
              <table:table-cell office:value-type="float" office:value="284.65">
                <text:p>284.65</text:p>
              </table:table-cell>
              <table:table-cell office:value-type="float" office:value="307.27">
                <text:p>307.27</text:p>
              </table:table-cell>
            </table:table-row>
            <table:table-row>
              <table:table-cell office:value-type="float" office:value="0.500925925925926">
                <text:p>0.500925925925926</text:p>
              </table:table-cell>
              <table:table-cell office:value-type="float" office:value="284.46">
                <text:p>284.46</text:p>
              </table:table-cell>
              <table:table-cell office:value-type="float" office:value="307.27">
                <text:p>307.27</text:p>
              </table:table-cell>
            </table:table-row>
            <table:table-row>
              <table:table-cell office:value-type="float" office:value="0.501157407407407">
                <text:p>0.501157407407407</text:p>
              </table:table-cell>
              <table:table-cell office:value-type="float" office:value="284.71">
                <text:p>284.71</text:p>
              </table:table-cell>
              <table:table-cell office:value-type="float" office:value="307.27">
                <text:p>307.27</text:p>
              </table:table-cell>
            </table:table-row>
            <table:table-row>
              <table:table-cell office:value-type="float" office:value="0.501388888888889">
                <text:p>0.501388888888889</text:p>
              </table:table-cell>
              <table:table-cell office:value-type="float" office:value="284.9">
                <text:p>284.9</text:p>
              </table:table-cell>
              <table:table-cell office:value-type="float" office:value="307.27">
                <text:p>307.27</text:p>
              </table:table-cell>
            </table:table-row>
            <table:table-row>
              <table:table-cell office:value-type="float" office:value="0.50162037037037">
                <text:p>0.50162037037037</text:p>
              </table:table-cell>
              <table:table-cell office:value-type="float" office:value="284.96">
                <text:p>284.96</text:p>
              </table:table-cell>
              <table:table-cell office:value-type="float" office:value="307.34">
                <text:p>307.34</text:p>
              </table:table-cell>
            </table:table-row>
            <table:table-row>
              <table:table-cell office:value-type="float" office:value="0.501851851851852">
                <text:p>0.501851851851852</text:p>
              </table:table-cell>
              <table:table-cell office:value-type="float" office:value="285.02">
                <text:p>285.02</text:p>
              </table:table-cell>
              <table:table-cell office:value-type="float" office:value="307.34">
                <text:p>307.34</text:p>
              </table:table-cell>
            </table:table-row>
            <table:table-row>
              <table:table-cell office:value-type="float" office:value="0.502083333333333">
                <text:p>0.502083333333333</text:p>
              </table:table-cell>
              <table:table-cell office:value-type="float" office:value="285.02">
                <text:p>285.02</text:p>
              </table:table-cell>
              <table:table-cell office:value-type="float" office:value="307.34">
                <text:p>307.34</text:p>
              </table:table-cell>
            </table:table-row>
            <table:table-row>
              <table:table-cell office:value-type="float" office:value="0.502314814814815">
                <text:p>0.502314814814815</text:p>
              </table:table-cell>
              <table:table-cell office:value-type="float" office:value="285.34">
                <text:p>285.34</text:p>
              </table:table-cell>
              <table:table-cell office:value-type="float" office:value="307.4">
                <text:p>307.4</text:p>
              </table:table-cell>
            </table:table-row>
            <table:table-row>
              <table:table-cell office:value-type="float" office:value="0.502546296296296">
                <text:p>0.502546296296296</text:p>
              </table:table-cell>
              <table:table-cell office:value-type="float" office:value="285.4">
                <text:p>285.4</text:p>
              </table:table-cell>
              <table:table-cell office:value-type="float" office:value="307.46">
                <text:p>307.46</text:p>
              </table:table-cell>
            </table:table-row>
            <table:table-row>
              <table:table-cell office:value-type="float" office:value="0.502777777777778">
                <text:p>0.502777777777778</text:p>
              </table:table-cell>
              <table:table-cell office:value-type="float" office:value="284.71">
                <text:p>284.71</text:p>
              </table:table-cell>
              <table:table-cell office:value-type="float" office:value="307.46">
                <text:p>307.46</text:p>
              </table:table-cell>
            </table:table-row>
            <table:table-row>
              <table:table-cell office:value-type="float" office:value="0.503009259259259">
                <text:p>0.503009259259259</text:p>
              </table:table-cell>
              <table:table-cell office:value-type="float" office:value="284.59">
                <text:p>284.59</text:p>
              </table:table-cell>
              <table:table-cell office:value-type="float" office:value="307.46">
                <text:p>307.46</text:p>
              </table:table-cell>
            </table:table-row>
            <table:table-row>
              <table:table-cell office:value-type="float" office:value="0.503240740740741">
                <text:p>0.503240740740741</text:p>
              </table:table-cell>
              <table:table-cell office:value-type="float" office:value="284.59">
                <text:p>284.59</text:p>
              </table:table-cell>
              <table:table-cell office:value-type="float" office:value="307.46">
                <text:p>307.46</text:p>
              </table:table-cell>
            </table:table-row>
            <table:table-row>
              <table:table-cell office:value-type="float" office:value="0.503472222222222">
                <text:p>0.503472222222222</text:p>
              </table:table-cell>
              <table:table-cell office:value-type="float" office:value="284.21">
                <text:p>284.21</text:p>
              </table:table-cell>
              <table:table-cell office:value-type="float" office:value="307.52">
                <text:p>307.52</text:p>
              </table:table-cell>
            </table:table-row>
            <table:table-row>
              <table:table-cell office:value-type="float" office:value="0.503703703703704">
                <text:p>0.503703703703704</text:p>
              </table:table-cell>
              <table:table-cell office:value-type="float" office:value="284.34">
                <text:p>284.34</text:p>
              </table:table-cell>
              <table:table-cell office:value-type="float" office:value="307.46">
                <text:p>307.46</text:p>
              </table:table-cell>
            </table:table-row>
            <table:table-row>
              <table:table-cell office:value-type="float" office:value="0.503935185185185">
                <text:p>0.503935185185185</text:p>
              </table:table-cell>
              <table:table-cell office:value-type="float" office:value="284.52">
                <text:p>284.52</text:p>
              </table:table-cell>
              <table:table-cell office:value-type="float" office:value="307.46">
                <text:p>307.46</text:p>
              </table:table-cell>
            </table:table-row>
            <table:table-row>
              <table:table-cell office:value-type="float" office:value="0.504166666666667">
                <text:p>0.504166666666667</text:p>
              </table:table-cell>
              <table:table-cell office:value-type="float" office:value="284.59">
                <text:p>284.59</text:p>
              </table:table-cell>
              <table:table-cell office:value-type="float" office:value="307.4">
                <text:p>307.4</text:p>
              </table:table-cell>
            </table:table-row>
            <table:table-row>
              <table:table-cell office:value-type="float" office:value="0.504398148148148">
                <text:p>0.504398148148148</text:p>
              </table:table-cell>
              <table:table-cell office:value-type="float" office:value="284.59">
                <text:p>284.59</text:p>
              </table:table-cell>
              <table:table-cell office:value-type="float" office:value="307.4">
                <text:p>307.4</text:p>
              </table:table-cell>
            </table:table-row>
            <table:table-row>
              <table:table-cell office:value-type="float" office:value="0.50462962962963">
                <text:p>0.50462962962963</text:p>
              </table:table-cell>
              <table:table-cell office:value-type="float" office:value="284.96">
                <text:p>284.96</text:p>
              </table:table-cell>
              <table:table-cell office:value-type="float" office:value="307.34">
                <text:p>307.34</text:p>
              </table:table-cell>
            </table:table-row>
            <table:table-row>
              <table:table-cell office:value-type="float" office:value="0.504861111111111">
                <text:p>0.504861111111111</text:p>
              </table:table-cell>
              <table:table-cell office:value-type="float" office:value="285.02">
                <text:p>285.02</text:p>
              </table:table-cell>
              <table:table-cell office:value-type="float" office:value="307.34">
                <text:p>307.34</text:p>
              </table:table-cell>
            </table:table-row>
            <table:table-row>
              <table:table-cell office:value-type="float" office:value="0.505092592592593">
                <text:p>0.505092592592593</text:p>
              </table:table-cell>
              <table:table-cell office:value-type="float" office:value="285.15">
                <text:p>285.15</text:p>
              </table:table-cell>
              <table:table-cell office:value-type="float" office:value="307.27">
                <text:p>307.27</text:p>
              </table:table-cell>
            </table:table-row>
            <table:table-row>
              <table:table-cell office:value-type="float" office:value="0.505324074074074">
                <text:p>0.505324074074074</text:p>
              </table:table-cell>
              <table:table-cell office:value-type="float" office:value="285.4">
                <text:p>285.4</text:p>
              </table:table-cell>
              <table:table-cell office:value-type="float" office:value="307.27">
                <text:p>307.27</text:p>
              </table:table-cell>
            </table:table-row>
            <table:table-row>
              <table:table-cell office:value-type="float" office:value="0.505555555555556">
                <text:p>0.505555555555556</text:p>
              </table:table-cell>
              <table:table-cell office:value-type="float" office:value="285.4">
                <text:p>285.4</text:p>
              </table:table-cell>
              <table:table-cell office:value-type="float" office:value="307.27">
                <text:p>307.27</text:p>
              </table:table-cell>
            </table:table-row>
            <table:table-row>
              <table:table-cell office:value-type="float" office:value="0.505787037037037">
                <text:p>0.505787037037037</text:p>
              </table:table-cell>
              <table:table-cell office:value-type="float" office:value="285.34">
                <text:p>285.34</text:p>
              </table:table-cell>
              <table:table-cell office:value-type="float" office:value="307.21">
                <text:p>307.21</text:p>
              </table:table-cell>
            </table:table-row>
            <table:table-row>
              <table:table-cell office:value-type="float" office:value="0.506018518518519">
                <text:p>0.506018518518519</text:p>
              </table:table-cell>
              <table:table-cell office:value-type="float" office:value="285.27">
                <text:p>285.27</text:p>
              </table:table-cell>
              <table:table-cell office:value-type="float" office:value="307.21">
                <text:p>307.21</text:p>
              </table:table-cell>
            </table:table-row>
            <table:table-row>
              <table:table-cell office:value-type="float" office:value="0.50625">
                <text:p>0.50625</text:p>
              </table:table-cell>
              <table:table-cell office:value-type="float" office:value="285.27">
                <text:p>285.27</text:p>
              </table:table-cell>
              <table:table-cell office:value-type="float" office:value="307.15">
                <text:p>307.15</text:p>
              </table:table-cell>
            </table:table-row>
            <table:table-row>
              <table:table-cell office:value-type="float" office:value="0.506481481481482">
                <text:p>0.506481481481482</text:p>
              </table:table-cell>
              <table:table-cell office:value-type="float" office:value="285.21">
                <text:p>285.21</text:p>
              </table:table-cell>
              <table:table-cell office:value-type="float" office:value="307.09">
                <text:p>307.09</text:p>
              </table:table-cell>
            </table:table-row>
            <table:table-row>
              <table:table-cell office:value-type="float" office:value="0.506712962962963">
                <text:p>0.506712962962963</text:p>
              </table:table-cell>
              <table:table-cell office:value-type="float" office:value="284.96">
                <text:p>284.96</text:p>
              </table:table-cell>
              <table:table-cell office:value-type="float" office:value="307.02">
                <text:p>307.02</text:p>
              </table:table-cell>
            </table:table-row>
            <table:table-row>
              <table:table-cell office:value-type="float" office:value="0.506944444444444">
                <text:p>0.506944444444444</text:p>
              </table:table-cell>
              <table:table-cell office:value-type="float" office:value="284.84">
                <text:p>284.84</text:p>
              </table:table-cell>
              <table:table-cell office:value-type="float" office:value="306.96">
                <text:p>306.96</text:p>
              </table:table-cell>
            </table:table-row>
            <table:table-row>
              <table:table-cell office:value-type="float" office:value="0.507175925925926">
                <text:p>0.507175925925926</text:p>
              </table:table-cell>
              <table:table-cell office:value-type="float" office:value="284.9">
                <text:p>284.9</text:p>
              </table:table-cell>
              <table:table-cell office:value-type="float" office:value="306.84">
                <text:p>306.84</text:p>
              </table:table-cell>
            </table:table-row>
            <table:table-row>
              <table:table-cell office:value-type="float" office:value="0.507407407407407">
                <text:p>0.507407407407407</text:p>
              </table:table-cell>
              <table:table-cell office:value-type="float" office:value="285.09">
                <text:p>285.09</text:p>
              </table:table-cell>
              <table:table-cell office:value-type="float" office:value="306.77">
                <text:p>306.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132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2.705cm" svg:y="4.609cm" style:legend-expansion="high" chart:style-name="ch2"/>
        <chart:plot-area chart:style-name="ch3" table:cell-range-address="'Copy of prova2'.A2:'Copy of prova2'.A94 'Copy of prova2'.F1:'Copy of prova2'.F94" chart:data-source-has-labels="both" svg:x="1.377cm" svg:y="0.196cm" svg:width="11.011cm" svg:height="9.424cm">
          <chartooo:coordinate-region svg:x="2.305cm" svg:y="0.196cm" svg:width="10.083cm" svg:height="8.058cm"/>
          <chart:axis chart:dimension="x" chart:name="primary-x" chart:style-name="ch4" chartooo:axis-type="text">
            <chart:categories table:cell-range-address="'Copy of prova2'.A2:'Copy of prova2'.A94"/>
          </chart:axis>
          <chart:axis chart:dimension="y" chart:name="primary-y" chart:style-name="ch5">
            <chart:title svg:x="0.451cm" svg:y="5.806cm" chart:style-name="ch6">
              <text:p>Voltatge (V)</text:p>
            </chart:title>
            <chart:grid chart:style-name="ch7" chart:class="major"/>
          </chart:axis>
          <chart:series chart:style-name="ch8" chart:values-cell-range-address="'Copy of prova2'.F2:'Copy of prova2'.F94" chart:label-cell-address="'Copy of prova2'.F1:'Copy of prova2'.F1" chart:class="chart:line"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tge (V)</text:p>
                <draw:g>
                  <svg:desc>'Copy of prova2'.F1:'Copy of prova2'.F1</svg:desc>
                </draw:g>
              </table:table-cell>
            </table:table-row>
          </table:table-header-rows>
          <table:table-rows>
            <table:table-row>
              <table:table-cell office:value-type="float" office:value="0.486111111111111">
                <text:p>0.486111111111111</text:p>
                <draw:g>
                  <svg:desc>'Copy of prova2'.A2:'Copy of prova2'.A94</svg:desc>
                </draw:g>
              </table:table-cell>
              <table:table-cell office:value-type="float" office:value="0.248760000000001">
                <text:p>0.248760000000001</text:p>
                <draw:g>
                  <svg:desc>'Copy of prova2'.F2:'Copy of prova2'.F94</svg:desc>
                </draw:g>
              </table:table-cell>
            </table:table-row>
            <table:table-row>
              <table:table-cell office:value-type="float" office:value="0.486342592592593">
                <text:p>0.486342592592593</text:p>
              </table:table-cell>
              <table:table-cell office:value-type="float" office:value="0.24192">
                <text:p>0.24192</text:p>
              </table:table-cell>
            </table:table-row>
            <table:table-row>
              <table:table-cell office:value-type="float" office:value="0.486574074074074">
                <text:p>0.486574074074074</text:p>
              </table:table-cell>
              <table:table-cell office:value-type="float" office:value="0.23634">
                <text:p>0.23634</text:p>
              </table:table-cell>
            </table:table-row>
            <table:table-row>
              <table:table-cell office:value-type="float" office:value="0.486805555555556">
                <text:p>0.486805555555556</text:p>
              </table:table-cell>
              <table:table-cell office:value-type="float" office:value="0.2385">
                <text:p>0.2385</text:p>
              </table:table-cell>
            </table:table-row>
            <table:table-row>
              <table:table-cell office:value-type="float" office:value="0.487037037037037">
                <text:p>0.487037037037037</text:p>
              </table:table-cell>
              <table:table-cell office:value-type="float" office:value="0.24642">
                <text:p>0.24642</text:p>
              </table:table-cell>
            </table:table-row>
            <table:table-row>
              <table:table-cell office:value-type="float" office:value="0.487268518518519">
                <text:p>0.487268518518519</text:p>
              </table:table-cell>
              <table:table-cell office:value-type="float" office:value="0.24408">
                <text:p>0.24408</text:p>
              </table:table-cell>
            </table:table-row>
            <table:table-row>
              <table:table-cell office:value-type="float" office:value="0.4875">
                <text:p>0.4875</text:p>
              </table:table-cell>
              <table:table-cell office:value-type="float" office:value="0.24642">
                <text:p>0.24642</text:p>
              </table:table-cell>
            </table:table-row>
            <table:table-row>
              <table:table-cell office:value-type="float" office:value="0.487731481481482">
                <text:p>0.487731481481482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float" office:value="0.487962962962963">
                <text:p>0.487962962962963</text:p>
              </table:table-cell>
              <table:table-cell office:value-type="float" office:value="0.27684">
                <text:p>0.27684</text:p>
              </table:table-cell>
            </table:table-row>
            <table:table-row>
              <table:table-cell office:value-type="float" office:value="0.488194444444444">
                <text:p>0.488194444444444</text:p>
              </table:table-cell>
              <table:table-cell office:value-type="float" office:value="0.29124">
                <text:p>0.29124</text:p>
              </table:table-cell>
            </table:table-row>
            <table:table-row>
              <table:table-cell office:value-type="float" office:value="0.488425925925926">
                <text:p>0.488425925925926</text:p>
              </table:table-cell>
              <table:table-cell office:value-type="float" office:value="0.3015">
                <text:p>0.3015</text:p>
              </table:table-cell>
            </table:table-row>
            <table:table-row>
              <table:table-cell office:value-type="float" office:value="0.488657407407407">
                <text:p>0.488657407407407</text:p>
              </table:table-cell>
              <table:table-cell office:value-type="float" office:value="0.31158">
                <text:p>0.31158</text:p>
              </table:table-cell>
            </table:table-row>
            <table:table-row>
              <table:table-cell office:value-type="float" office:value="0.488888888888889">
                <text:p>0.488888888888889</text:p>
              </table:table-cell>
              <table:table-cell office:value-type="float" office:value="0.31716">
                <text:p>0.31716</text:p>
              </table:table-cell>
            </table:table-row>
            <table:table-row>
              <table:table-cell office:value-type="float" office:value="0.48912037037037">
                <text:p>0.48912037037037</text:p>
              </table:table-cell>
              <table:table-cell office:value-type="float" office:value="0.32166">
                <text:p>0.32166</text:p>
              </table:table-cell>
            </table:table-row>
            <table:table-row>
              <table:table-cell office:value-type="float" office:value="0.489351851851852">
                <text:p>0.489351851851852</text:p>
              </table:table-cell>
              <table:table-cell office:value-type="float" office:value="0.324">
                <text:p>0.324</text:p>
              </table:table-cell>
            </table:table-row>
            <table:table-row>
              <table:table-cell office:value-type="float" office:value="0.489583333333333">
                <text:p>0.489583333333333</text:p>
              </table:table-cell>
              <table:table-cell office:value-type="float" office:value="0.33192">
                <text:p>0.33192</text:p>
              </table:table-cell>
            </table:table-row>
            <table:table-row>
              <table:table-cell office:value-type="float" office:value="0.489814814814815">
                <text:p>0.489814814814815</text:p>
              </table:table-cell>
              <table:table-cell office:value-type="float" office:value="0.3375">
                <text:p>0.3375</text:p>
              </table:table-cell>
            </table:table-row>
            <table:table-row>
              <table:table-cell office:value-type="float" office:value="0.490046296296296">
                <text:p>0.490046296296296</text:p>
              </table:table-cell>
              <table:table-cell office:value-type="float" office:value="0.33966">
                <text:p>0.33966</text:p>
              </table:table-cell>
            </table:table-row>
            <table:table-row>
              <table:table-cell office:value-type="float" office:value="0.490277777777778">
                <text:p>0.490277777777778</text:p>
              </table:table-cell>
              <table:table-cell office:value-type="float" office:value="0.33984">
                <text:p>0.33984</text:p>
              </table:table-cell>
            </table:table-row>
            <table:table-row>
              <table:table-cell office:value-type="float" office:value="0.490509259259259">
                <text:p>0.490509259259259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float" office:value="0.490740740740741">
                <text:p>0.490740740740741</text:p>
              </table:table-cell>
              <table:table-cell office:value-type="float" office:value="0.342">
                <text:p>0.342</text:p>
              </table:table-cell>
            </table:table-row>
            <table:table-row>
              <table:table-cell office:value-type="float" office:value="0.490972222222222">
                <text:p>0.490972222222222</text:p>
              </table:table-cell>
              <table:table-cell office:value-type="float" office:value="0.34092">
                <text:p>0.34092</text:p>
              </table:table-cell>
            </table:table-row>
            <table:table-row>
              <table:table-cell office:value-type="float" office:value="0.491203703703704">
                <text:p>0.491203703703704</text:p>
              </table:table-cell>
              <table:table-cell office:value-type="float" office:value="0.3465">
                <text:p>0.3465</text:p>
              </table:table-cell>
            </table:table-row>
            <table:table-row>
              <table:table-cell office:value-type="float" office:value="0.491435185185185">
                <text:p>0.491435185185185</text:p>
              </table:table-cell>
              <table:table-cell office:value-type="float" office:value="0.34866">
                <text:p>0.34866</text:p>
              </table:table-cell>
            </table:table-row>
            <table:table-row>
              <table:table-cell office:value-type="float" office:value="0.491666666666667">
                <text:p>0.491666666666667</text:p>
              </table:table-cell>
              <table:table-cell office:value-type="float" office:value="0.34542">
                <text:p>0.34542</text:p>
              </table:table-cell>
            </table:table-row>
            <table:table-row>
              <table:table-cell office:value-type="float" office:value="0.491898148148148">
                <text:p>0.491898148148148</text:p>
              </table:table-cell>
              <table:table-cell office:value-type="float" office:value="0.34308">
                <text:p>0.34308</text:p>
              </table:table-cell>
            </table:table-row>
            <table:table-row>
              <table:table-cell office:value-type="float" office:value="0.49212962962963">
                <text:p>0.49212962962963</text:p>
              </table:table-cell>
              <table:table-cell office:value-type="float" office:value="0.34542">
                <text:p>0.34542</text:p>
              </table:table-cell>
            </table:table-row>
            <table:table-row>
              <table:table-cell office:value-type="float" office:value="0.492361111111111">
                <text:p>0.492361111111111</text:p>
              </table:table-cell>
              <table:table-cell office:value-type="float" office:value="0.3465">
                <text:p>0.3465</text:p>
              </table:table-cell>
            </table:table-row>
            <table:table-row>
              <table:table-cell office:value-type="float" office:value="0.492592592592593">
                <text:p>0.492592592592593</text:p>
              </table:table-cell>
              <table:table-cell office:value-type="float" office:value="0.35874">
                <text:p>0.35874</text:p>
              </table:table-cell>
            </table:table-row>
            <table:table-row>
              <table:table-cell office:value-type="float" office:value="0.492824074074074">
                <text:p>0.492824074074074</text:p>
              </table:table-cell>
              <table:table-cell office:value-type="float" office:value="0.36342">
                <text:p>0.36342</text:p>
              </table:table-cell>
            </table:table-row>
            <table:table-row>
              <table:table-cell office:value-type="float" office:value="0.493055555555556">
                <text:p>0.49305555555555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493287037037037">
                <text:p>0.493287037037037</text:p>
              </table:table-cell>
              <table:table-cell office:value-type="float" office:value="0.36234">
                <text:p>0.36234</text:p>
              </table:table-cell>
            </table:table-row>
            <table:table-row>
              <table:table-cell office:value-type="float" office:value="0.493518518518518">
                <text:p>0.493518518518518</text:p>
              </table:table-cell>
              <table:table-cell office:value-type="float" office:value="0.36216">
                <text:p>0.36216</text:p>
              </table:table-cell>
            </table:table-row>
            <table:table-row>
              <table:table-cell office:value-type="float" office:value="0.49375">
                <text:p>0.49375</text:p>
              </table:table-cell>
              <table:table-cell office:value-type="float" office:value="0.3645">
                <text:p>0.3645</text:p>
              </table:table-cell>
            </table:table-row>
            <table:table-row>
              <table:table-cell office:value-type="float" office:value="0.493981481481482">
                <text:p>0.493981481481482</text:p>
              </table:table-cell>
              <table:table-cell office:value-type="float" office:value="0.36234">
                <text:p>0.36234</text:p>
              </table:table-cell>
            </table:table-row>
            <table:table-row>
              <table:table-cell office:value-type="float" office:value="0.494212962962963">
                <text:p>0.494212962962963</text:p>
              </table:table-cell>
              <table:table-cell office:value-type="float" office:value="0.3645">
                <text:p>0.3645</text:p>
              </table:table-cell>
            </table:table-row>
            <table:table-row>
              <table:table-cell office:value-type="float" office:value="0.494444444444444">
                <text:p>0.494444444444444</text:p>
              </table:table-cell>
              <table:table-cell office:value-type="float" office:value="0.36108">
                <text:p>0.36108</text:p>
              </table:table-cell>
            </table:table-row>
            <table:table-row>
              <table:table-cell office:value-type="float" office:value="0.494675925925926">
                <text:p>0.494675925925926</text:p>
              </table:table-cell>
              <table:table-cell office:value-type="float" office:value="0.35784">
                <text:p>0.35784</text:p>
              </table:table-cell>
            </table:table-row>
            <table:table-row>
              <table:table-cell office:value-type="float" office:value="0.494907407407407">
                <text:p>0.494907407407407</text:p>
              </table:table-cell>
              <table:table-cell office:value-type="float" office:value="0.3555">
                <text:p>0.3555</text:p>
              </table:table-cell>
            </table:table-row>
            <table:table-row>
              <table:table-cell office:value-type="float" office:value="0.495138888888889">
                <text:p>0.495138888888889</text:p>
              </table:table-cell>
              <table:table-cell office:value-type="float" office:value="0.35892">
                <text:p>0.35892</text:p>
              </table:table-cell>
            </table:table-row>
            <table:table-row>
              <table:table-cell office:value-type="float" office:value="0.49537037037037">
                <text:p>0.49537037037037</text:p>
              </table:table-cell>
              <table:table-cell office:value-type="float" office:value="0.35892">
                <text:p>0.35892</text:p>
              </table:table-cell>
            </table:table-row>
            <table:table-row>
              <table:table-cell office:value-type="float" office:value="0.495601851851852">
                <text:p>0.495601851851852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495833333333333">
                <text:p>0.49583333333333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496064814814815">
                <text:p>0.496064814814815</text:p>
              </table:table-cell>
              <table:table-cell office:value-type="float" office:value="0.36666">
                <text:p>0.36666</text:p>
              </table:table-cell>
            </table:table-row>
            <table:table-row>
              <table:table-cell office:value-type="float" office:value="0.496296296296296">
                <text:p>0.496296296296296</text:p>
              </table:table-cell>
              <table:table-cell office:value-type="float" office:value="0.36576">
                <text:p>0.36576</text:p>
              </table:table-cell>
            </table:table-row>
            <table:table-row>
              <table:table-cell office:value-type="float" office:value="0.496527777777778">
                <text:p>0.496527777777778</text:p>
              </table:table-cell>
              <table:table-cell office:value-type="float" office:value="0.36558">
                <text:p>0.36558</text:p>
              </table:table-cell>
            </table:table-row>
            <table:table-row>
              <table:table-cell office:value-type="float" office:value="0.496759259259259">
                <text:p>0.496759259259259</text:p>
              </table:table-cell>
              <table:table-cell office:value-type="float" office:value="0.36666">
                <text:p>0.36666</text:p>
              </table:table-cell>
            </table:table-row>
            <table:table-row>
              <table:table-cell office:value-type="float" office:value="0.496990740740741">
                <text:p>0.496990740740741</text:p>
              </table:table-cell>
              <table:table-cell office:value-type="float" office:value="0.369">
                <text:p>0.369</text:p>
              </table:table-cell>
            </table:table-row>
            <table:table-row>
              <table:table-cell office:value-type="float" office:value="0.497222222222222">
                <text:p>0.497222222222222</text:p>
              </table:table-cell>
              <table:table-cell office:value-type="float" office:value="0.3735">
                <text:p>0.3735</text:p>
              </table:table-cell>
            </table:table-row>
            <table:table-row>
              <table:table-cell office:value-type="float" office:value="0.497453703703704">
                <text:p>0.497453703703704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float" office:value="0.497685185185185">
                <text:p>0.497685185185185</text:p>
              </table:table-cell>
              <table:table-cell office:value-type="float" office:value="0.39366">
                <text:p>0.39366</text:p>
              </table:table-cell>
            </table:table-row>
            <table:table-row>
              <table:table-cell office:value-type="float" office:value="0.497916666666667">
                <text:p>0.497916666666667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float" office:value="0.498148148148148">
                <text:p>0.498148148148148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float" office:value="0.49837962962963">
                <text:p>0.49837962962963</text:p>
              </table:table-cell>
              <table:table-cell office:value-type="float" office:value="0.38826">
                <text:p>0.38826</text:p>
              </table:table-cell>
            </table:table-row>
            <table:table-row>
              <table:table-cell office:value-type="float" office:value="0.498611111111111">
                <text:p>0.498611111111111</text:p>
              </table:table-cell>
              <table:table-cell office:value-type="float" office:value="0.39258">
                <text:p>0.39258</text:p>
              </table:table-cell>
            </table:table-row>
            <table:table-row>
              <table:table-cell office:value-type="float" office:value="0.498842592592593">
                <text:p>0.498842592592593</text:p>
              </table:table-cell>
              <table:table-cell office:value-type="float" office:value="0.396">
                <text:p>0.396</text:p>
              </table:table-cell>
            </table:table-row>
            <table:table-row>
              <table:table-cell office:value-type="float" office:value="0.499074074074074">
                <text:p>0.499074074074074</text:p>
              </table:table-cell>
              <table:table-cell office:value-type="float" office:value="0.39942">
                <text:p>0.39942</text:p>
              </table:table-cell>
            </table:table-row>
            <table:table-row>
              <table:table-cell office:value-type="float" office:value="0.499305555555556">
                <text:p>0.499305555555556</text:p>
              </table:table-cell>
              <table:table-cell office:value-type="float" office:value="0.40842">
                <text:p>0.40842</text:p>
              </table:table-cell>
            </table:table-row>
            <table:table-row>
              <table:table-cell office:value-type="float" office:value="0.499537037037037">
                <text:p>0.499537037037037</text:p>
              </table:table-cell>
              <table:table-cell office:value-type="float" office:value="0.41166">
                <text:p>0.41166</text:p>
              </table:table-cell>
            </table:table-row>
            <table:table-row>
              <table:table-cell office:value-type="float" office:value="0.499768518518519">
                <text:p>0.499768518518519</text:p>
              </table:table-cell>
              <table:table-cell office:value-type="float" office:value="0.40842">
                <text:p>0.4084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41058">
                <text:p>0.41058</text:p>
              </table:table-cell>
            </table:table-row>
            <table:table-row>
              <table:table-cell office:value-type="float" office:value="0.500231481481481">
                <text:p>0.500231481481481</text:p>
              </table:table-cell>
              <table:table-cell office:value-type="float" office:value="0.405">
                <text:p>0.405</text:p>
              </table:table-cell>
            </table:table-row>
            <table:table-row>
              <table:table-cell office:value-type="float" office:value="0.500462962962963">
                <text:p>0.500462962962963</text:p>
              </table:table-cell>
              <table:table-cell office:value-type="float" office:value="0.40266">
                <text:p>0.40266</text:p>
              </table:table-cell>
            </table:table-row>
            <table:table-row>
              <table:table-cell office:value-type="float" office:value="0.500694444444444">
                <text:p>0.500694444444444</text:p>
              </table:table-cell>
              <table:table-cell office:value-type="float" office:value="0.40716">
                <text:p>0.40716</text:p>
              </table:table-cell>
            </table:table-row>
            <table:table-row>
              <table:table-cell office:value-type="float" office:value="0.500925925925926">
                <text:p>0.500925925925926</text:p>
              </table:table-cell>
              <table:table-cell office:value-type="float" office:value="0.41058">
                <text:p>0.41058</text:p>
              </table:table-cell>
            </table:table-row>
            <table:table-row>
              <table:table-cell office:value-type="float" office:value="0.501157407407407">
                <text:p>0.501157407407407</text:p>
              </table:table-cell>
              <table:table-cell office:value-type="float" office:value="0.40608">
                <text:p>0.40608</text:p>
              </table:table-cell>
            </table:table-row>
            <table:table-row>
              <table:table-cell office:value-type="float" office:value="0.501388888888889">
                <text:p>0.501388888888889</text:p>
              </table:table-cell>
              <table:table-cell office:value-type="float" office:value="0.40266">
                <text:p>0.40266</text:p>
              </table:table-cell>
            </table:table-row>
            <table:table-row>
              <table:table-cell office:value-type="float" office:value="0.50162037037037">
                <text:p>0.50162037037037</text:p>
              </table:table-cell>
              <table:table-cell office:value-type="float" office:value="0.40284">
                <text:p>0.40284</text:p>
              </table:table-cell>
            </table:table-row>
            <table:table-row>
              <table:table-cell office:value-type="float" office:value="0.501851851851852">
                <text:p>0.501851851851852</text:p>
              </table:table-cell>
              <table:table-cell office:value-type="float" office:value="0.40176">
                <text:p>0.40176</text:p>
              </table:table-cell>
            </table:table-row>
            <table:table-row>
              <table:table-cell office:value-type="float" office:value="0.502083333333333">
                <text:p>0.502083333333333</text:p>
              </table:table-cell>
              <table:table-cell office:value-type="float" office:value="0.40176">
                <text:p>0.40176</text:p>
              </table:table-cell>
            </table:table-row>
            <table:table-row>
              <table:table-cell office:value-type="float" office:value="0.502314814814815">
                <text:p>0.502314814814815</text:p>
              </table:table-cell>
              <table:table-cell office:value-type="float" office:value="0.39708">
                <text:p>0.39708</text:p>
              </table:table-cell>
            </table:table-row>
            <table:table-row>
              <table:table-cell office:value-type="float" office:value="0.502546296296296">
                <text:p>0.502546296296296</text:p>
              </table:table-cell>
              <table:table-cell office:value-type="float" office:value="0.39708">
                <text:p>0.39708</text:p>
              </table:table-cell>
            </table:table-row>
            <table:table-row>
              <table:table-cell office:value-type="float" office:value="0.502777777777778">
                <text:p>0.502777777777778</text:p>
              </table:table-cell>
              <table:table-cell office:value-type="float" office:value="0.4095">
                <text:p>0.4095</text:p>
              </table:table-cell>
            </table:table-row>
            <table:table-row>
              <table:table-cell office:value-type="float" office:value="0.503009259259259">
                <text:p>0.503009259259259</text:p>
              </table:table-cell>
              <table:table-cell office:value-type="float" office:value="0.41166">
                <text:p>0.41166</text:p>
              </table:table-cell>
            </table:table-row>
            <table:table-row>
              <table:table-cell office:value-type="float" office:value="0.503240740740741">
                <text:p>0.503240740740741</text:p>
              </table:table-cell>
              <table:table-cell office:value-type="float" office:value="0.41166">
                <text:p>0.41166</text:p>
              </table:table-cell>
            </table:table-row>
            <table:table-row>
              <table:table-cell office:value-type="float" office:value="0.503472222222222">
                <text:p>0.503472222222222</text:p>
              </table:table-cell>
              <table:table-cell office:value-type="float" office:value="0.41958">
                <text:p>0.41958</text:p>
              </table:table-cell>
            </table:table-row>
            <table:table-row>
              <table:table-cell office:value-type="float" office:value="0.503703703703704">
                <text:p>0.503703703703704</text:p>
              </table:table-cell>
              <table:table-cell office:value-type="float" office:value="0.41616">
                <text:p>0.41616</text:p>
              </table:table-cell>
            </table:table-row>
            <table:table-row>
              <table:table-cell office:value-type="float" office:value="0.503935185185185">
                <text:p>0.503935185185185</text:p>
              </table:table-cell>
              <table:table-cell office:value-type="float" office:value="0.41292">
                <text:p>0.41292</text:p>
              </table:table-cell>
            </table:table-row>
            <table:table-row>
              <table:table-cell office:value-type="float" office:value="0.504166666666667">
                <text:p>0.504166666666667</text:p>
              </table:table-cell>
              <table:table-cell office:value-type="float" office:value="0.41058">
                <text:p>0.41058</text:p>
              </table:table-cell>
            </table:table-row>
            <table:table-row>
              <table:table-cell office:value-type="float" office:value="0.504398148148148">
                <text:p>0.504398148148148</text:p>
              </table:table-cell>
              <table:table-cell office:value-type="float" office:value="0.41058">
                <text:p>0.41058</text:p>
              </table:table-cell>
            </table:table-row>
            <table:table-row>
              <table:table-cell office:value-type="float" office:value="0.50462962962963">
                <text:p>0.50462962962963</text:p>
              </table:table-cell>
              <table:table-cell office:value-type="float" office:value="0.40284">
                <text:p>0.40284</text:p>
              </table:table-cell>
            </table:table-row>
            <table:table-row>
              <table:table-cell office:value-type="float" office:value="0.504861111111111">
                <text:p>0.504861111111111</text:p>
              </table:table-cell>
              <table:table-cell office:value-type="float" office:value="0.40176">
                <text:p>0.40176</text:p>
              </table:table-cell>
            </table:table-row>
            <table:table-row>
              <table:table-cell office:value-type="float" office:value="0.505092592592593">
                <text:p>0.505092592592593</text:p>
              </table:table-cell>
              <table:table-cell office:value-type="float" office:value="0.39816">
                <text:p>0.39816</text:p>
              </table:table-cell>
            </table:table-row>
            <table:table-row>
              <table:table-cell office:value-type="float" office:value="0.505324074074074">
                <text:p>0.505324074074074</text:p>
              </table:table-cell>
              <table:table-cell office:value-type="float" office:value="0.39366">
                <text:p>0.39366</text:p>
              </table:table-cell>
            </table:table-row>
            <table:table-row>
              <table:table-cell office:value-type="float" office:value="0.505555555555556">
                <text:p>0.505555555555556</text:p>
              </table:table-cell>
              <table:table-cell office:value-type="float" office:value="0.39366">
                <text:p>0.39366</text:p>
              </table:table-cell>
            </table:table-row>
            <table:table-row>
              <table:table-cell office:value-type="float" office:value="0.505787037037037">
                <text:p>0.505787037037037</text:p>
              </table:table-cell>
              <table:table-cell office:value-type="float" office:value="0.39366">
                <text:p>0.39366</text:p>
              </table:table-cell>
            </table:table-row>
            <table:table-row>
              <table:table-cell office:value-type="float" office:value="0.506018518518519">
                <text:p>0.506018518518519</text:p>
              </table:table-cell>
              <table:table-cell office:value-type="float" office:value="0.39492">
                <text:p>0.39492</text:p>
              </table:table-cell>
            </table:table-row>
            <table:table-row>
              <table:table-cell office:value-type="float" office:value="0.50625">
                <text:p>0.50625</text:p>
              </table:table-cell>
              <table:table-cell office:value-type="float" office:value="0.39384">
                <text:p>0.39384</text:p>
              </table:table-cell>
            </table:table-row>
            <table:table-row>
              <table:table-cell office:value-type="float" office:value="0.506481481481482">
                <text:p>0.506481481481482</text:p>
              </table:table-cell>
              <table:table-cell office:value-type="float" office:value="0.39384">
                <text:p>0.39384</text:p>
              </table:table-cell>
            </table:table-row>
            <table:table-row>
              <table:table-cell office:value-type="float" office:value="0.506712962962963">
                <text:p>0.506712962962963</text:p>
              </table:table-cell>
              <table:table-cell office:value-type="float" office:value="0.39708">
                <text:p>0.39708</text:p>
              </table:table-cell>
            </table:table-row>
            <table:table-row>
              <table:table-cell office:value-type="float" office:value="0.506944444444444">
                <text:p>0.506944444444444</text:p>
              </table:table-cell>
              <table:table-cell office:value-type="float" office:value="0.39816">
                <text:p>0.39816</text:p>
              </table:table-cell>
            </table:table-row>
            <table:table-row>
              <table:table-cell office:value-type="float" office:value="0.507175925925926">
                <text:p>0.507175925925926</text:p>
              </table:table-cell>
              <table:table-cell office:value-type="float" office:value="0.39492">
                <text:p>0.39492</text:p>
              </table:table-cell>
            </table:table-row>
            <table:table-row>
              <table:table-cell office:value-type="float" office:value="0.507407407407407">
                <text:p>0.507407407407407</text:p>
              </table:table-cell>
              <table:table-cell office:value-type="float" office:value="0.39024">
                <text:p>0.390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132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1.33cm" svg:y="4.609cm" style:legend-expansion="high" chart:style-name="ch2"/>
        <chart:plot-area chart:style-name="ch3" table:cell-range-address="'Copy of prova2'.A2:'Copy of prova2'.A94 'Copy of prova2'.H1:'Copy of prova2'.H94" chart:data-source-has-labels="both" svg:x="1.377cm" svg:y="0.196cm" svg:width="9.636cm" svg:height="9.424cm">
          <chartooo:coordinate-region svg:x="2.325cm" svg:y="0.196cm" svg:width="8.688cm" svg:height="8.059cm"/>
          <chart:axis chart:dimension="x" chart:name="primary-x" chart:style-name="ch4" chartooo:axis-type="text">
            <chart:categories table:cell-range-address="'Copy of prova2'.A2:'Copy of prova2'.A94"/>
          </chart:axis>
          <chart:axis chart:dimension="y" chart:name="primary-y" chart:style-name="ch5">
            <chart:title svg:x="0.451cm" svg:y="6.467cm" chart:style-name="ch6">
              <text:p>Quantitat de llum (lx)</text:p>
            </chart:title>
            <chart:grid chart:style-name="ch7" chart:class="major"/>
          </chart:axis>
          <chart:series chart:style-name="ch8" chart:values-cell-range-address="'Copy of prova2'.H2:'Copy of prova2'.H94" chart:label-cell-address="'Copy of prova2'.H1:'Copy of prova2'.H1" chart:class="chart:line"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ntitat de llum (lx)</text:p>
                <draw:g>
                  <svg:desc>'Copy of prova2'.H1:'Copy of prova2'.H1</svg:desc>
                </draw:g>
              </table:table-cell>
            </table:table-row>
          </table:table-header-rows>
          <table:table-rows>
            <table:table-row>
              <table:table-cell office:value-type="float" office:value="0.486111111111111">
                <text:p>0.486111111111111</text:p>
                <draw:g>
                  <svg:desc>'Copy of prova2'.A2:'Copy of prova2'.A94</svg:desc>
                </draw:g>
              </table:table-cell>
              <table:table-cell office:value-type="float" office:value="35159">
                <text:p>35159</text:p>
                <draw:g>
                  <svg:desc>'Copy of prova2'.H2:'Copy of prova2'.H94</svg:desc>
                </draw:g>
              </table:table-cell>
            </table:table-row>
            <table:table-row>
              <table:table-cell office:value-type="float" office:value="0.486342592592593">
                <text:p>0.486342592592593</text:p>
              </table:table-cell>
              <table:table-cell office:value-type="float" office:value="35113">
                <text:p>35113</text:p>
              </table:table-cell>
            </table:table-row>
            <table:table-row>
              <table:table-cell office:value-type="float" office:value="0.486574074074074">
                <text:p>0.486574074074074</text:p>
              </table:table-cell>
              <table:table-cell office:value-type="float" office:value="35459">
                <text:p>35459</text:p>
              </table:table-cell>
            </table:table-row>
            <table:table-row>
              <table:table-cell office:value-type="float" office:value="0.486805555555556">
                <text:p>0.486805555555556</text:p>
              </table:table-cell>
              <table:table-cell office:value-type="float" office:value="35613">
                <text:p>35613</text:p>
              </table:table-cell>
            </table:table-row>
            <table:table-row>
              <table:table-cell office:value-type="float" office:value="0.487037037037037">
                <text:p>0.487037037037037</text:p>
              </table:table-cell>
              <table:table-cell office:value-type="float" office:value="35606">
                <text:p>35606</text:p>
              </table:table-cell>
            </table:table-row>
            <table:table-row>
              <table:table-cell office:value-type="float" office:value="0.487268518518519">
                <text:p>0.487268518518519</text:p>
              </table:table-cell>
              <table:table-cell office:value-type="float" office:value="35743">
                <text:p>35743</text:p>
              </table:table-cell>
            </table:table-row>
            <table:table-row>
              <table:table-cell office:value-type="float" office:value="0.4875">
                <text:p>0.4875</text:p>
              </table:table-cell>
              <table:table-cell office:value-type="float" office:value="35582">
                <text:p>35582</text:p>
              </table:table-cell>
            </table:table-row>
            <table:table-row>
              <table:table-cell office:value-type="float" office:value="0.487731481481482">
                <text:p>0.487731481481482</text:p>
              </table:table-cell>
              <table:table-cell office:value-type="float" office:value="31599">
                <text:p>31599</text:p>
              </table:table-cell>
            </table:table-row>
            <table:table-row>
              <table:table-cell office:value-type="float" office:value="0.487962962962963">
                <text:p>0.487962962962963</text:p>
              </table:table-cell>
              <table:table-cell office:value-type="float" office:value="31638">
                <text:p>31638</text:p>
              </table:table-cell>
            </table:table-row>
            <table:table-row>
              <table:table-cell office:value-type="float" office:value="0.488194444444444">
                <text:p>0.488194444444444</text:p>
              </table:table-cell>
              <table:table-cell office:value-type="float" office:value="36398">
                <text:p>36398</text:p>
              </table:table-cell>
            </table:table-row>
            <table:table-row>
              <table:table-cell office:value-type="float" office:value="0.488425925925926">
                <text:p>0.488425925925926</text:p>
              </table:table-cell>
              <table:table-cell office:value-type="float" office:value="36327">
                <text:p>36327</text:p>
              </table:table-cell>
            </table:table-row>
            <table:table-row>
              <table:table-cell office:value-type="float" office:value="0.488657407407407">
                <text:p>0.488657407407407</text:p>
              </table:table-cell>
              <table:table-cell office:value-type="float" office:value="36550">
                <text:p>36550</text:p>
              </table:table-cell>
            </table:table-row>
            <table:table-row>
              <table:table-cell office:value-type="float" office:value="0.488888888888889">
                <text:p>0.488888888888889</text:p>
              </table:table-cell>
              <table:table-cell office:value-type="float" office:value="36548">
                <text:p>36548</text:p>
              </table:table-cell>
            </table:table-row>
            <table:table-row>
              <table:table-cell office:value-type="float" office:value="0.48912037037037">
                <text:p>0.48912037037037</text:p>
              </table:table-cell>
              <table:table-cell office:value-type="float" office:value="35733">
                <text:p>35733</text:p>
              </table:table-cell>
            </table:table-row>
            <table:table-row>
              <table:table-cell office:value-type="float" office:value="0.489351851851852">
                <text:p>0.489351851851852</text:p>
              </table:table-cell>
              <table:table-cell office:value-type="float" office:value="36086">
                <text:p>36086</text:p>
              </table:table-cell>
            </table:table-row>
            <table:table-row>
              <table:table-cell office:value-type="float" office:value="0.489583333333333">
                <text:p>0.489583333333333</text:p>
              </table:table-cell>
              <table:table-cell office:value-type="float" office:value="36748">
                <text:p>36748</text:p>
              </table:table-cell>
            </table:table-row>
            <table:table-row>
              <table:table-cell office:value-type="float" office:value="0.489814814814815">
                <text:p>0.489814814814815</text:p>
              </table:table-cell>
              <table:table-cell office:value-type="float" office:value="36975">
                <text:p>36975</text:p>
              </table:table-cell>
            </table:table-row>
            <table:table-row>
              <table:table-cell office:value-type="float" office:value="0.490046296296296">
                <text:p>0.490046296296296</text:p>
              </table:table-cell>
              <table:table-cell office:value-type="float" office:value="37022">
                <text:p>37022</text:p>
              </table:table-cell>
            </table:table-row>
            <table:table-row>
              <table:table-cell office:value-type="float" office:value="0.490277777777778">
                <text:p>0.490277777777778</text:p>
              </table:table-cell>
              <table:table-cell office:value-type="float" office:value="37331">
                <text:p>37331</text:p>
              </table:table-cell>
            </table:table-row>
            <table:table-row>
              <table:table-cell office:value-type="float" office:value="0.490509259259259">
                <text:p>0.490509259259259</text:p>
              </table:table-cell>
              <table:table-cell office:value-type="float" office:value="37552">
                <text:p>37552</text:p>
              </table:table-cell>
            </table:table-row>
            <table:table-row>
              <table:table-cell office:value-type="float" office:value="0.490740740740741">
                <text:p>0.490740740740741</text:p>
              </table:table-cell>
              <table:table-cell office:value-type="float" office:value="37593">
                <text:p>37593</text:p>
              </table:table-cell>
            </table:table-row>
            <table:table-row>
              <table:table-cell office:value-type="float" office:value="0.490972222222222">
                <text:p>0.490972222222222</text:p>
              </table:table-cell>
              <table:table-cell office:value-type="float" office:value="37528">
                <text:p>37528</text:p>
              </table:table-cell>
            </table:table-row>
            <table:table-row>
              <table:table-cell office:value-type="float" office:value="0.491203703703704">
                <text:p>0.491203703703704</text:p>
              </table:table-cell>
              <table:table-cell office:value-type="float" office:value="36665">
                <text:p>36665</text:p>
              </table:table-cell>
            </table:table-row>
            <table:table-row>
              <table:table-cell office:value-type="float" office:value="0.491435185185185">
                <text:p>0.491435185185185</text:p>
              </table:table-cell>
              <table:table-cell office:value-type="float" office:value="36914">
                <text:p>36914</text:p>
              </table:table-cell>
            </table:table-row>
            <table:table-row>
              <table:table-cell office:value-type="float" office:value="0.491666666666667">
                <text:p>0.491666666666667</text:p>
              </table:table-cell>
              <table:table-cell office:value-type="float" office:value="37437">
                <text:p>37437</text:p>
              </table:table-cell>
            </table:table-row>
            <table:table-row>
              <table:table-cell office:value-type="float" office:value="0.491898148148148">
                <text:p>0.491898148148148</text:p>
              </table:table-cell>
              <table:table-cell office:value-type="float" office:value="37696">
                <text:p>37696</text:p>
              </table:table-cell>
            </table:table-row>
            <table:table-row>
              <table:table-cell office:value-type="float" office:value="0.49212962962963">
                <text:p>0.49212962962963</text:p>
              </table:table-cell>
              <table:table-cell office:value-type="float" office:value="37825">
                <text:p>37825</text:p>
              </table:table-cell>
            </table:table-row>
            <table:table-row>
              <table:table-cell office:value-type="float" office:value="0.492361111111111">
                <text:p>0.492361111111111</text:p>
              </table:table-cell>
              <table:table-cell office:value-type="float" office:value="37950">
                <text:p>37950</text:p>
              </table:table-cell>
            </table:table-row>
            <table:table-row>
              <table:table-cell office:value-type="float" office:value="0.492592592592593">
                <text:p>0.492592592592593</text:p>
              </table:table-cell>
              <table:table-cell office:value-type="float" office:value="38494">
                <text:p>38494</text:p>
              </table:table-cell>
            </table:table-row>
            <table:table-row>
              <table:table-cell office:value-type="float" office:value="0.492824074074074">
                <text:p>0.492824074074074</text:p>
              </table:table-cell>
              <table:table-cell office:value-type="float" office:value="37891">
                <text:p>37891</text:p>
              </table:table-cell>
            </table:table-row>
            <table:table-row>
              <table:table-cell office:value-type="float" office:value="0.493055555555556">
                <text:p>0.493055555555556</text:p>
              </table:table-cell>
              <table:table-cell office:value-type="float" office:value="38464">
                <text:p>38464</text:p>
              </table:table-cell>
            </table:table-row>
            <table:table-row>
              <table:table-cell office:value-type="float" office:value="0.493287037037037">
                <text:p>0.493287037037037</text:p>
              </table:table-cell>
              <table:table-cell office:value-type="float" office:value="38868">
                <text:p>38868</text:p>
              </table:table-cell>
            </table:table-row>
            <table:table-row>
              <table:table-cell office:value-type="float" office:value="0.493518518518518">
                <text:p>0.493518518518518</text:p>
              </table:table-cell>
              <table:table-cell office:value-type="float" office:value="39057">
                <text:p>39057</text:p>
              </table:table-cell>
            </table:table-row>
            <table:table-row>
              <table:table-cell office:value-type="float" office:value="0.49375">
                <text:p>0.49375</text:p>
              </table:table-cell>
              <table:table-cell office:value-type="float" office:value="38918">
                <text:p>38918</text:p>
              </table:table-cell>
            </table:table-row>
            <table:table-row>
              <table:table-cell office:value-type="float" office:value="0.493981481481482">
                <text:p>0.493981481481482</text:p>
              </table:table-cell>
              <table:table-cell office:value-type="float" office:value="38428">
                <text:p>38428</text:p>
              </table:table-cell>
            </table:table-row>
            <table:table-row>
              <table:table-cell office:value-type="float" office:value="0.494212962962963">
                <text:p>0.494212962962963</text:p>
              </table:table-cell>
              <table:table-cell office:value-type="float" office:value="38577">
                <text:p>38577</text:p>
              </table:table-cell>
            </table:table-row>
            <table:table-row>
              <table:table-cell office:value-type="float" office:value="0.494444444444444">
                <text:p>0.494444444444444</text:p>
              </table:table-cell>
              <table:table-cell office:value-type="float" office:value="38037">
                <text:p>38037</text:p>
              </table:table-cell>
            </table:table-row>
            <table:table-row>
              <table:table-cell office:value-type="float" office:value="0.494675925925926">
                <text:p>0.494675925925926</text:p>
              </table:table-cell>
              <table:table-cell office:value-type="float" office:value="36899">
                <text:p>36899</text:p>
              </table:table-cell>
            </table:table-row>
            <table:table-row>
              <table:table-cell office:value-type="float" office:value="0.494907407407407">
                <text:p>0.494907407407407</text:p>
              </table:table-cell>
              <table:table-cell office:value-type="float" office:value="37552">
                <text:p>37552</text:p>
              </table:table-cell>
            </table:table-row>
            <table:table-row>
              <table:table-cell office:value-type="float" office:value="0.495138888888889">
                <text:p>0.495138888888889</text:p>
              </table:table-cell>
              <table:table-cell office:value-type="float" office:value="37155">
                <text:p>37155</text:p>
              </table:table-cell>
            </table:table-row>
            <table:table-row>
              <table:table-cell office:value-type="float" office:value="0.49537037037037">
                <text:p>0.49537037037037</text:p>
              </table:table-cell>
              <table:table-cell office:value-type="float" office:value="37512">
                <text:p>37512</text:p>
              </table:table-cell>
            </table:table-row>
            <table:table-row>
              <table:table-cell office:value-type="float" office:value="0.495601851851852">
                <text:p>0.495601851851852</text:p>
              </table:table-cell>
              <table:table-cell office:value-type="float" office:value="37441">
                <text:p>37441</text:p>
              </table:table-cell>
            </table:table-row>
            <table:table-row>
              <table:table-cell office:value-type="float" office:value="0.495833333333333">
                <text:p>0.495833333333333</text:p>
              </table:table-cell>
              <table:table-cell office:value-type="float" office:value="37410">
                <text:p>37410</text:p>
              </table:table-cell>
            </table:table-row>
            <table:table-row>
              <table:table-cell office:value-type="float" office:value="0.496064814814815">
                <text:p>0.496064814814815</text:p>
              </table:table-cell>
              <table:table-cell office:value-type="float" office:value="37054">
                <text:p>37054</text:p>
              </table:table-cell>
            </table:table-row>
            <table:table-row>
              <table:table-cell office:value-type="float" office:value="0.496296296296296">
                <text:p>0.496296296296296</text:p>
              </table:table-cell>
              <table:table-cell office:value-type="float" office:value="36866">
                <text:p>36866</text:p>
              </table:table-cell>
            </table:table-row>
            <table:table-row>
              <table:table-cell office:value-type="float" office:value="0.496527777777778">
                <text:p>0.496527777777778</text:p>
              </table:table-cell>
              <table:table-cell office:value-type="float" office:value="36530">
                <text:p>36530</text:p>
              </table:table-cell>
            </table:table-row>
            <table:table-row>
              <table:table-cell office:value-type="float" office:value="0.496759259259259">
                <text:p>0.496759259259259</text:p>
              </table:table-cell>
              <table:table-cell office:value-type="float" office:value="36234">
                <text:p>36234</text:p>
              </table:table-cell>
            </table:table-row>
            <table:table-row>
              <table:table-cell office:value-type="float" office:value="0.496990740740741">
                <text:p>0.496990740740741</text:p>
              </table:table-cell>
              <table:table-cell office:value-type="float" office:value="36047">
                <text:p>36047</text:p>
              </table:table-cell>
            </table:table-row>
            <table:table-row>
              <table:table-cell office:value-type="float" office:value="0.497222222222222">
                <text:p>0.497222222222222</text:p>
              </table:table-cell>
              <table:table-cell office:value-type="float" office:value="36446">
                <text:p>36446</text:p>
              </table:table-cell>
            </table:table-row>
            <table:table-row>
              <table:table-cell office:value-type="float" office:value="0.497453703703704">
                <text:p>0.497453703703704</text:p>
              </table:table-cell>
              <table:table-cell office:value-type="float" office:value="36500">
                <text:p>36500</text:p>
              </table:table-cell>
            </table:table-row>
            <table:table-row>
              <table:table-cell office:value-type="float" office:value="0.497685185185185">
                <text:p>0.497685185185185</text:p>
              </table:table-cell>
              <table:table-cell office:value-type="float" office:value="36462">
                <text:p>36462</text:p>
              </table:table-cell>
            </table:table-row>
            <table:table-row>
              <table:table-cell office:value-type="float" office:value="0.497916666666667">
                <text:p>0.497916666666667</text:p>
              </table:table-cell>
              <table:table-cell office:value-type="float" office:value="36210">
                <text:p>36210</text:p>
              </table:table-cell>
            </table:table-row>
            <table:table-row>
              <table:table-cell office:value-type="float" office:value="0.498148148148148">
                <text:p>0.498148148148148</text:p>
              </table:table-cell>
              <table:table-cell office:value-type="float" office:value="36013">
                <text:p>36013</text:p>
              </table:table-cell>
            </table:table-row>
            <table:table-row>
              <table:table-cell office:value-type="float" office:value="0.49837962962963">
                <text:p>0.49837962962963</text:p>
              </table:table-cell>
              <table:table-cell office:value-type="float" office:value="36683">
                <text:p>36683</text:p>
              </table:table-cell>
            </table:table-row>
            <table:table-row>
              <table:table-cell office:value-type="float" office:value="0.498611111111111">
                <text:p>0.498611111111111</text:p>
              </table:table-cell>
              <table:table-cell office:value-type="float" office:value="36829">
                <text:p>36829</text:p>
              </table:table-cell>
            </table:table-row>
            <table:table-row>
              <table:table-cell office:value-type="float" office:value="0.498842592592593">
                <text:p>0.498842592592593</text:p>
              </table:table-cell>
              <table:table-cell office:value-type="float" office:value="36385">
                <text:p>36385</text:p>
              </table:table-cell>
            </table:table-row>
            <table:table-row>
              <table:table-cell office:value-type="float" office:value="0.499074074074074">
                <text:p>0.499074074074074</text:p>
              </table:table-cell>
              <table:table-cell office:value-type="float" office:value="36576">
                <text:p>36576</text:p>
              </table:table-cell>
            </table:table-row>
            <table:table-row>
              <table:table-cell office:value-type="float" office:value="0.499305555555556">
                <text:p>0.499305555555556</text:p>
              </table:table-cell>
              <table:table-cell office:value-type="float" office:value="36409">
                <text:p>36409</text:p>
              </table:table-cell>
            </table:table-row>
            <table:table-row>
              <table:table-cell office:value-type="float" office:value="0.499537037037037">
                <text:p>0.499537037037037</text:p>
              </table:table-cell>
              <table:table-cell office:value-type="float" office:value="36546">
                <text:p>36546</text:p>
              </table:table-cell>
            </table:table-row>
            <table:table-row>
              <table:table-cell office:value-type="float" office:value="0.499768518518519">
                <text:p>0.499768518518519</text:p>
              </table:table-cell>
              <table:table-cell office:value-type="float" office:value="36069">
                <text:p>3606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6021">
                <text:p>36021</text:p>
              </table:table-cell>
            </table:table-row>
            <table:table-row>
              <table:table-cell office:value-type="float" office:value="0.500231481481481">
                <text:p>0.500231481481481</text:p>
              </table:table-cell>
              <table:table-cell office:value-type="float" office:value="36208">
                <text:p>36208</text:p>
              </table:table-cell>
            </table:table-row>
            <table:table-row>
              <table:table-cell office:value-type="float" office:value="0.500462962962963">
                <text:p>0.500462962962963</text:p>
              </table:table-cell>
              <table:table-cell office:value-type="float" office:value="36263">
                <text:p>36263</text:p>
              </table:table-cell>
            </table:table-row>
            <table:table-row>
              <table:table-cell office:value-type="float" office:value="0.500694444444444">
                <text:p>0.500694444444444</text:p>
              </table:table-cell>
              <table:table-cell office:value-type="float" office:value="36360">
                <text:p>36360</text:p>
              </table:table-cell>
            </table:table-row>
            <table:table-row>
              <table:table-cell office:value-type="float" office:value="0.500925925925926">
                <text:p>0.500925925925926</text:p>
              </table:table-cell>
              <table:table-cell office:value-type="float" office:value="36427">
                <text:p>36427</text:p>
              </table:table-cell>
            </table:table-row>
            <table:table-row>
              <table:table-cell office:value-type="float" office:value="0.501157407407407">
                <text:p>0.501157407407407</text:p>
              </table:table-cell>
              <table:table-cell office:value-type="float" office:value="36231">
                <text:p>36231</text:p>
              </table:table-cell>
            </table:table-row>
            <table:table-row>
              <table:table-cell office:value-type="float" office:value="0.501388888888889">
                <text:p>0.501388888888889</text:p>
              </table:table-cell>
              <table:table-cell office:value-type="float" office:value="36552">
                <text:p>36552</text:p>
              </table:table-cell>
            </table:table-row>
            <table:table-row>
              <table:table-cell office:value-type="float" office:value="0.50162037037037">
                <text:p>0.50162037037037</text:p>
              </table:table-cell>
              <table:table-cell office:value-type="float" office:value="36705">
                <text:p>36705</text:p>
              </table:table-cell>
            </table:table-row>
            <table:table-row>
              <table:table-cell office:value-type="float" office:value="0.501851851851852">
                <text:p>0.501851851851852</text:p>
              </table:table-cell>
              <table:table-cell office:value-type="float" office:value="36421">
                <text:p>36421</text:p>
              </table:table-cell>
            </table:table-row>
            <table:table-row>
              <table:table-cell office:value-type="float" office:value="0.502083333333333">
                <text:p>0.502083333333333</text:p>
              </table:table-cell>
              <table:table-cell office:value-type="float" office:value="36754">
                <text:p>36754</text:p>
              </table:table-cell>
            </table:table-row>
            <table:table-row>
              <table:table-cell office:value-type="float" office:value="0.502314814814815">
                <text:p>0.502314814814815</text:p>
              </table:table-cell>
              <table:table-cell office:value-type="float" office:value="36465">
                <text:p>36465</text:p>
              </table:table-cell>
            </table:table-row>
            <table:table-row>
              <table:table-cell office:value-type="float" office:value="0.502546296296296">
                <text:p>0.502546296296296</text:p>
              </table:table-cell>
              <table:table-cell office:value-type="float" office:value="36135">
                <text:p>36135</text:p>
              </table:table-cell>
            </table:table-row>
            <table:table-row>
              <table:table-cell office:value-type="float" office:value="0.502777777777778">
                <text:p>0.502777777777778</text:p>
              </table:table-cell>
              <table:table-cell office:value-type="float" office:value="36065">
                <text:p>36065</text:p>
              </table:table-cell>
            </table:table-row>
            <table:table-row>
              <table:table-cell office:value-type="float" office:value="0.503009259259259">
                <text:p>0.503009259259259</text:p>
              </table:table-cell>
              <table:table-cell office:value-type="float" office:value="36259">
                <text:p>36259</text:p>
              </table:table-cell>
            </table:table-row>
            <table:table-row>
              <table:table-cell office:value-type="float" office:value="0.503240740740741">
                <text:p>0.503240740740741</text:p>
              </table:table-cell>
              <table:table-cell office:value-type="float" office:value="36372">
                <text:p>36372</text:p>
              </table:table-cell>
            </table:table-row>
            <table:table-row>
              <table:table-cell office:value-type="float" office:value="0.503472222222222">
                <text:p>0.503472222222222</text:p>
              </table:table-cell>
              <table:table-cell office:value-type="float" office:value="36373">
                <text:p>36373</text:p>
              </table:table-cell>
            </table:table-row>
            <table:table-row>
              <table:table-cell office:value-type="float" office:value="0.503703703703704">
                <text:p>0.503703703703704</text:p>
              </table:table-cell>
              <table:table-cell office:value-type="float" office:value="36415">
                <text:p>36415</text:p>
              </table:table-cell>
            </table:table-row>
            <table:table-row>
              <table:table-cell office:value-type="float" office:value="0.503935185185185">
                <text:p>0.503935185185185</text:p>
              </table:table-cell>
              <table:table-cell office:value-type="float" office:value="36023">
                <text:p>36023</text:p>
              </table:table-cell>
            </table:table-row>
            <table:table-row>
              <table:table-cell office:value-type="float" office:value="0.504166666666667">
                <text:p>0.504166666666667</text:p>
              </table:table-cell>
              <table:table-cell office:value-type="float" office:value="36185">
                <text:p>36185</text:p>
              </table:table-cell>
            </table:table-row>
            <table:table-row>
              <table:table-cell office:value-type="float" office:value="0.504398148148148">
                <text:p>0.504398148148148</text:p>
              </table:table-cell>
              <table:table-cell office:value-type="float" office:value="35938">
                <text:p>35938</text:p>
              </table:table-cell>
            </table:table-row>
            <table:table-row>
              <table:table-cell office:value-type="float" office:value="0.50462962962963">
                <text:p>0.50462962962963</text:p>
              </table:table-cell>
              <table:table-cell office:value-type="float" office:value="35294">
                <text:p>35294</text:p>
              </table:table-cell>
            </table:table-row>
            <table:table-row>
              <table:table-cell office:value-type="float" office:value="0.504861111111111">
                <text:p>0.504861111111111</text:p>
              </table:table-cell>
              <table:table-cell office:value-type="float" office:value="35455">
                <text:p>35455</text:p>
              </table:table-cell>
            </table:table-row>
            <table:table-row>
              <table:table-cell office:value-type="float" office:value="0.505092592592593">
                <text:p>0.505092592592593</text:p>
              </table:table-cell>
              <table:table-cell office:value-type="float" office:value="35381">
                <text:p>35381</text:p>
              </table:table-cell>
            </table:table-row>
            <table:table-row>
              <table:table-cell office:value-type="float" office:value="0.505324074074074">
                <text:p>0.505324074074074</text:p>
              </table:table-cell>
              <table:table-cell office:value-type="float" office:value="35189">
                <text:p>35189</text:p>
              </table:table-cell>
            </table:table-row>
            <table:table-row>
              <table:table-cell office:value-type="float" office:value="0.505555555555556">
                <text:p>0.505555555555556</text:p>
              </table:table-cell>
              <table:table-cell office:value-type="float" office:value="34664">
                <text:p>34664</text:p>
              </table:table-cell>
            </table:table-row>
            <table:table-row>
              <table:table-cell office:value-type="float" office:value="0.505787037037037">
                <text:p>0.505787037037037</text:p>
              </table:table-cell>
              <table:table-cell office:value-type="float" office:value="34598">
                <text:p>34598</text:p>
              </table:table-cell>
            </table:table-row>
            <table:table-row>
              <table:table-cell office:value-type="float" office:value="0.506018518518519">
                <text:p>0.506018518518519</text:p>
              </table:table-cell>
              <table:table-cell office:value-type="float" office:value="34572">
                <text:p>34572</text:p>
              </table:table-cell>
            </table:table-row>
            <table:table-row>
              <table:table-cell office:value-type="float" office:value="0.50625">
                <text:p>0.50625</text:p>
              </table:table-cell>
              <table:table-cell office:value-type="float" office:value="34356">
                <text:p>34356</text:p>
              </table:table-cell>
            </table:table-row>
            <table:table-row>
              <table:table-cell office:value-type="float" office:value="0.506481481481482">
                <text:p>0.506481481481482</text:p>
              </table:table-cell>
              <table:table-cell office:value-type="float" office:value="33829">
                <text:p>33829</text:p>
              </table:table-cell>
            </table:table-row>
            <table:table-row>
              <table:table-cell office:value-type="float" office:value="0.506712962962963">
                <text:p>0.506712962962963</text:p>
              </table:table-cell>
              <table:table-cell office:value-type="float" office:value="33501">
                <text:p>33501</text:p>
              </table:table-cell>
            </table:table-row>
            <table:table-row>
              <table:table-cell office:value-type="float" office:value="0.506944444444444">
                <text:p>0.506944444444444</text:p>
              </table:table-cell>
              <table:table-cell office:value-type="float" office:value="33148">
                <text:p>33148</text:p>
              </table:table-cell>
            </table:table-row>
            <table:table-row>
              <table:table-cell office:value-type="float" office:value="0.507175925925926">
                <text:p>0.507175925925926</text:p>
              </table:table-cell>
              <table:table-cell office:value-type="float" office:value="33617">
                <text:p>33617</text:p>
              </table:table-cell>
            </table:table-row>
            <table:table-row>
              <table:table-cell office:value-type="float" office:value="0.507407407407407">
                <text:p>0.507407407407407</text:p>
              </table:table-cell>
              <table:table-cell office:value-type="float" office:value="33828">
                <text:p>338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132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6" style:family="chart">
      <style:chart-properties chart:auto-position="true" style:rotation-angle="90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76cm" svg:y="4.609cm" style:legend-expansion="high" chart:style-name="ch2"/>
        <chart:plot-area chart:style-name="ch3" table:cell-range-address="'Copy of prova2'.A2:'Copy of prova2'.A94 'Copy of prova2'.L2:'Copy of prova2'.L94" chart:data-source-has-labels="column" svg:x="1.377cm" svg:y="0.196cm" svg:width="11.382cm" svg:height="9.424cm">
          <chartooo:coordinate-region svg:x="2.305cm" svg:y="0.196cm" svg:width="10.454cm" svg:height="8.059cm"/>
          <chart:axis chart:dimension="x" chart:name="primary-x" chart:style-name="ch4" chartooo:axis-type="text">
            <chart:categories table:cell-range-address="'Copy of prova2'.A2:'Copy of prova2'.A94"/>
          </chart:axis>
          <chart:axis chart:dimension="y" chart:name="primary-y" chart:style-name="ch5">
            <chart:title svg:x="0.451cm" svg:y="5.898cm" chart:style-name="ch6">
              <text:p>Potència (W)</text:p>
            </chart:title>
            <chart:grid chart:style-name="ch7" chart:class="major"/>
          </chart:axis>
          <chart:series chart:style-name="ch8" chart:values-cell-range-address="'Copy of prova2'.L2:'Copy of prova2'.L94" chart:class="chart:line"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0.486111111111111">
                <text:p>0.486111111111111</text:p>
                <draw:g>
                  <svg:desc>'Copy of prova2'.A2:'Copy of prova2'.A94</svg:desc>
                </draw:g>
              </table:table-cell>
              <table:table-cell office:value-type="float" office:value="0.872216778620796">
                <text:p>0.872216778620796</text:p>
                <draw:g>
                  <svg:desc>'Copy of prova2'.L2:'Copy of prova2'.L94</svg:desc>
                </draw:g>
              </table:table-cell>
            </table:table-row>
            <table:table-row>
              <table:table-cell office:value-type="float" office:value="0.486342592592593">
                <text:p>0.486342592592593</text:p>
              </table:table-cell>
              <table:table-cell office:value-type="float" office:value="0.823954974175798">
                <text:p>0.823954974175798</text:p>
              </table:table-cell>
            </table:table-row>
            <table:table-row>
              <table:table-cell office:value-type="float" office:value="0.486574074074074">
                <text:p>0.486574074074074</text:p>
              </table:table-cell>
              <table:table-cell office:value-type="float" office:value="0.785120257505903">
                <text:p>0.785120257505903</text:p>
              </table:table-cell>
            </table:table-row>
            <table:table-row>
              <table:table-cell office:value-type="float" office:value="0.486805555555556">
                <text:p>0.486805555555556</text:p>
              </table:table-cell>
              <table:table-cell office:value-type="float" office:value="0.798254538820548">
                <text:p>0.798254538820548</text:p>
              </table:table-cell>
            </table:table-row>
            <table:table-row>
              <table:table-cell office:value-type="float" office:value="0.487037037037037">
                <text:p>0.487037037037037</text:p>
              </table:table-cell>
              <table:table-cell office:value-type="float" office:value="0.8507864461738">
                <text:p>0.8507864461738</text:p>
              </table:table-cell>
            </table:table-row>
            <table:table-row>
              <table:table-cell office:value-type="float" office:value="0.487268518518519">
                <text:p>0.487268518518519</text:p>
              </table:table-cell>
              <table:table-cell office:value-type="float" office:value="0.833743831869872">
                <text:p>0.833743831869872</text:p>
              </table:table-cell>
            </table:table-row>
            <table:table-row>
              <table:table-cell office:value-type="float" office:value="0.4875">
                <text:p>0.4875</text:p>
              </table:table-cell>
              <table:table-cell office:value-type="float" office:value="0.848774970047445">
                <text:p>0.848774970047445</text:p>
              </table:table-cell>
            </table:table-row>
            <table:table-row>
              <table:table-cell office:value-type="float" office:value="0.487731481481482">
                <text:p>0.487731481481482</text:p>
              </table:table-cell>
              <table:table-cell office:value-type="float" office:value="0.885161290322581">
                <text:p>0.885161290322581</text:p>
              </table:table-cell>
            </table:table-row>
            <table:table-row>
              <table:table-cell office:value-type="float" office:value="0.487962962962963">
                <text:p>0.487962962962963</text:p>
              </table:table-cell>
              <table:table-cell office:value-type="float" office:value="1.06487236840016">
                <text:p>1.06487236840016</text:p>
              </table:table-cell>
            </table:table-row>
            <table:table-row>
              <table:table-cell office:value-type="float" office:value="0.488194444444444">
                <text:p>0.488194444444444</text:p>
              </table:table-cell>
              <table:table-cell office:value-type="float" office:value="1.17577024856233">
                <text:p>1.17577024856233</text:p>
              </table:table-cell>
            </table:table-row>
            <table:table-row>
              <table:table-cell office:value-type="float" office:value="0.488425925925926">
                <text:p>0.488425925925926</text:p>
              </table:table-cell>
              <table:table-cell office:value-type="float" office:value="1.25807805308195">
                <text:p>1.25807805308195</text:p>
              </table:table-cell>
            </table:table-row>
            <table:table-row>
              <table:table-cell office:value-type="float" office:value="0.488657407407407">
                <text:p>0.488657407407407</text:p>
              </table:table-cell>
              <table:table-cell office:value-type="float" office:value="1.34148467934242">
                <text:p>1.34148467934242</text:p>
              </table:table-cell>
            </table:table-row>
            <table:table-row>
              <table:table-cell office:value-type="float" office:value="0.488888888888889">
                <text:p>0.488888888888889</text:p>
              </table:table-cell>
              <table:table-cell office:value-type="float" office:value="1.38777190293742">
                <text:p>1.38777190293742</text:p>
              </table:table-cell>
            </table:table-row>
            <table:table-row>
              <table:table-cell office:value-type="float" office:value="0.48912037037037">
                <text:p>0.48912037037037</text:p>
              </table:table-cell>
              <table:table-cell office:value-type="float" office:value="1.42572341532938">
                <text:p>1.42572341532938</text:p>
              </table:table-cell>
            </table:table-row>
            <table:table-row>
              <table:table-cell office:value-type="float" office:value="0.489351851851852">
                <text:p>0.489351851851852</text:p>
              </table:table-cell>
              <table:table-cell office:value-type="float" office:value="1.44481321274086">
                <text:p>1.44481321274086</text:p>
              </table:table-cell>
            </table:table-row>
            <table:table-row>
              <table:table-cell office:value-type="float" office:value="0.489583333333333">
                <text:p>0.489583333333333</text:p>
              </table:table-cell>
              <table:table-cell office:value-type="float" office:value="1.51450135268888">
                <text:p>1.51450135268888</text:p>
              </table:table-cell>
            </table:table-row>
            <table:table-row>
              <table:table-cell office:value-type="float" office:value="0.489814814814815">
                <text:p>0.489814814814815</text:p>
              </table:table-cell>
              <table:table-cell office:value-type="float" office:value="1.56408155218681">
                <text:p>1.56408155218681</text:p>
              </table:table-cell>
            </table:table-row>
            <table:table-row>
              <table:table-cell office:value-type="float" office:value="0.490046296296296">
                <text:p>0.490046296296296</text:p>
              </table:table-cell>
              <table:table-cell office:value-type="float" office:value="1.58227873712754">
                <text:p>1.58227873712754</text:p>
              </table:table-cell>
            </table:table-row>
            <table:table-row>
              <table:table-cell office:value-type="float" office:value="0.490277777777778">
                <text:p>0.490277777777778</text:p>
              </table:table-cell>
              <table:table-cell office:value-type="float" office:value="1.58266624485129">
                <text:p>1.58266624485129</text:p>
              </table:table-cell>
            </table:table-row>
            <table:table-row>
              <table:table-cell office:value-type="float" office:value="0.490509259259259">
                <text:p>0.490509259259259</text:p>
              </table:table-cell>
              <table:table-cell office:value-type="float" office:value="1.60104344289223">
                <text:p>1.60104344289223</text:p>
              </table:table-cell>
            </table:table-row>
            <table:table-row>
              <table:table-cell office:value-type="float" office:value="0.490740740740741">
                <text:p>0.490740740740741</text:p>
              </table:table-cell>
              <table:table-cell office:value-type="float" office:value="1.59914217409647">
                <text:p>1.59914217409647</text:p>
              </table:table-cell>
            </table:table-row>
            <table:table-row>
              <table:table-cell office:value-type="float" office:value="0.490972222222222">
                <text:p>0.490972222222222</text:p>
              </table:table-cell>
              <table:table-cell office:value-type="float" office:value="1.58776819409533">
                <text:p>1.58776819409533</text:p>
              </table:table-cell>
            </table:table-row>
            <table:table-row>
              <table:table-cell office:value-type="float" office:value="0.491203703703704">
                <text:p>0.491203703703704</text:p>
              </table:table-cell>
              <table:table-cell office:value-type="float" office:value="1.63832741372051">
                <text:p>1.63832741372051</text:p>
              </table:table-cell>
            </table:table-row>
            <table:table-row>
              <table:table-cell office:value-type="float" office:value="0.491435185185185">
                <text:p>0.491435185185185</text:p>
              </table:table-cell>
              <table:table-cell office:value-type="float" office:value="1.65685323992586">
                <text:p>1.65685323992586</text:p>
              </table:table-cell>
            </table:table-row>
            <table:table-row>
              <table:table-cell office:value-type="float" office:value="0.491666666666667">
                <text:p>0.491666666666667</text:p>
              </table:table-cell>
              <table:table-cell office:value-type="float" office:value="1.62488683989354">
                <text:p>1.62488683989354</text:p>
              </table:table-cell>
            </table:table-row>
            <table:table-row>
              <table:table-cell office:value-type="float" office:value="0.491898148148148">
                <text:p>0.491898148148148</text:p>
              </table:table-cell>
              <table:table-cell office:value-type="float" office:value="1.60115200783546">
                <text:p>1.60115200783546</text:p>
              </table:table-cell>
            </table:table-row>
            <table:table-row>
              <table:table-cell office:value-type="float" office:value="0.49212962962963">
                <text:p>0.49212962962963</text:p>
              </table:table-cell>
              <table:table-cell office:value-type="float" office:value="1.62115256991568">
                <text:p>1.62115256991568</text:p>
              </table:table-cell>
            </table:table-row>
            <table:table-row>
              <table:table-cell office:value-type="float" office:value="0.492361111111111">
                <text:p>0.492361111111111</text:p>
              </table:table-cell>
              <table:table-cell office:value-type="float" office:value="1.62938299728577">
                <text:p>1.62938299728577</text:p>
              </table:table-cell>
            </table:table-row>
            <table:table-row>
              <table:table-cell office:value-type="float" office:value="0.492592592592593">
                <text:p>0.492592592592593</text:p>
              </table:table-cell>
              <table:table-cell office:value-type="float" office:value="1.74523176464207">
                <text:p>1.74523176464207</text:p>
              </table:table-cell>
            </table:table-row>
            <table:table-row>
              <table:table-cell office:value-type="float" office:value="0.492824074074074">
                <text:p>0.492824074074074</text:p>
              </table:table-cell>
              <table:table-cell office:value-type="float" office:value="1.78962190243903">
                <text:p>1.78962190243903</text:p>
              </table:table-cell>
            </table:table-row>
            <table:table-row>
              <table:table-cell office:value-type="float" office:value="0.493055555555556">
                <text:p>0.493055555555556</text:p>
              </table:table-cell>
              <table:table-cell office:value-type="float" office:value="1.75544513072958">
                <text:p>1.75544513072958</text:p>
              </table:table-cell>
            </table:table-row>
            <table:table-row>
              <table:table-cell office:value-type="float" office:value="0.493287037037037">
                <text:p>0.493287037037037</text:p>
              </table:table-cell>
              <table:table-cell office:value-type="float" office:value="1.7769097330281">
                <text:p>1.7769097330281</text:p>
              </table:table-cell>
            </table:table-row>
            <table:table-row>
              <table:table-cell office:value-type="float" office:value="0.493518518518518">
                <text:p>0.493518518518518</text:p>
              </table:table-cell>
              <table:table-cell office:value-type="float" office:value="1.77382776240746">
                <text:p>1.77382776240746</text:p>
              </table:table-cell>
            </table:table-row>
            <table:table-row>
              <table:table-cell office:value-type="float" office:value="0.49375">
                <text:p>0.49375</text:p>
              </table:table-cell>
              <table:table-cell office:value-type="float" office:value="1.79538105589103">
                <text:p>1.79538105589103</text:p>
              </table:table-cell>
            </table:table-row>
            <table:table-row>
              <table:table-cell office:value-type="float" office:value="0.493981481481482">
                <text:p>0.493981481481482</text:p>
              </table:table-cell>
              <table:table-cell office:value-type="float" office:value="1.77350816132767">
                <text:p>1.77350816132767</text:p>
              </table:table-cell>
            </table:table-row>
            <table:table-row>
              <table:table-cell office:value-type="float" office:value="0.494212962962963">
                <text:p>0.494212962962963</text:p>
              </table:table-cell>
              <table:table-cell office:value-type="float" office:value="1.79261258500255">
                <text:p>1.79261258500255</text:p>
              </table:table-cell>
            </table:table-row>
            <table:table-row>
              <table:table-cell office:value-type="float" office:value="0.494444444444444">
                <text:p>0.494444444444444</text:p>
              </table:table-cell>
              <table:table-cell office:value-type="float" office:value="1.75783017611982">
                <text:p>1.75783017611982</text:p>
              </table:table-cell>
            </table:table-row>
            <table:table-row>
              <table:table-cell office:value-type="float" office:value="0.494675925925926">
                <text:p>0.494675925925926</text:p>
              </table:table-cell>
              <table:table-cell office:value-type="float" office:value="1.72504322335299">
                <text:p>1.72504322335299</text:p>
              </table:table-cell>
            </table:table-row>
            <table:table-row>
              <table:table-cell office:value-type="float" office:value="0.494907407407407">
                <text:p>0.494907407407407</text:p>
              </table:table-cell>
              <table:table-cell office:value-type="float" office:value="1.70129876998108">
                <text:p>1.70129876998108</text:p>
              </table:table-cell>
            </table:table-row>
            <table:table-row>
              <table:table-cell office:value-type="float" office:value="0.495138888888889">
                <text:p>0.495138888888889</text:p>
              </table:table-cell>
              <table:table-cell office:value-type="float" office:value="1.73280380931884">
                <text:p>1.73280380931884</text:p>
              </table:table-cell>
            </table:table-row>
            <table:table-row>
              <table:table-cell office:value-type="float" office:value="0.49537037037037">
                <text:p>0.49537037037037</text:p>
              </table:table-cell>
              <table:table-cell office:value-type="float" office:value="1.73216474222052">
                <text:p>1.73216474222052</text:p>
              </table:table-cell>
            </table:table-row>
            <table:table-row>
              <table:table-cell office:value-type="float" office:value="0.495601851851852">
                <text:p>0.495601851851852</text:p>
              </table:table-cell>
              <table:table-cell office:value-type="float" office:value="1.74132027087204">
                <text:p>1.74132027087204</text:p>
              </table:table-cell>
            </table:table-row>
            <table:table-row>
              <table:table-cell office:value-type="float" office:value="0.495833333333333">
                <text:p>0.495833333333333</text:p>
              </table:table-cell>
              <table:table-cell office:value-type="float" office:value="1.73993095512083">
                <text:p>1.73993095512083</text:p>
              </table:table-cell>
            </table:table-row>
            <table:table-row>
              <table:table-cell office:value-type="float" office:value="0.496064814814815">
                <text:p>0.496064814814815</text:p>
              </table:table-cell>
              <table:table-cell office:value-type="float" office:value="1.80423949983896">
                <text:p>1.80423949983896</text:p>
              </table:table-cell>
            </table:table-row>
            <table:table-row>
              <table:table-cell office:value-type="float" office:value="0.496296296296296">
                <text:p>0.496296296296296</text:p>
              </table:table-cell>
              <table:table-cell office:value-type="float" office:value="1.79396224425679">
                <text:p>1.79396224425679</text:p>
              </table:table-cell>
            </table:table-row>
            <table:table-row>
              <table:table-cell office:value-type="float" office:value="0.496527777777778">
                <text:p>0.496527777777778</text:p>
              </table:table-cell>
              <table:table-cell office:value-type="float" office:value="1.79087955941132">
                <text:p>1.79087955941132</text:p>
              </table:table-cell>
            </table:table-row>
            <table:table-row>
              <table:table-cell office:value-type="float" office:value="0.496759259259259">
                <text:p>0.496759259259259</text:p>
              </table:table-cell>
              <table:table-cell office:value-type="float" office:value="1.80081458521501">
                <text:p>1.80081458521501</text:p>
              </table:table-cell>
            </table:table-row>
            <table:table-row>
              <table:table-cell office:value-type="float" office:value="0.496990740740741">
                <text:p>0.496990740740741</text:p>
              </table:table-cell>
              <table:table-cell office:value-type="float" office:value="1.82309184251197">
                <text:p>1.82309184251197</text:p>
              </table:table-cell>
            </table:table-row>
            <table:table-row>
              <table:table-cell office:value-type="float" office:value="0.497222222222222">
                <text:p>0.497222222222222</text:p>
              </table:table-cell>
              <table:table-cell office:value-type="float" office:value="1.86714292543021">
                <text:p>1.86714292543021</text:p>
              </table:table-cell>
            </table:table-row>
            <table:table-row>
              <table:table-cell office:value-type="float" office:value="0.497453703703704">
                <text:p>0.497453703703704</text:p>
              </table:table-cell>
              <table:table-cell office:value-type="float" office:value="2.0038207770761">
                <text:p>2.0038207770761</text:p>
              </table:table-cell>
            </table:table-row>
            <table:table-row>
              <table:table-cell office:value-type="float" office:value="0.497685185185185">
                <text:p>0.497685185185185</text:p>
              </table:table-cell>
              <table:table-cell office:value-type="float" office:value="2.07262233694572">
                <text:p>2.07262233694572</text:p>
              </table:table-cell>
            </table:table-row>
            <table:table-row>
              <table:table-cell office:value-type="float" office:value="0.497916666666667">
                <text:p>0.497916666666667</text:p>
              </table:table-cell>
              <table:table-cell office:value-type="float" office:value="2.00308568851933">
                <text:p>2.00308568851933</text:p>
              </table:table-cell>
            </table:table-row>
            <table:table-row>
              <table:table-cell office:value-type="float" office:value="0.498148148148148">
                <text:p>0.498148148148148</text:p>
              </table:table-cell>
              <table:table-cell office:value-type="float" office:value="2.00222876655819">
                <text:p>2.00222876655819</text:p>
              </table:table-cell>
            </table:table-row>
            <table:table-row>
              <table:table-cell office:value-type="float" office:value="0.49837962962963">
                <text:p>0.49837962962963</text:p>
              </table:table-cell>
              <table:table-cell office:value-type="float" office:value="2.01528775954531">
                <text:p>2.01528775954531</text:p>
              </table:table-cell>
            </table:table-row>
            <table:table-row>
              <table:table-cell office:value-type="float" office:value="0.498611111111111">
                <text:p>0.498611111111111</text:p>
              </table:table-cell>
              <table:table-cell office:value-type="float" office:value="2.05962847422681">
                <text:p>2.05962847422681</text:p>
              </table:table-cell>
            </table:table-row>
            <table:table-row>
              <table:table-cell office:value-type="float" office:value="0.498842592592593">
                <text:p>0.498842592592593</text:p>
              </table:table-cell>
              <table:table-cell office:value-type="float" office:value="2.09567010309278">
                <text:p>2.09567010309278</text:p>
              </table:table-cell>
            </table:table-row>
            <table:table-row>
              <table:table-cell office:value-type="float" office:value="0.499074074074074">
                <text:p>0.499074074074074</text:p>
              </table:table-cell>
              <table:table-cell office:value-type="float" office:value="2.13124313882655">
                <text:p>2.13124313882655</text:p>
              </table:table-cell>
            </table:table-row>
            <table:table-row>
              <table:table-cell office:value-type="float" office:value="0.499305555555556">
                <text:p>0.499305555555556</text:p>
              </table:table-cell>
              <table:table-cell office:value-type="float" office:value="2.22837042321257">
                <text:p>2.22837042321257</text:p>
              </table:table-cell>
            </table:table-row>
            <table:table-row>
              <table:table-cell office:value-type="float" office:value="0.499537037037037">
                <text:p>0.499537037037037</text:p>
              </table:table-cell>
              <table:table-cell office:value-type="float" office:value="2.2638660307791">
                <text:p>2.2638660307791</text:p>
              </table:table-cell>
            </table:table-row>
            <table:table-row>
              <table:table-cell office:value-type="float" office:value="0.499768518518519">
                <text:p>0.499768518518519</text:p>
              </table:table-cell>
              <table:table-cell office:value-type="float" office:value="2.22837042321257">
                <text:p>2.22837042321257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.25200299775569">
                <text:p>2.25200299775569</text:p>
              </table:table-cell>
            </table:table-row>
            <table:table-row>
              <table:table-cell office:value-type="float" office:value="0.500231481481481">
                <text:p>0.500231481481481</text:p>
              </table:table-cell>
              <table:table-cell office:value-type="float" office:value="2.19120711766592">
                <text:p>2.19120711766592</text:p>
              </table:table-cell>
            </table:table-row>
            <table:table-row>
              <table:table-cell office:value-type="float" office:value="0.500462962962963">
                <text:p>0.500462962962963</text:p>
              </table:table-cell>
              <table:table-cell office:value-type="float" office:value="2.16516629504144">
                <text:p>2.16516629504144</text:p>
              </table:table-cell>
            </table:table-row>
            <table:table-row>
              <table:table-cell office:value-type="float" office:value="0.500694444444444">
                <text:p>0.500694444444444</text:p>
              </table:table-cell>
              <table:table-cell office:value-type="float" office:value="2.21383113410558">
                <text:p>2.21383113410558</text:p>
              </table:table-cell>
            </table:table-row>
            <table:table-row>
              <table:table-cell office:value-type="float" office:value="0.500925925925926">
                <text:p>0.500925925925926</text:p>
              </table:table-cell>
              <table:table-cell office:value-type="float" office:value="2.25117812600156">
                <text:p>2.25117812600156</text:p>
              </table:table-cell>
            </table:table-row>
            <table:table-row>
              <table:table-cell office:value-type="float" office:value="0.501157407407407">
                <text:p>0.501157407407407</text:p>
              </table:table-cell>
              <table:table-cell office:value-type="float" office:value="2.20210224806557">
                <text:p>2.20210224806557</text:p>
              </table:table-cell>
            </table:table-row>
            <table:table-row>
              <table:table-cell office:value-type="float" office:value="0.501388888888889">
                <text:p>0.501388888888889</text:p>
              </table:table-cell>
              <table:table-cell office:value-type="float" office:value="2.16516629504144">
                <text:p>2.16516629504144</text:p>
              </table:table-cell>
            </table:table-row>
            <table:table-row>
              <table:table-cell office:value-type="float" office:value="0.50162037037037">
                <text:p>0.50162037037037</text:p>
              </table:table-cell>
              <table:table-cell office:value-type="float" office:value="2.16617683025431">
                <text:p>2.16617683025431</text:p>
              </table:table-cell>
            </table:table-row>
            <table:table-row>
              <table:table-cell office:value-type="float" office:value="0.501851851851852">
                <text:p>0.501851851851852</text:p>
              </table:table-cell>
              <table:table-cell office:value-type="float" office:value="2.15457751064057">
                <text:p>2.15457751064057</text:p>
              </table:table-cell>
            </table:table-row>
            <table:table-row>
              <table:table-cell office:value-type="float" office:value="0.502083333333333">
                <text:p>0.502083333333333</text:p>
              </table:table-cell>
              <table:table-cell office:value-type="float" office:value="2.15457751064057">
                <text:p>2.15457751064057</text:p>
              </table:table-cell>
            </table:table-row>
            <table:table-row>
              <table:table-cell office:value-type="float" office:value="0.502314814814815">
                <text:p>0.502314814814815</text:p>
              </table:table-cell>
              <table:table-cell office:value-type="float" office:value="2.10390332596264">
                <text:p>2.10390332596264</text:p>
              </table:table-cell>
            </table:table-row>
            <table:table-row>
              <table:table-cell office:value-type="float" office:value="0.502546296296296">
                <text:p>0.502546296296296</text:p>
              </table:table-cell>
              <table:table-cell office:value-type="float" office:value="2.1031335934999">
                <text:p>2.1031335934999</text:p>
              </table:table-cell>
            </table:table-row>
            <table:table-row>
              <table:table-cell office:value-type="float" office:value="0.502777777777778">
                <text:p>0.502777777777778</text:p>
              </table:table-cell>
              <table:table-cell office:value-type="float" office:value="2.23675618149667">
                <text:p>2.23675618149667</text:p>
              </table:table-cell>
            </table:table-row>
            <table:table-row>
              <table:table-cell office:value-type="float" office:value="0.503009259259259">
                <text:p>0.503009259259259</text:p>
              </table:table-cell>
              <table:table-cell office:value-type="float" office:value="2.26041496288053">
                <text:p>2.26041496288053</text:p>
              </table:table-cell>
            </table:table-row>
            <table:table-row>
              <table:table-cell office:value-type="float" office:value="0.503240740740741">
                <text:p>0.503240740740741</text:p>
              </table:table-cell>
              <table:table-cell office:value-type="float" office:value="2.26041496288053">
                <text:p>2.26041496288053</text:p>
              </table:table-cell>
            </table:table-row>
            <table:table-row>
              <table:table-cell office:value-type="float" office:value="0.503472222222222">
                <text:p>0.503472222222222</text:p>
              </table:table-cell>
              <table:table-cell office:value-type="float" office:value="2.34736989089191">
                <text:p>2.34736989089191</text:p>
              </table:table-cell>
            </table:table-row>
            <table:table-row>
              <table:table-cell office:value-type="float" office:value="0.503703703703704">
                <text:p>0.503703703703704</text:p>
              </table:table-cell>
              <table:table-cell office:value-type="float" office:value="2.31010384914404">
                <text:p>2.31010384914404</text:p>
              </table:table-cell>
            </table:table-row>
            <table:table-row>
              <table:table-cell office:value-type="float" office:value="0.503935185185185">
                <text:p>0.503935185185185</text:p>
              </table:table-cell>
              <table:table-cell office:value-type="float" office:value="2.27427339746033">
                <text:p>2.27427339746033</text:p>
              </table:table-cell>
            </table:table-row>
            <table:table-row>
              <table:table-cell office:value-type="float" office:value="0.504166666666667">
                <text:p>0.504166666666667</text:p>
              </table:table-cell>
              <table:table-cell office:value-type="float" office:value="2.24939297521922">
                <text:p>2.24939297521922</text:p>
              </table:table-cell>
            </table:table-row>
            <table:table-row>
              <table:table-cell office:value-type="float" office:value="0.504398148148148">
                <text:p>0.504398148148148</text:p>
              </table:table-cell>
              <table:table-cell office:value-type="float" office:value="2.24939297521922">
                <text:p>2.24939297521922</text:p>
              </table:table-cell>
            </table:table-row>
            <table:table-row>
              <table:table-cell office:value-type="float" office:value="0.50462962962963">
                <text:p>0.50462962962963</text:p>
              </table:table-cell>
              <table:table-cell office:value-type="float" office:value="2.16617683025431">
                <text:p>2.16617683025431</text:p>
              </table:table-cell>
            </table:table-row>
            <table:table-row>
              <table:table-cell office:value-type="float" office:value="0.504861111111111">
                <text:p>0.504861111111111</text:p>
              </table:table-cell>
              <table:table-cell office:value-type="float" office:value="2.15457751064057">
                <text:p>2.15457751064057</text:p>
              </table:table-cell>
            </table:table-row>
            <table:table-row>
              <table:table-cell office:value-type="float" office:value="0.505092592592593">
                <text:p>0.505092592592593</text:p>
              </table:table-cell>
              <table:table-cell office:value-type="float" office:value="2.11704229659814">
                <text:p>2.11704229659814</text:p>
              </table:table-cell>
            </table:table-row>
            <table:table-row>
              <table:table-cell office:value-type="float" office:value="0.505324074074074">
                <text:p>0.505324074074074</text:p>
              </table:table-cell>
              <table:table-cell office:value-type="float" office:value="2.0694591387757">
                <text:p>2.0694591387757</text:p>
              </table:table-cell>
            </table:table-row>
            <table:table-row>
              <table:table-cell office:value-type="float" office:value="0.505555555555556">
                <text:p>0.505555555555556</text:p>
              </table:table-cell>
              <table:table-cell office:value-type="float" office:value="2.0694591387757">
                <text:p>2.0694591387757</text:p>
              </table:table-cell>
            </table:table-row>
            <table:table-row>
              <table:table-cell office:value-type="float" office:value="0.505787037037037">
                <text:p>0.505787037037037</text:p>
              </table:table-cell>
              <table:table-cell office:value-type="float" office:value="2.07021742545688">
                <text:p>2.07021742545688</text:p>
              </table:table-cell>
            </table:table-row>
            <table:table-row>
              <table:table-cell office:value-type="float" office:value="0.506018518518519">
                <text:p>0.506018518518519</text:p>
              </table:table-cell>
              <table:table-cell office:value-type="float" office:value="2.08349105482526">
                <text:p>2.08349105482526</text:p>
              </table:table-cell>
            </table:table-row>
            <table:table-row>
              <table:table-cell office:value-type="float" office:value="0.50625">
                <text:p>0.50625</text:p>
              </table:table-cell>
              <table:table-cell office:value-type="float" office:value="2.07287059793814">
                <text:p>2.07287059793814</text:p>
              </table:table-cell>
            </table:table-row>
            <table:table-row>
              <table:table-cell office:value-type="float" office:value="0.506481481481482">
                <text:p>0.506481481481482</text:p>
              </table:table-cell>
              <table:table-cell office:value-type="float" office:value="2.07363069166246">
                <text:p>2.07363069166246</text:p>
              </table:table-cell>
            </table:table-row>
            <table:table-row>
              <table:table-cell office:value-type="float" office:value="0.506712962962963">
                <text:p>0.506712962962963</text:p>
              </table:table-cell>
              <table:table-cell office:value-type="float" office:value="2.10879141280589">
                <text:p>2.10879141280589</text:p>
              </table:table-cell>
            </table:table-row>
            <table:table-row>
              <table:table-cell office:value-type="float" office:value="0.506944444444444">
                <text:p>0.506944444444444</text:p>
              </table:table-cell>
              <table:table-cell office:value-type="float" office:value="2.12105632196211">
                <text:p>2.12105632196211</text:p>
              </table:table-cell>
            </table:table-row>
            <table:table-row>
              <table:table-cell office:value-type="float" office:value="0.507175925925926">
                <text:p>0.507175925925926</text:p>
              </table:table-cell>
              <table:table-cell office:value-type="float" office:value="2.08820952395526">
                <text:p>2.08820952395526</text:p>
              </table:table-cell>
            </table:table-row>
            <table:table-row>
              <table:table-cell office:value-type="float" office:value="0.507407407407407">
                <text:p>0.507407407407407</text:p>
              </table:table-cell>
              <table:table-cell office:value-type="float" office:value="2.03988412044762">
                <text:p>2.0398841204476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Georgia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0132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308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Georgia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0.986cm" svg:y="4.36cm" style:legend-expansion="high" chart:style-name="ch2"/>
        <chart:plot-area chart:style-name="ch3" table:cell-range-address="'Copy of prova2'.A2:'Copy of prova2'.B94 'Copy of prova2'.A1:'Copy of prova2'.B1 'Copy of prova2'.D1:'Copy of prova2'.D94" chart:data-source-has-labels="both" svg:x="0.317cm" svg:y="0.196cm" svg:width="10.352cm" svg:height="9.424cm">
          <chartooo:coordinate-region svg:x="1.244cm" svg:y="0.196cm" svg:width="9.425cm" svg:height="8.059cm"/>
          <chart:axis chart:dimension="x" chart:name="primary-x" chart:style-name="ch4" chartooo:axis-type="text">
            <chart:categories table:cell-range-address="'Copy of prova2'.A2:'Copy of prova2'.A9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py of prova2'.B2:'Copy of prova2'.B94" chart:label-cell-address="'Copy of prova2'.B1:'Copy of prova2'.B1" chart:class="chart:line">
            <chart:data-point chart:repeated="93"/>
          </chart:series>
          <chart:series chart:style-name="ch8" chart:values-cell-range-address="'Copy of prova2'.D2:'Copy of prova2'.D94" chart:label-cell-address="'Copy of prova2'.D1:'Copy of prova2'.D1" chart:class="chart:line">
            <chart:data-point chart:repeated="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exterior (K)</text:p>
                <draw:g>
                  <svg:desc>'Copy of prova2'.B1:'Copy of prova2'.B1</svg:desc>
                </draw:g>
              </table:table-cell>
              <table:table-cell office:value-type="string">
                <text:p>Temperatura interior (K)</text:p>
                <draw:g>
                  <svg:desc>'Copy of prova2'.D1:'Copy of prova2'.D1</svg:desc>
                </draw:g>
              </table:table-cell>
            </table:table-row>
          </table:table-header-rows>
          <table:table-rows>
            <table:table-row>
              <table:table-cell office:value-type="float" office:value="0.486111111111111">
                <text:p>0.486111111111111</text:p>
                <draw:g>
                  <svg:desc>'Copy of prova2'.A2:'Copy of prova2'.A94</svg:desc>
                </draw:g>
              </table:table-cell>
              <table:table-cell office:value-type="float" office:value="284.84">
                <text:p>284.84</text:p>
                <draw:g>
                  <svg:desc>'Copy of prova2'.B2:'Copy of prova2'.B94</svg:desc>
                </draw:g>
              </table:table-cell>
              <table:table-cell office:value-type="float" office:value="298.66">
                <text:p>298.66</text:p>
                <draw:g>
                  <svg:desc>'Copy of prova2'.D2:'Copy of prova2'.D94</svg:desc>
                </draw:g>
              </table:table-cell>
            </table:table-row>
            <table:table-row>
              <table:table-cell office:value-type="float" office:value="0.486342592592593">
                <text:p>0.486342592592593</text:p>
              </table:table-cell>
              <table:table-cell office:value-type="float" office:value="285.4">
                <text:p>285.4</text:p>
              </table:table-cell>
              <table:table-cell office:value-type="float" office:value="298.84">
                <text:p>298.84</text:p>
              </table:table-cell>
            </table:table-row>
            <table:table-row>
              <table:table-cell office:value-type="float" office:value="0.486574074074074">
                <text:p>0.486574074074074</text:p>
              </table:table-cell>
              <table:table-cell office:value-type="float" office:value="285.96">
                <text:p>285.96</text:p>
              </table:table-cell>
              <table:table-cell office:value-type="float" office:value="299.09">
                <text:p>299.09</text:p>
              </table:table-cell>
            </table:table-row>
            <table:table-row>
              <table:table-cell office:value-type="float" office:value="0.486805555555556">
                <text:p>0.486805555555556</text:p>
              </table:table-cell>
              <table:table-cell office:value-type="float" office:value="286.09">
                <text:p>286.09</text:p>
              </table:table-cell>
              <table:table-cell office:value-type="float" office:value="299.34">
                <text:p>299.34</text:p>
              </table:table-cell>
            </table:table-row>
            <table:table-row>
              <table:table-cell office:value-type="float" office:value="0.487037037037037">
                <text:p>0.487037037037037</text:p>
              </table:table-cell>
              <table:table-cell office:value-type="float" office:value="285.9">
                <text:p>285.9</text:p>
              </table:table-cell>
              <table:table-cell office:value-type="float" office:value="299.59">
                <text:p>299.59</text:p>
              </table:table-cell>
            </table:table-row>
            <table:table-row>
              <table:table-cell office:value-type="float" office:value="0.487268518518519">
                <text:p>0.487268518518519</text:p>
              </table:table-cell>
              <table:table-cell office:value-type="float" office:value="286.21">
                <text:p>286.21</text:p>
              </table:table-cell>
              <table:table-cell office:value-type="float" office:value="299.77">
                <text:p>299.77</text:p>
              </table:table-cell>
            </table:table-row>
            <table:table-row>
              <table:table-cell office:value-type="float" office:value="0.4875">
                <text:p>0.4875</text:p>
              </table:table-cell>
              <table:table-cell office:value-type="float" office:value="286.27">
                <text:p>286.27</text:p>
              </table:table-cell>
              <table:table-cell office:value-type="float" office:value="299.96">
                <text:p>299.96</text:p>
              </table:table-cell>
            </table:table-row>
            <table:table-row>
              <table:table-cell office:value-type="float" office:value="0.487731481481482">
                <text:p>0.487731481481482</text:p>
              </table:table-cell>
              <table:table-cell office:value-type="float" office:value="286.4">
                <text:p>286.4</text:p>
              </table:table-cell>
              <table:table-cell office:value-type="float" office:value="300.4">
                <text:p>300.4</text:p>
              </table:table-cell>
            </table:table-row>
            <table:table-row>
              <table:table-cell office:value-type="float" office:value="0.487962962962963">
                <text:p>0.487962962962963</text:p>
              </table:table-cell>
              <table:table-cell office:value-type="float" office:value="285.52">
                <text:p>285.52</text:p>
              </table:table-cell>
              <table:table-cell office:value-type="float" office:value="300.9">
                <text:p>300.9</text:p>
              </table:table-cell>
            </table:table-row>
            <table:table-row>
              <table:table-cell office:value-type="float" office:value="0.488194444444444">
                <text:p>0.488194444444444</text:p>
              </table:table-cell>
              <table:table-cell office:value-type="float" office:value="285.09">
                <text:p>285.09</text:p>
              </table:table-cell>
              <table:table-cell office:value-type="float" office:value="301.27">
                <text:p>301.27</text:p>
              </table:table-cell>
            </table:table-row>
            <table:table-row>
              <table:table-cell office:value-type="float" office:value="0.488425925925926">
                <text:p>0.488425925925926</text:p>
              </table:table-cell>
              <table:table-cell office:value-type="float" office:value="284.77">
                <text:p>284.77</text:p>
              </table:table-cell>
              <table:table-cell office:value-type="float" office:value="301.52">
                <text:p>301.52</text:p>
              </table:table-cell>
            </table:table-row>
            <table:table-row>
              <table:table-cell office:value-type="float" office:value="0.488657407407407">
                <text:p>0.488657407407407</text:p>
              </table:table-cell>
              <table:table-cell office:value-type="float" office:value="284.46">
                <text:p>284.46</text:p>
              </table:table-cell>
              <table:table-cell office:value-type="float" office:value="301.77">
                <text:p>301.77</text:p>
              </table:table-cell>
            </table:table-row>
            <table:table-row>
              <table:table-cell office:value-type="float" office:value="0.488888888888889">
                <text:p>0.488888888888889</text:p>
              </table:table-cell>
              <table:table-cell office:value-type="float" office:value="284.4">
                <text:p>284.4</text:p>
              </table:table-cell>
              <table:table-cell office:value-type="float" office:value="302.02">
                <text:p>302.02</text:p>
              </table:table-cell>
            </table:table-row>
            <table:table-row>
              <table:table-cell office:value-type="float" office:value="0.48912037037037">
                <text:p>0.48912037037037</text:p>
              </table:table-cell>
              <table:table-cell office:value-type="float" office:value="284.34">
                <text:p>284.34</text:p>
              </table:table-cell>
              <table:table-cell office:value-type="float" office:value="302.21">
                <text:p>302.21</text:p>
              </table:table-cell>
            </table:table-row>
            <table:table-row>
              <table:table-cell office:value-type="float" office:value="0.489351851851852">
                <text:p>0.489351851851852</text:p>
              </table:table-cell>
              <table:table-cell office:value-type="float" office:value="284.4">
                <text:p>284.4</text:p>
              </table:table-cell>
              <table:table-cell office:value-type="float" office:value="302.4">
                <text:p>302.4</text:p>
              </table:table-cell>
            </table:table-row>
            <table:table-row>
              <table:table-cell office:value-type="float" office:value="0.489583333333333">
                <text:p>0.489583333333333</text:p>
              </table:table-cell>
              <table:table-cell office:value-type="float" office:value="284.15">
                <text:p>284.15</text:p>
              </table:table-cell>
              <table:table-cell office:value-type="float" office:value="302.59">
                <text:p>302.59</text:p>
              </table:table-cell>
            </table:table-row>
            <table:table-row>
              <table:table-cell office:value-type="float" office:value="0.489814814814815">
                <text:p>0.489814814814815</text:p>
              </table:table-cell>
              <table:table-cell office:value-type="float" office:value="284.02">
                <text:p>284.02</text:p>
              </table:table-cell>
              <table:table-cell office:value-type="float" office:value="302.77">
                <text:p>302.77</text:p>
              </table:table-cell>
            </table:table-row>
            <table:table-row>
              <table:table-cell office:value-type="float" office:value="0.490046296296296">
                <text:p>0.490046296296296</text:p>
              </table:table-cell>
              <table:table-cell office:value-type="float" office:value="284.09">
                <text:p>284.09</text:p>
              </table:table-cell>
              <table:table-cell office:value-type="float" office:value="302.96">
                <text:p>302.96</text:p>
              </table:table-cell>
            </table:table-row>
            <table:table-row>
              <table:table-cell office:value-type="float" office:value="0.490277777777778">
                <text:p>0.490277777777778</text:p>
              </table:table-cell>
              <table:table-cell office:value-type="float" office:value="284.21">
                <text:p>284.21</text:p>
              </table:table-cell>
              <table:table-cell office:value-type="float" office:value="303.09">
                <text:p>303.09</text:p>
              </table:table-cell>
            </table:table-row>
            <table:table-row>
              <table:table-cell office:value-type="float" office:value="0.490509259259259">
                <text:p>0.490509259259259</text:p>
              </table:table-cell>
              <table:table-cell office:value-type="float" office:value="284.27">
                <text:p>284.27</text:p>
              </table:table-cell>
              <table:table-cell office:value-type="float" office:value="303.27">
                <text:p>303.27</text:p>
              </table:table-cell>
            </table:table-row>
            <table:table-row>
              <table:table-cell office:value-type="float" office:value="0.490740740740741">
                <text:p>0.490740740740741</text:p>
              </table:table-cell>
              <table:table-cell office:value-type="float" office:value="284.46">
                <text:p>284.46</text:p>
              </table:table-cell>
              <table:table-cell office:value-type="float" office:value="303.46">
                <text:p>303.46</text:p>
              </table:table-cell>
            </table:table-row>
            <table:table-row>
              <table:table-cell office:value-type="float" office:value="0.490972222222222">
                <text:p>0.490972222222222</text:p>
              </table:table-cell>
              <table:table-cell office:value-type="float" office:value="284.65">
                <text:p>284.65</text:p>
              </table:table-cell>
              <table:table-cell office:value-type="float" office:value="303.59">
                <text:p>303.59</text:p>
              </table:table-cell>
            </table:table-row>
            <table:table-row>
              <table:table-cell office:value-type="float" office:value="0.491203703703704">
                <text:p>0.491203703703704</text:p>
              </table:table-cell>
              <table:table-cell office:value-type="float" office:value="284.52">
                <text:p>284.52</text:p>
              </table:table-cell>
              <table:table-cell office:value-type="float" office:value="303.77">
                <text:p>303.77</text:p>
              </table:table-cell>
            </table:table-row>
            <table:table-row>
              <table:table-cell office:value-type="float" office:value="0.491435185185185">
                <text:p>0.491435185185185</text:p>
              </table:table-cell>
              <table:table-cell office:value-type="float" office:value="284.59">
                <text:p>284.59</text:p>
              </table:table-cell>
              <table:table-cell office:value-type="float" office:value="303.96">
                <text:p>303.96</text:p>
              </table:table-cell>
            </table:table-row>
            <table:table-row>
              <table:table-cell office:value-type="float" office:value="0.491666666666667">
                <text:p>0.491666666666667</text:p>
              </table:table-cell>
              <table:table-cell office:value-type="float" office:value="284.9">
                <text:p>284.9</text:p>
              </table:table-cell>
              <table:table-cell office:value-type="float" office:value="304.09">
                <text:p>304.09</text:p>
              </table:table-cell>
            </table:table-row>
            <table:table-row>
              <table:table-cell office:value-type="float" office:value="0.491898148148148">
                <text:p>0.491898148148148</text:p>
              </table:table-cell>
              <table:table-cell office:value-type="float" office:value="285.21">
                <text:p>285.21</text:p>
              </table:table-cell>
              <table:table-cell office:value-type="float" office:value="304.27">
                <text:p>304.27</text:p>
              </table:table-cell>
            </table:table-row>
            <table:table-row>
              <table:table-cell office:value-type="float" office:value="0.49212962962963">
                <text:p>0.49212962962963</text:p>
              </table:table-cell>
              <table:table-cell office:value-type="float" office:value="285.27">
                <text:p>285.27</text:p>
              </table:table-cell>
              <table:table-cell office:value-type="float" office:value="304.46">
                <text:p>304.46</text:p>
              </table:table-cell>
            </table:table-row>
            <table:table-row>
              <table:table-cell office:value-type="float" office:value="0.492361111111111">
                <text:p>0.492361111111111</text:p>
              </table:table-cell>
              <table:table-cell office:value-type="float" office:value="285.4">
                <text:p>285.4</text:p>
              </table:table-cell>
              <table:table-cell office:value-type="float" office:value="304.65">
                <text:p>304.65</text:p>
              </table:table-cell>
            </table:table-row>
            <table:table-row>
              <table:table-cell office:value-type="float" office:value="0.492592592592593">
                <text:p>0.492592592592593</text:p>
              </table:table-cell>
              <table:table-cell office:value-type="float" office:value="284.84">
                <text:p>284.84</text:p>
              </table:table-cell>
              <table:table-cell office:value-type="float" office:value="304.77">
                <text:p>304.77</text:p>
              </table:table-cell>
            </table:table-row>
            <table:table-row>
              <table:table-cell office:value-type="float" office:value="0.492824074074074">
                <text:p>0.492824074074074</text:p>
              </table:table-cell>
              <table:table-cell office:value-type="float" office:value="284.71">
                <text:p>284.71</text:p>
              </table:table-cell>
              <table:table-cell office:value-type="float" office:value="304.9">
                <text:p>304.9</text:p>
              </table:table-cell>
            </table:table-row>
            <table:table-row>
              <table:table-cell office:value-type="float" office:value="0.493055555555556">
                <text:p>0.493055555555556</text:p>
              </table:table-cell>
              <table:table-cell office:value-type="float" office:value="284.96">
                <text:p>284.96</text:p>
              </table:table-cell>
              <table:table-cell office:value-type="float" office:value="304.96">
                <text:p>304.96</text:p>
              </table:table-cell>
            </table:table-row>
            <table:table-row>
              <table:table-cell office:value-type="float" office:value="0.493287037037037">
                <text:p>0.493287037037037</text:p>
              </table:table-cell>
              <table:table-cell office:value-type="float" office:value="284.96">
                <text:p>284.96</text:p>
              </table:table-cell>
              <table:table-cell office:value-type="float" office:value="305.09">
                <text:p>305.09</text:p>
              </table:table-cell>
            </table:table-row>
            <table:table-row>
              <table:table-cell office:value-type="float" office:value="0.493518518518518">
                <text:p>0.493518518518518</text:p>
              </table:table-cell>
              <table:table-cell office:value-type="float" office:value="285.09">
                <text:p>285.09</text:p>
              </table:table-cell>
              <table:table-cell office:value-type="float" office:value="305.21">
                <text:p>305.21</text:p>
              </table:table-cell>
            </table:table-row>
            <table:table-row>
              <table:table-cell office:value-type="float" office:value="0.49375">
                <text:p>0.49375</text:p>
              </table:table-cell>
              <table:table-cell office:value-type="float" office:value="285.09">
                <text:p>285.09</text:p>
              </table:table-cell>
              <table:table-cell office:value-type="float" office:value="305.34">
                <text:p>305.34</text:p>
              </table:table-cell>
            </table:table-row>
            <table:table-row>
              <table:table-cell office:value-type="float" office:value="0.493981481481482">
                <text:p>0.493981481481482</text:p>
              </table:table-cell>
              <table:table-cell office:value-type="float" office:value="285.27">
                <text:p>285.27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0.494212962962963">
                <text:p>0.494212962962963</text:p>
              </table:table-cell>
              <table:table-cell office:value-type="float" office:value="285.34">
                <text:p>285.34</text:p>
              </table:table-cell>
              <table:table-cell office:value-type="float" office:value="305.59">
                <text:p>305.59</text:p>
              </table:table-cell>
            </table:table-row>
            <table:table-row>
              <table:table-cell office:value-type="float" office:value="0.494444444444444">
                <text:p>0.494444444444444</text:p>
              </table:table-cell>
              <table:table-cell office:value-type="float" office:value="285.65">
                <text:p>285.65</text:p>
              </table:table-cell>
              <table:table-cell office:value-type="float" office:value="305.71">
                <text:p>305.71</text:p>
              </table:table-cell>
            </table:table-row>
            <table:table-row>
              <table:table-cell office:value-type="float" office:value="0.494675925925926">
                <text:p>0.494675925925926</text:p>
              </table:table-cell>
              <table:table-cell office:value-type="float" office:value="285.96">
                <text:p>285.96</text:p>
              </table:table-cell>
              <table:table-cell office:value-type="float" office:value="305.84">
                <text:p>305.84</text:p>
              </table:table-cell>
            </table:table-row>
            <table:table-row>
              <table:table-cell office:value-type="float" office:value="0.494907407407407">
                <text:p>0.494907407407407</text:p>
              </table:table-cell>
              <table:table-cell office:value-type="float" office:value="286.21">
                <text:p>286.21</text:p>
              </table:table-cell>
              <table:table-cell office:value-type="float" office:value="305.96">
                <text:p>305.96</text:p>
              </table:table-cell>
            </table:table-row>
            <table:table-row>
              <table:table-cell office:value-type="float" office:value="0.495138888888889">
                <text:p>0.495138888888889</text:p>
              </table:table-cell>
              <table:table-cell office:value-type="float" office:value="286.15">
                <text:p>286.15</text:p>
              </table:table-cell>
              <table:table-cell office:value-type="float" office:value="306.09">
                <text:p>306.09</text:p>
              </table:table-cell>
            </table:table-row>
            <table:table-row>
              <table:table-cell office:value-type="float" office:value="0.49537037037037">
                <text:p>0.49537037037037</text:p>
              </table:table-cell>
              <table:table-cell office:value-type="float" office:value="286.21">
                <text:p>286.21</text:p>
              </table:table-cell>
              <table:table-cell office:value-type="float" office:value="306.15">
                <text:p>306.15</text:p>
              </table:table-cell>
            </table:table-row>
            <table:table-row>
              <table:table-cell office:value-type="float" office:value="0.495601851851852">
                <text:p>0.495601851851852</text:p>
              </table:table-cell>
              <table:table-cell office:value-type="float" office:value="286.27">
                <text:p>286.27</text:p>
              </table:table-cell>
              <table:table-cell office:value-type="float" office:value="306.27">
                <text:p>306.27</text:p>
              </table:table-cell>
            </table:table-row>
            <table:table-row>
              <table:table-cell office:value-type="float" office:value="0.495833333333333">
                <text:p>0.495833333333333</text:p>
              </table:table-cell>
              <table:table-cell office:value-type="float" office:value="286.4">
                <text:p>286.4</text:p>
              </table:table-cell>
              <table:table-cell office:value-type="float" office:value="306.4">
                <text:p>306.4</text:p>
              </table:table-cell>
            </table:table-row>
            <table:table-row>
              <table:table-cell office:value-type="float" office:value="0.496064814814815">
                <text:p>0.496064814814815</text:p>
              </table:table-cell>
              <table:table-cell office:value-type="float" office:value="286.09">
                <text:p>286.09</text:p>
              </table:table-cell>
              <table:table-cell office:value-type="float" office:value="306.46">
                <text:p>306.46</text:p>
              </table:table-cell>
            </table:table-row>
            <table:table-row>
              <table:table-cell office:value-type="float" office:value="0.496296296296296">
                <text:p>0.496296296296296</text:p>
              </table:table-cell>
              <table:table-cell office:value-type="float" office:value="286.27">
                <text:p>286.27</text:p>
              </table:table-cell>
              <table:table-cell office:value-type="float" office:value="306.59">
                <text:p>306.59</text:p>
              </table:table-cell>
            </table:table-row>
            <table:table-row>
              <table:table-cell office:value-type="float" office:value="0.496527777777778">
                <text:p>0.496527777777778</text:p>
              </table:table-cell>
              <table:table-cell office:value-type="float" office:value="286.4">
                <text:p>286.4</text:p>
              </table:table-cell>
              <table:table-cell office:value-type="float" office:value="306.71">
                <text:p>306.71</text:p>
              </table:table-cell>
            </table:table-row>
            <table:table-row>
              <table:table-cell office:value-type="float" office:value="0.496759259259259">
                <text:p>0.496759259259259</text:p>
              </table:table-cell>
              <table:table-cell office:value-type="float" office:value="286.4">
                <text:p>286.4</text:p>
              </table:table-cell>
              <table:table-cell office:value-type="float" office:value="306.77">
                <text:p>306.77</text:p>
              </table:table-cell>
            </table:table-row>
            <table:table-row>
              <table:table-cell office:value-type="float" office:value="0.496990740740741">
                <text:p>0.496990740740741</text:p>
              </table:table-cell>
              <table:table-cell office:value-type="float" office:value="286.34">
                <text:p>286.34</text:p>
              </table:table-cell>
              <table:table-cell office:value-type="float" office:value="306.84">
                <text:p>306.84</text:p>
              </table:table-cell>
            </table:table-row>
            <table:table-row>
              <table:table-cell office:value-type="float" office:value="0.497222222222222">
                <text:p>0.497222222222222</text:p>
              </table:table-cell>
              <table:table-cell office:value-type="float" office:value="286.15">
                <text:p>286.15</text:p>
              </table:table-cell>
              <table:table-cell office:value-type="float" office:value="306.9">
                <text:p>306.9</text:p>
              </table:table-cell>
            </table:table-row>
            <table:table-row>
              <table:table-cell office:value-type="float" office:value="0.497453703703704">
                <text:p>0.497453703703704</text:p>
              </table:table-cell>
              <table:table-cell office:value-type="float" office:value="285.46">
                <text:p>285.46</text:p>
              </table:table-cell>
              <table:table-cell office:value-type="float" office:value="306.96">
                <text:p>306.96</text:p>
              </table:table-cell>
            </table:table-row>
            <table:table-row>
              <table:table-cell office:value-type="float" office:value="0.497685185185185">
                <text:p>0.497685185185185</text:p>
              </table:table-cell>
              <table:table-cell office:value-type="float" office:value="285.15">
                <text:p>285.15</text:p>
              </table:table-cell>
              <table:table-cell office:value-type="float" office:value="307.02">
                <text:p>307.02</text:p>
              </table:table-cell>
            </table:table-row>
            <table:table-row>
              <table:table-cell office:value-type="float" office:value="0.497916666666667">
                <text:p>0.497916666666667</text:p>
              </table:table-cell>
              <table:table-cell office:value-type="float" office:value="285.52">
                <text:p>285.52</text:p>
              </table:table-cell>
              <table:table-cell office:value-type="float" office:value="307.02">
                <text:p>307.02</text:p>
              </table:table-cell>
            </table:table-row>
            <table:table-row>
              <table:table-cell office:value-type="float" office:value="0.498148148148148">
                <text:p>0.498148148148148</text:p>
              </table:table-cell>
              <table:table-cell office:value-type="float" office:value="285.59">
                <text:p>285.59</text:p>
              </table:table-cell>
              <table:table-cell office:value-type="float" office:value="307.09">
                <text:p>307.09</text:p>
              </table:table-cell>
            </table:table-row>
            <table:table-row>
              <table:table-cell office:value-type="float" office:value="0.49837962962963">
                <text:p>0.49837962962963</text:p>
              </table:table-cell>
              <table:table-cell office:value-type="float" office:value="285.52">
                <text:p>285.52</text:p>
              </table:table-cell>
              <table:table-cell office:value-type="float" office:value="307.09">
                <text:p>307.09</text:p>
              </table:table-cell>
            </table:table-row>
            <table:table-row>
              <table:table-cell office:value-type="float" office:value="0.498611111111111">
                <text:p>0.498611111111111</text:p>
              </table:table-cell>
              <table:table-cell office:value-type="float" office:value="285.34">
                <text:p>285.34</text:p>
              </table:table-cell>
              <table:table-cell office:value-type="float" office:value="307.15">
                <text:p>307.15</text:p>
              </table:table-cell>
            </table:table-row>
            <table:table-row>
              <table:table-cell office:value-type="float" office:value="0.498842592592593">
                <text:p>0.498842592592593</text:p>
              </table:table-cell>
              <table:table-cell office:value-type="float" office:value="285.15">
                <text:p>285.15</text:p>
              </table:table-cell>
              <table:table-cell office:value-type="float" office:value="307.15">
                <text:p>307.15</text:p>
              </table:table-cell>
            </table:table-row>
            <table:table-row>
              <table:table-cell office:value-type="float" office:value="0.499074074074074">
                <text:p>0.499074074074074</text:p>
              </table:table-cell>
              <table:table-cell office:value-type="float" office:value="285.02">
                <text:p>285.02</text:p>
              </table:table-cell>
              <table:table-cell office:value-type="float" office:value="307.21">
                <text:p>307.21</text:p>
              </table:table-cell>
            </table:table-row>
            <table:table-row>
              <table:table-cell office:value-type="float" office:value="0.499305555555556">
                <text:p>0.499305555555556</text:p>
              </table:table-cell>
              <table:table-cell office:value-type="float" office:value="284.52">
                <text:p>284.52</text:p>
              </table:table-cell>
              <table:table-cell office:value-type="float" office:value="307.21">
                <text:p>307.21</text:p>
              </table:table-cell>
            </table:table-row>
            <table:table-row>
              <table:table-cell office:value-type="float" office:value="0.499537037037037">
                <text:p>0.499537037037037</text:p>
              </table:table-cell>
              <table:table-cell office:value-type="float" office:value="284.34">
                <text:p>284.34</text:p>
              </table:table-cell>
              <table:table-cell office:value-type="float" office:value="307.21">
                <text:p>307.21</text:p>
              </table:table-cell>
            </table:table-row>
            <table:table-row>
              <table:table-cell office:value-type="float" office:value="0.499768518518519">
                <text:p>0.499768518518519</text:p>
              </table:table-cell>
              <table:table-cell office:value-type="float" office:value="284.52">
                <text:p>284.52</text:p>
              </table:table-cell>
              <table:table-cell office:value-type="float" office:value="307.21">
                <text:p>307.2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84.4">
                <text:p>284.4</text:p>
              </table:table-cell>
              <table:table-cell office:value-type="float" office:value="307.21">
                <text:p>307.21</text:p>
              </table:table-cell>
            </table:table-row>
            <table:table-row>
              <table:table-cell office:value-type="float" office:value="0.500231481481481">
                <text:p>0.500231481481481</text:p>
              </table:table-cell>
              <table:table-cell office:value-type="float" office:value="284.71">
                <text:p>284.71</text:p>
              </table:table-cell>
              <table:table-cell office:value-type="float" office:value="307.21">
                <text:p>307.21</text:p>
              </table:table-cell>
            </table:table-row>
            <table:table-row>
              <table:table-cell office:value-type="float" office:value="0.500462962962963">
                <text:p>0.500462962962963</text:p>
              </table:table-cell>
              <table:table-cell office:value-type="float" office:value="284.9">
                <text:p>284.9</text:p>
              </table:table-cell>
              <table:table-cell office:value-type="float" office:value="307.27">
                <text:p>307.27</text:p>
              </table:table-cell>
            </table:table-row>
            <table:table-row>
              <table:table-cell office:value-type="float" office:value="0.500694444444444">
                <text:p>0.500694444444444</text:p>
              </table:table-cell>
              <table:table-cell office:value-type="float" office:value="284.65">
                <text:p>284.65</text:p>
              </table:table-cell>
              <table:table-cell office:value-type="float" office:value="307.27">
                <text:p>307.27</text:p>
              </table:table-cell>
            </table:table-row>
            <table:table-row>
              <table:table-cell office:value-type="float" office:value="0.500925925925926">
                <text:p>0.500925925925926</text:p>
              </table:table-cell>
              <table:table-cell office:value-type="float" office:value="284.46">
                <text:p>284.46</text:p>
              </table:table-cell>
              <table:table-cell office:value-type="float" office:value="307.27">
                <text:p>307.27</text:p>
              </table:table-cell>
            </table:table-row>
            <table:table-row>
              <table:table-cell office:value-type="float" office:value="0.501157407407407">
                <text:p>0.501157407407407</text:p>
              </table:table-cell>
              <table:table-cell office:value-type="float" office:value="284.71">
                <text:p>284.71</text:p>
              </table:table-cell>
              <table:table-cell office:value-type="float" office:value="307.27">
                <text:p>307.27</text:p>
              </table:table-cell>
            </table:table-row>
            <table:table-row>
              <table:table-cell office:value-type="float" office:value="0.501388888888889">
                <text:p>0.501388888888889</text:p>
              </table:table-cell>
              <table:table-cell office:value-type="float" office:value="284.9">
                <text:p>284.9</text:p>
              </table:table-cell>
              <table:table-cell office:value-type="float" office:value="307.27">
                <text:p>307.27</text:p>
              </table:table-cell>
            </table:table-row>
            <table:table-row>
              <table:table-cell office:value-type="float" office:value="0.50162037037037">
                <text:p>0.50162037037037</text:p>
              </table:table-cell>
              <table:table-cell office:value-type="float" office:value="284.96">
                <text:p>284.96</text:p>
              </table:table-cell>
              <table:table-cell office:value-type="float" office:value="307.34">
                <text:p>307.34</text:p>
              </table:table-cell>
            </table:table-row>
            <table:table-row>
              <table:table-cell office:value-type="float" office:value="0.501851851851852">
                <text:p>0.501851851851852</text:p>
              </table:table-cell>
              <table:table-cell office:value-type="float" office:value="285.02">
                <text:p>285.02</text:p>
              </table:table-cell>
              <table:table-cell office:value-type="float" office:value="307.34">
                <text:p>307.34</text:p>
              </table:table-cell>
            </table:table-row>
            <table:table-row>
              <table:table-cell office:value-type="float" office:value="0.502083333333333">
                <text:p>0.502083333333333</text:p>
              </table:table-cell>
              <table:table-cell office:value-type="float" office:value="285.02">
                <text:p>285.02</text:p>
              </table:table-cell>
              <table:table-cell office:value-type="float" office:value="307.34">
                <text:p>307.34</text:p>
              </table:table-cell>
            </table:table-row>
            <table:table-row>
              <table:table-cell office:value-type="float" office:value="0.502314814814815">
                <text:p>0.502314814814815</text:p>
              </table:table-cell>
              <table:table-cell office:value-type="float" office:value="285.34">
                <text:p>285.34</text:p>
              </table:table-cell>
              <table:table-cell office:value-type="float" office:value="307.4">
                <text:p>307.4</text:p>
              </table:table-cell>
            </table:table-row>
            <table:table-row>
              <table:table-cell office:value-type="float" office:value="0.502546296296296">
                <text:p>0.502546296296296</text:p>
              </table:table-cell>
              <table:table-cell office:value-type="float" office:value="285.4">
                <text:p>285.4</text:p>
              </table:table-cell>
              <table:table-cell office:value-type="float" office:value="307.46">
                <text:p>307.46</text:p>
              </table:table-cell>
            </table:table-row>
            <table:table-row>
              <table:table-cell office:value-type="float" office:value="0.502777777777778">
                <text:p>0.502777777777778</text:p>
              </table:table-cell>
              <table:table-cell office:value-type="float" office:value="284.71">
                <text:p>284.71</text:p>
              </table:table-cell>
              <table:table-cell office:value-type="float" office:value="307.46">
                <text:p>307.46</text:p>
              </table:table-cell>
            </table:table-row>
            <table:table-row>
              <table:table-cell office:value-type="float" office:value="0.503009259259259">
                <text:p>0.503009259259259</text:p>
              </table:table-cell>
              <table:table-cell office:value-type="float" office:value="284.59">
                <text:p>284.59</text:p>
              </table:table-cell>
              <table:table-cell office:value-type="float" office:value="307.46">
                <text:p>307.46</text:p>
              </table:table-cell>
            </table:table-row>
            <table:table-row>
              <table:table-cell office:value-type="float" office:value="0.503240740740741">
                <text:p>0.503240740740741</text:p>
              </table:table-cell>
              <table:table-cell office:value-type="float" office:value="284.59">
                <text:p>284.59</text:p>
              </table:table-cell>
              <table:table-cell office:value-type="float" office:value="307.46">
                <text:p>307.46</text:p>
              </table:table-cell>
            </table:table-row>
            <table:table-row>
              <table:table-cell office:value-type="float" office:value="0.503472222222222">
                <text:p>0.503472222222222</text:p>
              </table:table-cell>
              <table:table-cell office:value-type="float" office:value="284.21">
                <text:p>284.21</text:p>
              </table:table-cell>
              <table:table-cell office:value-type="float" office:value="307.52">
                <text:p>307.52</text:p>
              </table:table-cell>
            </table:table-row>
            <table:table-row>
              <table:table-cell office:value-type="float" office:value="0.503703703703704">
                <text:p>0.503703703703704</text:p>
              </table:table-cell>
              <table:table-cell office:value-type="float" office:value="284.34">
                <text:p>284.34</text:p>
              </table:table-cell>
              <table:table-cell office:value-type="float" office:value="307.46">
                <text:p>307.46</text:p>
              </table:table-cell>
            </table:table-row>
            <table:table-row>
              <table:table-cell office:value-type="float" office:value="0.503935185185185">
                <text:p>0.503935185185185</text:p>
              </table:table-cell>
              <table:table-cell office:value-type="float" office:value="284.52">
                <text:p>284.52</text:p>
              </table:table-cell>
              <table:table-cell office:value-type="float" office:value="307.46">
                <text:p>307.46</text:p>
              </table:table-cell>
            </table:table-row>
            <table:table-row>
              <table:table-cell office:value-type="float" office:value="0.504166666666667">
                <text:p>0.504166666666667</text:p>
              </table:table-cell>
              <table:table-cell office:value-type="float" office:value="284.59">
                <text:p>284.59</text:p>
              </table:table-cell>
              <table:table-cell office:value-type="float" office:value="307.4">
                <text:p>307.4</text:p>
              </table:table-cell>
            </table:table-row>
            <table:table-row>
              <table:table-cell office:value-type="float" office:value="0.504398148148148">
                <text:p>0.504398148148148</text:p>
              </table:table-cell>
              <table:table-cell office:value-type="float" office:value="284.59">
                <text:p>284.59</text:p>
              </table:table-cell>
              <table:table-cell office:value-type="float" office:value="307.4">
                <text:p>307.4</text:p>
              </table:table-cell>
            </table:table-row>
            <table:table-row>
              <table:table-cell office:value-type="float" office:value="0.50462962962963">
                <text:p>0.50462962962963</text:p>
              </table:table-cell>
              <table:table-cell office:value-type="float" office:value="284.96">
                <text:p>284.96</text:p>
              </table:table-cell>
              <table:table-cell office:value-type="float" office:value="307.34">
                <text:p>307.34</text:p>
              </table:table-cell>
            </table:table-row>
            <table:table-row>
              <table:table-cell office:value-type="float" office:value="0.504861111111111">
                <text:p>0.504861111111111</text:p>
              </table:table-cell>
              <table:table-cell office:value-type="float" office:value="285.02">
                <text:p>285.02</text:p>
              </table:table-cell>
              <table:table-cell office:value-type="float" office:value="307.34">
                <text:p>307.34</text:p>
              </table:table-cell>
            </table:table-row>
            <table:table-row>
              <table:table-cell office:value-type="float" office:value="0.505092592592593">
                <text:p>0.505092592592593</text:p>
              </table:table-cell>
              <table:table-cell office:value-type="float" office:value="285.15">
                <text:p>285.15</text:p>
              </table:table-cell>
              <table:table-cell office:value-type="float" office:value="307.27">
                <text:p>307.27</text:p>
              </table:table-cell>
            </table:table-row>
            <table:table-row>
              <table:table-cell office:value-type="float" office:value="0.505324074074074">
                <text:p>0.505324074074074</text:p>
              </table:table-cell>
              <table:table-cell office:value-type="float" office:value="285.4">
                <text:p>285.4</text:p>
              </table:table-cell>
              <table:table-cell office:value-type="float" office:value="307.27">
                <text:p>307.27</text:p>
              </table:table-cell>
            </table:table-row>
            <table:table-row>
              <table:table-cell office:value-type="float" office:value="0.505555555555556">
                <text:p>0.505555555555556</text:p>
              </table:table-cell>
              <table:table-cell office:value-type="float" office:value="285.4">
                <text:p>285.4</text:p>
              </table:table-cell>
              <table:table-cell office:value-type="float" office:value="307.27">
                <text:p>307.27</text:p>
              </table:table-cell>
            </table:table-row>
            <table:table-row>
              <table:table-cell office:value-type="float" office:value="0.505787037037037">
                <text:p>0.505787037037037</text:p>
              </table:table-cell>
              <table:table-cell office:value-type="float" office:value="285.34">
                <text:p>285.34</text:p>
              </table:table-cell>
              <table:table-cell office:value-type="float" office:value="307.21">
                <text:p>307.21</text:p>
              </table:table-cell>
            </table:table-row>
            <table:table-row>
              <table:table-cell office:value-type="float" office:value="0.506018518518519">
                <text:p>0.506018518518519</text:p>
              </table:table-cell>
              <table:table-cell office:value-type="float" office:value="285.27">
                <text:p>285.27</text:p>
              </table:table-cell>
              <table:table-cell office:value-type="float" office:value="307.21">
                <text:p>307.21</text:p>
              </table:table-cell>
            </table:table-row>
            <table:table-row>
              <table:table-cell office:value-type="float" office:value="0.50625">
                <text:p>0.50625</text:p>
              </table:table-cell>
              <table:table-cell office:value-type="float" office:value="285.27">
                <text:p>285.27</text:p>
              </table:table-cell>
              <table:table-cell office:value-type="float" office:value="307.15">
                <text:p>307.15</text:p>
              </table:table-cell>
            </table:table-row>
            <table:table-row>
              <table:table-cell office:value-type="float" office:value="0.506481481481482">
                <text:p>0.506481481481482</text:p>
              </table:table-cell>
              <table:table-cell office:value-type="float" office:value="285.21">
                <text:p>285.21</text:p>
              </table:table-cell>
              <table:table-cell office:value-type="float" office:value="307.09">
                <text:p>307.09</text:p>
              </table:table-cell>
            </table:table-row>
            <table:table-row>
              <table:table-cell office:value-type="float" office:value="0.506712962962963">
                <text:p>0.506712962962963</text:p>
              </table:table-cell>
              <table:table-cell office:value-type="float" office:value="284.96">
                <text:p>284.96</text:p>
              </table:table-cell>
              <table:table-cell office:value-type="float" office:value="307.02">
                <text:p>307.02</text:p>
              </table:table-cell>
            </table:table-row>
            <table:table-row>
              <table:table-cell office:value-type="float" office:value="0.506944444444444">
                <text:p>0.506944444444444</text:p>
              </table:table-cell>
              <table:table-cell office:value-type="float" office:value="284.84">
                <text:p>284.84</text:p>
              </table:table-cell>
              <table:table-cell office:value-type="float" office:value="306.96">
                <text:p>306.96</text:p>
              </table:table-cell>
            </table:table-row>
            <table:table-row>
              <table:table-cell office:value-type="float" office:value="0.507175925925926">
                <text:p>0.507175925925926</text:p>
              </table:table-cell>
              <table:table-cell office:value-type="float" office:value="284.9">
                <text:p>284.9</text:p>
              </table:table-cell>
              <table:table-cell office:value-type="float" office:value="306.84">
                <text:p>306.84</text:p>
              </table:table-cell>
            </table:table-row>
            <table:table-row>
              <table:table-cell office:value-type="float" office:value="0.507407407407407">
                <text:p>0.507407407407407</text:p>
              </table:table-cell>
              <table:table-cell office:value-type="float" office:value="285.09">
                <text:p>285.09</text:p>
              </table:table-cell>
              <table:table-cell office:value-type="float" office:value="306.77">
                <text:p>306.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53cm" svg:stroke-color="#ea4335" draw:fill-color="#ea4335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3cm" svg:stroke-color="#fbbc04"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102cm" svg:y="4.111cm" style:legend-expansion="high" chart:style-name="ch2"/>
        <chart:plot-area chart:style-name="ch3" table:cell-range-address="'Copy of prova2'.A97:'Copy of prova2'.D126" chart:data-source-has-labels="both" svg:x="0.317cm" svg:y="0.196cm" svg:width="12.468cm" svg:height="8.394cm">
          <chartooo:coordinate-region svg:x="0.603cm" svg:y="0.395cm" svg:width="11.811cm" svg:height="7.698cm"/>
          <chart:axis chart:dimension="x" chart:name="primary-x" chart:style-name="ch4" chartooo:axis-type="text">
            <chart:title svg:x="4.846cm" svg:y="8.787cm" chart:style-name="ch5">
              <text:p>Nº de placas en serie</text:p>
            </chart:title>
            <chart:categories table:cell-range-address="'Copy of prova2'.A98:'Copy of prova2'.A1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py of prova2'.B98:'Copy of prova2'.B126" chart:label-cell-address="'Copy of prova2'.B97:'Copy of prova2'.B97" chart:class="chart:line">
            <chart:data-point chart:repeated="29"/>
          </chart:series>
          <chart:series chart:style-name="ch9" chart:values-cell-range-address="'Copy of prova2'.C98:'Copy of prova2'.C126" chart:label-cell-address="'Copy of prova2'.C97:'Copy of prova2'.C97" chart:class="chart:line">
            <chart:data-point chart:repeated="29"/>
          </chart:series>
          <chart:series chart:style-name="ch10" chart:values-cell-range-address="'Copy of prova2'.D98:'Copy of prova2'.D126" chart:label-cell-address="'Copy of prova2'.D97:'Copy of prova2'.D97" chart:class="chart:line">
            <chart:data-point chart:repeated="2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tge</text:p>
                <draw:g>
                  <svg:desc>'Copy of prova2'.B97:'Copy of prova2'.B97</svg:desc>
                </draw:g>
              </table:table-cell>
              <table:table-cell office:value-type="string">
                <text:p>Intensitat</text:p>
                <draw:g>
                  <svg:desc>'Copy of prova2'.C97:'Copy of prova2'.C97</svg:desc>
                </draw:g>
              </table:table-cell>
              <table:table-cell office:value-type="string">
                <text:p>Potència</text:p>
                <draw:g>
                  <svg:desc>'Copy of prova2'.D97:'Copy of prova2'.D9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py of prova2'.A98:'Copy of prova2'.A126</svg:desc>
                </draw:g>
              </table:table-cell>
              <table:table-cell office:value-type="float" office:value="0.41958">
                <text:p>0.41958</text:p>
                <draw:g>
                  <svg:desc>'Copy of prova2'.B98:'Copy of prova2'.B126</svg:desc>
                </draw:g>
              </table:table-cell>
              <table:table-cell office:value-type="float" office:value="5.5970652691758">
                <text:p>5.5970652691758</text:p>
                <draw:g>
                  <svg:desc>'Copy of prova2'.C98:'Copy of prova2'.C126</svg:desc>
                </draw:g>
              </table:table-cell>
              <table:table-cell office:value-type="float" office:value="2.34841664564078">
                <text:p>2.34841664564078</text:p>
                <draw:g>
                  <svg:desc>'Copy of prova2'.D98:'Copy of prova2'.D12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3916">
                <text:p>0.83916</text:p>
              </table:table-cell>
              <table:table-cell office:value-type="float" office:value="0.385512148642211">
                <text:p>0.385512148642211</text:p>
              </table:table-cell>
              <table:table-cell office:value-type="float" office:value="0.323506374654597">
                <text:p>0.32350637465459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25874">
                <text:p>1.25874</text:p>
              </table:table-cell>
              <table:table-cell office:value-type="float" office:value="0.294185371290911">
                <text:p>0.294185371290911</text:p>
              </table:table-cell>
              <table:table-cell office:value-type="float" office:value="0.370302894258722">
                <text:p>0.37030289425872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67832">
                <text:p>1.67832</text:p>
              </table:table-cell>
              <table:table-cell office:value-type="float" office:value="0.26301998445375">
                <text:p>0.26301998445375</text:p>
              </table:table-cell>
              <table:table-cell office:value-type="float" office:value="0.441431700308417">
                <text:p>0.4414317003084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0979">
                <text:p>2.0979</text:p>
              </table:table-cell>
              <table:table-cell office:value-type="float" office:value="0.247293016311154">
                <text:p>0.247293016311154</text:p>
              </table:table-cell>
              <table:table-cell office:value-type="float" office:value="0.518796018919171">
                <text:p>0.5187960189191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51748">
                <text:p>2.51748</text:p>
              </table:table-cell>
              <table:table-cell office:value-type="float" office:value="0.237806344564735">
                <text:p>0.237806344564735</text:p>
              </table:table-cell>
              <table:table-cell office:value-type="float" office:value="0.59867271631483">
                <text:p>0.5986727163148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93706">
                <text:p>2.93706</text:p>
              </table:table-cell>
              <table:table-cell office:value-type="float" office:value="0.2314575863193">
                <text:p>0.2314575863193</text:p>
              </table:table-cell>
              <table:table-cell office:value-type="float" office:value="0.679804818474963">
                <text:p>0.67980481847496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.35664">
                <text:p>3.35664</text:p>
              </table:table-cell>
              <table:table-cell office:value-type="float" office:value="0.226908051453073">
                <text:p>0.226908051453073</text:p>
              </table:table-cell>
              <table:table-cell office:value-type="float" office:value="0.761648641829443">
                <text:p>0.7616486418294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77622">
                <text:p>3.77622</text:p>
              </table:table-cell>
              <table:table-cell office:value-type="float" office:value="0.223485303560702">
                <text:p>0.223485303560702</text:p>
              </table:table-cell>
              <table:table-cell office:value-type="float" office:value="0.843929673011993">
                <text:p>0.84392967301199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1958">
                <text:p>4.1958</text:p>
              </table:table-cell>
              <table:table-cell office:value-type="float" office:value="0.22081445206466">
                <text:p>0.22081445206466</text:p>
              </table:table-cell>
              <table:table-cell office:value-type="float" office:value="0.9264932779729">
                <text:p>0.92649327797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61538">
                <text:p>4.61538</text:p>
              </table:table-cell>
              <table:table-cell office:value-type="float" office:value="0.218669874367957">
                <text:p>0.218669874367957</text:p>
              </table:table-cell>
              <table:table-cell office:value-type="float" office:value="1.00924456476038">
                <text:p>1.009244564760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.03496">
                <text:p>5.03496</text:p>
              </table:table-cell>
              <table:table-cell office:value-type="float" office:value="0.216907544626114">
                <text:p>0.216907544626114</text:p>
              </table:table-cell>
              <table:table-cell office:value-type="float" office:value="1.0921208108907">
                <text:p>1.092120810890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.45454">
                <text:p>5.45454</text:p>
              </table:table-cell>
              <table:table-cell office:value-type="float" office:value="0.215431083639631">
                <text:p>0.215431083639631</text:p>
              </table:table-cell>
              <table:table-cell office:value-type="float" office:value="1.17507746295571">
                <text:p>1.1750774629557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87412">
                <text:p>5.87412</text:p>
              </table:table-cell>
              <table:table-cell office:value-type="float" office:value="0.214173415912339">
                <text:p>0.214173415912339</text:p>
              </table:table-cell>
              <table:table-cell office:value-type="float" office:value="1.25808034587899">
                <text:p>1.2580803458789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6.2937">
                <text:p>6.2937</text:p>
              </table:table-cell>
              <table:table-cell office:value-type="float" office:value="0.213086241212277">
                <text:p>0.213086241212277</text:p>
              </table:table-cell>
              <table:table-cell office:value-type="float" office:value="1.34110087631771">
                <text:p>1.3411008763177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.71328">
                <text:p>6.71328</text:p>
              </table:table-cell>
              <table:table-cell office:value-type="float" office:value="0.212133669094126">
                <text:p>0.212133669094126</text:p>
              </table:table-cell>
              <table:table-cell office:value-type="float" office:value="1.42411271805622">
                <text:p>1.4241127180562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7.13286">
                <text:p>7.13286</text:p>
              </table:table-cell>
              <table:table-cell office:value-type="float" office:value="0.211288178185023">
                <text:p>0.211288178185023</text:p>
              </table:table-cell>
              <table:table-cell office:value-type="float" office:value="1.50708899464882">
                <text:p>1.5070889946488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7.55244">
                <text:p>7.55244</text:p>
              </table:table-cell>
              <table:table-cell office:value-type="float" office:value="0.21052791096064">
                <text:p>0.21052791096064</text:p>
              </table:table-cell>
              <table:table-cell office:value-type="float" office:value="1.58999941585557">
                <text:p>1.589999415855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.97202">
                <text:p>7.97202</text:p>
              </table:table-cell>
              <table:table-cell office:value-type="float" office:value="0.209834727928848">
                <text:p>0.209834727928848</text:p>
              </table:table-cell>
              <table:table-cell office:value-type="float" office:value="1.67280664774334">
                <text:p>1.672806647743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3916">
                <text:p>8.3916</text:p>
              </table:table-cell>
              <table:table-cell office:value-type="float" office:value="0.209192638798099">
                <text:p>0.209192638798099</text:p>
              </table:table-cell>
              <table:table-cell office:value-type="float" office:value="1.75546094773813">
                <text:p>1.755460947738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81118">
                <text:p>8.81118</text:p>
              </table:table-cell>
              <table:table-cell office:value-type="float" office:value="0.208586283323322">
                <text:p>0.208586283323322</text:p>
              </table:table-cell>
              <table:table-cell office:value-type="float" office:value="1.83789128789279">
                <text:p>1.8378912878927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9.23076">
                <text:p>9.23076</text:p>
              </table:table-cell>
              <table:table-cell office:value-type="float" office:value="0.207999047165317">
                <text:p>0.207999047165317</text:p>
              </table:table-cell>
              <table:table-cell office:value-type="float" office:value="1.91998928461172">
                <text:p>1.9199892846117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9.65034">
                <text:p>9.65034</text:p>
              </table:table-cell>
              <table:table-cell office:value-type="float" office:value="0.207410044883528">
                <text:p>0.207410044883528</text:p>
              </table:table-cell>
              <table:table-cell office:value-type="float" office:value="2.00157745254131">
                <text:p>2.0015774525413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0.06992">
                <text:p>10.06992</text:p>
              </table:table-cell>
              <table:table-cell office:value-type="float" office:value="0.206788125708465">
                <text:p>0.206788125708465</text:p>
              </table:table-cell>
              <table:table-cell office:value-type="float" office:value="2.08233988283419">
                <text:p>2.082339882834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0.4895">
                <text:p>10.4895</text:p>
              </table:table-cell>
              <table:table-cell office:value-type="float" office:value="0.206077513592629">
                <text:p>0.206077513592629</text:p>
              </table:table-cell>
              <table:table-cell office:value-type="float" office:value="2.16165007882988">
                <text:p>2.1616500788298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0.90908">
                <text:p>10.90908</text:p>
              </table:table-cell>
              <table:table-cell office:value-type="float" office:value="0.205155587873925">
                <text:p>0.205155587873925</text:p>
              </table:table-cell>
              <table:table-cell office:value-type="float" office:value="2.23805872056368">
                <text:p>2.238058720563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1.32866">
                <text:p>11.32866</text:p>
              </table:table-cell>
              <table:table-cell office:value-type="float" office:value="0.203666795509092">
                <text:p>0.203666795509092</text:p>
              </table:table-cell>
              <table:table-cell office:value-type="float" office:value="2.30727187961203">
                <text:p>2.3072718796120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1.74824">
                <text:p>11.74824</text:p>
              </table:table-cell>
              <table:table-cell office:value-type="float" office:value="0.19989518818485">
                <text:p>0.19989518818485</text:p>
              </table:table-cell>
              <table:table-cell office:value-type="float" office:value="2.34841664564078">
                <text:p>2.3484166456407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1.74824">
                <text:p>11.74824</text:p>
              </table:table-cell>
              <table:table-cell office:value-type="float" office:value="0.1998951882">
                <text:p>0.1998951882</text:p>
              </table:table-cell>
              <table:table-cell office:value-type="float" office:value="2.34841664581877">
                <text:p>2.3484166458187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